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39" style:family="table-cell" style:parent-style-name="Default" style:data-style-name="N10121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1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1">
      <style:table-cell-properties style:rotation-align="none"/>
    </style:style>
    <style:style style:name="ce28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b2b2"/>
    </style:style>
    <style:style style:name="ce65" style:family="table-cell" style:parent-style-name="Default" style:data-style-name="N11"/>
    <style:style style:name="ce58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78" style:family="table-cell" style:parent-style-name="Default" style:data-style-name="N111">
      <style:text-properties fo:font-size="8pt" style:font-size-asian="8pt" style:font-size-complex="8pt"/>
      <style:map style:condition="cell-content()&lt;=5%" style:apply-style-name="Untitled1" style:base-cell-address="Estatisticas.C2"/>
      <style:map style:condition="cell-content()&lt;=10%" style:apply-style-name="AlmostThere" style:base-cell-address="Estatisticas.C2"/>
      <style:map style:condition="cell-content()&lt;=&lt;15%" style:apply-style-name="Untitled2" style:base-cell-address="Estatisticas.C2"/>
      <style:map style:condition="cell-content()&gt;15%" style:apply-style-name="Cold" style:base-cell-address="Estatisticas.C2"/>
    </style:style>
    <style:style style:name="ce6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 style:data-style-name="N11">
      <style:text-properties fo:font-size="11pt" style:font-size-asian="11pt" style:font-size-complex="11pt"/>
    </style:style>
    <style:style style:name="ce82" style:family="table-cell" style:parent-style-name="Default" style:data-style-name="N11">
      <style:table-cell-properties fo:background-color="#666666" style:text-align-source="fix" style:repeat-content="false"/>
      <style:paragraph-properties fo:text-align="end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86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fo:font-size="10pt" style:font-size-asian="10pt" style:font-size-complex="10p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36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30" table:default-cell-style-name="ce11"/>
        <table:table-column table:style-name="co2" table:number-columns-repeated="9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2.136589" calcext:value-type="float">
            <text:p>12,136589</text:p>
          </table:table-cell>
          <table:table-cell office:value-type="float" office:value="12.133156" calcext:value-type="float">
            <text:p>12,133156</text:p>
          </table:table-cell>
          <table:table-cell office:value-type="float" office:value="12.12994" calcext:value-type="float">
            <text:p>12,12994</text:p>
          </table:table-cell>
          <table:table-cell office:value-type="float" office:value="12.125576" calcext:value-type="float">
            <text:p>12,125576</text:p>
          </table:table-cell>
          <table:table-cell office:value-type="float" office:value="12.121902" calcext:value-type="float">
            <text:p>12,121902</text:p>
          </table:table-cell>
          <table:table-cell office:value-type="float" office:value="12.117725" calcext:value-type="float">
            <text:p>12,117725</text:p>
          </table:table-cell>
          <table:table-cell office:value-type="float" office:value="12.115011" calcext:value-type="float">
            <text:p>12,115011</text:p>
          </table:table-cell>
          <table:table-cell office:value-type="float" office:value="12.112654" calcext:value-type="float">
            <text:p>12,112654</text:p>
          </table:table-cell>
          <table:table-cell office:value-type="float" office:value="12.112032" calcext:value-type="float">
            <text:p>12,112032</text:p>
          </table:table-cell>
          <table:table-cell office:value-type="float" office:value="12.112887" calcext:value-type="float">
            <text:p>12,112887</text:p>
          </table:table-cell>
          <table:table-cell office:value-type="float" office:value="12.115059" calcext:value-type="float">
            <text:p>12,115059</text:p>
          </table:table-cell>
          <table:table-cell office:value-type="float" office:value="12.115217" calcext:value-type="float">
            <text:p>12,115217</text:p>
          </table:table-cell>
          <table:table-cell office:value-type="float" office:value="12.117489" calcext:value-type="float">
            <text:p>12,117489</text:p>
          </table:table-cell>
          <table:table-cell office:value-type="float" office:value="12.115813" calcext:value-type="float">
            <text:p>12,115813</text:p>
          </table:table-cell>
          <table:table-cell office:value-type="float" office:value="12.114299" calcext:value-type="float">
            <text:p>12,114299</text:p>
          </table:table-cell>
          <table:table-cell office:value-type="float" office:value="12.115675" calcext:value-type="float">
            <text:p>12,115675</text:p>
          </table:table-cell>
          <table:table-cell office:value-type="float" office:value="12.116078" calcext:value-type="float">
            <text:p>12,116078</text:p>
          </table:table-cell>
          <table:table-cell office:value-type="float" office:value="12.117532" calcext:value-type="float">
            <text:p>12,117532</text:p>
          </table:table-cell>
          <table:table-cell office:value-type="float" office:value="12.118626" calcext:value-type="float">
            <text:p>12,118626</text:p>
          </table:table-cell>
          <table:table-cell office:value-type="float" office:value="12.121428" calcext:value-type="float">
            <text:p>12,121428</text:p>
          </table:table-cell>
          <table:table-cell office:value-type="float" office:value="12.124731" calcext:value-type="float">
            <text:p>12,124731</text:p>
          </table:table-cell>
          <table:table-cell office:value-type="float" office:value="12.127186" calcext:value-type="float">
            <text:p>12,127186</text:p>
          </table:table-cell>
          <table:table-cell office:value-type="float" office:value="12.129374" calcext:value-type="float">
            <text:p>12,129374</text:p>
          </table:table-cell>
          <table:table-cell office:value-type="float" office:value="12.13139" calcext:value-type="float">
            <text:p>12,13139</text:p>
          </table:table-cell>
          <table:table-cell office:value-type="float" office:value="12.132431" calcext:value-type="float">
            <text:p>12,132431</text:p>
          </table:table-cell>
          <table:table-cell office:value-type="float" office:value="12.132433" calcext:value-type="float">
            <text:p>12,132433</text:p>
          </table:table-cell>
          <table:table-cell office:value-type="float" office:value="12.131155" calcext:value-type="float">
            <text:p>12,131155</text:p>
          </table:table-cell>
          <table:table-cell office:value-type="float" office:value="12.127023" calcext:value-type="float">
            <text:p>12,127023</text:p>
          </table:table-cell>
          <table:table-cell office:value-type="float" office:value="12.126794" calcext:value-type="float">
            <text:p>12,126794</text:p>
          </table:table-cell>
          <table:table-cell office:value-type="float" office:value="12.12964" calcext:value-type="float">
            <text:p>12,12964</text:p>
          </table:table-cell>
          <table:table-cell table:style-name="ce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9.192987" calcext:value-type="float">
            <text:p>29,192987</text:p>
          </table:table-cell>
          <table:table-cell office:value-type="float" office:value="29.101618" calcext:value-type="float">
            <text:p>29,101618</text:p>
          </table:table-cell>
          <table:table-cell office:value-type="float" office:value="28.988585" calcext:value-type="float">
            <text:p>28,988585</text:p>
          </table:table-cell>
          <table:table-cell office:value-type="float" office:value="28.911938" calcext:value-type="float">
            <text:p>28,911938</text:p>
          </table:table-cell>
          <table:table-cell office:value-type="float" office:value="28.933973" calcext:value-type="float">
            <text:p>28,933973</text:p>
          </table:table-cell>
          <table:table-cell office:value-type="float" office:value="32.034889" calcext:value-type="float">
            <text:p>32,034889</text:p>
          </table:table-cell>
          <table:table-cell office:value-type="float" office:value="28.596607" calcext:value-type="float">
            <text:p>28,596607</text:p>
          </table:table-cell>
          <table:table-cell office:value-type="float" office:value="27.429358" calcext:value-type="float">
            <text:p>27,429358</text:p>
          </table:table-cell>
          <table:table-cell office:value-type="float" office:value="27.435108" calcext:value-type="float">
            <text:p>27,435108</text:p>
          </table:table-cell>
          <table:table-cell office:value-type="float" office:value="27.755234" calcext:value-type="float">
            <text:p>27,755234</text:p>
          </table:table-cell>
          <table:table-cell office:value-type="float" office:value="28.165901" calcext:value-type="float">
            <text:p>28,165901</text:p>
          </table:table-cell>
          <table:table-cell office:value-type="float" office:value="28.351398" calcext:value-type="float">
            <text:p>28,351398</text:p>
          </table:table-cell>
          <table:table-cell office:value-type="float" office:value="28.277405" calcext:value-type="float">
            <text:p>28,277405</text:p>
          </table:table-cell>
          <table:table-cell office:value-type="float" office:value="28.336819" calcext:value-type="float">
            <text:p>28,336819</text:p>
          </table:table-cell>
          <table:table-cell office:value-type="float" office:value="28.49638" calcext:value-type="float">
            <text:p>28,49638</text:p>
          </table:table-cell>
          <table:table-cell office:value-type="float" office:value="28.509224" calcext:value-type="float">
            <text:p>28,509224</text:p>
          </table:table-cell>
          <table:table-cell office:value-type="float" office:value="28.439659" calcext:value-type="float">
            <text:p>28,439659</text:p>
          </table:table-cell>
          <table:table-cell office:value-type="float" office:value="28.32373" calcext:value-type="float">
            <text:p>28,32373</text:p>
          </table:table-cell>
          <table:table-cell office:value-type="float" office:value="28.277512" calcext:value-type="float">
            <text:p>28,277512</text:p>
          </table:table-cell>
          <table:table-cell office:value-type="float" office:value="28.268063" calcext:value-type="float">
            <text:p>28,268063</text:p>
          </table:table-cell>
          <table:table-cell office:value-type="float" office:value="28.287243" calcext:value-type="float">
            <text:p>28,287243</text:p>
          </table:table-cell>
          <table:table-cell office:value-type="float" office:value="28.322609" calcext:value-type="float">
            <text:p>28,322609</text:p>
          </table:table-cell>
          <table:table-cell office:value-type="float" office:value="28.319962" calcext:value-type="float">
            <text:p>28,319962</text:p>
          </table:table-cell>
          <table:table-cell office:value-type="float" office:value="28.268969" calcext:value-type="float">
            <text:p>28,268969</text:p>
          </table:table-cell>
          <table:table-cell office:value-type="float" office:value="28.161551" calcext:value-type="float">
            <text:p>28,161551</text:p>
          </table:table-cell>
          <table:table-cell office:value-type="float" office:value="28.590771" calcext:value-type="float">
            <text:p>28,590771</text:p>
          </table:table-cell>
          <table:table-cell office:value-type="float" office:value="38.881111" calcext:value-type="float">
            <text:p>38,881111</text:p>
          </table:table-cell>
          <table:table-cell office:value-type="float" office:value="38.856087" calcext:value-type="float">
            <text:p>38,856087</text:p>
          </table:table-cell>
          <table:table-cell office:value-type="float" office:value="38.887527" calcext:value-type="float">
            <text:p>38,887527</text:p>
          </table:table-cell>
          <table:table-cell office:value-type="float" office:value="38.943008" calcext:value-type="float">
            <text:p>38,9430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11031" calcext:value-type="float">
            <text:p>12,11031</text:p>
          </table:table-cell>
          <table:table-cell office:value-type="float" office:value="12.341373" calcext:value-type="float">
            <text:p>12,341373</text:p>
          </table:table-cell>
          <table:table-cell office:value-type="float" office:value="12.427139" calcext:value-type="float">
            <text:p>12,427139</text:p>
          </table:table-cell>
          <table:table-cell office:value-type="float" office:value="12.322193" calcext:value-type="float">
            <text:p>12,322193</text:p>
          </table:table-cell>
          <table:table-cell office:value-type="float" office:value="12.077255" calcext:value-type="float">
            <text:p>12,077255</text:p>
          </table:table-cell>
          <table:table-cell office:value-type="float" office:value="11.8515" calcext:value-type="float">
            <text:p>11,8515</text:p>
          </table:table-cell>
          <table:table-cell office:value-type="float" office:value="11.517047" calcext:value-type="float">
            <text:p>11,517047</text:p>
          </table:table-cell>
          <table:table-cell office:value-type="float" office:value="10.919878" calcext:value-type="float">
            <text:p>10,919878</text:p>
          </table:table-cell>
          <table:table-cell office:value-type="float" office:value="10.551701" calcext:value-type="float">
            <text:p>10,551701</text:p>
          </table:table-cell>
          <table:table-cell office:value-type="float" office:value="10.490733" calcext:value-type="float">
            <text:p>10,490733</text:p>
          </table:table-cell>
          <table:table-cell office:value-type="float" office:value="11.157448" calcext:value-type="float">
            <text:p>11,157448</text:p>
          </table:table-cell>
          <table:table-cell office:value-type="float" office:value="11.674272" calcext:value-type="float">
            <text:p>11,674272</text:p>
          </table:table-cell>
          <table:table-cell office:value-type="float" office:value="11.774457" calcext:value-type="float">
            <text:p>11,774457</text:p>
          </table:table-cell>
          <table:table-cell office:value-type="float" office:value="11.196046" calcext:value-type="float">
            <text:p>11,196046</text:p>
          </table:table-cell>
          <table:table-cell office:value-type="float" office:value="10.995986" calcext:value-type="float">
            <text:p>10,995986</text:p>
          </table:table-cell>
          <table:table-cell office:value-type="float" office:value="11.511713" calcext:value-type="float">
            <text:p>11,511713</text:p>
          </table:table-cell>
          <table:table-cell office:value-type="float" office:value="11.901855" calcext:value-type="float">
            <text:p>11,901855</text:p>
          </table:table-cell>
          <table:table-cell office:value-type="float" office:value="11.151794" calcext:value-type="float">
            <text:p>11,151794</text:p>
          </table:table-cell>
          <table:table-cell office:value-type="float" office:value="9.809006" calcext:value-type="float">
            <text:p>9,809006</text:p>
          </table:table-cell>
          <table:table-cell office:value-type="float" office:value="9.394667" calcext:value-type="float">
            <text:p>9,394667</text:p>
          </table:table-cell>
          <table:table-cell office:value-type="float" office:value="9.541817" calcext:value-type="float">
            <text:p>9,541817</text:p>
          </table:table-cell>
          <table:table-cell office:value-type="float" office:value="9.984444" calcext:value-type="float">
            <text:p>9,984444</text:p>
          </table:table-cell>
          <table:table-cell office:value-type="float" office:value="10.580414" calcext:value-type="float">
            <text:p>10,580414</text:p>
          </table:table-cell>
          <table:table-cell office:value-type="float" office:value="11.13278" calcext:value-type="float">
            <text:p>11,13278</text:p>
          </table:table-cell>
          <table:table-cell office:value-type="float" office:value="11.536486" calcext:value-type="float">
            <text:p>11,536486</text:p>
          </table:table-cell>
          <table:table-cell office:value-type="float" office:value="11.924506" calcext:value-type="float">
            <text:p>11,924506</text:p>
          </table:table-cell>
          <table:table-cell office:value-type="float" office:value="12.131495" calcext:value-type="float">
            <text:p>12,131495</text:p>
          </table:table-cell>
          <table:table-cell office:value-type="float" office:value="12.010418" calcext:value-type="float">
            <text:p>12,010418</text:p>
          </table:table-cell>
          <table:table-cell office:value-type="float" office:value="11.793741" calcext:value-type="float">
            <text:p>11,793741</text:p>
          </table:table-cell>
          <table:table-cell office:value-type="float" office:value="11.617157" calcext:value-type="float">
            <text:p>11,6171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9.457176" calcext:value-type="float">
            <text:p>49,457176</text:p>
          </table:table-cell>
          <table:table-cell office:value-type="float" office:value="48.840664" calcext:value-type="float">
            <text:p>48,840664</text:p>
          </table:table-cell>
          <table:table-cell office:value-type="float" office:value="48.957462" calcext:value-type="float">
            <text:p>48,957462</text:p>
          </table:table-cell>
          <table:table-cell office:value-type="float" office:value="48.451351" calcext:value-type="float">
            <text:p>48,451351</text:p>
          </table:table-cell>
          <table:table-cell office:value-type="float" office:value="48.217655" calcext:value-type="float">
            <text:p>48,217655</text:p>
          </table:table-cell>
          <table:table-cell office:value-type="float" office:value="47.785603" calcext:value-type="float">
            <text:p>47,785603</text:p>
          </table:table-cell>
          <table:table-cell office:value-type="float" office:value="46.945507" calcext:value-type="float">
            <text:p>46,945507</text:p>
          </table:table-cell>
          <table:table-cell office:value-type="float" office:value="45.608036" calcext:value-type="float">
            <text:p>45,608036</text:p>
          </table:table-cell>
          <table:table-cell office:value-type="float" office:value="44.997707" calcext:value-type="float">
            <text:p>44,997707</text:p>
          </table:table-cell>
          <table:table-cell office:value-type="float" office:value="44.768341" calcext:value-type="float">
            <text:p>44,768341</text:p>
          </table:table-cell>
          <table:table-cell office:value-type="float" office:value="44.136951" calcext:value-type="float">
            <text:p>44,136951</text:p>
          </table:table-cell>
          <table:table-cell office:value-type="float" office:value="43.479687" calcext:value-type="float">
            <text:p>43,479687</text:p>
          </table:table-cell>
          <table:table-cell office:value-type="float" office:value="43.955914" calcext:value-type="float">
            <text:p>43,955914</text:p>
          </table:table-cell>
          <table:table-cell office:value-type="float" office:value="43.007465" calcext:value-type="float">
            <text:p>43,007465</text:p>
          </table:table-cell>
          <table:table-cell office:value-type="float" office:value="42.562157" calcext:value-type="float">
            <text:p>42,562157</text:p>
          </table:table-cell>
          <table:table-cell office:value-type="float" office:value="42.428391" calcext:value-type="float">
            <text:p>42,428391</text:p>
          </table:table-cell>
          <table:table-cell office:value-type="float" office:value="42.56826" calcext:value-type="float">
            <text:p>42,56826</text:p>
          </table:table-cell>
          <table:table-cell office:value-type="float" office:value="42.42577" calcext:value-type="float">
            <text:p>42,42577</text:p>
          </table:table-cell>
          <table:table-cell office:value-type="float" office:value="41.249424" calcext:value-type="float">
            <text:p>41,249424</text:p>
          </table:table-cell>
          <table:table-cell office:value-type="float" office:value="40.5117" calcext:value-type="float">
            <text:p>40,5117</text:p>
          </table:table-cell>
          <table:table-cell office:value-type="float" office:value="40.278645" calcext:value-type="float">
            <text:p>40,278645</text:p>
          </table:table-cell>
          <table:table-cell office:value-type="float" office:value="40.123531" calcext:value-type="float">
            <text:p>40,123531</text:p>
          </table:table-cell>
          <table:table-cell office:value-type="float" office:value="39.83255" calcext:value-type="float">
            <text:p>39,83255</text:p>
          </table:table-cell>
          <table:table-cell office:value-type="float" office:value="39.714821" calcext:value-type="float">
            <text:p>39,714821</text:p>
          </table:table-cell>
          <table:table-cell office:value-type="float" office:value="39.667583" calcext:value-type="float">
            <text:p>39,667583</text:p>
          </table:table-cell>
          <table:table-cell office:value-type="float" office:value="39.899181" calcext:value-type="float">
            <text:p>39,899181</text:p>
          </table:table-cell>
          <table:table-cell office:value-type="float" office:value="40.012341" calcext:value-type="float">
            <text:p>40,012341</text:p>
          </table:table-cell>
          <table:table-cell office:value-type="float" office:value="39.981007" calcext:value-type="float">
            <text:p>39,981007</text:p>
          </table:table-cell>
          <table:table-cell office:value-type="float" office:value="39.979836" calcext:value-type="float">
            <text:p>39,979836</text:p>
          </table:table-cell>
          <table:table-cell office:value-type="float" office:value="39.763287" calcext:value-type="float">
            <text:p>39,763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7.058441" calcext:value-type="float">
            <text:p>267,058441</text:p>
          </table:table-cell>
          <table:table-cell office:value-type="float" office:value="273.053833" calcext:value-type="float">
            <text:p>273,053833</text:p>
          </table:table-cell>
          <table:table-cell office:value-type="float" office:value="270.918243" calcext:value-type="float">
            <text:p>270,918243</text:p>
          </table:table-cell>
          <table:table-cell office:value-type="float" office:value="271.359009" calcext:value-type="float">
            <text:p>271,359009</text:p>
          </table:table-cell>
          <table:table-cell office:value-type="float" office:value="261.444244" calcext:value-type="float">
            <text:p>261,444244</text:p>
          </table:table-cell>
          <table:table-cell office:value-type="float" office:value="259.40802" calcext:value-type="float">
            <text:p>259,40802</text:p>
          </table:table-cell>
          <table:table-cell office:value-type="float" office:value="259.603485" calcext:value-type="float">
            <text:p>259,603485</text:p>
          </table:table-cell>
          <table:table-cell office:value-type="float" office:value="254.806015" calcext:value-type="float">
            <text:p>254,806015</text:p>
          </table:table-cell>
          <table:table-cell office:value-type="float" office:value="261.128296" calcext:value-type="float">
            <text:p>261,128296</text:p>
          </table:table-cell>
          <table:table-cell office:value-type="float" office:value="256.931427" calcext:value-type="float">
            <text:p>256,931427</text:p>
          </table:table-cell>
          <table:table-cell office:value-type="float" office:value="258.60788" calcext:value-type="float">
            <text:p>258,60788</text:p>
          </table:table-cell>
          <table:table-cell office:value-type="float" office:value="257.038483" calcext:value-type="float">
            <text:p>257,038483</text:p>
          </table:table-cell>
          <table:table-cell office:value-type="float" office:value="259.930878" calcext:value-type="float">
            <text:p>259,930878</text:p>
          </table:table-cell>
          <table:table-cell office:value-type="float" office:value="267.422394" calcext:value-type="float">
            <text:p>267,422394</text:p>
          </table:table-cell>
          <table:table-cell office:value-type="float" office:value="264.338623" calcext:value-type="float">
            <text:p>264,338623</text:p>
          </table:table-cell>
          <table:table-cell office:value-type="float" office:value="267.492096" calcext:value-type="float">
            <text:p>267,492096</text:p>
          </table:table-cell>
          <table:table-cell office:value-type="float" office:value="263.294678" calcext:value-type="float">
            <text:p>263,294678</text:p>
          </table:table-cell>
          <table:table-cell office:value-type="float" office:value="262.755859" calcext:value-type="float">
            <text:p>262,755859</text:p>
          </table:table-cell>
          <table:table-cell office:value-type="float" office:value="263.0979" calcext:value-type="float">
            <text:p>263,0979</text:p>
          </table:table-cell>
          <table:table-cell office:value-type="float" office:value="260.327911" calcext:value-type="float">
            <text:p>260,327911</text:p>
          </table:table-cell>
          <table:table-cell office:value-type="float" office:value="263.876251" calcext:value-type="float">
            <text:p>263,876251</text:p>
          </table:table-cell>
          <table:table-cell office:value-type="float" office:value="259.322693" calcext:value-type="float">
            <text:p>259,322693</text:p>
          </table:table-cell>
          <table:table-cell office:value-type="float" office:value="262.722961" calcext:value-type="float">
            <text:p>262,722961</text:p>
          </table:table-cell>
          <table:table-cell office:value-type="float" office:value="257.560669" calcext:value-type="float">
            <text:p>257,560669</text:p>
          </table:table-cell>
          <table:table-cell office:value-type="float" office:value="258.806152" calcext:value-type="float">
            <text:p>258,806152</text:p>
          </table:table-cell>
          <table:table-cell office:value-type="float" office:value="263.41748" calcext:value-type="float">
            <text:p>263,41748</text:p>
          </table:table-cell>
          <table:table-cell office:value-type="float" office:value="259.185669" calcext:value-type="float">
            <text:p>259,185669</text:p>
          </table:table-cell>
          <table:table-cell office:value-type="float" office:value="258.896667" calcext:value-type="float">
            <text:p>258,896667</text:p>
          </table:table-cell>
          <table:table-cell office:value-type="float" office:value="255.515213" calcext:value-type="float">
            <text:p>255,515213</text:p>
          </table:table-cell>
          <table:table-cell office:value-type="float" office:value="255.315643" calcext:value-type="float">
            <text:p>255,31564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88.367798" calcext:value-type="float">
            <text:p>188,367798</text:p>
          </table:table-cell>
          <table:table-cell office:value-type="float" office:value="199.365326" calcext:value-type="float">
            <text:p>199,365326</text:p>
          </table:table-cell>
          <table:table-cell office:value-type="float" office:value="193.286331" calcext:value-type="float">
            <text:p>193,286331</text:p>
          </table:table-cell>
          <table:table-cell office:value-type="float" office:value="188.708542" calcext:value-type="float">
            <text:p>188,708542</text:p>
          </table:table-cell>
          <table:table-cell office:value-type="float" office:value="185.455429" calcext:value-type="float">
            <text:p>185,455429</text:p>
          </table:table-cell>
          <table:table-cell office:value-type="float" office:value="158.124039" calcext:value-type="float">
            <text:p>158,124039</text:p>
          </table:table-cell>
          <table:table-cell office:value-type="float" office:value="148.231339" calcext:value-type="float">
            <text:p>148,231339</text:p>
          </table:table-cell>
          <table:table-cell office:value-type="float" office:value="148.231491" calcext:value-type="float">
            <text:p>148,231491</text:p>
          </table:table-cell>
          <table:table-cell office:value-type="float" office:value="148.233597" calcext:value-type="float">
            <text:p>148,233597</text:p>
          </table:table-cell>
          <table:table-cell office:value-type="float" office:value="148.233353" calcext:value-type="float">
            <text:p>148,233353</text:p>
          </table:table-cell>
          <table:table-cell office:value-type="float" office:value="148.236588" calcext:value-type="float">
            <text:p>148,236588</text:p>
          </table:table-cell>
          <table:table-cell office:value-type="float" office:value="148.245026" calcext:value-type="float">
            <text:p>148,245026</text:p>
          </table:table-cell>
          <table:table-cell office:value-type="float" office:value="151.264313" calcext:value-type="float">
            <text:p>151,264313</text:p>
          </table:table-cell>
          <table:table-cell office:value-type="float" office:value="185.67894" calcext:value-type="float">
            <text:p>185,67894</text:p>
          </table:table-cell>
          <table:table-cell office:value-type="float" office:value="185.359451" calcext:value-type="float">
            <text:p>185,359451</text:p>
          </table:table-cell>
          <table:table-cell office:value-type="float" office:value="185.205902" calcext:value-type="float">
            <text:p>185,205902</text:p>
          </table:table-cell>
          <table:table-cell office:value-type="float" office:value="181.163391" calcext:value-type="float">
            <text:p>181,163391</text:p>
          </table:table-cell>
          <table:table-cell office:value-type="float" office:value="148.3965" calcext:value-type="float">
            <text:p>148,3965</text:p>
          </table:table-cell>
          <table:table-cell office:value-type="float" office:value="148.231705" calcext:value-type="float">
            <text:p>148,231705</text:p>
          </table:table-cell>
          <table:table-cell office:value-type="float" office:value="148.231918" calcext:value-type="float">
            <text:p>148,231918</text:p>
          </table:table-cell>
          <table:table-cell office:value-type="float" office:value="148.234711" calcext:value-type="float">
            <text:p>148,234711</text:p>
          </table:table-cell>
          <table:table-cell office:value-type="float" office:value="148.236969" calcext:value-type="float">
            <text:p>148,236969</text:p>
          </table:table-cell>
          <table:table-cell office:value-type="float" office:value="148.241653" calcext:value-type="float">
            <text:p>148,241653</text:p>
          </table:table-cell>
          <table:table-cell office:value-type="float" office:value="148.245956" calcext:value-type="float">
            <text:p>148,245956</text:p>
          </table:table-cell>
          <table:table-cell office:value-type="float" office:value="154.583725" calcext:value-type="float">
            <text:p>154,583725</text:p>
          </table:table-cell>
          <table:table-cell office:value-type="float" office:value="183.627029" calcext:value-type="float">
            <text:p>183,627029</text:p>
          </table:table-cell>
          <table:table-cell office:value-type="float" office:value="183.845718" calcext:value-type="float">
            <text:p>183,845718</text:p>
          </table:table-cell>
          <table:table-cell office:value-type="float" office:value="177.671494" calcext:value-type="float">
            <text:p>177,671494</text:p>
          </table:table-cell>
          <table:table-cell office:value-type="float" office:value="149.273178" calcext:value-type="float">
            <text:p>149,273178</text:p>
          </table:table-cell>
          <table:table-cell office:value-type="float" office:value="148.242691" calcext:value-type="float">
            <text:p>148,24269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0.753025" calcext:value-type="float">
            <text:p>50,753025</text:p>
          </table:table-cell>
          <table:table-cell office:value-type="float" office:value="53.287395" calcext:value-type="float">
            <text:p>53,287395</text:p>
          </table:table-cell>
          <table:table-cell office:value-type="float" office:value="52.241547" calcext:value-type="float">
            <text:p>52,241547</text:p>
          </table:table-cell>
          <table:table-cell office:value-type="float" office:value="51.137512" calcext:value-type="float">
            <text:p>51,137512</text:p>
          </table:table-cell>
          <table:table-cell office:value-type="float" office:value="54.092079" calcext:value-type="float">
            <text:p>54,092079</text:p>
          </table:table-cell>
          <table:table-cell office:value-type="float" office:value="45.92738" calcext:value-type="float">
            <text:p>45,92738</text:p>
          </table:table-cell>
          <table:table-cell office:value-type="float" office:value="43.279797" calcext:value-type="float">
            <text:p>43,279797</text:p>
          </table:table-cell>
          <table:table-cell office:value-type="float" office:value="38.696941" calcext:value-type="float">
            <text:p>38,696941</text:p>
          </table:table-cell>
          <table:table-cell office:value-type="float" office:value="46.339031" calcext:value-type="float">
            <text:p>46,339031</text:p>
          </table:table-cell>
          <table:table-cell office:value-type="float" office:value="40.03167" calcext:value-type="float">
            <text:p>40,03167</text:p>
          </table:table-cell>
          <table:table-cell office:value-type="float" office:value="47.636246" calcext:value-type="float">
            <text:p>47,636246</text:p>
          </table:table-cell>
          <table:table-cell office:value-type="float" office:value="47.737061" calcext:value-type="float">
            <text:p>47,737061</text:p>
          </table:table-cell>
          <table:table-cell office:value-type="float" office:value="51.941929" calcext:value-type="float">
            <text:p>51,941929</text:p>
          </table:table-cell>
          <table:table-cell office:value-type="float" office:value="54.102131" calcext:value-type="float">
            <text:p>54,102131</text:p>
          </table:table-cell>
          <table:table-cell office:value-type="float" office:value="55.560646" calcext:value-type="float">
            <text:p>55,560646</text:p>
          </table:table-cell>
          <table:table-cell office:value-type="float" office:value="55.776848" calcext:value-type="float">
            <text:p>55,776848</text:p>
          </table:table-cell>
          <table:table-cell office:value-type="float" office:value="49.709877" calcext:value-type="float">
            <text:p>49,709877</text:p>
          </table:table-cell>
          <table:table-cell office:value-type="float" office:value="53.428898" calcext:value-type="float">
            <text:p>53,428898</text:p>
          </table:table-cell>
          <table:table-cell office:value-type="float" office:value="44.639904" calcext:value-type="float">
            <text:p>44,639904</text:p>
          </table:table-cell>
          <table:table-cell office:value-type="float" office:value="40.949478" calcext:value-type="float">
            <text:p>40,949478</text:p>
          </table:table-cell>
          <table:table-cell office:value-type="float" office:value="46.778572" calcext:value-type="float">
            <text:p>46,778572</text:p>
          </table:table-cell>
          <table:table-cell office:value-type="float" office:value="43.01149" calcext:value-type="float">
            <text:p>43,01149</text:p>
          </table:table-cell>
          <table:table-cell office:value-type="float" office:value="49.927086" calcext:value-type="float">
            <text:p>49,927086</text:p>
          </table:table-cell>
          <table:table-cell office:value-type="float" office:value="51.564522" calcext:value-type="float">
            <text:p>51,564522</text:p>
          </table:table-cell>
          <table:table-cell office:value-type="float" office:value="55.936356" calcext:value-type="float">
            <text:p>55,936356</text:p>
          </table:table-cell>
          <table:table-cell office:value-type="float" office:value="53.327736" calcext:value-type="float">
            <text:p>53,327736</text:p>
          </table:table-cell>
          <table:table-cell office:value-type="float" office:value="55.765373" calcext:value-type="float">
            <text:p>55,765373</text:p>
          </table:table-cell>
          <table:table-cell office:value-type="float" office:value="49.340057" calcext:value-type="float">
            <text:p>49,340057</text:p>
          </table:table-cell>
          <table:table-cell office:value-type="float" office:value="47.866714" calcext:value-type="float">
            <text:p>47,866714</text:p>
          </table:table-cell>
          <table:table-cell office:value-type="float" office:value="46.374287" calcext:value-type="float">
            <text:p>46,3742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0.097031" calcext:value-type="float">
            <text:p>90,097031</text:p>
          </table:table-cell>
          <table:table-cell office:value-type="float" office:value="91.698685" calcext:value-type="float">
            <text:p>91,698685</text:p>
          </table:table-cell>
          <table:table-cell office:value-type="float" office:value="90.463211" calcext:value-type="float">
            <text:p>90,463211</text:p>
          </table:table-cell>
          <table:table-cell office:value-type="float" office:value="91.531654" calcext:value-type="float">
            <text:p>91,531654</text:p>
          </table:table-cell>
          <table:table-cell office:value-type="float" office:value="92.764458" calcext:value-type="float">
            <text:p>92,764458</text:p>
          </table:table-cell>
          <table:table-cell office:value-type="float" office:value="93.437843" calcext:value-type="float">
            <text:p>93,437843</text:p>
          </table:table-cell>
          <table:table-cell office:value-type="float" office:value="95.546097" calcext:value-type="float">
            <text:p>95,546097</text:p>
          </table:table-cell>
          <table:table-cell office:value-type="float" office:value="95.039948" calcext:value-type="float">
            <text:p>95,039948</text:p>
          </table:table-cell>
          <table:table-cell office:value-type="float" office:value="92.532639" calcext:value-type="float">
            <text:p>92,532639</text:p>
          </table:table-cell>
          <table:table-cell office:value-type="float" office:value="91.429008" calcext:value-type="float">
            <text:p>91,429008</text:p>
          </table:table-cell>
          <table:table-cell office:value-type="float" office:value="90.722733" calcext:value-type="float">
            <text:p>90,722733</text:p>
          </table:table-cell>
          <table:table-cell office:value-type="float" office:value="93.103119" calcext:value-type="float">
            <text:p>93,103119</text:p>
          </table:table-cell>
          <table:table-cell office:value-type="float" office:value="97.031815" calcext:value-type="float">
            <text:p>97,031815</text:p>
          </table:table-cell>
          <table:table-cell office:value-type="float" office:value="102.113373" calcext:value-type="float">
            <text:p>102,113373</text:p>
          </table:table-cell>
          <table:table-cell office:value-type="float" office:value="105.780624" calcext:value-type="float">
            <text:p>105,780624</text:p>
          </table:table-cell>
          <table:table-cell office:value-type="float" office:value="107.505379" calcext:value-type="float">
            <text:p>107,505379</text:p>
          </table:table-cell>
          <table:table-cell office:value-type="float" office:value="106.040565" calcext:value-type="float">
            <text:p>106,040565</text:p>
          </table:table-cell>
          <table:table-cell office:value-type="float" office:value="96.683006" calcext:value-type="float">
            <text:p>96,683006</text:p>
          </table:table-cell>
          <table:table-cell office:value-type="float" office:value="97.014992" calcext:value-type="float">
            <text:p>97,014992</text:p>
          </table:table-cell>
          <table:table-cell office:value-type="float" office:value="94.444183" calcext:value-type="float">
            <text:p>94,444183</text:p>
          </table:table-cell>
          <table:table-cell office:value-type="float" office:value="91.602745" calcext:value-type="float">
            <text:p>91,602745</text:p>
          </table:table-cell>
          <table:table-cell office:value-type="float" office:value="89.827286" calcext:value-type="float">
            <text:p>89,827286</text:p>
          </table:table-cell>
          <table:table-cell office:value-type="float" office:value="90.79937" calcext:value-type="float">
            <text:p>90,79937</text:p>
          </table:table-cell>
          <table:table-cell office:value-type="float" office:value="94.54509" calcext:value-type="float">
            <text:p>94,54509</text:p>
          </table:table-cell>
          <table:table-cell office:value-type="float" office:value="101.273834" calcext:value-type="float">
            <text:p>101,273834</text:p>
          </table:table-cell>
          <table:table-cell office:value-type="float" office:value="107.510452" calcext:value-type="float">
            <text:p>107,510452</text:p>
          </table:table-cell>
          <table:table-cell office:value-type="float" office:value="109.515427" calcext:value-type="float">
            <text:p>109,515427</text:p>
          </table:table-cell>
          <table:table-cell office:value-type="float" office:value="109.51207" calcext:value-type="float">
            <text:p>109,51207</text:p>
          </table:table-cell>
          <table:table-cell office:value-type="float" office:value="109.175491" calcext:value-type="float">
            <text:p>109,175491</text:p>
          </table:table-cell>
          <table:table-cell office:value-type="float" office:value="109.156052" calcext:value-type="float">
            <text:p>109,1560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16.317398" calcext:value-type="float">
            <text:p>216,317398</text:p>
          </table:table-cell>
          <table:table-cell office:value-type="float" office:value="214.529968" calcext:value-type="float">
            <text:p>214,529968</text:p>
          </table:table-cell>
          <table:table-cell office:value-type="float" office:value="212.359955" calcext:value-type="float">
            <text:p>212,359955</text:p>
          </table:table-cell>
          <table:table-cell office:value-type="float" office:value="208.933105" calcext:value-type="float">
            <text:p>208,933105</text:p>
          </table:table-cell>
          <table:table-cell office:value-type="float" office:value="194.046188" calcext:value-type="float">
            <text:p>194,046188</text:p>
          </table:table-cell>
          <table:table-cell office:value-type="float" office:value="189.372314" calcext:value-type="float">
            <text:p>189,372314</text:p>
          </table:table-cell>
          <table:table-cell office:value-type="float" office:value="187.16983" calcext:value-type="float">
            <text:p>187,16983</text:p>
          </table:table-cell>
          <table:table-cell office:value-type="float" office:value="183.547394" calcext:value-type="float">
            <text:p>183,547394</text:p>
          </table:table-cell>
          <table:table-cell office:value-type="float" office:value="186.269287" calcext:value-type="float">
            <text:p>186,269287</text:p>
          </table:table-cell>
          <table:table-cell office:value-type="float" office:value="191.702087" calcext:value-type="float">
            <text:p>191,702087</text:p>
          </table:table-cell>
          <table:table-cell office:value-type="float" office:value="204.724228" calcext:value-type="float">
            <text:p>204,724228</text:p>
          </table:table-cell>
          <table:table-cell office:value-type="float" office:value="210.342499" calcext:value-type="float">
            <text:p>210,342499</text:p>
          </table:table-cell>
          <table:table-cell office:value-type="float" office:value="211.25473" calcext:value-type="float">
            <text:p>211,25473</text:p>
          </table:table-cell>
          <table:table-cell office:value-type="float" office:value="206.396133" calcext:value-type="float">
            <text:p>206,396133</text:p>
          </table:table-cell>
          <table:table-cell office:value-type="float" office:value="191.67421" calcext:value-type="float">
            <text:p>191,67421</text:p>
          </table:table-cell>
          <table:table-cell office:value-type="float" office:value="192.975082" calcext:value-type="float">
            <text:p>192,975082</text:p>
          </table:table-cell>
          <table:table-cell office:value-type="float" office:value="186.696075" calcext:value-type="float">
            <text:p>186,696075</text:p>
          </table:table-cell>
          <table:table-cell office:value-type="float" office:value="186.713684" calcext:value-type="float">
            <text:p>186,713684</text:p>
          </table:table-cell>
          <table:table-cell office:value-type="float" office:value="184.247513" calcext:value-type="float">
            <text:p>184,247513</text:p>
          </table:table-cell>
          <table:table-cell office:value-type="float" office:value="181.803421" calcext:value-type="float">
            <text:p>181,803421</text:p>
          </table:table-cell>
          <table:table-cell office:value-type="float" office:value="182.719406" calcext:value-type="float">
            <text:p>182,719406</text:p>
          </table:table-cell>
          <table:table-cell office:value-type="float" office:value="185.901993" calcext:value-type="float">
            <text:p>185,901993</text:p>
          </table:table-cell>
          <table:table-cell office:value-type="float" office:value="187.479126" calcext:value-type="float">
            <text:p>187,479126</text:p>
          </table:table-cell>
          <table:table-cell office:value-type="float" office:value="190.825317" calcext:value-type="float">
            <text:p>190,825317</text:p>
          </table:table-cell>
          <table:table-cell office:value-type="float" office:value="192.723404" calcext:value-type="float">
            <text:p>192,723404</text:p>
          </table:table-cell>
          <table:table-cell office:value-type="float" office:value="182.131683" calcext:value-type="float">
            <text:p>182,131683</text:p>
          </table:table-cell>
          <table:table-cell office:value-type="float" office:value="188.604477" calcext:value-type="float">
            <text:p>188,604477</text:p>
          </table:table-cell>
          <table:table-cell office:value-type="float" office:value="190.261475" calcext:value-type="float">
            <text:p>190,261475</text:p>
          </table:table-cell>
          <table:table-cell office:value-type="float" office:value="186.299927" calcext:value-type="float">
            <text:p>186,299927</text:p>
          </table:table-cell>
          <table:table-cell office:value-type="float" office:value="170.832184" calcext:value-type="float">
            <text:p>170,83218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7.36776" calcext:value-type="float">
            <text:p>77,36776</text:p>
          </table:table-cell>
          <table:table-cell office:value-type="float" office:value="72.292435" calcext:value-type="float">
            <text:p>72,292435</text:p>
          </table:table-cell>
          <table:table-cell office:value-type="float" office:value="71.348114" calcext:value-type="float">
            <text:p>71,348114</text:p>
          </table:table-cell>
          <table:table-cell office:value-type="float" office:value="69.991028" calcext:value-type="float">
            <text:p>69,991028</text:p>
          </table:table-cell>
          <table:table-cell office:value-type="float" office:value="67.287567" calcext:value-type="float">
            <text:p>67,287567</text:p>
          </table:table-cell>
          <table:table-cell office:value-type="float" office:value="54.763958" calcext:value-type="float">
            <text:p>54,763958</text:p>
          </table:table-cell>
          <table:table-cell office:value-type="float" office:value="54.943966" calcext:value-type="float">
            <text:p>54,943966</text:p>
          </table:table-cell>
          <table:table-cell office:value-type="float" office:value="54.518528" calcext:value-type="float">
            <text:p>54,518528</text:p>
          </table:table-cell>
          <table:table-cell office:value-type="float" office:value="60.270935" calcext:value-type="float">
            <text:p>60,270935</text:p>
          </table:table-cell>
          <table:table-cell office:value-type="float" office:value="61.524338" calcext:value-type="float">
            <text:p>61,524338</text:p>
          </table:table-cell>
          <table:table-cell office:value-type="float" office:value="61.421288" calcext:value-type="float">
            <text:p>61,421288</text:p>
          </table:table-cell>
          <table:table-cell office:value-type="float" office:value="61.206139" calcext:value-type="float">
            <text:p>61,206139</text:p>
          </table:table-cell>
          <table:table-cell office:value-type="float" office:value="60.970112" calcext:value-type="float">
            <text:p>60,970112</text:p>
          </table:table-cell>
          <table:table-cell office:value-type="float" office:value="60.702782" calcext:value-type="float">
            <text:p>60,702782</text:p>
          </table:table-cell>
          <table:table-cell office:value-type="float" office:value="60.691872" calcext:value-type="float">
            <text:p>60,691872</text:p>
          </table:table-cell>
          <table:table-cell office:value-type="float" office:value="60.815193" calcext:value-type="float">
            <text:p>60,815193</text:p>
          </table:table-cell>
          <table:table-cell office:value-type="float" office:value="62.948597" calcext:value-type="float">
            <text:p>62,948597</text:p>
          </table:table-cell>
          <table:table-cell office:value-type="float" office:value="63.659641" calcext:value-type="float">
            <text:p>63,659641</text:p>
          </table:table-cell>
          <table:table-cell office:value-type="float" office:value="64.040596" calcext:value-type="float">
            <text:p>64,040596</text:p>
          </table:table-cell>
          <table:table-cell office:value-type="float" office:value="64.343216" calcext:value-type="float">
            <text:p>64,343216</text:p>
          </table:table-cell>
          <table:table-cell office:value-type="float" office:value="64.247322" calcext:value-type="float">
            <text:p>64,247322</text:p>
          </table:table-cell>
          <table:table-cell office:value-type="float" office:value="64.1241" calcext:value-type="float">
            <text:p>64,1241</text:p>
          </table:table-cell>
          <table:table-cell office:value-type="float" office:value="64.433044" calcext:value-type="float">
            <text:p>64,433044</text:p>
          </table:table-cell>
          <table:table-cell office:value-type="float" office:value="64.527367" calcext:value-type="float">
            <text:p>64,527367</text:p>
          </table:table-cell>
          <table:table-cell office:value-type="float" office:value="64.982506" calcext:value-type="float">
            <text:p>64,982506</text:p>
          </table:table-cell>
          <table:table-cell office:value-type="float" office:value="64.746384" calcext:value-type="float">
            <text:p>64,746384</text:p>
          </table:table-cell>
          <table:table-cell office:value-type="float" office:value="64.959518" calcext:value-type="float">
            <text:p>64,959518</text:p>
          </table:table-cell>
          <table:table-cell office:value-type="float" office:value="64.540527" calcext:value-type="float">
            <text:p>64,540527</text:p>
          </table:table-cell>
          <table:table-cell office:value-type="float" office:value="65.123123" calcext:value-type="float">
            <text:p>65,123123</text:p>
          </table:table-cell>
          <table:table-cell office:value-type="float" office:value="64.95192" calcext:value-type="float">
            <text:p>64,9519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6.678932" calcext:value-type="float">
            <text:p>126,678932</text:p>
          </table:table-cell>
          <table:table-cell office:value-type="float" office:value="130.327789" calcext:value-type="float">
            <text:p>130,327789</text:p>
          </table:table-cell>
          <table:table-cell office:value-type="float" office:value="126.203369" calcext:value-type="float">
            <text:p>126,203369</text:p>
          </table:table-cell>
          <table:table-cell office:value-type="float" office:value="137.491348" calcext:value-type="float">
            <text:p>137,491348</text:p>
          </table:table-cell>
          <table:table-cell office:value-type="float" office:value="119.845428" calcext:value-type="float">
            <text:p>119,845428</text:p>
          </table:table-cell>
          <table:table-cell office:value-type="float" office:value="100.112885" calcext:value-type="float">
            <text:p>100,112885</text:p>
          </table:table-cell>
          <table:table-cell office:value-type="float" office:value="94.117569" calcext:value-type="float">
            <text:p>94,117569</text:p>
          </table:table-cell>
          <table:table-cell office:value-type="float" office:value="88.421814" calcext:value-type="float">
            <text:p>88,421814</text:p>
          </table:table-cell>
          <table:table-cell office:value-type="float" office:value="102.558388" calcext:value-type="float">
            <text:p>102,558388</text:p>
          </table:table-cell>
          <table:table-cell office:value-type="float" office:value="107.485634" calcext:value-type="float">
            <text:p>107,485634</text:p>
          </table:table-cell>
          <table:table-cell office:value-type="float" office:value="120.012489" calcext:value-type="float">
            <text:p>120,012489</text:p>
          </table:table-cell>
          <table:table-cell office:value-type="float" office:value="123.296005" calcext:value-type="float">
            <text:p>123,296005</text:p>
          </table:table-cell>
          <table:table-cell office:value-type="float" office:value="135.001816" calcext:value-type="float">
            <text:p>135,001816</text:p>
          </table:table-cell>
          <table:table-cell office:value-type="float" office:value="138.367233" calcext:value-type="float">
            <text:p>138,367233</text:p>
          </table:table-cell>
          <table:table-cell office:value-type="float" office:value="133.544388" calcext:value-type="float">
            <text:p>133,544388</text:p>
          </table:table-cell>
          <table:table-cell office:value-type="float" office:value="143.353348" calcext:value-type="float">
            <text:p>143,353348</text:p>
          </table:table-cell>
          <table:table-cell office:value-type="float" office:value="124.947952" calcext:value-type="float">
            <text:p>124,947952</text:p>
          </table:table-cell>
          <table:table-cell office:value-type="float" office:value="103.350761" calcext:value-type="float">
            <text:p>103,350761</text:p>
          </table:table-cell>
          <table:table-cell office:value-type="float" office:value="101.009758" calcext:value-type="float">
            <text:p>101,009758</text:p>
          </table:table-cell>
          <table:table-cell office:value-type="float" office:value="97.775993" calcext:value-type="float">
            <text:p>97,775993</text:p>
          </table:table-cell>
          <table:table-cell office:value-type="float" office:value="112.755074" calcext:value-type="float">
            <text:p>112,755074</text:p>
          </table:table-cell>
          <table:table-cell office:value-type="float" office:value="116.282417" calcext:value-type="float">
            <text:p>116,282417</text:p>
          </table:table-cell>
          <table:table-cell office:value-type="float" office:value="131.468918" calcext:value-type="float">
            <text:p>131,468918</text:p>
          </table:table-cell>
          <table:table-cell office:value-type="float" office:value="135.586716" calcext:value-type="float">
            <text:p>135,586716</text:p>
          </table:table-cell>
          <table:table-cell office:value-type="float" office:value="150.719254" calcext:value-type="float">
            <text:p>150,719254</text:p>
          </table:table-cell>
          <table:table-cell office:value-type="float" office:value="151.760193" calcext:value-type="float">
            <text:p>151,760193</text:p>
          </table:table-cell>
          <table:table-cell office:value-type="float" office:value="144.846115" calcext:value-type="float">
            <text:p>144,846115</text:p>
          </table:table-cell>
          <table:table-cell office:value-type="float" office:value="152.62291" calcext:value-type="float">
            <text:p>152,62291</text:p>
          </table:table-cell>
          <table:table-cell office:value-type="float" office:value="134.247665" calcext:value-type="float">
            <text:p>134,247665</text:p>
          </table:table-cell>
          <table:table-cell office:value-type="float" office:value="110.050682" calcext:value-type="float">
            <text:p>110,05068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2.31839" calcext:value-type="float">
            <text:p>82,31839</text:p>
          </table:table-cell>
          <table:table-cell office:value-type="float" office:value="85.658157" calcext:value-type="float">
            <text:p>85,658157</text:p>
          </table:table-cell>
          <table:table-cell office:value-type="float" office:value="85.239609" calcext:value-type="float">
            <text:p>85,239609</text:p>
          </table:table-cell>
          <table:table-cell office:value-type="float" office:value="82.046448" calcext:value-type="float">
            <text:p>82,046448</text:p>
          </table:table-cell>
          <table:table-cell office:value-type="float" office:value="78.082893" calcext:value-type="float">
            <text:p>78,082893</text:p>
          </table:table-cell>
          <table:table-cell office:value-type="float" office:value="74.600105" calcext:value-type="float">
            <text:p>74,600105</text:p>
          </table:table-cell>
          <table:table-cell office:value-type="float" office:value="72.285606" calcext:value-type="float">
            <text:p>72,285606</text:p>
          </table:table-cell>
          <table:table-cell office:value-type="float" office:value="70.919952" calcext:value-type="float">
            <text:p>70,919952</text:p>
          </table:table-cell>
          <table:table-cell office:value-type="float" office:value="70.595482" calcext:value-type="float">
            <text:p>70,595482</text:p>
          </table:table-cell>
          <table:table-cell office:value-type="float" office:value="71.233253" calcext:value-type="float">
            <text:p>71,233253</text:p>
          </table:table-cell>
          <table:table-cell office:value-type="float" office:value="72.566002" calcext:value-type="float">
            <text:p>72,566002</text:p>
          </table:table-cell>
          <table:table-cell office:value-type="float" office:value="74.784866" calcext:value-type="float">
            <text:p>74,784866</text:p>
          </table:table-cell>
          <table:table-cell office:value-type="float" office:value="76.976799" calcext:value-type="float">
            <text:p>76,976799</text:p>
          </table:table-cell>
          <table:table-cell office:value-type="float" office:value="80.562286" calcext:value-type="float">
            <text:p>80,562286</text:p>
          </table:table-cell>
          <table:table-cell office:value-type="float" office:value="83.99247" calcext:value-type="float">
            <text:p>83,99247</text:p>
          </table:table-cell>
          <table:table-cell office:value-type="float" office:value="83.712326" calcext:value-type="float">
            <text:p>83,712326</text:p>
          </table:table-cell>
          <table:table-cell office:value-type="float" office:value="79.849884" calcext:value-type="float">
            <text:p>79,849884</text:p>
          </table:table-cell>
          <table:table-cell office:value-type="float" office:value="75.534821" calcext:value-type="float">
            <text:p>75,534821</text:p>
          </table:table-cell>
          <table:table-cell office:value-type="float" office:value="72.461975" calcext:value-type="float">
            <text:p>72,461975</text:p>
          </table:table-cell>
          <table:table-cell office:value-type="float" office:value="71.408699" calcext:value-type="float">
            <text:p>71,408699</text:p>
          </table:table-cell>
          <table:table-cell office:value-type="float" office:value="72.347588" calcext:value-type="float">
            <text:p>72,347588</text:p>
          </table:table-cell>
          <table:table-cell office:value-type="float" office:value="74.516571" calcext:value-type="float">
            <text:p>74,516571</text:p>
          </table:table-cell>
          <table:table-cell office:value-type="float" office:value="77.561996" calcext:value-type="float">
            <text:p>77,561996</text:p>
          </table:table-cell>
          <table:table-cell office:value-type="float" office:value="81.118317" calcext:value-type="float">
            <text:p>81,118317</text:p>
          </table:table-cell>
          <table:table-cell office:value-type="float" office:value="83.868599" calcext:value-type="float">
            <text:p>83,868599</text:p>
          </table:table-cell>
          <table:table-cell office:value-type="float" office:value="85.155388" calcext:value-type="float">
            <text:p>85,155388</text:p>
          </table:table-cell>
          <table:table-cell office:value-type="float" office:value="85.219711" calcext:value-type="float">
            <text:p>85,219711</text:p>
          </table:table-cell>
          <table:table-cell office:value-type="float" office:value="84.300552" calcext:value-type="float">
            <text:p>84,300552</text:p>
          </table:table-cell>
          <table:table-cell office:value-type="float" office:value="83.09314" calcext:value-type="float">
            <text:p>83,09314</text:p>
          </table:table-cell>
          <table:table-cell office:value-type="float" office:value="81.733826" calcext:value-type="float">
            <text:p>81,73382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06.830292" calcext:value-type="float">
            <text:p>406,830292</text:p>
          </table:table-cell>
          <table:table-cell office:value-type="float" office:value="424.267059" calcext:value-type="float">
            <text:p>424,267059</text:p>
          </table:table-cell>
          <table:table-cell office:value-type="float" office:value="410.155365" calcext:value-type="float">
            <text:p>410,155365</text:p>
          </table:table-cell>
          <table:table-cell office:value-type="float" office:value="417.764801" calcext:value-type="float">
            <text:p>417,764801</text:p>
          </table:table-cell>
          <table:table-cell office:value-type="float" office:value="414.851898" calcext:value-type="float">
            <text:p>414,851898</text:p>
          </table:table-cell>
          <table:table-cell office:value-type="float" office:value="424.84671" calcext:value-type="float">
            <text:p>424,84671</text:p>
          </table:table-cell>
          <table:table-cell office:value-type="float" office:value="426.888031" calcext:value-type="float">
            <text:p>426,888031</text:p>
          </table:table-cell>
          <table:table-cell office:value-type="float" office:value="412.505127" calcext:value-type="float">
            <text:p>412,505127</text:p>
          </table:table-cell>
          <table:table-cell office:value-type="float" office:value="391.066498" calcext:value-type="float">
            <text:p>391,066498</text:p>
          </table:table-cell>
          <table:table-cell office:value-type="float" office:value="365.6987" calcext:value-type="float">
            <text:p>365,6987</text:p>
          </table:table-cell>
          <table:table-cell office:value-type="float" office:value="411.455566" calcext:value-type="float">
            <text:p>411,455566</text:p>
          </table:table-cell>
          <table:table-cell office:value-type="float" office:value="406.150879" calcext:value-type="float">
            <text:p>406,150879</text:p>
          </table:table-cell>
          <table:table-cell office:value-type="float" office:value="392.108643" calcext:value-type="float">
            <text:p>392,108643</text:p>
          </table:table-cell>
          <table:table-cell office:value-type="float" office:value="394.837128" calcext:value-type="float">
            <text:p>394,837128</text:p>
          </table:table-cell>
          <table:table-cell office:value-type="float" office:value="408.34024" calcext:value-type="float">
            <text:p>408,34024</text:p>
          </table:table-cell>
          <table:table-cell office:value-type="float" office:value="415.380371" calcext:value-type="float">
            <text:p>415,380371</text:p>
          </table:table-cell>
          <table:table-cell office:value-type="float" office:value="410.179688" calcext:value-type="float">
            <text:p>410,179688</text:p>
          </table:table-cell>
          <table:table-cell office:value-type="float" office:value="411.088013" calcext:value-type="float">
            <text:p>411,088013</text:p>
          </table:table-cell>
          <table:table-cell office:value-type="float" office:value="399.537323" calcext:value-type="float">
            <text:p>399,537323</text:p>
          </table:table-cell>
          <table:table-cell office:value-type="float" office:value="475.054718" calcext:value-type="float">
            <text:p>475,054718</text:p>
          </table:table-cell>
          <table:table-cell office:value-type="float" office:value="495.675629" calcext:value-type="float">
            <text:p>495,675629</text:p>
          </table:table-cell>
          <table:table-cell office:value-type="float" office:value="554.662476" calcext:value-type="float">
            <text:p>554,662476</text:p>
          </table:table-cell>
          <table:table-cell office:value-type="float" office:value="512.059326" calcext:value-type="float">
            <text:p>512,059326</text:p>
          </table:table-cell>
          <table:table-cell office:value-type="float" office:value="510.592346" calcext:value-type="float">
            <text:p>510,592346</text:p>
          </table:table-cell>
          <table:table-cell office:value-type="float" office:value="514.822754" calcext:value-type="float">
            <text:p>514,822754</text:p>
          </table:table-cell>
          <table:table-cell office:value-type="float" office:value="530.88147" calcext:value-type="float">
            <text:p>530,88147</text:p>
          </table:table-cell>
          <table:table-cell office:value-type="float" office:value="529.336548" calcext:value-type="float">
            <text:p>529,336548</text:p>
          </table:table-cell>
          <table:table-cell office:value-type="float" office:value="520.561035" calcext:value-type="float">
            <text:p>520,561035</text:p>
          </table:table-cell>
          <table:table-cell office:value-type="float" office:value="539.350586" calcext:value-type="float">
            <text:p>539,350586</text:p>
          </table:table-cell>
          <table:table-cell office:value-type="float" office:value="539.427734" calcext:value-type="float">
            <text:p>539,4277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26.420586" calcext:value-type="float">
            <text:p>126,420586</text:p>
          </table:table-cell>
          <table:table-cell office:value-type="float" office:value="126.755165" calcext:value-type="float">
            <text:p>126,755165</text:p>
          </table:table-cell>
          <table:table-cell office:value-type="float" office:value="126.864281" calcext:value-type="float">
            <text:p>126,864281</text:p>
          </table:table-cell>
          <table:table-cell office:value-type="float" office:value="126.658058" calcext:value-type="float">
            <text:p>126,658058</text:p>
          </table:table-cell>
          <table:table-cell office:value-type="float" office:value="126.714394" calcext:value-type="float">
            <text:p>126,714394</text:p>
          </table:table-cell>
          <table:table-cell office:value-type="float" office:value="126.981148" calcext:value-type="float">
            <text:p>126,981148</text:p>
          </table:table-cell>
          <table:table-cell office:value-type="float" office:value="127.359138" calcext:value-type="float">
            <text:p>127,359138</text:p>
          </table:table-cell>
          <table:table-cell office:value-type="float" office:value="127.490952" calcext:value-type="float">
            <text:p>127,490952</text:p>
          </table:table-cell>
          <table:table-cell office:value-type="float" office:value="127.000633" calcext:value-type="float">
            <text:p>127,000633</text:p>
          </table:table-cell>
          <table:table-cell office:value-type="float" office:value="126.930977" calcext:value-type="float">
            <text:p>126,930977</text:p>
          </table:table-cell>
          <table:table-cell office:value-type="float" office:value="126.650856" calcext:value-type="float">
            <text:p>126,650856</text:p>
          </table:table-cell>
          <table:table-cell office:value-type="float" office:value="125.859306" calcext:value-type="float">
            <text:p>125,859306</text:p>
          </table:table-cell>
          <table:table-cell office:value-type="float" office:value="124.458916" calcext:value-type="float">
            <text:p>124,458916</text:p>
          </table:table-cell>
          <table:table-cell office:value-type="float" office:value="123.604683" calcext:value-type="float">
            <text:p>123,604683</text:p>
          </table:table-cell>
          <table:table-cell office:value-type="float" office:value="122.744514" calcext:value-type="float">
            <text:p>122,744514</text:p>
          </table:table-cell>
          <table:table-cell office:value-type="float" office:value="121.76709" calcext:value-type="float">
            <text:p>121,76709</text:p>
          </table:table-cell>
          <table:table-cell office:value-type="float" office:value="121.804085" calcext:value-type="float">
            <text:p>121,804085</text:p>
          </table:table-cell>
          <table:table-cell office:value-type="float" office:value="120.966011" calcext:value-type="float">
            <text:p>120,966011</text:p>
          </table:table-cell>
          <table:table-cell office:value-type="float" office:value="119.670578" calcext:value-type="float">
            <text:p>119,670578</text:p>
          </table:table-cell>
          <table:table-cell office:value-type="float" office:value="118.396553" calcext:value-type="float">
            <text:p>118,396553</text:p>
          </table:table-cell>
          <table:table-cell office:value-type="float" office:value="115.241745" calcext:value-type="float">
            <text:p>115,241745</text:p>
          </table:table-cell>
          <table:table-cell office:value-type="float" office:value="113.510979" calcext:value-type="float">
            <text:p>113,510979</text:p>
          </table:table-cell>
          <table:table-cell office:value-type="float" office:value="113.89045" calcext:value-type="float">
            <text:p>113,89045</text:p>
          </table:table-cell>
          <table:table-cell office:value-type="float" office:value="112.304192" calcext:value-type="float">
            <text:p>112,304192</text:p>
          </table:table-cell>
          <table:table-cell office:value-type="float" office:value="112.712067" calcext:value-type="float">
            <text:p>112,712067</text:p>
          </table:table-cell>
          <table:table-cell office:value-type="float" office:value="120.252472" calcext:value-type="float">
            <text:p>120,252472</text:p>
          </table:table-cell>
          <table:table-cell office:value-type="float" office:value="118.991341" calcext:value-type="float">
            <text:p>118,991341</text:p>
          </table:table-cell>
          <table:table-cell office:value-type="float" office:value="121.011391" calcext:value-type="float">
            <text:p>121,011391</text:p>
          </table:table-cell>
          <table:table-cell office:value-type="float" office:value="121.366982" calcext:value-type="float">
            <text:p>121,366982</text:p>
          </table:table-cell>
          <table:table-cell office:value-type="float" office:value="122.23333" calcext:value-type="float">
            <text:p>122,233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2.417336" calcext:value-type="float">
            <text:p>62,417336</text:p>
          </table:table-cell>
          <table:table-cell office:value-type="float" office:value="62.944939" calcext:value-type="float">
            <text:p>62,944939</text:p>
          </table:table-cell>
          <table:table-cell office:value-type="float" office:value="63.029724" calcext:value-type="float">
            <text:p>63,029724</text:p>
          </table:table-cell>
          <table:table-cell office:value-type="float" office:value="63.686661" calcext:value-type="float">
            <text:p>63,686661</text:p>
          </table:table-cell>
          <table:table-cell office:value-type="float" office:value="61.924629" calcext:value-type="float">
            <text:p>61,924629</text:p>
          </table:table-cell>
          <table:table-cell office:value-type="float" office:value="63.598473" calcext:value-type="float">
            <text:p>63,598473</text:p>
          </table:table-cell>
          <table:table-cell office:value-type="float" office:value="66.778801" calcext:value-type="float">
            <text:p>66,778801</text:p>
          </table:table-cell>
          <table:table-cell office:value-type="float" office:value="66.728119" calcext:value-type="float">
            <text:p>66,728119</text:p>
          </table:table-cell>
          <table:table-cell office:value-type="float" office:value="66.740372" calcext:value-type="float">
            <text:p>66,740372</text:p>
          </table:table-cell>
          <table:table-cell office:value-type="float" office:value="65.790657" calcext:value-type="float">
            <text:p>65,790657</text:p>
          </table:table-cell>
          <table:table-cell office:value-type="float" office:value="62.609169" calcext:value-type="float">
            <text:p>62,609169</text:p>
          </table:table-cell>
          <table:table-cell office:value-type="float" office:value="60.990097" calcext:value-type="float">
            <text:p>60,990097</text:p>
          </table:table-cell>
          <table:table-cell office:value-type="float" office:value="61.34066" calcext:value-type="float">
            <text:p>61,34066</text:p>
          </table:table-cell>
          <table:table-cell office:value-type="float" office:value="62.398529" calcext:value-type="float">
            <text:p>62,398529</text:p>
          </table:table-cell>
          <table:table-cell office:value-type="float" office:value="63.9245" calcext:value-type="float">
            <text:p>63,9245</text:p>
          </table:table-cell>
          <table:table-cell office:value-type="float" office:value="68.149353" calcext:value-type="float">
            <text:p>68,149353</text:p>
          </table:table-cell>
          <table:table-cell office:value-type="float" office:value="67.754547" calcext:value-type="float">
            <text:p>67,754547</text:p>
          </table:table-cell>
          <table:table-cell office:value-type="float" office:value="66.463547" calcext:value-type="float">
            <text:p>66,463547</text:p>
          </table:table-cell>
          <table:table-cell office:value-type="float" office:value="64.138428" calcext:value-type="float">
            <text:p>64,138428</text:p>
          </table:table-cell>
          <table:table-cell office:value-type="float" office:value="63.582314" calcext:value-type="float">
            <text:p>63,582314</text:p>
          </table:table-cell>
          <table:table-cell office:value-type="float" office:value="64.241753" calcext:value-type="float">
            <text:p>64,241753</text:p>
          </table:table-cell>
          <table:table-cell office:value-type="float" office:value="65.560623" calcext:value-type="float">
            <text:p>65,560623</text:p>
          </table:table-cell>
          <table:table-cell office:value-type="float" office:value="67.398666" calcext:value-type="float">
            <text:p>67,398666</text:p>
          </table:table-cell>
          <table:table-cell office:value-type="float" office:value="65.918762" calcext:value-type="float">
            <text:p>65,918762</text:p>
          </table:table-cell>
          <table:table-cell office:value-type="float" office:value="63.276535" calcext:value-type="float">
            <text:p>63,276535</text:p>
          </table:table-cell>
          <table:table-cell office:value-type="float" office:value="67.760002" calcext:value-type="float">
            <text:p>67,760002</text:p>
          </table:table-cell>
          <table:table-cell office:value-type="float" office:value="64.257202" calcext:value-type="float">
            <text:p>64,257202</text:p>
          </table:table-cell>
          <table:table-cell office:value-type="float" office:value="62.40448" calcext:value-type="float">
            <text:p>62,40448</text:p>
          </table:table-cell>
          <table:table-cell office:value-type="float" office:value="61.399605" calcext:value-type="float">
            <text:p>61,399605</text:p>
          </table:table-cell>
          <table:table-cell office:value-type="float" office:value="64.211914" calcext:value-type="float">
            <text:p>64,2119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292.434479" calcext:value-type="float">
            <text:p>292,434479</text:p>
          </table:table-cell>
          <table:table-cell office:value-type="float" office:value="315.98175" calcext:value-type="float">
            <text:p>315,98175</text:p>
          </table:table-cell>
          <table:table-cell office:value-type="float" office:value="289.119843" calcext:value-type="float">
            <text:p>289,119843</text:p>
          </table:table-cell>
          <table:table-cell office:value-type="float" office:value="308.613953" calcext:value-type="float">
            <text:p>308,613953</text:p>
          </table:table-cell>
          <table:table-cell office:value-type="float" office:value="307.056824" calcext:value-type="float">
            <text:p>307,056824</text:p>
          </table:table-cell>
          <table:table-cell office:value-type="float" office:value="293.898499" calcext:value-type="float">
            <text:p>293,898499</text:p>
          </table:table-cell>
          <table:table-cell office:value-type="float" office:value="313.536407" calcext:value-type="float">
            <text:p>313,536407</text:p>
          </table:table-cell>
          <table:table-cell office:value-type="float" office:value="308.02594" calcext:value-type="float">
            <text:p>308,02594</text:p>
          </table:table-cell>
          <table:table-cell office:value-type="float" office:value="309.053162" calcext:value-type="float">
            <text:p>309,053162</text:p>
          </table:table-cell>
          <table:table-cell office:value-type="float" office:value="309.679047" calcext:value-type="float">
            <text:p>309,679047</text:p>
          </table:table-cell>
          <table:table-cell office:value-type="float" office:value="309.667969" calcext:value-type="float">
            <text:p>309,667969</text:p>
          </table:table-cell>
          <table:table-cell office:value-type="float" office:value="309.560913" calcext:value-type="float">
            <text:p>309,560913</text:p>
          </table:table-cell>
          <table:table-cell office:value-type="float" office:value="305.749634" calcext:value-type="float">
            <text:p>305,749634</text:p>
          </table:table-cell>
          <table:table-cell office:value-type="float" office:value="309.084961" calcext:value-type="float">
            <text:p>309,084961</text:p>
          </table:table-cell>
          <table:table-cell office:value-type="float" office:value="308.084412" calcext:value-type="float">
            <text:p>308,084412</text:p>
          </table:table-cell>
          <table:table-cell office:value-type="float" office:value="308.141083" calcext:value-type="float">
            <text:p>308,141083</text:p>
          </table:table-cell>
          <table:table-cell office:value-type="float" office:value="308.236542" calcext:value-type="float">
            <text:p>308,236542</text:p>
          </table:table-cell>
          <table:table-cell office:value-type="float" office:value="306.281433" calcext:value-type="float">
            <text:p>306,281433</text:p>
          </table:table-cell>
          <table:table-cell office:value-type="float" office:value="308.369751" calcext:value-type="float">
            <text:p>308,369751</text:p>
          </table:table-cell>
          <table:table-cell office:value-type="float" office:value="306.816376" calcext:value-type="float">
            <text:p>306,816376</text:p>
          </table:table-cell>
          <table:table-cell office:value-type="float" office:value="307.535187" calcext:value-type="float">
            <text:p>307,535187</text:p>
          </table:table-cell>
          <table:table-cell office:value-type="float" office:value="306.204956" calcext:value-type="float">
            <text:p>306,204956</text:p>
          </table:table-cell>
          <table:table-cell office:value-type="float" office:value="305.622009" calcext:value-type="float">
            <text:p>305,622009</text:p>
          </table:table-cell>
          <table:table-cell office:value-type="float" office:value="304.492737" calcext:value-type="float">
            <text:p>304,492737</text:p>
          </table:table-cell>
          <table:table-cell office:value-type="float" office:value="306.315735" calcext:value-type="float">
            <text:p>306,315735</text:p>
          </table:table-cell>
          <table:table-cell office:value-type="float" office:value="304.572754" calcext:value-type="float">
            <text:p>304,572754</text:p>
          </table:table-cell>
          <table:table-cell office:value-type="float" office:value="306.207642" calcext:value-type="float">
            <text:p>306,207642</text:p>
          </table:table-cell>
          <table:table-cell office:value-type="float" office:value="306.213135" calcext:value-type="float">
            <text:p>306,213135</text:p>
          </table:table-cell>
          <table:table-cell office:value-type="float" office:value="310.021027" calcext:value-type="float">
            <text:p>310,021027</text:p>
          </table:table-cell>
          <table:table-cell office:value-type="float" office:value="306.696167" calcext:value-type="float">
            <text:p>306,6961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0.320557" calcext:value-type="float">
            <text:p>140,320557</text:p>
          </table:table-cell>
          <table:table-cell office:value-type="float" office:value="139.588409" calcext:value-type="float">
            <text:p>139,588409</text:p>
          </table:table-cell>
          <table:table-cell office:value-type="float" office:value="139.838242" calcext:value-type="float">
            <text:p>139,838242</text:p>
          </table:table-cell>
          <table:table-cell office:value-type="float" office:value="146.439484" calcext:value-type="float">
            <text:p>146,439484</text:p>
          </table:table-cell>
          <table:table-cell office:value-type="float" office:value="152.426743" calcext:value-type="float">
            <text:p>152,426743</text:p>
          </table:table-cell>
          <table:table-cell office:value-type="float" office:value="149.494293" calcext:value-type="float">
            <text:p>149,494293</text:p>
          </table:table-cell>
          <table:table-cell office:value-type="float" office:value="145.434494" calcext:value-type="float">
            <text:p>145,434494</text:p>
          </table:table-cell>
          <table:table-cell office:value-type="float" office:value="144.533035" calcext:value-type="float">
            <text:p>144,533035</text:p>
          </table:table-cell>
          <table:table-cell office:value-type="float" office:value="143.130768" calcext:value-type="float">
            <text:p>143,130768</text:p>
          </table:table-cell>
          <table:table-cell office:value-type="float" office:value="136.872803" calcext:value-type="float">
            <text:p>136,872803</text:p>
          </table:table-cell>
          <table:table-cell office:value-type="float" office:value="131.027481" calcext:value-type="float">
            <text:p>131,027481</text:p>
          </table:table-cell>
          <table:table-cell office:value-type="float" office:value="130.198639" calcext:value-type="float">
            <text:p>130,198639</text:p>
          </table:table-cell>
          <table:table-cell office:value-type="float" office:value="129.847183" calcext:value-type="float">
            <text:p>129,847183</text:p>
          </table:table-cell>
          <table:table-cell office:value-type="float" office:value="129.800171" calcext:value-type="float">
            <text:p>129,800171</text:p>
          </table:table-cell>
          <table:table-cell office:value-type="float" office:value="128.654602" calcext:value-type="float">
            <text:p>128,654602</text:p>
          </table:table-cell>
          <table:table-cell office:value-type="float" office:value="128.029907" calcext:value-type="float">
            <text:p>128,029907</text:p>
          </table:table-cell>
          <table:table-cell office:value-type="float" office:value="127.474892" calcext:value-type="float">
            <text:p>127,474892</text:p>
          </table:table-cell>
          <table:table-cell office:value-type="float" office:value="126.863174" calcext:value-type="float">
            <text:p>126,863174</text:p>
          </table:table-cell>
          <table:table-cell office:value-type="float" office:value="127.26123" calcext:value-type="float">
            <text:p>127,26123</text:p>
          </table:table-cell>
          <table:table-cell office:value-type="float" office:value="126.932022" calcext:value-type="float">
            <text:p>126,932022</text:p>
          </table:table-cell>
          <table:table-cell office:value-type="float" office:value="126.529648" calcext:value-type="float">
            <text:p>126,529648</text:p>
          </table:table-cell>
          <table:table-cell office:value-type="float" office:value="126.421997" calcext:value-type="float">
            <text:p>126,421997</text:p>
          </table:table-cell>
          <table:table-cell office:value-type="float" office:value="126.580093" calcext:value-type="float">
            <text:p>126,580093</text:p>
          </table:table-cell>
          <table:table-cell office:value-type="float" office:value="126.461861" calcext:value-type="float">
            <text:p>126,461861</text:p>
          </table:table-cell>
          <table:table-cell office:value-type="float" office:value="126.131561" calcext:value-type="float">
            <text:p>126,131561</text:p>
          </table:table-cell>
          <table:table-cell office:value-type="float" office:value="125.654106" calcext:value-type="float">
            <text:p>125,654106</text:p>
          </table:table-cell>
          <table:table-cell office:value-type="float" office:value="125.609451" calcext:value-type="float">
            <text:p>125,609451</text:p>
          </table:table-cell>
          <table:table-cell office:value-type="float" office:value="125.248688" calcext:value-type="float">
            <text:p>125,248688</text:p>
          </table:table-cell>
          <table:table-cell office:value-type="float" office:value="125.102371" calcext:value-type="float">
            <text:p>125,102371</text:p>
          </table:table-cell>
          <table:table-cell office:value-type="float" office:value="124.692795" calcext:value-type="float">
            <text:p>124,69279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13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2" office:value-type="float" office:value="57.945511" calcext:value-type="float">
            <text:p>57,945511</text:p>
          </table:table-cell>
          <table:table-cell office:value-type="float" office:value="57.945503" calcext:value-type="float">
            <text:p>57,945503</text:p>
          </table:table-cell>
          <table:table-cell table:number-columns-repeated="2" office:value-type="float" office:value="57.945511" calcext:value-type="float">
            <text:p>57,945511</text:p>
          </table:table-cell>
          <table:table-cell table:number-columns-repeated="2" office:value-type="float" office:value="57.945507" calcext:value-type="float">
            <text:p>57,945507</text:p>
          </table:table-cell>
          <table:table-cell table:number-columns-repeated="2" office:value-type="float" office:value="57.945511" calcext:value-type="float">
            <text:p>57,945511</text:p>
          </table:table-cell>
          <table:table-cell office:value-type="float" office:value="57.945507" calcext:value-type="float">
            <text:p>57,945507</text:p>
          </table:table-cell>
          <table:table-cell office:value-type="float" office:value="57.945511" calcext:value-type="float">
            <text:p>57,945511</text:p>
          </table:table-cell>
          <table:table-cell office:value-type="float" office:value="57.945507" calcext:value-type="float">
            <text:p>57,9455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5.002136" calcext:value-type="float">
            <text:p>245,002136</text:p>
          </table:table-cell>
          <table:table-cell office:value-type="float" office:value="252.806183" calcext:value-type="float">
            <text:p>252,806183</text:p>
          </table:table-cell>
          <table:table-cell office:value-type="float" office:value="216.764572" calcext:value-type="float">
            <text:p>216,764572</text:p>
          </table:table-cell>
          <table:table-cell office:value-type="float" office:value="250.687439" calcext:value-type="float">
            <text:p>250,687439</text:p>
          </table:table-cell>
          <table:table-cell office:value-type="float" office:value="248.135452" calcext:value-type="float">
            <text:p>248,135452</text:p>
          </table:table-cell>
          <table:table-cell office:value-type="float" office:value="207.36972" calcext:value-type="float">
            <text:p>207,36972</text:p>
          </table:table-cell>
          <table:table-cell office:value-type="float" office:value="205.961975" calcext:value-type="float">
            <text:p>205,961975</text:p>
          </table:table-cell>
          <table:table-cell office:value-type="float" office:value="205.55722" calcext:value-type="float">
            <text:p>205,55722</text:p>
          </table:table-cell>
          <table:table-cell office:value-type="float" office:value="233.920547" calcext:value-type="float">
            <text:p>233,920547</text:p>
          </table:table-cell>
          <table:table-cell office:value-type="float" office:value="207.39682" calcext:value-type="float">
            <text:p>207,39682</text:p>
          </table:table-cell>
          <table:table-cell office:value-type="float" office:value="215.3358" calcext:value-type="float">
            <text:p>215,3358</text:p>
          </table:table-cell>
          <table:table-cell office:value-type="float" office:value="214.990738" calcext:value-type="float">
            <text:p>214,990738</text:p>
          </table:table-cell>
          <table:table-cell office:value-type="float" office:value="222.580139" calcext:value-type="float">
            <text:p>222,580139</text:p>
          </table:table-cell>
          <table:table-cell office:value-type="float" office:value="251.101105" calcext:value-type="float">
            <text:p>251,101105</text:p>
          </table:table-cell>
          <table:table-cell office:value-type="float" office:value="225.72522" calcext:value-type="float">
            <text:p>225,72522</text:p>
          </table:table-cell>
          <table:table-cell office:value-type="float" office:value="244.702972" calcext:value-type="float">
            <text:p>244,702972</text:p>
          </table:table-cell>
          <table:table-cell office:value-type="float" office:value="242.458359" calcext:value-type="float">
            <text:p>242,458359</text:p>
          </table:table-cell>
          <table:table-cell office:value-type="float" office:value="211.730225" calcext:value-type="float">
            <text:p>211,730225</text:p>
          </table:table-cell>
          <table:table-cell office:value-type="float" office:value="209.111923" calcext:value-type="float">
            <text:p>209,111923</text:p>
          </table:table-cell>
          <table:table-cell office:value-type="float" office:value="208.348877" calcext:value-type="float">
            <text:p>208,348877</text:p>
          </table:table-cell>
          <table:table-cell office:value-type="float" office:value="213.2258" calcext:value-type="float">
            <text:p>213,2258</text:p>
          </table:table-cell>
          <table:table-cell office:value-type="float" office:value="212.620438" calcext:value-type="float">
            <text:p>212,620438</text:p>
          </table:table-cell>
          <table:table-cell office:value-type="float" office:value="214.583496" calcext:value-type="float">
            <text:p>214,583496</text:p>
          </table:table-cell>
          <table:table-cell office:value-type="float" office:value="216.383057" calcext:value-type="float">
            <text:p>216,383057</text:p>
          </table:table-cell>
          <table:table-cell office:value-type="float" office:value="222.3703" calcext:value-type="float">
            <text:p>222,3703</text:p>
          </table:table-cell>
          <table:table-cell office:value-type="float" office:value="236.145401" calcext:value-type="float">
            <text:p>236,145401</text:p>
          </table:table-cell>
          <table:table-cell office:value-type="float" office:value="234.19899" calcext:value-type="float">
            <text:p>234,19899</text:p>
          </table:table-cell>
          <table:table-cell office:value-type="float" office:value="232.904617" calcext:value-type="float">
            <text:p>232,904617</text:p>
          </table:table-cell>
          <table:table-cell office:value-type="float" office:value="222.957993" calcext:value-type="float">
            <text:p>222,957993</text:p>
          </table:table-cell>
          <table:table-cell office:value-type="float" office:value="226.497589" calcext:value-type="float">
            <text:p>226,49758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00.735779" calcext:value-type="float">
            <text:p>200,735779</text:p>
          </table:table-cell>
          <table:table-cell office:value-type="float" office:value="201.710846" calcext:value-type="float">
            <text:p>201,710846</text:p>
          </table:table-cell>
          <table:table-cell office:value-type="float" office:value="197.939194" calcext:value-type="float">
            <text:p>197,939194</text:p>
          </table:table-cell>
          <table:table-cell office:value-type="float" office:value="193.474854" calcext:value-type="float">
            <text:p>193,474854</text:p>
          </table:table-cell>
          <table:table-cell office:value-type="float" office:value="190.504532" calcext:value-type="float">
            <text:p>190,504532</text:p>
          </table:table-cell>
          <table:table-cell office:value-type="float" office:value="189.143585" calcext:value-type="float">
            <text:p>189,143585</text:p>
          </table:table-cell>
          <table:table-cell office:value-type="float" office:value="188.547684" calcext:value-type="float">
            <text:p>188,547684</text:p>
          </table:table-cell>
          <table:table-cell office:value-type="float" office:value="188.272736" calcext:value-type="float">
            <text:p>188,272736</text:p>
          </table:table-cell>
          <table:table-cell office:value-type="float" office:value="188.212051" calcext:value-type="float">
            <text:p>188,212051</text:p>
          </table:table-cell>
          <table:table-cell office:value-type="float" office:value="188.360718" calcext:value-type="float">
            <text:p>188,360718</text:p>
          </table:table-cell>
          <table:table-cell office:value-type="float" office:value="189.420624" calcext:value-type="float">
            <text:p>189,420624</text:p>
          </table:table-cell>
          <table:table-cell office:value-type="float" office:value="191.714783" calcext:value-type="float">
            <text:p>191,714783</text:p>
          </table:table-cell>
          <table:table-cell office:value-type="float" office:value="198.727066" calcext:value-type="float">
            <text:p>198,727066</text:p>
          </table:table-cell>
          <table:table-cell office:value-type="float" office:value="206.160355" calcext:value-type="float">
            <text:p>206,160355</text:p>
          </table:table-cell>
          <table:table-cell office:value-type="float" office:value="204.754623" calcext:value-type="float">
            <text:p>204,754623</text:p>
          </table:table-cell>
          <table:table-cell office:value-type="float" office:value="199.386108" calcext:value-type="float">
            <text:p>199,386108</text:p>
          </table:table-cell>
          <table:table-cell office:value-type="float" office:value="194.04567" calcext:value-type="float">
            <text:p>194,04567</text:p>
          </table:table-cell>
          <table:table-cell office:value-type="float" office:value="191.293839" calcext:value-type="float">
            <text:p>191,293839</text:p>
          </table:table-cell>
          <table:table-cell office:value-type="float" office:value="190.101822" calcext:value-type="float">
            <text:p>190,101822</text:p>
          </table:table-cell>
          <table:table-cell office:value-type="float" office:value="189.779007" calcext:value-type="float">
            <text:p>189,779007</text:p>
          </table:table-cell>
          <table:table-cell office:value-type="float" office:value="190.225815" calcext:value-type="float">
            <text:p>190,225815</text:p>
          </table:table-cell>
          <table:table-cell office:value-type="float" office:value="192.315613" calcext:value-type="float">
            <text:p>192,315613</text:p>
          </table:table-cell>
          <table:table-cell office:value-type="float" office:value="200.380844" calcext:value-type="float">
            <text:p>200,380844</text:p>
          </table:table-cell>
          <table:table-cell office:value-type="float" office:value="220.493378" calcext:value-type="float">
            <text:p>220,493378</text:p>
          </table:table-cell>
          <table:table-cell office:value-type="float" office:value="240.537247" calcext:value-type="float">
            <text:p>240,537247</text:p>
          </table:table-cell>
          <table:table-cell office:value-type="float" office:value="249.729324" calcext:value-type="float">
            <text:p>249,729324</text:p>
          </table:table-cell>
          <table:table-cell office:value-type="float" office:value="252.572495" calcext:value-type="float">
            <text:p>252,572495</text:p>
          </table:table-cell>
          <table:table-cell office:value-type="float" office:value="250.296906" calcext:value-type="float">
            <text:p>250,296906</text:p>
          </table:table-cell>
          <table:table-cell office:value-type="float" office:value="244.592239" calcext:value-type="float">
            <text:p>244,592239</text:p>
          </table:table-cell>
          <table:table-cell office:value-type="float" office:value="234.930527" calcext:value-type="float">
            <text:p>234,93052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4.907639" calcext:value-type="float">
            <text:p>54,907639</text:p>
          </table:table-cell>
          <table:table-cell office:value-type="float" office:value="54.69239" calcext:value-type="float">
            <text:p>54,69239</text:p>
          </table:table-cell>
          <table:table-cell office:value-type="float" office:value="54.470581" calcext:value-type="float">
            <text:p>54,470581</text:p>
          </table:table-cell>
          <table:table-cell office:value-type="float" office:value="53.594666" calcext:value-type="float">
            <text:p>53,594666</text:p>
          </table:table-cell>
          <table:table-cell office:value-type="float" office:value="52.000385" calcext:value-type="float">
            <text:p>52,000385</text:p>
          </table:table-cell>
          <table:table-cell office:value-type="float" office:value="50.846516" calcext:value-type="float">
            <text:p>50,846516</text:p>
          </table:table-cell>
          <table:table-cell office:value-type="float" office:value="50.194813" calcext:value-type="float">
            <text:p>50,194813</text:p>
          </table:table-cell>
          <table:table-cell office:value-type="float" office:value="49.552071" calcext:value-type="float">
            <text:p>49,552071</text:p>
          </table:table-cell>
          <table:table-cell office:value-type="float" office:value="49.315979" calcext:value-type="float">
            <text:p>49,315979</text:p>
          </table:table-cell>
          <table:table-cell office:value-type="float" office:value="49.181236" calcext:value-type="float">
            <text:p>49,181236</text:p>
          </table:table-cell>
          <table:table-cell office:value-type="float" office:value="48.964439" calcext:value-type="float">
            <text:p>48,964439</text:p>
          </table:table-cell>
          <table:table-cell office:value-type="float" office:value="48.548916" calcext:value-type="float">
            <text:p>48,548916</text:p>
          </table:table-cell>
          <table:table-cell office:value-type="float" office:value="49.045219" calcext:value-type="float">
            <text:p>49,045219</text:p>
          </table:table-cell>
          <table:table-cell office:value-type="float" office:value="48.404549" calcext:value-type="float">
            <text:p>48,404549</text:p>
          </table:table-cell>
          <table:table-cell office:value-type="float" office:value="48.011505" calcext:value-type="float">
            <text:p>48,011505</text:p>
          </table:table-cell>
          <table:table-cell office:value-type="float" office:value="48.525333" calcext:value-type="float">
            <text:p>48,525333</text:p>
          </table:table-cell>
          <table:table-cell office:value-type="float" office:value="48.78019" calcext:value-type="float">
            <text:p>48,78019</text:p>
          </table:table-cell>
          <table:table-cell office:value-type="float" office:value="48.910168" calcext:value-type="float">
            <text:p>48,910168</text:p>
          </table:table-cell>
          <table:table-cell office:value-type="float" office:value="48.044006" calcext:value-type="float">
            <text:p>48,044006</text:p>
          </table:table-cell>
          <table:table-cell office:value-type="float" office:value="47.473587" calcext:value-type="float">
            <text:p>47,473587</text:p>
          </table:table-cell>
          <table:table-cell office:value-type="float" office:value="47.756866" calcext:value-type="float">
            <text:p>47,756866</text:p>
          </table:table-cell>
          <table:table-cell office:value-type="float" office:value="47.616524" calcext:value-type="float">
            <text:p>47,616524</text:p>
          </table:table-cell>
          <table:table-cell office:value-type="float" office:value="47.599495" calcext:value-type="float">
            <text:p>47,599495</text:p>
          </table:table-cell>
          <table:table-cell office:value-type="float" office:value="47.646873" calcext:value-type="float">
            <text:p>47,646873</text:p>
          </table:table-cell>
          <table:table-cell office:value-type="float" office:value="47.773197" calcext:value-type="float">
            <text:p>47,773197</text:p>
          </table:table-cell>
          <table:table-cell office:value-type="float" office:value="48.007069" calcext:value-type="float">
            <text:p>48,007069</text:p>
          </table:table-cell>
          <table:table-cell office:value-type="float" office:value="48.455025" calcext:value-type="float">
            <text:p>48,455025</text:p>
          </table:table-cell>
          <table:table-cell office:value-type="float" office:value="48.903168" calcext:value-type="float">
            <text:p>48,903168</text:p>
          </table:table-cell>
          <table:table-cell office:value-type="float" office:value="49.366173" calcext:value-type="float">
            <text:p>49,366173</text:p>
          </table:table-cell>
          <table:table-cell office:value-type="float" office:value="50.396332" calcext:value-type="float">
            <text:p>50,39633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1.628561" calcext:value-type="float">
            <text:p>31,628561</text:p>
          </table:table-cell>
          <table:table-cell office:value-type="float" office:value="31.757408" calcext:value-type="float">
            <text:p>31,757408</text:p>
          </table:table-cell>
          <table:table-cell office:value-type="float" office:value="31.662781" calcext:value-type="float">
            <text:p>31,662781</text:p>
          </table:table-cell>
          <table:table-cell office:value-type="float" office:value="31.751755" calcext:value-type="float">
            <text:p>31,751755</text:p>
          </table:table-cell>
          <table:table-cell office:value-type="float" office:value="31.722603" calcext:value-type="float">
            <text:p>31,722603</text:p>
          </table:table-cell>
          <table:table-cell office:value-type="float" office:value="31.732782" calcext:value-type="float">
            <text:p>31,732782</text:p>
          </table:table-cell>
          <table:table-cell office:value-type="float" office:value="31.795221" calcext:value-type="float">
            <text:p>31,795221</text:p>
          </table:table-cell>
          <table:table-cell office:value-type="float" office:value="31.925695" calcext:value-type="float">
            <text:p>31,925695</text:p>
          </table:table-cell>
          <table:table-cell office:value-type="float" office:value="31.891462" calcext:value-type="float">
            <text:p>31,891462</text:p>
          </table:table-cell>
          <table:table-cell office:value-type="float" office:value="31.897284" calcext:value-type="float">
            <text:p>31,897284</text:p>
          </table:table-cell>
          <table:table-cell office:value-type="float" office:value="31.922804" calcext:value-type="float">
            <text:p>31,922804</text:p>
          </table:table-cell>
          <table:table-cell office:value-type="float" office:value="32.041637" calcext:value-type="float">
            <text:p>32,041637</text:p>
          </table:table-cell>
          <table:table-cell office:value-type="float" office:value="31.742241" calcext:value-type="float">
            <text:p>31,742241</text:p>
          </table:table-cell>
          <table:table-cell office:value-type="float" office:value="32.139427" calcext:value-type="float">
            <text:p>32,139427</text:p>
          </table:table-cell>
          <table:table-cell office:value-type="float" office:value="32.13866" calcext:value-type="float">
            <text:p>32,13866</text:p>
          </table:table-cell>
          <table:table-cell office:value-type="float" office:value="31.977001" calcext:value-type="float">
            <text:p>31,977001</text:p>
          </table:table-cell>
          <table:table-cell office:value-type="float" office:value="31.905287" calcext:value-type="float">
            <text:p>31,905287</text:p>
          </table:table-cell>
          <table:table-cell office:value-type="float" office:value="31.796093" calcext:value-type="float">
            <text:p>31,796093</text:p>
          </table:table-cell>
          <table:table-cell office:value-type="float" office:value="32.241257" calcext:value-type="float">
            <text:p>32,241257</text:p>
          </table:table-cell>
          <table:table-cell office:value-type="float" office:value="32.361774" calcext:value-type="float">
            <text:p>32,361774</text:p>
          </table:table-cell>
          <table:table-cell office:value-type="float" office:value="32.344353" calcext:value-type="float">
            <text:p>32,344353</text:p>
          </table:table-cell>
          <table:table-cell office:value-type="float" office:value="32.448887" calcext:value-type="float">
            <text:p>32,448887</text:p>
          </table:table-cell>
          <table:table-cell office:value-type="float" office:value="33.322533" calcext:value-type="float">
            <text:p>33,322533</text:p>
          </table:table-cell>
          <table:table-cell office:value-type="float" office:value="32.965382" calcext:value-type="float">
            <text:p>32,965382</text:p>
          </table:table-cell>
          <table:table-cell office:value-type="float" office:value="33.989037" calcext:value-type="float">
            <text:p>33,989037</text:p>
          </table:table-cell>
          <table:table-cell office:value-type="float" office:value="33.344101" calcext:value-type="float">
            <text:p>33,344101</text:p>
          </table:table-cell>
          <table:table-cell office:value-type="float" office:value="34.99696" calcext:value-type="float">
            <text:p>34,99696</text:p>
          </table:table-cell>
          <table:table-cell office:value-type="float" office:value="33.925022" calcext:value-type="float">
            <text:p>33,925022</text:p>
          </table:table-cell>
          <table:table-cell office:value-type="float" office:value="37.393734" calcext:value-type="float">
            <text:p>37,393734</text:p>
          </table:table-cell>
          <table:table-cell office:value-type="float" office:value="38.672634" calcext:value-type="float">
            <text:p>38,6726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312605" calcext:value-type="float">
            <text:p>8,312605</text:p>
          </table:table-cell>
          <table:table-cell office:value-type="float" office:value="8.287465" calcext:value-type="float">
            <text:p>8,287465</text:p>
          </table:table-cell>
          <table:table-cell office:value-type="float" office:value="8.265255" calcext:value-type="float">
            <text:p>8,265255</text:p>
          </table:table-cell>
          <table:table-cell office:value-type="float" office:value="8.244525" calcext:value-type="float">
            <text:p>8,244525</text:p>
          </table:table-cell>
          <table:table-cell office:value-type="float" office:value="8.225656" calcext:value-type="float">
            <text:p>8,225656</text:p>
          </table:table-cell>
          <table:table-cell office:value-type="float" office:value="8.208827" calcext:value-type="float">
            <text:p>8,208827</text:p>
          </table:table-cell>
          <table:table-cell office:value-type="float" office:value="8.194432" calcext:value-type="float">
            <text:p>8,194432</text:p>
          </table:table-cell>
          <table:table-cell office:value-type="float" office:value="8.184393" calcext:value-type="float">
            <text:p>8,184393</text:p>
          </table:table-cell>
          <table:table-cell office:value-type="float" office:value="8.177803" calcext:value-type="float">
            <text:p>8,177803</text:p>
          </table:table-cell>
          <table:table-cell office:value-type="float" office:value="8.173414" calcext:value-type="float">
            <text:p>8,173414</text:p>
          </table:table-cell>
          <table:table-cell office:value-type="float" office:value="8.171876" calcext:value-type="float">
            <text:p>8,171876</text:p>
          </table:table-cell>
          <table:table-cell office:value-type="float" office:value="8.168818" calcext:value-type="float">
            <text:p>8,168818</text:p>
          </table:table-cell>
          <table:table-cell office:value-type="float" office:value="8.166843" calcext:value-type="float">
            <text:p>8,166843</text:p>
          </table:table-cell>
          <table:table-cell office:value-type="float" office:value="8.173271" calcext:value-type="float">
            <text:p>8,173271</text:p>
          </table:table-cell>
          <table:table-cell office:value-type="float" office:value="8.188515" calcext:value-type="float">
            <text:p>8,188515</text:p>
          </table:table-cell>
          <table:table-cell office:value-type="float" office:value="8.227288" calcext:value-type="float">
            <text:p>8,227288</text:p>
          </table:table-cell>
          <table:table-cell office:value-type="float" office:value="8.296971" calcext:value-type="float">
            <text:p>8,296971</text:p>
          </table:table-cell>
          <table:table-cell office:value-type="float" office:value="8.421924" calcext:value-type="float">
            <text:p>8,421924</text:p>
          </table:table-cell>
          <table:table-cell office:value-type="float" office:value="8.640021" calcext:value-type="float">
            <text:p>8,640021</text:p>
          </table:table-cell>
          <table:table-cell office:value-type="float" office:value="8.94571" calcext:value-type="float">
            <text:p>8,94571</text:p>
          </table:table-cell>
          <table:table-cell office:value-type="float" office:value="9.31393" calcext:value-type="float">
            <text:p>9,31393</text:p>
          </table:table-cell>
          <table:table-cell office:value-type="float" office:value="9.644642" calcext:value-type="float">
            <text:p>9,644642</text:p>
          </table:table-cell>
          <table:table-cell office:value-type="float" office:value="9.862152" calcext:value-type="float">
            <text:p>9,862152</text:p>
          </table:table-cell>
          <table:table-cell office:value-type="float" office:value="10.004228" calcext:value-type="float">
            <text:p>10,004228</text:p>
          </table:table-cell>
          <table:table-cell office:value-type="float" office:value="10.116055" calcext:value-type="float">
            <text:p>10,116055</text:p>
          </table:table-cell>
          <table:table-cell office:value-type="float" office:value="10.240754" calcext:value-type="float">
            <text:p>10,240754</text:p>
          </table:table-cell>
          <table:table-cell office:value-type="float" office:value="10.339443" calcext:value-type="float">
            <text:p>10,339443</text:p>
          </table:table-cell>
          <table:table-cell office:value-type="float" office:value="10.420978" calcext:value-type="float">
            <text:p>10,420978</text:p>
          </table:table-cell>
          <table:table-cell office:value-type="float" office:value="10.477894" calcext:value-type="float">
            <text:p>10,477894</text:p>
          </table:table-cell>
          <table:table-cell office:value-type="float" office:value="10.514302" calcext:value-type="float">
            <text:p>10,51430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32.957932" calcext:value-type="float">
            <text:p>232,957932</text:p>
          </table:table-cell>
          <table:table-cell office:value-type="float" office:value="233.380447" calcext:value-type="float">
            <text:p>233,380447</text:p>
          </table:table-cell>
          <table:table-cell office:value-type="float" office:value="233.231964" calcext:value-type="float">
            <text:p>233,231964</text:p>
          </table:table-cell>
          <table:table-cell office:value-type="float" office:value="233.491714" calcext:value-type="float">
            <text:p>233,491714</text:p>
          </table:table-cell>
          <table:table-cell office:value-type="float" office:value="233.561569" calcext:value-type="float">
            <text:p>233,561569</text:p>
          </table:table-cell>
          <table:table-cell office:value-type="float" office:value="233.549438" calcext:value-type="float">
            <text:p>233,549438</text:p>
          </table:table-cell>
          <table:table-cell office:value-type="float" office:value="233.599838" calcext:value-type="float">
            <text:p>233,599838</text:p>
          </table:table-cell>
          <table:table-cell office:value-type="float" office:value="233.863205" calcext:value-type="float">
            <text:p>233,863205</text:p>
          </table:table-cell>
          <table:table-cell office:value-type="float" office:value="233.978394" calcext:value-type="float">
            <text:p>233,978394</text:p>
          </table:table-cell>
          <table:table-cell office:value-type="float" office:value="233.998535" calcext:value-type="float">
            <text:p>233,998535</text:p>
          </table:table-cell>
          <table:table-cell office:value-type="float" office:value="234.000824" calcext:value-type="float">
            <text:p>234,000824</text:p>
          </table:table-cell>
          <table:table-cell office:value-type="float" office:value="234.221115" calcext:value-type="float">
            <text:p>234,221115</text:p>
          </table:table-cell>
          <table:table-cell office:value-type="float" office:value="233.556229" calcext:value-type="float">
            <text:p>233,556229</text:p>
          </table:table-cell>
          <table:table-cell office:value-type="float" office:value="234.369797" calcext:value-type="float">
            <text:p>234,369797</text:p>
          </table:table-cell>
          <table:table-cell office:value-type="float" office:value="234.851852" calcext:value-type="float">
            <text:p>234,851852</text:p>
          </table:table-cell>
          <table:table-cell office:value-type="float" office:value="234.245255" calcext:value-type="float">
            <text:p>234,245255</text:p>
          </table:table-cell>
          <table:table-cell office:value-type="float" office:value="233.873398" calcext:value-type="float">
            <text:p>233,873398</text:p>
          </table:table-cell>
          <table:table-cell office:value-type="float" office:value="233.609863" calcext:value-type="float">
            <text:p>233,609863</text:p>
          </table:table-cell>
          <table:table-cell office:value-type="float" office:value="236.057632" calcext:value-type="float">
            <text:p>236,057632</text:p>
          </table:table-cell>
          <table:table-cell office:value-type="float" office:value="238.800507" calcext:value-type="float">
            <text:p>238,800507</text:p>
          </table:table-cell>
          <table:table-cell office:value-type="float" office:value="238.472122" calcext:value-type="float">
            <text:p>238,472122</text:p>
          </table:table-cell>
          <table:table-cell office:value-type="float" office:value="240.787003" calcext:value-type="float">
            <text:p>240,787003</text:p>
          </table:table-cell>
          <table:table-cell office:value-type="float" office:value="241.284927" calcext:value-type="float">
            <text:p>241,284927</text:p>
          </table:table-cell>
          <table:table-cell office:value-type="float" office:value="240.461288" calcext:value-type="float">
            <text:p>240,461288</text:p>
          </table:table-cell>
          <table:table-cell office:value-type="float" office:value="239.518234" calcext:value-type="float">
            <text:p>239,518234</text:p>
          </table:table-cell>
          <table:table-cell office:value-type="float" office:value="237.229172" calcext:value-type="float">
            <text:p>237,229172</text:p>
          </table:table-cell>
          <table:table-cell office:value-type="float" office:value="236.784561" calcext:value-type="float">
            <text:p>236,784561</text:p>
          </table:table-cell>
          <table:table-cell office:value-type="float" office:value="235.023178" calcext:value-type="float">
            <text:p>235,023178</text:p>
          </table:table-cell>
          <table:table-cell office:value-type="float" office:value="235.252594" calcext:value-type="float">
            <text:p>235,252594</text:p>
          </table:table-cell>
          <table:table-cell office:value-type="float" office:value="234.719238" calcext:value-type="float">
            <text:p>234,71923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774.674622" calcext:value-type="float">
            <text:p>774,674622</text:p>
          </table:table-cell>
          <table:table-cell office:value-type="float" office:value="866.304626" calcext:value-type="float">
            <text:p>866,304626</text:p>
          </table:table-cell>
          <table:table-cell office:value-type="float" office:value="762.035889" calcext:value-type="float">
            <text:p>762,035889</text:p>
          </table:table-cell>
          <table:table-cell office:value-type="float" office:value="755.123901" calcext:value-type="float">
            <text:p>755,123901</text:p>
          </table:table-cell>
          <table:table-cell office:value-type="float" office:value="768.937622" calcext:value-type="float">
            <text:p>768,937622</text:p>
          </table:table-cell>
          <table:table-cell office:value-type="float" office:value="821.974854" calcext:value-type="float">
            <text:p>821,974854</text:p>
          </table:table-cell>
          <table:table-cell office:value-type="float" office:value="853.742493" calcext:value-type="float">
            <text:p>853,742493</text:p>
          </table:table-cell>
          <table:table-cell office:value-type="float" office:value="846.420776" calcext:value-type="float">
            <text:p>846,420776</text:p>
          </table:table-cell>
          <table:table-cell office:value-type="float" office:value="786.781982" calcext:value-type="float">
            <text:p>786,781982</text:p>
          </table:table-cell>
          <table:table-cell office:value-type="float" office:value="860.49054" calcext:value-type="float">
            <text:p>860,49054</text:p>
          </table:table-cell>
          <table:table-cell office:value-type="float" office:value="907.110718" calcext:value-type="float">
            <text:p>907,110718</text:p>
          </table:table-cell>
          <table:table-cell office:value-type="float" office:value="816.958496" calcext:value-type="float">
            <text:p>816,958496</text:p>
          </table:table-cell>
          <table:table-cell office:value-type="float" office:value="857.354736" calcext:value-type="float">
            <text:p>857,354736</text:p>
          </table:table-cell>
          <table:table-cell office:value-type="float" office:value="836.677979" calcext:value-type="float">
            <text:p>836,677979</text:p>
          </table:table-cell>
          <table:table-cell office:value-type="float" office:value="886.720276" calcext:value-type="float">
            <text:p>886,720276</text:p>
          </table:table-cell>
          <table:table-cell office:value-type="float" office:value="857.656738" calcext:value-type="float">
            <text:p>857,656738</text:p>
          </table:table-cell>
          <table:table-cell office:value-type="float" office:value="849.358154" calcext:value-type="float">
            <text:p>849,358154</text:p>
          </table:table-cell>
          <table:table-cell office:value-type="float" office:value="835.065308" calcext:value-type="float">
            <text:p>835,065308</text:p>
          </table:table-cell>
          <table:table-cell office:value-type="float" office:value="813.64447" calcext:value-type="float">
            <text:p>813,64447</text:p>
          </table:table-cell>
          <table:table-cell office:value-type="float" office:value="800.848755" calcext:value-type="float">
            <text:p>800,848755</text:p>
          </table:table-cell>
          <table:table-cell office:value-type="float" office:value="815.114014" calcext:value-type="float">
            <text:p>815,114014</text:p>
          </table:table-cell>
          <table:table-cell office:value-type="float" office:value="809.130737" calcext:value-type="float">
            <text:p>809,130737</text:p>
          </table:table-cell>
          <table:table-cell office:value-type="float" office:value="815.076782" calcext:value-type="float">
            <text:p>815,076782</text:p>
          </table:table-cell>
          <table:table-cell office:value-type="float" office:value="831.78241" calcext:value-type="float">
            <text:p>831,78241</text:p>
          </table:table-cell>
          <table:table-cell office:value-type="float" office:value="767.456848" calcext:value-type="float">
            <text:p>767,456848</text:p>
          </table:table-cell>
          <table:table-cell office:value-type="float" office:value="865.358093" calcext:value-type="float">
            <text:p>865,358093</text:p>
          </table:table-cell>
          <table:table-cell office:value-type="float" office:value="806.719727" calcext:value-type="float">
            <text:p>806,719727</text:p>
          </table:table-cell>
          <table:table-cell office:value-type="float" office:value="885.945435" calcext:value-type="float">
            <text:p>885,945435</text:p>
          </table:table-cell>
          <table:table-cell office:value-type="float" office:value="821.882996" calcext:value-type="float">
            <text:p>821,882996</text:p>
          </table:table-cell>
          <table:table-cell office:value-type="float" office:value="778.507141" calcext:value-type="float">
            <text:p>778,507141</text:p>
          </table:table-cell>
          <table:table-cell table:number-columns-repeated="8"/>
          <table:table-cell table:style-name="ce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5.997047" calcext:value-type="float">
            <text:p>35,997047</text:p>
          </table:table-cell>
          <table:table-cell office:value-type="float" office:value="34.984089" calcext:value-type="float">
            <text:p>34,984089</text:p>
          </table:table-cell>
          <table:table-cell office:value-type="float" office:value="34.445477" calcext:value-type="float">
            <text:p>34,445477</text:p>
          </table:table-cell>
          <table:table-cell office:value-type="float" office:value="34.161217" calcext:value-type="float">
            <text:p>34,161217</text:p>
          </table:table-cell>
          <table:table-cell office:value-type="float" office:value="33.97538" calcext:value-type="float">
            <text:p>33,97538</text:p>
          </table:table-cell>
          <table:table-cell office:value-type="float" office:value="33.824486" calcext:value-type="float">
            <text:p>33,824486</text:p>
          </table:table-cell>
          <table:table-cell office:value-type="float" office:value="33.702152" calcext:value-type="float">
            <text:p>33,702152</text:p>
          </table:table-cell>
          <table:table-cell office:value-type="float" office:value="33.651733" calcext:value-type="float">
            <text:p>33,651733</text:p>
          </table:table-cell>
          <table:table-cell office:value-type="float" office:value="33.607346" calcext:value-type="float">
            <text:p>33,607346</text:p>
          </table:table-cell>
          <table:table-cell office:value-type="float" office:value="33.553478" calcext:value-type="float">
            <text:p>33,553478</text:p>
          </table:table-cell>
          <table:table-cell office:value-type="float" office:value="33.508385" calcext:value-type="float">
            <text:p>33,508385</text:p>
          </table:table-cell>
          <table:table-cell office:value-type="float" office:value="33.504082" calcext:value-type="float">
            <text:p>33,504082</text:p>
          </table:table-cell>
          <table:table-cell office:value-type="float" office:value="33.387379" calcext:value-type="float">
            <text:p>33,387379</text:p>
          </table:table-cell>
          <table:table-cell office:value-type="float" office:value="33.344166" calcext:value-type="float">
            <text:p>33,344166</text:p>
          </table:table-cell>
          <table:table-cell office:value-type="float" office:value="33.356876" calcext:value-type="float">
            <text:p>33,356876</text:p>
          </table:table-cell>
          <table:table-cell office:value-type="float" office:value="33.311115" calcext:value-type="float">
            <text:p>33,311115</text:p>
          </table:table-cell>
          <table:table-cell office:value-type="float" office:value="33.201309" calcext:value-type="float">
            <text:p>33,201309</text:p>
          </table:table-cell>
          <table:table-cell office:value-type="float" office:value="33.046021" calcext:value-type="float">
            <text:p>33,046021</text:p>
          </table:table-cell>
          <table:table-cell office:value-type="float" office:value="33.021568" calcext:value-type="float">
            <text:p>33,021568</text:p>
          </table:table-cell>
          <table:table-cell office:value-type="float" office:value="33.073936" calcext:value-type="float">
            <text:p>33,073936</text:p>
          </table:table-cell>
          <table:table-cell office:value-type="float" office:value="33.110146" calcext:value-type="float">
            <text:p>33,110146</text:p>
          </table:table-cell>
          <table:table-cell office:value-type="float" office:value="33.146404" calcext:value-type="float">
            <text:p>33,146404</text:p>
          </table:table-cell>
          <table:table-cell office:value-type="float" office:value="33.169132" calcext:value-type="float">
            <text:p>33,169132</text:p>
          </table:table-cell>
          <table:table-cell office:value-type="float" office:value="33.181847" calcext:value-type="float">
            <text:p>33,181847</text:p>
          </table:table-cell>
          <table:table-cell office:value-type="float" office:value="33.199295" calcext:value-type="float">
            <text:p>33,199295</text:p>
          </table:table-cell>
          <table:table-cell office:value-type="float" office:value="33.200497" calcext:value-type="float">
            <text:p>33,200497</text:p>
          </table:table-cell>
          <table:table-cell office:value-type="float" office:value="33.186398" calcext:value-type="float">
            <text:p>33,186398</text:p>
          </table:table-cell>
          <table:table-cell office:value-type="float" office:value="33.172787" calcext:value-type="float">
            <text:p>33,172787</text:p>
          </table:table-cell>
          <table:table-cell office:value-type="float" office:value="33.185246" calcext:value-type="float">
            <text:p>33,185246</text:p>
          </table:table-cell>
          <table:table-cell office:value-type="float" office:value="33.212814" calcext:value-type="float">
            <text:p>33,2128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7.038055" calcext:value-type="float">
            <text:p>47,038055</text:p>
          </table:table-cell>
          <table:table-cell office:value-type="float" office:value="47.539047" calcext:value-type="float">
            <text:p>47,539047</text:p>
          </table:table-cell>
          <table:table-cell office:value-type="float" office:value="45.956646" calcext:value-type="float">
            <text:p>45,956646</text:p>
          </table:table-cell>
          <table:table-cell office:value-type="float" office:value="42.774147" calcext:value-type="float">
            <text:p>42,774147</text:p>
          </table:table-cell>
          <table:table-cell office:value-type="float" office:value="39.100403" calcext:value-type="float">
            <text:p>39,100403</text:p>
          </table:table-cell>
          <table:table-cell office:value-type="float" office:value="36.265812" calcext:value-type="float">
            <text:p>36,265812</text:p>
          </table:table-cell>
          <table:table-cell office:value-type="float" office:value="34.803318" calcext:value-type="float">
            <text:p>34,803318</text:p>
          </table:table-cell>
          <table:table-cell office:value-type="float" office:value="34.68401" calcext:value-type="float">
            <text:p>34,68401</text:p>
          </table:table-cell>
          <table:table-cell office:value-type="float" office:value="35.366589" calcext:value-type="float">
            <text:p>35,366589</text:p>
          </table:table-cell>
          <table:table-cell office:value-type="float" office:value="36.935299" calcext:value-type="float">
            <text:p>36,935299</text:p>
          </table:table-cell>
          <table:table-cell office:value-type="float" office:value="40.405857" calcext:value-type="float">
            <text:p>40,405857</text:p>
          </table:table-cell>
          <table:table-cell office:value-type="float" office:value="43.256157" calcext:value-type="float">
            <text:p>43,256157</text:p>
          </table:table-cell>
          <table:table-cell office:value-type="float" office:value="45.560394" calcext:value-type="float">
            <text:p>45,560394</text:p>
          </table:table-cell>
          <table:table-cell office:value-type="float" office:value="46.84816" calcext:value-type="float">
            <text:p>46,84816</text:p>
          </table:table-cell>
          <table:table-cell office:value-type="float" office:value="46.81604" calcext:value-type="float">
            <text:p>46,81604</text:p>
          </table:table-cell>
          <table:table-cell office:value-type="float" office:value="45.70443" calcext:value-type="float">
            <text:p>45,70443</text:p>
          </table:table-cell>
          <table:table-cell office:value-type="float" office:value="42.153622" calcext:value-type="float">
            <text:p>42,153622</text:p>
          </table:table-cell>
          <table:table-cell office:value-type="float" office:value="38.53875" calcext:value-type="float">
            <text:p>38,53875</text:p>
          </table:table-cell>
          <table:table-cell office:value-type="float" office:value="36.58231" calcext:value-type="float">
            <text:p>36,58231</text:p>
          </table:table-cell>
          <table:table-cell office:value-type="float" office:value="36.362656" calcext:value-type="float">
            <text:p>36,362656</text:p>
          </table:table-cell>
          <table:table-cell office:value-type="float" office:value="37.573677" calcext:value-type="float">
            <text:p>37,573677</text:p>
          </table:table-cell>
          <table:table-cell office:value-type="float" office:value="40.494976" calcext:value-type="float">
            <text:p>40,494976</text:p>
          </table:table-cell>
          <table:table-cell office:value-type="float" office:value="44.073662" calcext:value-type="float">
            <text:p>44,073662</text:p>
          </table:table-cell>
          <table:table-cell office:value-type="float" office:value="46.722595" calcext:value-type="float">
            <text:p>46,722595</text:p>
          </table:table-cell>
          <table:table-cell office:value-type="float" office:value="48.415974" calcext:value-type="float">
            <text:p>48,415974</text:p>
          </table:table-cell>
          <table:table-cell office:value-type="float" office:value="48.947083" calcext:value-type="float">
            <text:p>48,947083</text:p>
          </table:table-cell>
          <table:table-cell office:value-type="float" office:value="47.827263" calcext:value-type="float">
            <text:p>47,827263</text:p>
          </table:table-cell>
          <table:table-cell office:value-type="float" office:value="45.888821" calcext:value-type="float">
            <text:p>45,888821</text:p>
          </table:table-cell>
          <table:table-cell office:value-type="float" office:value="43.18856" calcext:value-type="float">
            <text:p>43,18856</text:p>
          </table:table-cell>
          <table:table-cell office:value-type="float" office:value="41.026741" calcext:value-type="float">
            <text:p>41,026741</text:p>
          </table:table-cell>
          <table:table-cell table:number-columns-repeated="9"/>
        </table:table-row>
        <table:table-row table:style-name="ro2" table:number-rows-repeated="9">
          <table:table-cell table:style-name="Default"/>
          <table:table-cell table:style-name="ce9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9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7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104442960448642" calcext:value-type="percentage">
            <text:p>10,444%</text:p>
          </table:table-cell>
          <table:table-cell table:formula="of:=(ABS([$Registrado.C2] - [$Previsto.C2])/[$Registrado.C2])" office:value-type="percentage" office:value="0.233340326045748" calcext:value-type="percentage">
            <text:p>23,334%</text:p>
          </table:table-cell>
          <table:table-cell table:formula="of:=(ABS([$Registrado.D2] - [$Previsto.D2])/[$Registrado.D2])" office:value-type="percentage" office:value="0.184212791714305" calcext:value-type="percentage">
            <text:p>18,421%</text:p>
          </table:table-cell>
          <table:table-cell table:formula="of:=(ABS([$Registrado.E2] - [$Previsto.E2])/[$Registrado.E2])" office:value-type="percentage" office:value="0.177034342337451" calcext:value-type="percentage">
            <text:p>17,703%</text:p>
          </table:table-cell>
          <table:table-cell table:formula="of:=(ABS([$Registrado.F2] - [$Previsto.F2])/[$Registrado.F2])" office:value-type="percentage" office:value="0.0495607652501175" calcext:value-type="percentage">
            <text:p>4,956%</text:p>
          </table:table-cell>
          <table:table-cell table:formula="of:=(ABS([$Registrado.G2] - [$Previsto.G2])/[$Registrado.G2])" office:value-type="percentage" office:value="0.0161614255765199" calcext:value-type="percentage">
            <text:p>1,616%</text:p>
          </table:table-cell>
          <table:table-cell table:formula="of:=(ABS([$Registrado.H2] - [$Previsto.H2])/[$Registrado.H2])" office:value-type="percentage" office:value="0.076177291444258" calcext:value-type="percentage">
            <text:p>7,618%</text:p>
          </table:table-cell>
          <table:table-cell table:formula="of:=(ABS([$Registrado.I2] - [$Previsto.I2])/[$Registrado.I2])" office:value-type="percentage" office:value="0.357920852017937" calcext:value-type="percentage">
            <text:p>35,792%</text:p>
          </table:table-cell>
          <table:table-cell table:formula="of:=(ABS([$Registrado.J2] - [$Previsto.J2])/[$Registrado.J2])" office:value-type="percentage" office:value="0.245581242287124" calcext:value-type="percentage">
            <text:p>24,558%</text:p>
          </table:table-cell>
          <table:table-cell table:formula="of:=(ABS([$Registrado.K2] - [$Previsto.K2])/[$Registrado.K2])" office:value-type="percentage" office:value="0.2440060593612" calcext:value-type="percentage">
            <text:p>24,401%</text:p>
          </table:table-cell>
          <table:table-cell table:formula="of:=(ABS([$Registrado.L2] - [$Previsto.L2])/[$Registrado.L2])" office:value-type="percentage" office:value="0.195250493291239" calcext:value-type="percentage">
            <text:p>19,525%</text:p>
          </table:table-cell>
          <table:table-cell table:formula="of:=(ABS([$Registrado.M2] - [$Previsto.M2])/[$Registrado.M2])" office:value-type="percentage" office:value="0.158840727626189" calcext:value-type="percentage">
            <text:p>15,884%</text:p>
          </table:table-cell>
          <table:table-cell table:formula="of:=(ABS([$Registrado.N2] - [$Previsto.N2])/[$Registrado.N2])" office:value-type="percentage" office:value="0.0585433144277834" calcext:value-type="percentage">
            <text:p>5,854%</text:p>
          </table:table-cell>
          <table:table-cell table:formula="of:=(ABS([$Registrado.O2] - [$Previsto.O2])/[$Registrado.O2])" office:value-type="percentage" office:value="0.230693186869008" calcext:value-type="percentage">
            <text:p>23,069%</text:p>
          </table:table-cell>
          <table:table-cell table:formula="of:=(ABS([$Registrado.P2] - [$Previsto.P2])/[$Registrado.P2])" office:value-type="percentage" office:value="0.151005746723667" calcext:value-type="percentage">
            <text:p>15,101%</text:p>
          </table:table-cell>
          <table:table-cell table:formula="of:=(ABS([$Registrado.Q2] - [$Previsto.Q2])/[$Registrado.Q2])" office:value-type="percentage" office:value="0.211578382247674" calcext:value-type="percentage">
            <text:p>21,158%</text:p>
          </table:table-cell>
          <table:table-cell table:formula="of:=(ABS([$Registrado.R2] - [$Previsto.R2])/[$Registrado.R2])" office:value-type="percentage" office:value="0.169847344981158" calcext:value-type="percentage">
            <text:p>16,985%</text:p>
          </table:table-cell>
          <table:table-cell table:formula="of:=(ABS([$Registrado.S2] - [$Previsto.S2])/[$Registrado.S2])" office:value-type="percentage" office:value="0.235096524309449" calcext:value-type="percentage">
            <text:p>23,510%</text:p>
          </table:table-cell>
          <table:table-cell table:formula="of:=(ABS([$Registrado.T2] - [$Previsto.T2])/[$Registrado.T2])" office:value-type="percentage" office:value="0.0831807293528781" calcext:value-type="percentage">
            <text:p>8,318%</text:p>
          </table:table-cell>
          <table:table-cell table:formula="of:=(ABS([$Registrado.U2] - [$Previsto.U2])/[$Registrado.U2])" office:value-type="percentage" office:value="0.167655139196609" calcext:value-type="percentage">
            <text:p>16,766%</text:p>
          </table:table-cell>
          <table:table-cell table:formula="of:=(ABS([$Registrado.V2] - [$Previsto.V2])/[$Registrado.V2])" office:value-type="percentage" office:value="0.50058551980198" calcext:value-type="percentage">
            <text:p>50,059%</text:p>
          </table:table-cell>
          <table:table-cell table:formula="of:=(ABS([$Registrado.W2] - [$Previsto.W2])/[$Registrado.W2])" office:value-type="percentage" office:value="0.0872499551730321" calcext:value-type="percentage">
            <text:p>8,725%</text:p>
          </table:table-cell>
          <table:table-cell table:formula="of:=(ABS([$Registrado.X2] - [$Previsto.X2])/[$Registrado.X2])" office:value-type="percentage" office:value="0.0302707067476814" calcext:value-type="percentage">
            <text:p>3,027%</text:p>
          </table:table-cell>
          <table:table-cell table:formula="of:=(ABS([$Registrado.Y2] - [$Previsto.Y2])/[$Registrado.Y2])" office:value-type="percentage" office:value="0.000444499422728041" calcext:value-type="percentage">
            <text:p>0,044%</text:p>
          </table:table-cell>
          <table:table-cell table:formula="of:=(ABS([$Registrado.Z2] - [$Previsto.Z2])/[$Registrado.Z2])" office:value-type="percentage" office:value="0.16304973785872" calcext:value-type="percentage">
            <text:p>16,305%</text:p>
          </table:table-cell>
          <table:table-cell table:formula="of:=(ABS([$Registrado.AA2] - [$Previsto.AA2])/[$Registrado.AA2])" office:value-type="percentage" office:value="0.274506189080906" calcext:value-type="percentage">
            <text:p>27,451%</text:p>
          </table:table-cell>
          <table:table-cell table:formula="of:=(ABS([$Registrado.AB2] - [$Previsto.AB2])/[$Registrado.AB2])" office:value-type="percentage" office:value="0.20467088441618" calcext:value-type="percentage">
            <text:p>20,467%</text:p>
          </table:table-cell>
          <table:table-cell table:formula="of:=(ABS([$Registrado.AC2] - [$Previsto.AC2])/[$Registrado.AC2])" office:value-type="percentage" office:value="0.266407174399613" calcext:value-type="percentage">
            <text:p>26,641%</text:p>
          </table:table-cell>
          <table:table-cell table:formula="of:=(ABS([$Registrado.AD2] - [$Previsto.AD2])/[$Registrado.AD2])" office:value-type="percentage" office:value="0.20249940812837" calcext:value-type="percentage">
            <text:p>20,250%</text:p>
          </table:table-cell>
          <table:table-cell table:formula="of:=(ABS([$Registrado.AE2] - [$Previsto.AE2])/[$Registrado.AE2])" office:value-type="percentage" office:value="0.193862204724409" calcext:value-type="percentage">
            <text:p>19,386%</text:p>
          </table:table-cell>
          <table:table-cell table:formula="of:=AVERAGE([.B2:.AE2])" office:value-type="percentage" office:value="0.175789197508753" calcext:value-type="percentage">
            <text:p>17,579%</text:p>
          </table:table-cell>
          <table:table-cell table:formula="of:=STDEV([.B2:.AE2])" office:value-type="percentage" office:value="0.10492562349008" calcext:value-type="percentage">
            <text:p>10,49%</text:p>
          </table:table-cell>
          <table:table-cell table:formula="of:=COUNTIF([.B2:.AE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367993767572634" calcext:value-type="percentage">
            <text:p>36,799%</text:p>
          </table:table-cell>
          <table:table-cell table:formula="of:=(ABS([$Registrado.C3] - [$Previsto.C3])/[$Registrado.C3])" office:value-type="percentage" office:value="0.0839398837902264" calcext:value-type="percentage">
            <text:p>8,394%</text:p>
          </table:table-cell>
          <table:table-cell table:formula="of:=(ABS([$Registrado.D3] - [$Previsto.D3])/[$Registrado.D3])" office:value-type="percentage" office:value="0.0325776519199259" calcext:value-type="percentage">
            <text:p>3,258%</text:p>
          </table:table-cell>
          <table:table-cell table:formula="of:=(ABS([$Registrado.E3] - [$Previsto.E3])/[$Registrado.E3])" office:value-type="percentage" office:value="0.0343696603319862" calcext:value-type="percentage">
            <text:p>3,437%</text:p>
          </table:table-cell>
          <table:table-cell table:formula="of:=(ABS([$Registrado.F3] - [$Previsto.F3])/[$Registrado.F3])" office:value-type="percentage" office:value="0.00148486730855501" calcext:value-type="percentage">
            <text:p>0,148%</text:p>
          </table:table-cell>
          <table:table-cell table:formula="of:=(ABS([$Registrado.G3] - [$Previsto.G3])/[$Registrado.G3])" office:value-type="percentage" office:value="0.0144043381887271" calcext:value-type="percentage">
            <text:p>1,440%</text:p>
          </table:table-cell>
          <table:table-cell table:formula="of:=(ABS([$Registrado.H3] - [$Previsto.H3])/[$Registrado.H3])" office:value-type="percentage" office:value="0.046493714781101" calcext:value-type="percentage">
            <text:p>4,649%</text:p>
          </table:table-cell>
          <table:table-cell table:formula="of:=(ABS([$Registrado.I3] - [$Previsto.I3])/[$Registrado.I3])" office:value-type="percentage" office:value="0.022720283370619" calcext:value-type="percentage">
            <text:p>2,272%</text:p>
          </table:table-cell>
          <table:table-cell table:formula="of:=(ABS([$Registrado.J3] - [$Previsto.J3])/[$Registrado.J3])" office:value-type="percentage" office:value="0.0682908374651906" calcext:value-type="percentage">
            <text:p>6,829%</text:p>
          </table:table-cell>
          <table:table-cell table:formula="of:=(ABS([$Registrado.K3] - [$Previsto.K3])/[$Registrado.K3])" office:value-type="percentage" office:value="0.0032254030217596" calcext:value-type="percentage">
            <text:p>0,323%</text:p>
          </table:table-cell>
          <table:table-cell table:formula="of:=(ABS([$Registrado.L3] - [$Previsto.L3])/[$Registrado.L3])" office:value-type="percentage" office:value="0.279512151910235" calcext:value-type="percentage">
            <text:p>27,951%</text:p>
          </table:table-cell>
          <table:table-cell table:formula="of:=(ABS([$Registrado.M3] - [$Previsto.M3])/[$Registrado.M3])" office:value-type="percentage" office:value="0.0116466726137378" calcext:value-type="percentage">
            <text:p>1,165%</text:p>
          </table:table-cell>
          <table:table-cell table:formula="of:=(ABS([$Registrado.N3] - [$Previsto.N3])/[$Registrado.N3])" office:value-type="percentage" office:value="0.102518909856519" calcext:value-type="percentage">
            <text:p>10,252%</text:p>
          </table:table-cell>
          <table:table-cell table:formula="of:=(ABS([$Registrado.O3] - [$Previsto.O3])/[$Registrado.O3])" office:value-type="percentage" office:value="0.108400383865081" calcext:value-type="percentage">
            <text:p>10,840%</text:p>
          </table:table-cell>
          <table:table-cell table:formula="of:=(ABS([$Registrado.P3] - [$Previsto.P3])/[$Registrado.P3])" office:value-type="percentage" office:value="0.026230913281475" calcext:value-type="percentage">
            <text:p>2,623%</text:p>
          </table:table-cell>
          <table:table-cell table:formula="of:=(ABS([$Registrado.Q3] - [$Previsto.Q3])/[$Registrado.Q3])" office:value-type="percentage" office:value="0.137990989629003" calcext:value-type="percentage">
            <text:p>13,799%</text:p>
          </table:table-cell>
          <table:table-cell table:formula="of:=(ABS([$Registrado.R3] - [$Previsto.R3])/[$Registrado.R3])" office:value-type="percentage" office:value="0.0641462700319195" calcext:value-type="percentage">
            <text:p>6,415%</text:p>
          </table:table-cell>
          <table:table-cell table:formula="of:=(ABS([$Registrado.S3] - [$Previsto.S3])/[$Registrado.S3])" office:value-type="percentage" office:value="0.0241070976606285" calcext:value-type="percentage">
            <text:p>2,411%</text:p>
          </table:table-cell>
          <table:table-cell table:formula="of:=(ABS([$Registrado.T3] - [$Previsto.T3])/[$Registrado.T3])" office:value-type="percentage" office:value="0.126913918735334" calcext:value-type="percentage">
            <text:p>12,691%</text:p>
          </table:table-cell>
          <table:table-cell table:formula="of:=(ABS([$Registrado.U3] - [$Previsto.U3])/[$Registrado.U3])" office:value-type="percentage" office:value="0.0694560866416485" calcext:value-type="percentage">
            <text:p>6,946%</text:p>
          </table:table-cell>
          <table:table-cell table:formula="of:=(ABS([$Registrado.V3] - [$Previsto.V3])/[$Registrado.V3])" office:value-type="percentage" office:value="0.0768172383407852" calcext:value-type="percentage">
            <text:p>7,682%</text:p>
          </table:table-cell>
          <table:table-cell table:formula="of:=(ABS([$Registrado.W3] - [$Previsto.W3])/[$Registrado.W3])" office:value-type="percentage" office:value="0.124142344682562" calcext:value-type="percentage">
            <text:p>12,414%</text:p>
          </table:table-cell>
          <table:table-cell table:formula="of:=(ABS([$Registrado.X3] - [$Previsto.X3])/[$Registrado.X3])" office:value-type="percentage" office:value="0.222085922263425" calcext:value-type="percentage">
            <text:p>22,209%</text:p>
          </table:table-cell>
          <table:table-cell table:formula="of:=(ABS([$Registrado.Y3] - [$Previsto.Y3])/[$Registrado.Y3])" office:value-type="percentage" office:value="0.256454464642873" calcext:value-type="percentage">
            <text:p>25,645%</text:p>
          </table:table-cell>
          <table:table-cell table:formula="of:=(ABS([$Registrado.Z3] - [$Previsto.Z3])/[$Registrado.Z3])" office:value-type="percentage" office:value="0.00717252601838278" calcext:value-type="percentage">
            <text:p>0,717%</text:p>
          </table:table-cell>
          <table:table-cell table:formula="of:=(ABS([$Registrado.AA3] - [$Previsto.AA3])/[$Registrado.AA3])" office:value-type="percentage" office:value="0.116969207486565" calcext:value-type="percentage">
            <text:p>11,697%</text:p>
          </table:table-cell>
          <table:table-cell table:formula="of:=(ABS([$Registrado.AB3] - [$Previsto.AB3])/[$Registrado.AB3])" office:value-type="percentage" office:value="0.193331010987662" calcext:value-type="percentage">
            <text:p>19,333%</text:p>
          </table:table-cell>
          <table:table-cell table:formula="of:=(ABS([$Registrado.AC3] - [$Previsto.AC3])/[$Registrado.AC3])" office:value-type="percentage" office:value="0.0900853101655622" calcext:value-type="percentage">
            <text:p>9,009%</text:p>
          </table:table-cell>
          <table:table-cell table:formula="of:=(ABS([$Registrado.AD3] - [$Previsto.AD3])/[$Registrado.AD3])" office:value-type="percentage" office:value="0.00786665457184313" calcext:value-type="percentage">
            <text:p>0,787%</text:p>
          </table:table-cell>
          <table:table-cell table:formula="of:=(ABS([$Registrado.AE3] - [$Previsto.AE3])/[$Registrado.AE3])" office:value-type="percentage" office:value="0.0668440402158726" calcext:value-type="percentage">
            <text:p>6,684%</text:p>
          </table:table-cell>
          <table:table-cell table:formula="of:=AVERAGE([.B3:.AE3])" office:value-type="percentage" office:value="0.0929397507117279" calcext:value-type="percentage">
            <text:p>9,294%</text:p>
          </table:table-cell>
          <table:table-cell table:formula="of:=STDEV([.B3:.AE3])" office:value-type="percentage" office:value="0.0908151886385939" calcext:value-type="percentage">
            <text:p>9,08%</text:p>
          </table:table-cell>
          <table:table-cell table:formula="of:=COUNTIF([.B3:.AE3]; &quot;&lt;0,05&quot;)" office:value-type="float" office:value="12" calcext:value-type="float">
            <text:p>1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2328332930075" calcext:value-type="percentage">
            <text:p>2,328%</text:p>
          </table:table-cell>
          <table:table-cell table:formula="of:=(ABS([$Registrado.C4] - [$Previsto.C4])/[$Registrado.C4])" office:value-type="percentage" office:value="0.0952585197018104" calcext:value-type="percentage">
            <text:p>9,526%</text:p>
          </table:table-cell>
          <table:table-cell table:formula="of:=(ABS([$Registrado.D4] - [$Previsto.D4])/[$Registrado.D4])" office:value-type="percentage" office:value="0.42170678412081" calcext:value-type="percentage">
            <text:p>42,171%</text:p>
          </table:table-cell>
          <table:table-cell table:formula="of:=(ABS([$Registrado.E4] - [$Previsto.E4])/[$Registrado.E4])" office:value-type="percentage" office:value="0.00289747531963102" calcext:value-type="percentage">
            <text:p>0,290%</text:p>
          </table:table-cell>
          <table:table-cell table:formula="of:=(ABS([$Registrado.F4] - [$Previsto.F4])/[$Registrado.F4])" office:value-type="percentage" office:value="0.0169463624115864" calcext:value-type="percentage">
            <text:p>1,695%</text:p>
          </table:table-cell>
          <table:table-cell table:formula="of:=(ABS([$Registrado.G4] - [$Previsto.G4])/[$Registrado.G4])" office:value-type="percentage" office:value="0.01182446853923" calcext:value-type="percentage">
            <text:p>1,182%</text:p>
          </table:table-cell>
          <table:table-cell table:formula="of:=(ABS([$Registrado.H4] - [$Previsto.H4])/[$Registrado.H4])" office:value-type="percentage" office:value="0.00594348851428072" calcext:value-type="percentage">
            <text:p>0,594%</text:p>
          </table:table-cell>
          <table:table-cell table:formula="of:=(ABS([$Registrado.I4] - [$Previsto.I4])/[$Registrado.I4])" office:value-type="percentage" office:value="0.399087508007687" calcext:value-type="percentage">
            <text:p>39,909%</text:p>
          </table:table-cell>
          <table:table-cell table:formula="of:=(ABS([$Registrado.J4] - [$Previsto.J4])/[$Registrado.J4])" office:value-type="percentage" office:value="0.365739192337561" calcext:value-type="percentage">
            <text:p>36,574%</text:p>
          </table:table-cell>
          <table:table-cell table:formula="of:=(ABS([$Registrado.K4] - [$Previsto.K4])/[$Registrado.K4])" office:value-type="percentage" office:value="0.231885039924847" calcext:value-type="percentage">
            <text:p>23,189%</text:p>
          </table:table-cell>
          <table:table-cell table:formula="of:=(ABS([$Registrado.L4] - [$Previsto.L4])/[$Registrado.L4])" office:value-type="percentage" office:value="0.312177819593085" calcext:value-type="percentage">
            <text:p>31,218%</text:p>
          </table:table-cell>
          <table:table-cell table:formula="of:=(ABS([$Registrado.M4] - [$Previsto.M4])/[$Registrado.M4])" office:value-type="percentage" office:value="0.147348599508599" calcext:value-type="percentage">
            <text:p>14,735%</text:p>
          </table:table-cell>
          <table:table-cell table:formula="of:=(ABS([$Registrado.N4] - [$Previsto.N4])/[$Registrado.N4])" office:value-type="percentage" office:value="0.000046114649681563" calcext:value-type="percentage">
            <text:p>0,005%</text:p>
          </table:table-cell>
          <table:table-cell table:formula="of:=(ABS([$Registrado.O4] - [$Previsto.O4])/[$Registrado.O4])" office:value-type="percentage" office:value="0.151382764294529" calcext:value-type="percentage">
            <text:p>15,138%</text:p>
          </table:table-cell>
          <table:table-cell table:formula="of:=(ABS([$Registrado.P4] - [$Previsto.P4])/[$Registrado.P4])" office:value-type="percentage" office:value="0.0920633627967027" calcext:value-type="percentage">
            <text:p>9,206%</text:p>
          </table:table-cell>
          <table:table-cell table:formula="of:=(ABS([$Registrado.Q4] - [$Previsto.Q4])/[$Registrado.Q4])" office:value-type="percentage" office:value="0.17360279971285" calcext:value-type="percentage">
            <text:p>17,360%</text:p>
          </table:table-cell>
          <table:table-cell table:formula="of:=(ABS([$Registrado.R4] - [$Previsto.R4])/[$Registrado.R4])" office:value-type="percentage" office:value="0.0013546736029535" calcext:value-type="percentage">
            <text:p>0,135%</text:p>
          </table:table-cell>
          <table:table-cell table:formula="of:=(ABS([$Registrado.S4] - [$Previsto.S4])/[$Registrado.S4])" office:value-type="percentage" office:value="0.0514762269286382" calcext:value-type="percentage">
            <text:p>5,148%</text:p>
          </table:table-cell>
          <table:table-cell table:formula="of:=(ABS([$Registrado.T4] - [$Previsto.T4])/[$Registrado.T4])" office:value-type="percentage" office:value="0.0121768651325972" calcext:value-type="percentage">
            <text:p>1,218%</text:p>
          </table:table-cell>
          <table:table-cell table:formula="of:=(ABS([$Registrado.U4] - [$Previsto.U4])/[$Registrado.U4])" office:value-type="percentage" office:value="0.273335185687178" calcext:value-type="percentage">
            <text:p>27,334%</text:p>
          </table:table-cell>
          <table:table-cell table:formula="of:=(ABS([$Registrado.V4] - [$Previsto.V4])/[$Registrado.V4])" office:value-type="percentage" office:value="0.368983787661406" calcext:value-type="percentage">
            <text:p>36,898%</text:p>
          </table:table-cell>
          <table:table-cell table:formula="of:=(ABS([$Registrado.W4] - [$Previsto.W4])/[$Registrado.W4])" office:value-type="percentage" office:value="0.311671571203363" calcext:value-type="percentage">
            <text:p>31,167%</text:p>
          </table:table-cell>
          <table:table-cell table:formula="of:=(ABS([$Registrado.X4] - [$Previsto.X4])/[$Registrado.X4])" office:value-type="percentage" office:value="0.253306562425965" calcext:value-type="percentage">
            <text:p>25,331%</text:p>
          </table:table-cell>
          <table:table-cell table:formula="of:=(ABS([$Registrado.Y4] - [$Previsto.Y4])/[$Registrado.Y4])" office:value-type="percentage" office:value="0.260076966610074" calcext:value-type="percentage">
            <text:p>26,008%</text:p>
          </table:table-cell>
          <table:table-cell table:formula="of:=(ABS([$Registrado.Z4] - [$Previsto.Z4])/[$Registrado.Z4])" office:value-type="percentage" office:value="0.0253742778419697" calcext:value-type="percentage">
            <text:p>2,537%</text:p>
          </table:table-cell>
          <table:table-cell table:formula="of:=(ABS([$Registrado.AA4] - [$Previsto.AA4])/[$Registrado.AA4])" office:value-type="percentage" office:value="0.0513583142302944" calcext:value-type="percentage">
            <text:p>5,136%</text:p>
          </table:table-cell>
          <table:table-cell table:formula="of:=(ABS([$Registrado.AB4] - [$Previsto.AB4])/[$Registrado.AB4])" office:value-type="percentage" office:value="0.0746380625476736" calcext:value-type="percentage">
            <text:p>7,464%</text:p>
          </table:table-cell>
          <table:table-cell table:formula="of:=(ABS([$Registrado.AC4] - [$Previsto.AC4])/[$Registrado.AC4])" office:value-type="percentage" office:value="0.0897750663129974" calcext:value-type="percentage">
            <text:p>8,978%</text:p>
          </table:table-cell>
          <table:table-cell table:formula="of:=(ABS([$Registrado.AD4] - [$Previsto.AD4])/[$Registrado.AD4])" office:value-type="percentage" office:value="0.173156371232468" calcext:value-type="percentage">
            <text:p>17,316%</text:p>
          </table:table-cell>
          <table:table-cell table:formula="of:=(ABS([$Registrado.AE4] - [$Previsto.AE4])/[$Registrado.AE4])" office:value-type="percentage" office:value="0.0535149910379663" calcext:value-type="percentage">
            <text:p>5,351%</text:p>
          </table:table-cell>
          <table:table-cell table:formula="of:=AVERAGE([.B4:.AE4])" office:value-type="percentage" office:value="0.148379751706306" calcext:value-type="percentage">
            <text:p>14,838%</text:p>
          </table:table-cell>
          <table:table-cell table:formula="of:=STDEV([.B4:.AE4])" office:value-type="percentage" office:value="0.137376165427737" calcext:value-type="percentage">
            <text:p>13,74%</text:p>
          </table:table-cell>
          <table:table-cell table:formula="of:=COUNTIF([.B4:.AE4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237501526317412" calcext:value-type="percentage">
            <text:p>23,750%</text:p>
          </table:table-cell>
          <table:table-cell table:formula="of:=(ABS([$Registrado.C5] - [$Previsto.C5])/[$Registrado.C5])" office:value-type="percentage" office:value="0.0209348702014634" calcext:value-type="percentage">
            <text:p>2,093%</text:p>
          </table:table-cell>
          <table:table-cell table:formula="of:=(ABS([$Registrado.D5] - [$Previsto.D5])/[$Registrado.D5])" office:value-type="percentage" office:value="0.0785345002823264" calcext:value-type="percentage">
            <text:p>7,853%</text:p>
          </table:table-cell>
          <table:table-cell table:formula="of:=(ABS([$Registrado.E5] - [$Previsto.E5])/[$Registrado.E5])" office:value-type="percentage" office:value="0.16168331718458" calcext:value-type="percentage">
            <text:p>16,168%</text:p>
          </table:table-cell>
          <table:table-cell table:formula="of:=(ABS([$Registrado.F5] - [$Previsto.F5])/[$Registrado.F5])" office:value-type="percentage" office:value="0.0253403436396886" calcext:value-type="percentage">
            <text:p>2,534%</text:p>
          </table:table-cell>
          <table:table-cell table:formula="of:=(ABS([$Registrado.G5] - [$Previsto.G5])/[$Registrado.G5])" office:value-type="percentage" office:value="0.362169770018286" calcext:value-type="percentage">
            <text:p>36,217%</text:p>
          </table:table-cell>
          <table:table-cell table:formula="of:=(ABS([$Registrado.H5] - [$Previsto.H5])/[$Registrado.H5])" office:value-type="percentage" office:value="0.351611061526502" calcext:value-type="percentage">
            <text:p>35,161%</text:p>
          </table:table-cell>
          <table:table-cell table:formula="of:=(ABS([$Registrado.I5] - [$Previsto.I5])/[$Registrado.I5])" office:value-type="percentage" office:value="2.03608281187592" calcext:value-type="percentage">
            <text:p>203,608%</text:p>
          </table:table-cell>
          <table:table-cell table:formula="of:=(ABS([$Registrado.J5] - [$Previsto.J5])/[$Registrado.J5])" office:value-type="percentage" office:value="1.15516581253891" calcext:value-type="percentage">
            <text:p>115,517%</text:p>
          </table:table-cell>
          <table:table-cell table:formula="of:=(ABS([$Registrado.K5] - [$Previsto.K5])/[$Registrado.K5])" office:value-type="percentage" office:value="0.229595457167184" calcext:value-type="percentage">
            <text:p>22,960%</text:p>
          </table:table-cell>
          <table:table-cell table:formula="of:=(ABS([$Registrado.L5] - [$Previsto.L5])/[$Registrado.L5])" office:value-type="percentage" office:value="0.981278942406967" calcext:value-type="percentage">
            <text:p>98,128%</text:p>
          </table:table-cell>
          <table:table-cell table:formula="of:=(ABS([$Registrado.M5] - [$Previsto.M5])/[$Registrado.M5])" office:value-type="percentage" office:value="1.11796419698962" calcext:value-type="percentage">
            <text:p>111,796%</text:p>
          </table:table-cell>
          <table:table-cell table:formula="of:=(ABS([$Registrado.N5] - [$Previsto.N5])/[$Registrado.N5])" office:value-type="percentage" office:value="0.186042308626319" calcext:value-type="percentage">
            <text:p>18,604%</text:p>
          </table:table-cell>
          <table:table-cell table:formula="of:=(ABS([$Registrado.O5] - [$Previsto.O5])/[$Registrado.O5])" office:value-type="percentage" office:value="0.83894749219652" calcext:value-type="percentage">
            <text:p>83,895%</text:p>
          </table:table-cell>
          <table:table-cell table:formula="of:=(ABS([$Registrado.P5] - [$Previsto.P5])/[$Registrado.P5])" office:value-type="percentage" office:value="0.108418370270059" calcext:value-type="percentage">
            <text:p>10,842%</text:p>
          </table:table-cell>
          <table:table-cell table:formula="of:=(ABS([$Registrado.Q5] - [$Previsto.Q5])/[$Registrado.Q5])" office:value-type="percentage" office:value="0.0700189397760516" calcext:value-type="percentage">
            <text:p>7,002%</text:p>
          </table:table-cell>
          <table:table-cell table:formula="of:=(ABS([$Registrado.R5] - [$Previsto.R5])/[$Registrado.R5])" office:value-type="percentage" office:value="0.0588065864093125" calcext:value-type="percentage">
            <text:p>5,881%</text:p>
          </table:table-cell>
          <table:table-cell table:formula="of:=(ABS([$Registrado.S5] - [$Previsto.S5])/[$Registrado.S5])" office:value-type="percentage" office:value="0.961885317919075" calcext:value-type="percentage">
            <text:p>96,189%</text:p>
          </table:table-cell>
          <table:table-cell table:formula="of:=(ABS([$Registrado.T5] - [$Previsto.T5])/[$Registrado.T5])" office:value-type="percentage" office:value="0.0346721583861834" calcext:value-type="percentage">
            <text:p>3,467%</text:p>
          </table:table-cell>
          <table:table-cell table:formula="of:=(ABS([$Registrado.U5] - [$Previsto.U5])/[$Registrado.U5])" office:value-type="percentage" office:value="0.124512851829234" calcext:value-type="percentage">
            <text:p>12,451%</text:p>
          </table:table-cell>
          <table:table-cell table:formula="of:=(ABS([$Registrado.V5] - [$Previsto.V5])/[$Registrado.V5])" office:value-type="percentage" office:value="0.163819960125979" calcext:value-type="percentage">
            <text:p>16,382%</text:p>
          </table:table-cell>
          <table:table-cell table:formula="of:=(ABS([$Registrado.W5] - [$Previsto.W5])/[$Registrado.W5])" office:value-type="percentage" office:value="0.0162666781082207" calcext:value-type="percentage">
            <text:p>1,627%</text:p>
          </table:table-cell>
          <table:table-cell table:formula="of:=(ABS([$Registrado.X5] - [$Previsto.X5])/[$Registrado.X5])" office:value-type="percentage" office:value="0.000239811164402413" calcext:value-type="percentage">
            <text:p>0,024%</text:p>
          </table:table-cell>
          <table:table-cell table:formula="of:=(ABS([$Registrado.Y5] - [$Previsto.Y5])/[$Registrado.Y5])" office:value-type="percentage" office:value="0.00606099056485722" calcext:value-type="percentage">
            <text:p>0,606%</text:p>
          </table:table-cell>
          <table:table-cell table:formula="of:=(ABS([$Registrado.Z5] - [$Previsto.Z5])/[$Registrado.Z5])" office:value-type="percentage" office:value="0.237865374269905" calcext:value-type="percentage">
            <text:p>23,787%</text:p>
          </table:table-cell>
          <table:table-cell table:formula="of:=(ABS([$Registrado.AA5] - [$Previsto.AA5])/[$Registrado.AA5])" office:value-type="percentage" office:value="0.255153714040361" calcext:value-type="percentage">
            <text:p>25,515%</text:p>
          </table:table-cell>
          <table:table-cell table:formula="of:=(ABS([$Registrado.AB5] - [$Previsto.AB5])/[$Registrado.AB5])" office:value-type="percentage" office:value="0.134662492700967" calcext:value-type="percentage">
            <text:p>13,466%</text:p>
          </table:table-cell>
          <table:table-cell table:formula="of:=(ABS([$Registrado.AC5] - [$Previsto.AC5])/[$Registrado.AC5])" office:value-type="percentage" office:value="0.217071887361454" calcext:value-type="percentage">
            <text:p>21,707%</text:p>
          </table:table-cell>
          <table:table-cell table:formula="of:=(ABS([$Registrado.AD5] - [$Previsto.AD5])/[$Registrado.AD5])" office:value-type="percentage" office:value="0.226456234037613" calcext:value-type="percentage">
            <text:p>22,646%</text:p>
          </table:table-cell>
          <table:table-cell table:formula="of:=(ABS([$Registrado.AE5] - [$Previsto.AE5])/[$Registrado.AE5])" office:value-type="percentage" office:value="0.114541452334825" calcext:value-type="percentage">
            <text:p>11,454%</text:p>
          </table:table-cell>
          <table:table-cell table:formula="of:=AVERAGE([.B5:.AE5])" office:value-type="percentage" office:value="0.350443507675673" calcext:value-type="percentage">
            <text:p>35,044%</text:p>
          </table:table-cell>
          <table:table-cell table:formula="of:=STDEV([.B5:.AE5])" office:value-type="percentage" office:value="0.469216111645251" calcext:value-type="percentage">
            <text:p>46,92%</text:p>
          </table:table-cell>
          <table:table-cell table:formula="of:=COUNTIF([.B5:.AE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67802371841776" calcext:value-type="percentage">
            <text:p>6,780%</text:p>
          </table:table-cell>
          <table:table-cell table:formula="of:=(ABS([$Registrado.C6] - [$Previsto.C6])/[$Registrado.C6])" office:value-type="percentage" office:value="0.0161214976506876" calcext:value-type="percentage">
            <text:p>1,612%</text:p>
          </table:table-cell>
          <table:table-cell table:formula="of:=(ABS([$Registrado.D6] - [$Previsto.D6])/[$Registrado.D6])" office:value-type="percentage" office:value="0.00305911689350308" calcext:value-type="percentage">
            <text:p>0,306%</text:p>
          </table:table-cell>
          <table:table-cell table:formula="of:=(ABS([$Registrado.E6] - [$Previsto.E6])/[$Registrado.E6])" office:value-type="percentage" office:value="0.0244008218705284" calcext:value-type="percentage">
            <text:p>2,440%</text:p>
          </table:table-cell>
          <table:table-cell table:formula="of:=(ABS([$Registrado.F6] - [$Previsto.F6])/[$Registrado.F6])" office:value-type="percentage" office:value="0.0154830846196273" calcext:value-type="percentage">
            <text:p>1,548%</text:p>
          </table:table-cell>
          <table:table-cell table:formula="of:=(ABS([$Registrado.G6] - [$Previsto.G6])/[$Registrado.G6])" office:value-type="percentage" office:value="0.11935386713154" calcext:value-type="percentage">
            <text:p>11,935%</text:p>
          </table:table-cell>
          <table:table-cell table:formula="of:=(ABS([$Registrado.H6] - [$Previsto.H6])/[$Registrado.H6])" office:value-type="percentage" office:value="0.0325432107507007" calcext:value-type="percentage">
            <text:p>3,254%</text:p>
          </table:table-cell>
          <table:table-cell table:formula="of:=(ABS([$Registrado.I6] - [$Previsto.I6])/[$Registrado.I6])" office:value-type="percentage" office:value="0.140311452520217" calcext:value-type="percentage">
            <text:p>14,031%</text:p>
          </table:table-cell>
          <table:table-cell table:formula="of:=(ABS([$Registrado.J6] - [$Previsto.J6])/[$Registrado.J6])" office:value-type="percentage" office:value="0.0814377961103932" calcext:value-type="percentage">
            <text:p>8,144%</text:p>
          </table:table-cell>
          <table:table-cell table:formula="of:=(ABS([$Registrado.K6] - [$Previsto.K6])/[$Registrado.K6])" office:value-type="percentage" office:value="0.0754723797723742" calcext:value-type="percentage">
            <text:p>7,547%</text:p>
          </table:table-cell>
          <table:table-cell table:formula="of:=(ABS([$Registrado.L6] - [$Previsto.L6])/[$Registrado.L6])" office:value-type="percentage" office:value="0.346993213152837" calcext:value-type="percentage">
            <text:p>34,699%</text:p>
          </table:table-cell>
          <table:table-cell table:formula="of:=(ABS([$Registrado.M6] - [$Previsto.M6])/[$Registrado.M6])" office:value-type="percentage" office:value="0.0565733303480981" calcext:value-type="percentage">
            <text:p>5,657%</text:p>
          </table:table-cell>
          <table:table-cell table:formula="of:=(ABS([$Registrado.N6] - [$Previsto.N6])/[$Registrado.N6])" office:value-type="percentage" office:value="0.00413059319793573" calcext:value-type="percentage">
            <text:p>0,413%</text:p>
          </table:table-cell>
          <table:table-cell table:formula="of:=(ABS([$Registrado.O6] - [$Previsto.O6])/[$Registrado.O6])" office:value-type="percentage" office:value="0.0863226575739354" calcext:value-type="percentage">
            <text:p>8,632%</text:p>
          </table:table-cell>
          <table:table-cell table:formula="of:=(ABS([$Registrado.P6] - [$Previsto.P6])/[$Registrado.P6])" office:value-type="percentage" office:value="0.0210815896106706" calcext:value-type="percentage">
            <text:p>2,108%</text:p>
          </table:table-cell>
          <table:table-cell table:formula="of:=(ABS([$Registrado.Q6] - [$Previsto.Q6])/[$Registrado.Q6])" office:value-type="percentage" office:value="0.0339025494891271" calcext:value-type="percentage">
            <text:p>3,390%</text:p>
          </table:table-cell>
          <table:table-cell table:formula="of:=(ABS([$Registrado.R6] - [$Previsto.R6])/[$Registrado.R6])" office:value-type="percentage" office:value="0.0294036063086943" calcext:value-type="percentage">
            <text:p>2,940%</text:p>
          </table:table-cell>
          <table:table-cell table:formula="of:=(ABS([$Registrado.S6] - [$Previsto.S6])/[$Registrado.S6])" office:value-type="percentage" office:value="0.261272519992704" calcext:value-type="percentage">
            <text:p>26,127%</text:p>
          </table:table-cell>
          <table:table-cell table:formula="of:=(ABS([$Registrado.T6] - [$Previsto.T6])/[$Registrado.T6])" office:value-type="percentage" office:value="0.097211318061408" calcext:value-type="percentage">
            <text:p>9,721%</text:p>
          </table:table-cell>
          <table:table-cell table:formula="of:=(ABS([$Registrado.U6] - [$Previsto.U6])/[$Registrado.U6])" office:value-type="percentage" office:value="0.0436912600729662" calcext:value-type="percentage">
            <text:p>4,369%</text:p>
          </table:table-cell>
          <table:table-cell table:formula="of:=(ABS([$Registrado.V6] - [$Previsto.V6])/[$Registrado.V6])" office:value-type="percentage" office:value="0.0921487798619275" calcext:value-type="percentage">
            <text:p>9,215%</text:p>
          </table:table-cell>
          <table:table-cell table:formula="of:=(ABS([$Registrado.W6] - [$Previsto.W6])/[$Registrado.W6])" office:value-type="percentage" office:value="0.0278224713935229" calcext:value-type="percentage">
            <text:p>2,782%</text:p>
          </table:table-cell>
          <table:table-cell table:formula="of:=(ABS([$Registrado.X6] - [$Previsto.X6])/[$Registrado.X6])" office:value-type="percentage" office:value="0.0680674785039302" calcext:value-type="percentage">
            <text:p>6,807%</text:p>
          </table:table-cell>
          <table:table-cell table:formula="of:=(ABS([$Registrado.Y6] - [$Previsto.Y6])/[$Registrado.Y6])" office:value-type="percentage" office:value="0.286433293542377" calcext:value-type="percentage">
            <text:p>28,643%</text:p>
          </table:table-cell>
          <table:table-cell table:formula="of:=(ABS([$Registrado.Z6] - [$Previsto.Z6])/[$Registrado.Z6])" office:value-type="percentage" office:value="0.0432693975476044" calcext:value-type="percentage">
            <text:p>4,327%</text:p>
          </table:table-cell>
          <table:table-cell table:formula="of:=(ABS([$Registrado.AA6] - [$Previsto.AA6])/[$Registrado.AA6])" office:value-type="percentage" office:value="0.0641232688850518" calcext:value-type="percentage">
            <text:p>6,412%</text:p>
          </table:table-cell>
          <table:table-cell table:formula="of:=(ABS([$Registrado.AB6] - [$Previsto.AB6])/[$Registrado.AB6])" office:value-type="percentage" office:value="0.0922805645542578" calcext:value-type="percentage">
            <text:p>9,228%</text:p>
          </table:table-cell>
          <table:table-cell table:formula="of:=(ABS([$Registrado.AC6] - [$Previsto.AC6])/[$Registrado.AC6])" office:value-type="percentage" office:value="0.211303674842122" calcext:value-type="percentage">
            <text:p>21,130%</text:p>
          </table:table-cell>
          <table:table-cell table:formula="of:=(ABS([$Registrado.AD6] - [$Previsto.AD6])/[$Registrado.AD6])" office:value-type="percentage" office:value="0.142790769530123" calcext:value-type="percentage">
            <text:p>14,279%</text:p>
          </table:table-cell>
          <table:table-cell table:formula="of:=(ABS([$Registrado.AE6] - [$Previsto.AE6])/[$Registrado.AE6])" office:value-type="percentage" office:value="0.0359554029255621" calcext:value-type="percentage">
            <text:p>3,596%</text:p>
          </table:table-cell>
          <table:table-cell table:formula="of:=AVERAGE([.B6:.AE6])" office:value-type="percentage" office:value="0.0873587779518734" calcext:value-type="percentage">
            <text:p>8,736%</text:p>
          </table:table-cell>
          <table:table-cell table:formula="of:=STDEV([.B6:.AE6])" office:value-type="percentage" office:value="0.0859034392860435" calcext:value-type="percentage">
            <text:p>8,59%</text:p>
          </table:table-cell>
          <table:table-cell table:formula="of:=COUNTIF([.B6:.AE6]; &quot;&lt;0,05&quot;)" office:value-type="float" office:value="13" calcext:value-type="float">
            <text:p>1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509074161891957" calcext:value-type="percentage">
            <text:p>5,091%</text:p>
          </table:table-cell>
          <table:table-cell table:formula="of:=(ABS([$Registrado.C7] - [$Previsto.C7])/[$Registrado.C7])" office:value-type="percentage" office:value="0.0269469850721668" calcext:value-type="percentage">
            <text:p>2,695%</text:p>
          </table:table-cell>
          <table:table-cell table:formula="of:=(ABS([$Registrado.D7] - [$Previsto.D7])/[$Registrado.D7])" office:value-type="percentage" office:value="0.0339042461005198" calcext:value-type="percentage">
            <text:p>3,390%</text:p>
          </table:table-cell>
          <table:table-cell table:formula="of:=(ABS([$Registrado.E7] - [$Previsto.E7])/[$Registrado.E7])" office:value-type="percentage" office:value="0.0318021312728635" calcext:value-type="percentage">
            <text:p>3,180%</text:p>
          </table:table-cell>
          <table:table-cell table:formula="of:=(ABS([$Registrado.F7] - [$Previsto.F7])/[$Registrado.F7])" office:value-type="percentage" office:value="0.0331490989108939" calcext:value-type="percentage">
            <text:p>3,315%</text:p>
          </table:table-cell>
          <table:table-cell table:formula="of:=(ABS([$Registrado.G7] - [$Previsto.G7])/[$Registrado.G7])" office:value-type="percentage" office:value="0.0874546162813513" calcext:value-type="percentage">
            <text:p>8,745%</text:p>
          </table:table-cell>
          <table:table-cell table:formula="of:=(ABS([$Registrado.H7] - [$Previsto.H7])/[$Registrado.H7])" office:value-type="percentage" office:value="0.0750629348375463" calcext:value-type="percentage">
            <text:p>7,506%</text:p>
          </table:table-cell>
          <table:table-cell table:formula="of:=(ABS([$Registrado.I7] - [$Previsto.I7])/[$Registrado.I7])" office:value-type="percentage" office:value="0.300424530867555" calcext:value-type="percentage">
            <text:p>30,042%</text:p>
          </table:table-cell>
          <table:table-cell table:formula="of:=(ABS([$Registrado.J7] - [$Previsto.J7])/[$Registrado.J7])" office:value-type="percentage" office:value="0.297006684807812" calcext:value-type="percentage">
            <text:p>29,701%</text:p>
          </table:table-cell>
          <table:table-cell table:formula="of:=(ABS([$Registrado.K7] - [$Previsto.K7])/[$Registrado.K7])" office:value-type="percentage" office:value="0.26357141152302" calcext:value-type="percentage">
            <text:p>26,357%</text:p>
          </table:table-cell>
          <table:table-cell table:formula="of:=(ABS([$Registrado.L7] - [$Previsto.L7])/[$Registrado.L7])" office:value-type="percentage" office:value="0.341483303469621" calcext:value-type="percentage">
            <text:p>34,148%</text:p>
          </table:table-cell>
          <table:table-cell table:formula="of:=(ABS([$Registrado.M7] - [$Previsto.M7])/[$Registrado.M7])" office:value-type="percentage" office:value="0.00168265358523194" calcext:value-type="percentage">
            <text:p>0,168%</text:p>
          </table:table-cell>
          <table:table-cell table:formula="of:=(ABS([$Registrado.N7] - [$Previsto.N7])/[$Registrado.N7])" office:value-type="percentage" office:value="0.00736082711010203" calcext:value-type="percentage">
            <text:p>0,736%</text:p>
          </table:table-cell>
          <table:table-cell table:formula="of:=(ABS([$Registrado.O7] - [$Previsto.O7])/[$Registrado.O7])" office:value-type="percentage" office:value="0.0475007757010929" calcext:value-type="percentage">
            <text:p>4,750%</text:p>
          </table:table-cell>
          <table:table-cell table:formula="of:=(ABS([$Registrado.P7] - [$Previsto.P7])/[$Registrado.P7])" office:value-type="percentage" office:value="0.188864629633193" calcext:value-type="percentage">
            <text:p>18,886%</text:p>
          </table:table-cell>
          <table:table-cell table:formula="of:=(ABS([$Registrado.Q7] - [$Previsto.Q7])/[$Registrado.Q7])" office:value-type="percentage" office:value="0.0742178643930167" calcext:value-type="percentage">
            <text:p>7,422%</text:p>
          </table:table-cell>
          <table:table-cell table:formula="of:=(ABS([$Registrado.R7] - [$Previsto.R7])/[$Registrado.R7])" office:value-type="percentage" office:value="0.009722442996561" calcext:value-type="percentage">
            <text:p>0,972%</text:p>
          </table:table-cell>
          <table:table-cell table:formula="of:=(ABS([$Registrado.S7] - [$Previsto.S7])/[$Registrado.S7])" office:value-type="percentage" office:value="0.0557916838990869" calcext:value-type="percentage">
            <text:p>5,579%</text:p>
          </table:table-cell>
          <table:table-cell table:formula="of:=(ABS([$Registrado.T7] - [$Previsto.T7])/[$Registrado.T7])" office:value-type="percentage" office:value="0.0222247544541263" calcext:value-type="percentage">
            <text:p>2,222%</text:p>
          </table:table-cell>
          <table:table-cell table:formula="of:=(ABS([$Registrado.U7] - [$Previsto.U7])/[$Registrado.U7])" office:value-type="percentage" office:value="0.144321066567853" calcext:value-type="percentage">
            <text:p>14,432%</text:p>
          </table:table-cell>
          <table:table-cell table:formula="of:=(ABS([$Registrado.V7] - [$Previsto.V7])/[$Registrado.V7])" office:value-type="percentage" office:value="0.408593171538257" calcext:value-type="percentage">
            <text:p>40,859%</text:p>
          </table:table-cell>
          <table:table-cell table:formula="of:=(ABS([$Registrado.W7] - [$Previsto.W7])/[$Registrado.W7])" office:value-type="percentage" office:value="0.337456299905265" calcext:value-type="percentage">
            <text:p>33,746%</text:p>
          </table:table-cell>
          <table:table-cell table:formula="of:=(ABS([$Registrado.X7] - [$Previsto.X7])/[$Registrado.X7])" office:value-type="percentage" office:value="0.158816908344733" calcext:value-type="percentage">
            <text:p>15,882%</text:p>
          </table:table-cell>
          <table:table-cell table:formula="of:=(ABS([$Registrado.Y7] - [$Previsto.Y7])/[$Registrado.Y7])" office:value-type="percentage" office:value="0.166023973949567" calcext:value-type="percentage">
            <text:p>16,602%</text:p>
          </table:table-cell>
          <table:table-cell table:formula="of:=(ABS([$Registrado.Z7] - [$Previsto.Z7])/[$Registrado.Z7])" office:value-type="percentage" office:value="0.0161923718242452" calcext:value-type="percentage">
            <text:p>1,619%</text:p>
          </table:table-cell>
          <table:table-cell table:formula="of:=(ABS([$Registrado.AA7] - [$Previsto.AA7])/[$Registrado.AA7])" office:value-type="percentage" office:value="0.116681032595476" calcext:value-type="percentage">
            <text:p>11,668%</text:p>
          </table:table-cell>
          <table:table-cell table:formula="of:=(ABS([$Registrado.AB7] - [$Previsto.AB7])/[$Registrado.AB7])" office:value-type="percentage" office:value="0.3103944318522" calcext:value-type="percentage">
            <text:p>31,039%</text:p>
          </table:table-cell>
          <table:table-cell table:formula="of:=(ABS([$Registrado.AC7] - [$Previsto.AC7])/[$Registrado.AC7])" office:value-type="percentage" office:value="0.0550125232324071" calcext:value-type="percentage">
            <text:p>5,501%</text:p>
          </table:table-cell>
          <table:table-cell table:formula="of:=(ABS([$Registrado.AD7] - [$Previsto.AD7])/[$Registrado.AD7])" office:value-type="percentage" office:value="0.0876559117440333" calcext:value-type="percentage">
            <text:p>8,766%</text:p>
          </table:table-cell>
          <table:table-cell table:formula="of:=(ABS([$Registrado.AE7] - [$Previsto.AE7])/[$Registrado.AE7])" office:value-type="percentage" office:value="0.0440272715547816" calcext:value-type="percentage">
            <text:p>4,403%</text:p>
          </table:table-cell>
          <table:table-cell table:formula="of:=AVERAGE([.B7:.AE7])" office:value-type="percentage" office:value="0.126475131807126" calcext:value-type="percentage">
            <text:p>12,648%</text:p>
          </table:table-cell>
          <table:table-cell table:formula="of:=STDEV([.B7:.AE7])" office:value-type="percentage" office:value="0.121631560264155" calcext:value-type="percentage">
            <text:p>12,16%</text:p>
          </table:table-cell>
          <table:table-cell table:formula="of:=COUNTIF([.B7:.AE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0466229923922231" calcext:value-type="percentage">
            <text:p>4,662%</text:p>
          </table:table-cell>
          <table:table-cell table:formula="of:=(ABS([$Registrado.C8] - [$Previsto.C8])/[$Registrado.C8])" office:value-type="percentage" office:value="0.101241440377804" calcext:value-type="percentage">
            <text:p>10,124%</text:p>
          </table:table-cell>
          <table:table-cell table:formula="of:=(ABS([$Registrado.D8] - [$Previsto.D8])/[$Registrado.D8])" office:value-type="percentage" office:value="0.0479900318906606" calcext:value-type="percentage">
            <text:p>4,799%</text:p>
          </table:table-cell>
          <table:table-cell table:formula="of:=(ABS([$Registrado.E8] - [$Previsto.E8])/[$Registrado.E8])" office:value-type="percentage" office:value="0.110961196105702" calcext:value-type="percentage">
            <text:p>11,096%</text:p>
          </table:table-cell>
          <table:table-cell table:formula="of:=(ABS([$Registrado.F8] - [$Previsto.F8])/[$Registrado.F8])" office:value-type="percentage" office:value="0.0911600871442115" calcext:value-type="percentage">
            <text:p>9,116%</text:p>
          </table:table-cell>
          <table:table-cell table:formula="of:=(ABS([$Registrado.G8] - [$Previsto.G8])/[$Registrado.G8])" office:value-type="percentage" office:value="0.128492309204383" calcext:value-type="percentage">
            <text:p>12,849%</text:p>
          </table:table-cell>
          <table:table-cell table:formula="of:=(ABS([$Registrado.H8] - [$Previsto.H8])/[$Registrado.H8])" office:value-type="percentage" office:value="0.0829580040258502" calcext:value-type="percentage">
            <text:p>8,296%</text:p>
          </table:table-cell>
          <table:table-cell table:formula="of:=(ABS([$Registrado.I8] - [$Previsto.I8])/[$Registrado.I8])" office:value-type="percentage" office:value="0.110966963034438" calcext:value-type="percentage">
            <text:p>11,097%</text:p>
          </table:table-cell>
          <table:table-cell table:formula="of:=(ABS([$Registrado.J8] - [$Previsto.J8])/[$Registrado.J8])" office:value-type="percentage" office:value="0.0187089122405909" calcext:value-type="percentage">
            <text:p>1,871%</text:p>
          </table:table-cell>
          <table:table-cell table:formula="of:=(ABS([$Registrado.K8] - [$Previsto.K8])/[$Registrado.K8])" office:value-type="percentage" office:value="0.109615880782918" calcext:value-type="percentage">
            <text:p>10,962%</text:p>
          </table:table-cell>
          <table:table-cell table:formula="of:=(ABS([$Registrado.L8] - [$Previsto.L8])/[$Registrado.L8])" office:value-type="percentage" office:value="0.297248059693364" calcext:value-type="percentage">
            <text:p>29,725%</text:p>
          </table:table-cell>
          <table:table-cell table:formula="of:=(ABS([$Registrado.M8] - [$Previsto.M8])/[$Registrado.M8])" office:value-type="percentage" office:value="0.123495565796963" calcext:value-type="percentage">
            <text:p>12,350%</text:p>
          </table:table-cell>
          <table:table-cell table:formula="of:=(ABS([$Registrado.N8] - [$Previsto.N8])/[$Registrado.N8])" office:value-type="percentage" office:value="0.00932589094866112" calcext:value-type="percentage">
            <text:p>0,933%</text:p>
          </table:table-cell>
          <table:table-cell table:formula="of:=(ABS([$Registrado.O8] - [$Previsto.O8])/[$Registrado.O8])" office:value-type="percentage" office:value="0.0807399497060523" calcext:value-type="percentage">
            <text:p>8,074%</text:p>
          </table:table-cell>
          <table:table-cell table:formula="of:=(ABS([$Registrado.P8] - [$Previsto.P8])/[$Registrado.P8])" office:value-type="percentage" office:value="0.030045346681498" calcext:value-type="percentage">
            <text:p>3,005%</text:p>
          </table:table-cell>
          <table:table-cell table:formula="of:=(ABS([$Registrado.Q8] - [$Previsto.Q8])/[$Registrado.Q8])" office:value-type="percentage" office:value="0.0827512520868113" calcext:value-type="percentage">
            <text:p>8,275%</text:p>
          </table:table-cell>
          <table:table-cell table:formula="of:=(ABS([$Registrado.R8] - [$Previsto.R8])/[$Registrado.R8])" office:value-type="percentage" office:value="0.165940588718189" calcext:value-type="percentage">
            <text:p>16,594%</text:p>
          </table:table-cell>
          <table:table-cell table:formula="of:=(ABS([$Registrado.S8] - [$Previsto.S8])/[$Registrado.S8])" office:value-type="percentage" office:value="0.323447474672413" calcext:value-type="percentage">
            <text:p>32,345%</text:p>
          </table:table-cell>
          <table:table-cell table:formula="of:=(ABS([$Registrado.T8] - [$Previsto.T8])/[$Registrado.T8])" office:value-type="percentage" office:value="0.0887955909369259" calcext:value-type="percentage">
            <text:p>8,880%</text:p>
          </table:table-cell>
          <table:table-cell table:formula="of:=(ABS([$Registrado.U8] - [$Previsto.U8])/[$Registrado.U8])" office:value-type="percentage" office:value="0.0844368376335912" calcext:value-type="percentage">
            <text:p>8,444%</text:p>
          </table:table-cell>
          <table:table-cell table:formula="of:=(ABS([$Registrado.V8] - [$Previsto.V8])/[$Registrado.V8])" office:value-type="percentage" office:value="0.0514165112045132" calcext:value-type="percentage">
            <text:p>5,142%</text:p>
          </table:table-cell>
          <table:table-cell table:formula="of:=(ABS([$Registrado.W8] - [$Previsto.W8])/[$Registrado.W8])" office:value-type="percentage" office:value="0.0202617252454386" calcext:value-type="percentage">
            <text:p>2,026%</text:p>
          </table:table-cell>
          <table:table-cell table:formula="of:=(ABS([$Registrado.X8] - [$Previsto.X8])/[$Registrado.X8])" office:value-type="percentage" office:value="0.0925482833203075" calcext:value-type="percentage">
            <text:p>9,255%</text:p>
          </table:table-cell>
          <table:table-cell table:formula="of:=(ABS([$Registrado.Y8] - [$Previsto.Y8])/[$Registrado.Y8])" office:value-type="percentage" office:value="0.0122202112206038" calcext:value-type="percentage">
            <text:p>1,222%</text:p>
          </table:table-cell>
          <table:table-cell table:formula="of:=(ABS([$Registrado.Z8] - [$Previsto.Z8])/[$Registrado.Z8])" office:value-type="percentage" office:value="0.125885173146643" calcext:value-type="percentage">
            <text:p>12,589%</text:p>
          </table:table-cell>
          <table:table-cell table:formula="of:=(ABS([$Registrado.AA8] - [$Previsto.AA8])/[$Registrado.AA8])" office:value-type="percentage" office:value="0.168404322672197" calcext:value-type="percentage">
            <text:p>16,840%</text:p>
          </table:table-cell>
          <table:table-cell table:formula="of:=(ABS([$Registrado.AB8] - [$Previsto.AB8])/[$Registrado.AB8])" office:value-type="percentage" office:value="0.0831381243628951" calcext:value-type="percentage">
            <text:p>8,314%</text:p>
          </table:table-cell>
          <table:table-cell table:formula="of:=(ABS([$Registrado.AC8] - [$Previsto.AC8])/[$Registrado.AC8])" office:value-type="percentage" office:value="0.243041683286797" calcext:value-type="percentage">
            <text:p>24,304%</text:p>
          </table:table-cell>
          <table:table-cell table:formula="of:=(ABS([$Registrado.AD8] - [$Previsto.AD8])/[$Registrado.AD8])" office:value-type="percentage" office:value="0.0665981435981435" calcext:value-type="percentage">
            <text:p>6,660%</text:p>
          </table:table-cell>
          <table:table-cell table:formula="of:=(ABS([$Registrado.AE8] - [$Previsto.AE8])/[$Registrado.AE8])" office:value-type="percentage" office:value="0.064753799880608" calcext:value-type="percentage">
            <text:p>6,475%</text:p>
          </table:table-cell>
          <table:table-cell table:formula="of:=AVERAGE([.B8:.AE8])" office:value-type="percentage" office:value="0.10210707840038" calcext:value-type="percentage">
            <text:p>10,211%</text:p>
          </table:table-cell>
          <table:table-cell table:formula="of:=STDEV([.B8:.AE8])" office:value-type="percentage" office:value="0.0757407624035898" calcext:value-type="percentage">
            <text:p>7,57%</text:p>
          </table:table-cell>
          <table:table-cell table:formula="of:=COUNTIF([.B8:.AE8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039445199473915" calcext:value-type="percentage">
            <text:p>3,945%</text:p>
          </table:table-cell>
          <table:table-cell table:formula="of:=(ABS([$Registrado.C9] - [$Previsto.C9])/[$Registrado.C9])" office:value-type="percentage" office:value="0.0846059356719309" calcext:value-type="percentage">
            <text:p>8,461%</text:p>
          </table:table-cell>
          <table:table-cell table:formula="of:=(ABS([$Registrado.D9] - [$Previsto.D9])/[$Registrado.D9])" office:value-type="percentage" office:value="0.00764350557492454" calcext:value-type="percentage">
            <text:p>0,764%</text:p>
          </table:table-cell>
          <table:table-cell table:formula="of:=(ABS([$Registrado.E9] - [$Previsto.E9])/[$Registrado.E9])" office:value-type="percentage" office:value="0.0345780613859297" calcext:value-type="percentage">
            <text:p>3,458%</text:p>
          </table:table-cell>
          <table:table-cell table:formula="of:=(ABS([$Registrado.F9] - [$Previsto.F9])/[$Registrado.F9])" office:value-type="percentage" office:value="0.0072934315005457" calcext:value-type="percentage">
            <text:p>0,729%</text:p>
          </table:table-cell>
          <table:table-cell table:formula="of:=(ABS([$Registrado.G9] - [$Previsto.G9])/[$Registrado.G9])" office:value-type="percentage" office:value="0.0673731208590358" calcext:value-type="percentage">
            <text:p>6,737%</text:p>
          </table:table-cell>
          <table:table-cell table:formula="of:=(ABS([$Registrado.H9] - [$Previsto.H9])/[$Registrado.H9])" office:value-type="percentage" office:value="0.0119941161872066" calcext:value-type="percentage">
            <text:p>1,199%</text:p>
          </table:table-cell>
          <table:table-cell table:formula="of:=(ABS([$Registrado.I9] - [$Previsto.I9])/[$Registrado.I9])" office:value-type="percentage" office:value="0.28283276192533" calcext:value-type="percentage">
            <text:p>28,283%</text:p>
          </table:table-cell>
          <table:table-cell table:formula="of:=(ABS([$Registrado.J9] - [$Previsto.J9])/[$Registrado.J9])" office:value-type="percentage" office:value="0.00154690534766281" calcext:value-type="percentage">
            <text:p>0,155%</text:p>
          </table:table-cell>
          <table:table-cell table:formula="of:=(ABS([$Registrado.K9] - [$Previsto.K9])/[$Registrado.K9])" office:value-type="percentage" office:value="0.103348916913051" calcext:value-type="percentage">
            <text:p>10,335%</text:p>
          </table:table-cell>
          <table:table-cell table:formula="of:=(ABS([$Registrado.L9] - [$Previsto.L9])/[$Registrado.L9])" office:value-type="percentage" office:value="0.274553708906996" calcext:value-type="percentage">
            <text:p>27,455%</text:p>
          </table:table-cell>
          <table:table-cell table:formula="of:=(ABS([$Registrado.M9] - [$Previsto.M9])/[$Registrado.M9])" office:value-type="percentage" office:value="0.144477248084097" calcext:value-type="percentage">
            <text:p>14,448%</text:p>
          </table:table-cell>
          <table:table-cell table:formula="of:=(ABS([$Registrado.N9] - [$Previsto.N9])/[$Registrado.N9])" office:value-type="percentage" office:value="0.0819553143981684" calcext:value-type="percentage">
            <text:p>8,196%</text:p>
          </table:table-cell>
          <table:table-cell table:formula="of:=(ABS([$Registrado.O9] - [$Previsto.O9])/[$Registrado.O9])" office:value-type="percentage" office:value="0.0466138871771889" calcext:value-type="percentage">
            <text:p>4,661%</text:p>
          </table:table-cell>
          <table:table-cell table:formula="of:=(ABS([$Registrado.P9] - [$Previsto.P9])/[$Registrado.P9])" office:value-type="percentage" office:value="0.0381539850627619" calcext:value-type="percentage">
            <text:p>3,815%</text:p>
          </table:table-cell>
          <table:table-cell table:formula="of:=(ABS([$Registrado.Q9] - [$Previsto.Q9])/[$Registrado.Q9])" office:value-type="percentage" office:value="0.0275494658573871" calcext:value-type="percentage">
            <text:p>2,755%</text:p>
          </table:table-cell>
          <table:table-cell table:formula="of:=(ABS([$Registrado.R9] - [$Previsto.R9])/[$Registrado.R9])" office:value-type="percentage" office:value="0.0542173938978198" calcext:value-type="percentage">
            <text:p>5,422%</text:p>
          </table:table-cell>
          <table:table-cell table:formula="of:=(ABS([$Registrado.S9] - [$Previsto.S9])/[$Registrado.S9])" office:value-type="percentage" office:value="0.0261410104011888" calcext:value-type="percentage">
            <text:p>2,614%</text:p>
          </table:table-cell>
          <table:table-cell table:formula="of:=(ABS([$Registrado.T9] - [$Previsto.T9])/[$Registrado.T9])" office:value-type="percentage" office:value="0.128949495856415" calcext:value-type="percentage">
            <text:p>12,895%</text:p>
          </table:table-cell>
          <table:table-cell table:formula="of:=(ABS([$Registrado.U9] - [$Previsto.U9])/[$Registrado.U9])" office:value-type="percentage" office:value="0.0422842294197579" calcext:value-type="percentage">
            <text:p>4,228%</text:p>
          </table:table-cell>
          <table:table-cell table:formula="of:=(ABS([$Registrado.V9] - [$Previsto.V9])/[$Registrado.V9])" office:value-type="percentage" office:value="0.0257307332326477" calcext:value-type="percentage">
            <text:p>2,573%</text:p>
          </table:table-cell>
          <table:table-cell table:formula="of:=(ABS([$Registrado.W9] - [$Previsto.W9])/[$Registrado.W9])" office:value-type="percentage" office:value="0.0187743211063291" calcext:value-type="percentage">
            <text:p>1,877%</text:p>
          </table:table-cell>
          <table:table-cell table:formula="of:=(ABS([$Registrado.X9] - [$Previsto.X9])/[$Registrado.X9])" office:value-type="percentage" office:value="0.0509504149507704" calcext:value-type="percentage">
            <text:p>5,095%</text:p>
          </table:table-cell>
          <table:table-cell table:formula="of:=(ABS([$Registrado.Y9] - [$Previsto.Y9])/[$Registrado.Y9])" office:value-type="percentage" office:value="0.0631764256075207" calcext:value-type="percentage">
            <text:p>6,318%</text:p>
          </table:table-cell>
          <table:table-cell table:formula="of:=(ABS([$Registrado.Z9] - [$Previsto.Z9])/[$Registrado.Z9])" office:value-type="percentage" office:value="0.0417660093861177" calcext:value-type="percentage">
            <text:p>4,177%</text:p>
          </table:table-cell>
          <table:table-cell table:formula="of:=(ABS([$Registrado.AA9] - [$Previsto.AA9])/[$Registrado.AA9])" office:value-type="percentage" office:value="0.0267350326135745" calcext:value-type="percentage">
            <text:p>2,674%</text:p>
          </table:table-cell>
          <table:table-cell table:formula="of:=(ABS([$Registrado.AB9] - [$Previsto.AB9])/[$Registrado.AB9])" office:value-type="percentage" office:value="0.122889644212037" calcext:value-type="percentage">
            <text:p>12,289%</text:p>
          </table:table-cell>
          <table:table-cell table:formula="of:=(ABS([$Registrado.AC9] - [$Previsto.AC9])/[$Registrado.AC9])" office:value-type="percentage" office:value="0.0989560566376654" calcext:value-type="percentage">
            <text:p>9,896%</text:p>
          </table:table-cell>
          <table:table-cell table:formula="of:=(ABS([$Registrado.AD9] - [$Previsto.AD9])/[$Registrado.AD9])" office:value-type="percentage" office:value="0.423223712684135" calcext:value-type="percentage">
            <text:p>42,322%</text:p>
          </table:table-cell>
          <table:table-cell table:formula="of:=(ABS([$Registrado.AE9] - [$Previsto.AE9])/[$Registrado.AE9])" office:value-type="percentage" office:value="0.446618585665819" calcext:value-type="percentage">
            <text:p>44,662%</text:p>
          </table:table-cell>
          <table:table-cell table:formula="of:=AVERAGE([.B9:.AE9])" office:value-type="percentage" office:value="0.0941459543332644" calcext:value-type="percentage">
            <text:p>9,415%</text:p>
          </table:table-cell>
          <table:table-cell table:formula="of:=STDEV([.B9:.AE9])" office:value-type="percentage" office:value="0.114833655499679" calcext:value-type="percentage">
            <text:p>11,48%</text:p>
          </table:table-cell>
          <table:table-cell table:formula="of:=COUNTIF([.B9:.AE9]; &quot;&lt;0,05&quot;)" office:value-type="float" office:value="15" calcext:value-type="float">
            <text:p>1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523782321662264" calcext:value-type="percentage">
            <text:p>5,238%</text:p>
          </table:table-cell>
          <table:table-cell table:formula="of:=(ABS([$Registrado.C10] - [$Previsto.C10])/[$Registrado.C10])" office:value-type="percentage" office:value="0.0695184378768032" calcext:value-type="percentage">
            <text:p>6,952%</text:p>
          </table:table-cell>
          <table:table-cell table:formula="of:=(ABS([$Registrado.D10] - [$Previsto.D10])/[$Registrado.D10])" office:value-type="percentage" office:value="0.0130662242809642" calcext:value-type="percentage">
            <text:p>1,307%</text:p>
          </table:table-cell>
          <table:table-cell table:formula="of:=(ABS([$Registrado.E10] - [$Previsto.E10])/[$Registrado.E10])" office:value-type="percentage" office:value="0.009720618625109" calcext:value-type="percentage">
            <text:p>0,972%</text:p>
          </table:table-cell>
          <table:table-cell table:formula="of:=(ABS([$Registrado.F10] - [$Previsto.F10])/[$Registrado.F10])" office:value-type="percentage" office:value="0.0218927268035536" calcext:value-type="percentage">
            <text:p>2,189%</text:p>
          </table:table-cell>
          <table:table-cell table:formula="of:=(ABS([$Registrado.G10] - [$Previsto.G10])/[$Registrado.G10])" office:value-type="percentage" office:value="0.317638438363217" calcext:value-type="percentage">
            <text:p>31,764%</text:p>
          </table:table-cell>
          <table:table-cell table:formula="of:=(ABS([$Registrado.H10] - [$Previsto.H10])/[$Registrado.H10])" office:value-type="percentage" office:value="0.0618058715075875" calcext:value-type="percentage">
            <text:p>6,181%</text:p>
          </table:table-cell>
          <table:table-cell table:formula="of:=(ABS([$Registrado.I10] - [$Previsto.I10])/[$Registrado.I10])" office:value-type="percentage" office:value="0.20254857434876" calcext:value-type="percentage">
            <text:p>20,255%</text:p>
          </table:table-cell>
          <table:table-cell table:formula="of:=(ABS([$Registrado.J10] - [$Previsto.J10])/[$Registrado.J10])" office:value-type="percentage" office:value="0.0471861690166182" calcext:value-type="percentage">
            <text:p>4,719%</text:p>
          </table:table-cell>
          <table:table-cell table:formula="of:=(ABS([$Registrado.K10] - [$Previsto.K10])/[$Registrado.K10])" office:value-type="percentage" office:value="0.056885320645702" calcext:value-type="percentage">
            <text:p>5,689%</text:p>
          </table:table-cell>
          <table:table-cell table:formula="of:=(ABS([$Registrado.L10] - [$Previsto.L10])/[$Registrado.L10])" office:value-type="percentage" office:value="0.278567499375468" calcext:value-type="percentage">
            <text:p>27,857%</text:p>
          </table:table-cell>
          <table:table-cell table:formula="of:=(ABS([$Registrado.M10] - [$Previsto.M10])/[$Registrado.M10])" office:value-type="percentage" office:value="0.112295373305029" calcext:value-type="percentage">
            <text:p>11,230%</text:p>
          </table:table-cell>
          <table:table-cell table:formula="of:=(ABS([$Registrado.N10] - [$Previsto.N10])/[$Registrado.N10])" office:value-type="percentage" office:value="0.0227430200864653" calcext:value-type="percentage">
            <text:p>2,274%</text:p>
          </table:table-cell>
          <table:table-cell table:formula="of:=(ABS([$Registrado.O10] - [$Previsto.O10])/[$Registrado.O10])" office:value-type="percentage" office:value="0.0796979845721676" calcext:value-type="percentage">
            <text:p>7,970%</text:p>
          </table:table-cell>
          <table:table-cell table:formula="of:=(ABS([$Registrado.P10] - [$Previsto.P10])/[$Registrado.P10])" office:value-type="percentage" office:value="0.103785880273623" calcext:value-type="percentage">
            <text:p>10,379%</text:p>
          </table:table-cell>
          <table:table-cell table:formula="of:=(ABS([$Registrado.Q10] - [$Previsto.Q10])/[$Registrado.Q10])" office:value-type="percentage" office:value="0.0857121374356837" calcext:value-type="percentage">
            <text:p>8,571%</text:p>
          </table:table-cell>
          <table:table-cell table:formula="of:=(ABS([$Registrado.R10] - [$Previsto.R10])/[$Registrado.R10])" office:value-type="percentage" office:value="0.0207605016976583" calcext:value-type="percentage">
            <text:p>2,076%</text:p>
          </table:table-cell>
          <table:table-cell table:formula="of:=(ABS([$Registrado.S10] - [$Previsto.S10])/[$Registrado.S10])" office:value-type="percentage" office:value="0.17428512848895" calcext:value-type="percentage">
            <text:p>17,429%</text:p>
          </table:table-cell>
          <table:table-cell table:formula="of:=(ABS([$Registrado.T10] - [$Previsto.T10])/[$Registrado.T10])" office:value-type="percentage" office:value="0.0297874612951184" calcext:value-type="percentage">
            <text:p>2,979%</text:p>
          </table:table-cell>
          <table:table-cell table:formula="of:=(ABS([$Registrado.U10] - [$Previsto.U10])/[$Registrado.U10])" office:value-type="percentage" office:value="0.122686870121529" calcext:value-type="percentage">
            <text:p>12,269%</text:p>
          </table:table-cell>
          <table:table-cell table:formula="of:=(ABS([$Registrado.V10] - [$Previsto.V10])/[$Registrado.V10])" office:value-type="percentage" office:value="0.0513683368624562" calcext:value-type="percentage">
            <text:p>5,137%</text:p>
          </table:table-cell>
          <table:table-cell table:formula="of:=(ABS([$Registrado.W10] - [$Previsto.W10])/[$Registrado.W10])" office:value-type="percentage" office:value="0.0525117507515838" calcext:value-type="percentage">
            <text:p>5,251%</text:p>
          </table:table-cell>
          <table:table-cell table:formula="of:=(ABS([$Registrado.X10] - [$Previsto.X10])/[$Registrado.X10])" office:value-type="percentage" office:value="0.0986190460164142" calcext:value-type="percentage">
            <text:p>9,862%</text:p>
          </table:table-cell>
          <table:table-cell table:formula="of:=(ABS([$Registrado.Y10] - [$Previsto.Y10])/[$Registrado.Y10])" office:value-type="percentage" office:value="0.0271353668776645" calcext:value-type="percentage">
            <text:p>2,714%</text:p>
          </table:table-cell>
          <table:table-cell table:formula="of:=(ABS([$Registrado.Z10] - [$Previsto.Z10])/[$Registrado.Z10])" office:value-type="percentage" office:value="0.177014706887128" calcext:value-type="percentage">
            <text:p>17,701%</text:p>
          </table:table-cell>
          <table:table-cell table:formula="of:=(ABS([$Registrado.AA10] - [$Previsto.AA10])/[$Registrado.AA10])" office:value-type="percentage" office:value="0.197643645703008" calcext:value-type="percentage">
            <text:p>19,764%</text:p>
          </table:table-cell>
          <table:table-cell table:formula="of:=(ABS([$Registrado.AB10] - [$Previsto.AB10])/[$Registrado.AB10])" office:value-type="percentage" office:value="0.135401061698626" calcext:value-type="percentage">
            <text:p>13,540%</text:p>
          </table:table-cell>
          <table:table-cell table:formula="of:=(ABS([$Registrado.AC10] - [$Previsto.AC10])/[$Registrado.AC10])" office:value-type="percentage" office:value="0.19016649002507" calcext:value-type="percentage">
            <text:p>19,017%</text:p>
          </table:table-cell>
          <table:table-cell table:formula="of:=(ABS([$Registrado.AD10] - [$Previsto.AD10])/[$Registrado.AD10])" office:value-type="percentage" office:value="0.0667224713078415" calcext:value-type="percentage">
            <text:p>6,672%</text:p>
          </table:table-cell>
          <table:table-cell table:formula="of:=(ABS([$Registrado.AE10] - [$Previsto.AE10])/[$Registrado.AE10])" office:value-type="percentage" office:value="0.0120569915342098" calcext:value-type="percentage">
            <text:p>1,206%</text:p>
          </table:table-cell>
          <table:table-cell table:formula="of:=AVERAGE([.B10:.AE10])" office:value-type="percentage" office:value="0.0963867445983412" calcext:value-type="percentage">
            <text:p>9,639%</text:p>
          </table:table-cell>
          <table:table-cell table:formula="of:=STDEV([.B10:.AE10])" office:value-type="percentage" office:value="0.080537744483635" calcext:value-type="percentage">
            <text:p>8,05%</text:p>
          </table:table-cell>
          <table:table-cell table:formula="of:=COUNTIF([.B10:.AE1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128545167830592" calcext:value-type="percentage">
            <text:p>12,855%</text:p>
          </table:table-cell>
          <table:table-cell table:formula="of:=(ABS([$Registrado.C11] - [$Previsto.C11])/[$Registrado.C11])" office:value-type="percentage" office:value="0.161292012297697" calcext:value-type="percentage">
            <text:p>16,129%</text:p>
          </table:table-cell>
          <table:table-cell table:formula="of:=(ABS([$Registrado.D11] - [$Previsto.D11])/[$Registrado.D11])" office:value-type="percentage" office:value="0.151839445560562" calcext:value-type="percentage">
            <text:p>15,184%</text:p>
          </table:table-cell>
          <table:table-cell table:formula="of:=(ABS([$Registrado.E11] - [$Previsto.E11])/[$Registrado.E11])" office:value-type="percentage" office:value="0.206333949448331" calcext:value-type="percentage">
            <text:p>20,633%</text:p>
          </table:table-cell>
          <table:table-cell table:formula="of:=(ABS([$Registrado.F11] - [$Previsto.F11])/[$Registrado.F11])" office:value-type="percentage" office:value="0.153764532032095" calcext:value-type="percentage">
            <text:p>15,376%</text:p>
          </table:table-cell>
          <table:table-cell table:formula="of:=(ABS([$Registrado.G11] - [$Previsto.G11])/[$Registrado.G11])" office:value-type="percentage" office:value="0.260556055143733" calcext:value-type="percentage">
            <text:p>26,056%</text:p>
          </table:table-cell>
          <table:table-cell table:formula="of:=(ABS([$Registrado.H11] - [$Previsto.H11])/[$Registrado.H11])" office:value-type="percentage" office:value="0.152334752692153" calcext:value-type="percentage">
            <text:p>15,233%</text:p>
          </table:table-cell>
          <table:table-cell table:formula="of:=(ABS([$Registrado.I11] - [$Previsto.I11])/[$Registrado.I11])" office:value-type="percentage" office:value="0.231945767614227" calcext:value-type="percentage">
            <text:p>23,195%</text:p>
          </table:table-cell>
          <table:table-cell table:formula="of:=(ABS([$Registrado.J11] - [$Previsto.J11])/[$Registrado.J11])" office:value-type="percentage" office:value="0.155301711744523" calcext:value-type="percentage">
            <text:p>15,530%</text:p>
          </table:table-cell>
          <table:table-cell table:formula="of:=(ABS([$Registrado.K11] - [$Previsto.K11])/[$Registrado.K11])" office:value-type="percentage" office:value="0.152162737129909" calcext:value-type="percentage">
            <text:p>15,216%</text:p>
          </table:table-cell>
          <table:table-cell table:formula="of:=(ABS([$Registrado.L11] - [$Previsto.L11])/[$Registrado.L11])" office:value-type="percentage" office:value="0.353965435146812" calcext:value-type="percentage">
            <text:p>35,397%</text:p>
          </table:table-cell>
          <table:table-cell table:formula="of:=(ABS([$Registrado.M11] - [$Previsto.M11])/[$Registrado.M11])" office:value-type="percentage" office:value="0.0878777550929168" calcext:value-type="percentage">
            <text:p>8,788%</text:p>
          </table:table-cell>
          <table:table-cell table:formula="of:=(ABS([$Registrado.N11] - [$Previsto.N11])/[$Registrado.N11])" office:value-type="percentage" office:value="0.00150483115521924" calcext:value-type="percentage">
            <text:p>0,150%</text:p>
          </table:table-cell>
          <table:table-cell table:formula="of:=(ABS([$Registrado.O11] - [$Previsto.O11])/[$Registrado.O11])" office:value-type="percentage" office:value="0.173493335148751" calcext:value-type="percentage">
            <text:p>17,349%</text:p>
          </table:table-cell>
          <table:table-cell table:formula="of:=(ABS([$Registrado.P11] - [$Previsto.P11])/[$Registrado.P11])" office:value-type="percentage" office:value="0.126371118884139" calcext:value-type="percentage">
            <text:p>12,637%</text:p>
          </table:table-cell>
          <table:table-cell table:formula="of:=(ABS([$Registrado.Q11] - [$Previsto.Q11])/[$Registrado.Q11])" office:value-type="percentage" office:value="0.267322141101634" calcext:value-type="percentage">
            <text:p>26,732%</text:p>
          </table:table-cell>
          <table:table-cell table:formula="of:=(ABS([$Registrado.R11] - [$Previsto.R11])/[$Registrado.R11])" office:value-type="percentage" office:value="0.185995486991155" calcext:value-type="percentage">
            <text:p>18,600%</text:p>
          </table:table-cell>
          <table:table-cell table:formula="of:=(ABS([$Registrado.S11] - [$Previsto.S11])/[$Registrado.S11])" office:value-type="percentage" office:value="0.0865088665494701" calcext:value-type="percentage">
            <text:p>8,651%</text:p>
          </table:table-cell>
          <table:table-cell table:formula="of:=(ABS([$Registrado.T11] - [$Previsto.T11])/[$Registrado.T11])" office:value-type="percentage" office:value="0.0936796490234928" calcext:value-type="percentage">
            <text:p>9,368%</text:p>
          </table:table-cell>
          <table:table-cell table:formula="of:=(ABS([$Registrado.U11] - [$Previsto.U11])/[$Registrado.U11])" office:value-type="percentage" office:value="0.266698480195291" calcext:value-type="percentage">
            <text:p>26,670%</text:p>
          </table:table-cell>
          <table:table-cell table:formula="of:=(ABS([$Registrado.V11] - [$Previsto.V11])/[$Registrado.V11])" office:value-type="percentage" office:value="0.343130869256177" calcext:value-type="percentage">
            <text:p>34,313%</text:p>
          </table:table-cell>
          <table:table-cell table:formula="of:=(ABS([$Registrado.W11] - [$Previsto.W11])/[$Registrado.W11])" office:value-type="percentage" office:value="0.414699847772851" calcext:value-type="percentage">
            <text:p>41,470%</text:p>
          </table:table-cell>
          <table:table-cell table:formula="of:=(ABS([$Registrado.X11] - [$Previsto.X11])/[$Registrado.X11])" office:value-type="percentage" office:value="0.192497853124075" calcext:value-type="percentage">
            <text:p>19,250%</text:p>
          </table:table-cell>
          <table:table-cell table:formula="of:=(ABS([$Registrado.Y11] - [$Previsto.Y11])/[$Registrado.Y11])" office:value-type="percentage" office:value="0.0638074253589858" calcext:value-type="percentage">
            <text:p>6,381%</text:p>
          </table:table-cell>
          <table:table-cell table:formula="of:=(ABS([$Registrado.Z11] - [$Previsto.Z11])/[$Registrado.Z11])" office:value-type="percentage" office:value="0.0337173828996282" calcext:value-type="percentage">
            <text:p>3,372%</text:p>
          </table:table-cell>
          <table:table-cell table:formula="of:=(ABS([$Registrado.AA11] - [$Previsto.AA11])/[$Registrado.AA11])" office:value-type="percentage" office:value="0.0851541689627399" calcext:value-type="percentage">
            <text:p>8,515%</text:p>
          </table:table-cell>
          <table:table-cell table:formula="of:=(ABS([$Registrado.AB11] - [$Previsto.AB11])/[$Registrado.AB11])" office:value-type="percentage" office:value="0.0305996418445009" calcext:value-type="percentage">
            <text:p>3,060%</text:p>
          </table:table-cell>
          <table:table-cell table:formula="of:=(ABS([$Registrado.AC11] - [$Previsto.AC11])/[$Registrado.AC11])" office:value-type="percentage" office:value="0.204460519179568" calcext:value-type="percentage">
            <text:p>20,446%</text:p>
          </table:table-cell>
          <table:table-cell table:formula="of:=(ABS([$Registrado.AD11] - [$Previsto.AD11])/[$Registrado.AD11])" office:value-type="percentage" office:value="0.203260175930117" calcext:value-type="percentage">
            <text:p>20,326%</text:p>
          </table:table-cell>
          <table:table-cell table:formula="of:=(ABS([$Registrado.AE11] - [$Previsto.AE11])/[$Registrado.AE11])" office:value-type="percentage" office:value="0.154723129579261" calcext:value-type="percentage">
            <text:p>15,472%</text:p>
          </table:table-cell>
          <table:table-cell table:formula="of:=AVERAGE([.B11:.AE11])" office:value-type="percentage" office:value="0.170784808156354" calcext:value-type="percentage">
            <text:p>17,078%</text:p>
          </table:table-cell>
          <table:table-cell table:formula="of:=STDEV([.B11:.AE11])" office:value-type="percentage" office:value="0.09625886851623" calcext:value-type="percentage">
            <text:p>9,63%</text:p>
          </table:table-cell>
          <table:table-cell table:formula="of:=COUNTIF([.B11:.AE11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551741451834575" calcext:value-type="percentage">
            <text:p>5,517%</text:p>
          </table:table-cell>
          <table:table-cell table:formula="of:=(ABS([$Registrado.C12] - [$Previsto.C12])/[$Registrado.C12])" office:value-type="percentage" office:value="0.0362473184966088" calcext:value-type="percentage">
            <text:p>3,625%</text:p>
          </table:table-cell>
          <table:table-cell table:formula="of:=(ABS([$Registrado.D12] - [$Previsto.D12])/[$Registrado.D12])" office:value-type="percentage" office:value="0.117793603415291" calcext:value-type="percentage">
            <text:p>11,779%</text:p>
          </table:table-cell>
          <table:table-cell table:formula="of:=(ABS([$Registrado.E12] - [$Previsto.E12])/[$Registrado.E12])" office:value-type="percentage" office:value="0.115992142920918" calcext:value-type="percentage">
            <text:p>11,599%</text:p>
          </table:table-cell>
          <table:table-cell table:formula="of:=(ABS([$Registrado.F12] - [$Previsto.F12])/[$Registrado.F12])" office:value-type="percentage" office:value="0.0631663606121092" calcext:value-type="percentage">
            <text:p>6,317%</text:p>
          </table:table-cell>
          <table:table-cell table:formula="of:=(ABS([$Registrado.G12] - [$Previsto.G12])/[$Registrado.G12])" office:value-type="percentage" office:value="0.102224919628308" calcext:value-type="percentage">
            <text:p>10,222%</text:p>
          </table:table-cell>
          <table:table-cell table:formula="of:=(ABS([$Registrado.H12] - [$Previsto.H12])/[$Registrado.H12])" office:value-type="percentage" office:value="0.0232713885429638" calcext:value-type="percentage">
            <text:p>2,327%</text:p>
          </table:table-cell>
          <table:table-cell table:formula="of:=(ABS([$Registrado.I12] - [$Previsto.I12])/[$Registrado.I12])" office:value-type="percentage" office:value="0.0228797140345194" calcext:value-type="percentage">
            <text:p>2,288%</text:p>
          </table:table-cell>
          <table:table-cell table:formula="of:=(ABS([$Registrado.J12] - [$Previsto.J12])/[$Registrado.J12])" office:value-type="percentage" office:value="0.0877487193084796" calcext:value-type="percentage">
            <text:p>8,775%</text:p>
          </table:table-cell>
          <table:table-cell table:formula="of:=(ABS([$Registrado.K12] - [$Previsto.K12])/[$Registrado.K12])" office:value-type="percentage" office:value="0.0858670317014527" calcext:value-type="percentage">
            <text:p>8,587%</text:p>
          </table:table-cell>
          <table:table-cell table:formula="of:=(ABS([$Registrado.L12] - [$Previsto.L12])/[$Registrado.L12])" office:value-type="percentage" office:value="0.36266337769098" calcext:value-type="percentage">
            <text:p>36,266%</text:p>
          </table:table-cell>
          <table:table-cell table:formula="of:=(ABS([$Registrado.M12] - [$Previsto.M12])/[$Registrado.M12])" office:value-type="percentage" office:value="0.125622260832565" calcext:value-type="percentage">
            <text:p>12,562%</text:p>
          </table:table-cell>
          <table:table-cell table:formula="of:=(ABS([$Registrado.N12] - [$Previsto.N12])/[$Registrado.N12])" office:value-type="percentage" office:value="0.100689886834295" calcext:value-type="percentage">
            <text:p>10,069%</text:p>
          </table:table-cell>
          <table:table-cell table:formula="of:=(ABS([$Registrado.O12] - [$Previsto.O12])/[$Registrado.O12])" office:value-type="percentage" office:value="0.0265768546202822" calcext:value-type="percentage">
            <text:p>2,658%</text:p>
          </table:table-cell>
          <table:table-cell table:formula="of:=(ABS([$Registrado.P12] - [$Previsto.P12])/[$Registrado.P12])" office:value-type="percentage" office:value="0.102542749578944" calcext:value-type="percentage">
            <text:p>10,254%</text:p>
          </table:table-cell>
          <table:table-cell table:formula="of:=(ABS([$Registrado.Q12] - [$Previsto.Q12])/[$Registrado.Q12])" office:value-type="percentage" office:value="0.0984678359884449" calcext:value-type="percentage">
            <text:p>9,847%</text:p>
          </table:table-cell>
          <table:table-cell table:formula="of:=(ABS([$Registrado.R12] - [$Previsto.R12])/[$Registrado.R12])" office:value-type="percentage" office:value="0.200095586610959" calcext:value-type="percentage">
            <text:p>20,010%</text:p>
          </table:table-cell>
          <table:table-cell table:formula="of:=(ABS([$Registrado.S12] - [$Previsto.S12])/[$Registrado.S12])" office:value-type="percentage" office:value="0.139604818612857" calcext:value-type="percentage">
            <text:p>13,960%</text:p>
          </table:table-cell>
          <table:table-cell table:formula="of:=(ABS([$Registrado.T12] - [$Previsto.T12])/[$Registrado.T12])" office:value-type="percentage" office:value="0.0163143789258411" calcext:value-type="percentage">
            <text:p>1,631%</text:p>
          </table:table-cell>
          <table:table-cell table:formula="of:=(ABS([$Registrado.U12] - [$Previsto.U12])/[$Registrado.U12])" office:value-type="percentage" office:value="0.0169744653852554" calcext:value-type="percentage">
            <text:p>1,697%</text:p>
          </table:table-cell>
          <table:table-cell table:formula="of:=(ABS([$Registrado.V12] - [$Previsto.V12])/[$Registrado.V12])" office:value-type="percentage" office:value="0.103310997387399" calcext:value-type="percentage">
            <text:p>10,331%</text:p>
          </table:table-cell>
          <table:table-cell table:formula="of:=(ABS([$Registrado.W12] - [$Previsto.W12])/[$Registrado.W12])" office:value-type="percentage" office:value="0.0896845434440362" calcext:value-type="percentage">
            <text:p>8,968%</text:p>
          </table:table-cell>
          <table:table-cell table:formula="of:=(ABS([$Registrado.X12] - [$Previsto.X12])/[$Registrado.X12])" office:value-type="percentage" office:value="0.0597460683395536" calcext:value-type="percentage">
            <text:p>5,975%</text:p>
          </table:table-cell>
          <table:table-cell table:formula="of:=(ABS([$Registrado.Y12] - [$Previsto.Y12])/[$Registrado.Y12])" office:value-type="percentage" office:value="0.0879576008024072" calcext:value-type="percentage">
            <text:p>8,796%</text:p>
          </table:table-cell>
          <table:table-cell table:formula="of:=(ABS([$Registrado.Z12] - [$Previsto.Z12])/[$Registrado.Z12])" office:value-type="percentage" office:value="0.132239956128489" calcext:value-type="percentage">
            <text:p>13,224%</text:p>
          </table:table-cell>
          <table:table-cell table:formula="of:=(ABS([$Registrado.AA12] - [$Previsto.AA12])/[$Registrado.AA12])" office:value-type="percentage" office:value="0.0516263114129304" calcext:value-type="percentage">
            <text:p>5,163%</text:p>
          </table:table-cell>
          <table:table-cell table:formula="of:=(ABS([$Registrado.AB12] - [$Previsto.AB12])/[$Registrado.AB12])" office:value-type="percentage" office:value="0.0319835490926708" calcext:value-type="percentage">
            <text:p>3,198%</text:p>
          </table:table-cell>
          <table:table-cell table:formula="of:=(ABS([$Registrado.AC12] - [$Previsto.AC12])/[$Registrado.AC12])" office:value-type="percentage" office:value="0.000956280397201102" calcext:value-type="percentage">
            <text:p>0,096%</text:p>
          </table:table-cell>
          <table:table-cell table:formula="of:=(ABS([$Registrado.AD12] - [$Previsto.AD12])/[$Registrado.AD12])" office:value-type="percentage" office:value="0.0823107837920638" calcext:value-type="percentage">
            <text:p>8,231%</text:p>
          </table:table-cell>
          <table:table-cell table:formula="of:=(ABS([$Registrado.AE12] - [$Previsto.AE12])/[$Registrado.AE12])" office:value-type="percentage" office:value="0.157770130662571" calcext:value-type="percentage">
            <text:p>15,777%</text:p>
          </table:table-cell>
          <table:table-cell table:formula="of:=AVERAGE([.B12:.AE12])" office:value-type="percentage" office:value="0.0899167926794618" calcext:value-type="percentage">
            <text:p>8,992%</text:p>
          </table:table-cell>
          <table:table-cell table:formula="of:=STDEV([.B12:.AE12])" office:value-type="percentage" office:value="0.0697343950232387" calcext:value-type="percentage">
            <text:p>6,97%</text:p>
          </table:table-cell>
          <table:table-cell table:formula="of:=COUNTIF([.B12:.AE12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223727908392016" calcext:value-type="percentage">
            <text:p>2,237%</text:p>
          </table:table-cell>
          <table:table-cell table:formula="of:=(ABS([$Registrado.C13] - [$Previsto.C13])/[$Registrado.C13])" office:value-type="percentage" office:value="0.0529841790824606" calcext:value-type="percentage">
            <text:p>5,298%</text:p>
          </table:table-cell>
          <table:table-cell table:formula="of:=(ABS([$Registrado.D13] - [$Previsto.D13])/[$Registrado.D13])" office:value-type="percentage" office:value="0.114112182880445" calcext:value-type="percentage">
            <text:p>11,411%</text:p>
          </table:table-cell>
          <table:table-cell table:formula="of:=(ABS([$Registrado.E13] - [$Previsto.E13])/[$Registrado.E13])" office:value-type="percentage" office:value="0.141897092594397" calcext:value-type="percentage">
            <text:p>14,190%</text:p>
          </table:table-cell>
          <table:table-cell table:formula="of:=(ABS([$Registrado.F13] - [$Previsto.F13])/[$Registrado.F13])" office:value-type="percentage" office:value="0.0968701167347971" calcext:value-type="percentage">
            <text:p>9,687%</text:p>
          </table:table-cell>
          <table:table-cell table:formula="of:=(ABS([$Registrado.G13] - [$Previsto.G13])/[$Registrado.G13])" office:value-type="percentage" office:value="0.28576533953809" calcext:value-type="percentage">
            <text:p>28,577%</text:p>
          </table:table-cell>
          <table:table-cell table:formula="of:=(ABS([$Registrado.H13] - [$Previsto.H13])/[$Registrado.H13])" office:value-type="percentage" office:value="0.143868183688325" calcext:value-type="percentage">
            <text:p>14,387%</text:p>
          </table:table-cell>
          <table:table-cell table:formula="of:=(ABS([$Registrado.I13] - [$Previsto.I13])/[$Registrado.I13])" office:value-type="percentage" office:value="0.170682601518653" calcext:value-type="percentage">
            <text:p>17,068%</text:p>
          </table:table-cell>
          <table:table-cell table:formula="of:=(ABS([$Registrado.J13] - [$Previsto.J13])/[$Registrado.J13])" office:value-type="percentage" office:value="0.016522894827785" calcext:value-type="percentage">
            <text:p>1,652%</text:p>
          </table:table-cell>
          <table:table-cell table:formula="of:=(ABS([$Registrado.K13] - [$Previsto.K13])/[$Registrado.K13])" office:value-type="percentage" office:value="0.0434894591255773" calcext:value-type="percentage">
            <text:p>4,349%</text:p>
          </table:table-cell>
          <table:table-cell table:formula="of:=(ABS([$Registrado.L13] - [$Previsto.L13])/[$Registrado.L13])" office:value-type="percentage" office:value="0.137826172854992" calcext:value-type="percentage">
            <text:p>13,783%</text:p>
          </table:table-cell>
          <table:table-cell table:formula="of:=(ABS([$Registrado.M13] - [$Previsto.M13])/[$Registrado.M13])" office:value-type="percentage" office:value="0.0849989477805512" calcext:value-type="percentage">
            <text:p>8,500%</text:p>
          </table:table-cell>
          <table:table-cell table:formula="of:=(ABS([$Registrado.N13] - [$Previsto.N13])/[$Registrado.N13])" office:value-type="percentage" office:value="0.082057776240788" calcext:value-type="percentage">
            <text:p>8,206%</text:p>
          </table:table-cell>
          <table:table-cell table:formula="of:=(ABS([$Registrado.O13] - [$Previsto.O13])/[$Registrado.O13])" office:value-type="percentage" office:value="0.0830920182556935" calcext:value-type="percentage">
            <text:p>8,309%</text:p>
          </table:table-cell>
          <table:table-cell table:formula="of:=(ABS([$Registrado.P13] - [$Previsto.P13])/[$Registrado.P13])" office:value-type="percentage" office:value="0.204659438062045" calcext:value-type="percentage">
            <text:p>20,466%</text:p>
          </table:table-cell>
          <table:table-cell table:formula="of:=(ABS([$Registrado.Q13] - [$Previsto.Q13])/[$Registrado.Q13])" office:value-type="percentage" office:value="0.150447687761974" calcext:value-type="percentage">
            <text:p>15,045%</text:p>
          </table:table-cell>
          <table:table-cell table:formula="of:=(ABS([$Registrado.R13] - [$Previsto.R13])/[$Registrado.R13])" office:value-type="percentage" office:value="0.024543977828246" calcext:value-type="percentage">
            <text:p>2,454%</text:p>
          </table:table-cell>
          <table:table-cell table:formula="of:=(ABS([$Registrado.S13] - [$Previsto.S13])/[$Registrado.S13])" office:value-type="percentage" office:value="0.174140723123795" calcext:value-type="percentage">
            <text:p>17,414%</text:p>
          </table:table-cell>
          <table:table-cell table:formula="of:=(ABS([$Registrado.T13] - [$Previsto.T13])/[$Registrado.T13])" office:value-type="percentage" office:value="0.0595216618212025" calcext:value-type="percentage">
            <text:p>5,952%</text:p>
          </table:table-cell>
          <table:table-cell table:formula="of:=(ABS([$Registrado.U13] - [$Previsto.U13])/[$Registrado.U13])" office:value-type="percentage" office:value="0.0875525281754493" calcext:value-type="percentage">
            <text:p>8,755%</text:p>
          </table:table-cell>
          <table:table-cell table:formula="of:=(ABS([$Registrado.V13] - [$Previsto.V13])/[$Registrado.V13])" office:value-type="percentage" office:value="0.105471586828635" calcext:value-type="percentage">
            <text:p>10,547%</text:p>
          </table:table-cell>
          <table:table-cell table:formula="of:=(ABS([$Registrado.W13] - [$Previsto.W13])/[$Registrado.W13])" office:value-type="percentage" office:value="0.0458214866508739" calcext:value-type="percentage">
            <text:p>4,582%</text:p>
          </table:table-cell>
          <table:table-cell table:formula="of:=(ABS([$Registrado.X13] - [$Previsto.X13])/[$Registrado.X13])" office:value-type="percentage" office:value="0.0424208498975285" calcext:value-type="percentage">
            <text:p>4,242%</text:p>
          </table:table-cell>
          <table:table-cell table:formula="of:=(ABS([$Registrado.Y13] - [$Previsto.Y13])/[$Registrado.Y13])" office:value-type="percentage" office:value="0.168599250882374" calcext:value-type="percentage">
            <text:p>16,860%</text:p>
          </table:table-cell>
          <table:table-cell table:formula="of:=(ABS([$Registrado.Z13] - [$Previsto.Z13])/[$Registrado.Z13])" office:value-type="percentage" office:value="0.0398117944725574" calcext:value-type="percentage">
            <text:p>3,981%</text:p>
          </table:table-cell>
          <table:table-cell table:formula="of:=(ABS([$Registrado.AA13] - [$Previsto.AA13])/[$Registrado.AA13])" office:value-type="percentage" office:value="0.0273548402663835" calcext:value-type="percentage">
            <text:p>2,735%</text:p>
          </table:table-cell>
          <table:table-cell table:formula="of:=(ABS([$Registrado.AB13] - [$Previsto.AB13])/[$Registrado.AB13])" office:value-type="percentage" office:value="0.0748257721946851" calcext:value-type="percentage">
            <text:p>7,483%</text:p>
          </table:table-cell>
          <table:table-cell table:formula="of:=(ABS([$Registrado.AC13] - [$Previsto.AC13])/[$Registrado.AC13])" office:value-type="percentage" office:value="0.0298766355140186" calcext:value-type="percentage">
            <text:p>2,988%</text:p>
          </table:table-cell>
          <table:table-cell table:formula="of:=(ABS([$Registrado.AD13] - [$Previsto.AD13])/[$Registrado.AD13])" office:value-type="percentage" office:value="0.0722387250790374" calcext:value-type="percentage">
            <text:p>7,224%</text:p>
          </table:table-cell>
          <table:table-cell table:formula="of:=(ABS([$Registrado.AE13] - [$Previsto.AE13])/[$Registrado.AE13])" office:value-type="percentage" office:value="0.44375443368897" calcext:value-type="percentage">
            <text:p>44,375%</text:p>
          </table:table-cell>
          <table:table-cell table:formula="of:=AVERAGE([.B13:.AE13])" office:value-type="percentage" office:value="0.107586038273651" calcext:value-type="percentage">
            <text:p>10,759%</text:p>
          </table:table-cell>
          <table:table-cell table:formula="of:=STDEV([.B13:.AE13])" office:value-type="percentage" office:value="0.0896711947570288" calcext:value-type="percentage">
            <text:p>8,97%</text:p>
          </table:table-cell>
          <table:table-cell table:formula="of:=COUNTIF([.B13:.AE13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160347022686596" calcext:value-type="percentage">
            <text:p>1,603%</text:p>
          </table:table-cell>
          <table:table-cell table:formula="of:=(ABS([$Registrado.C14] - [$Previsto.C14])/[$Registrado.C14])" office:value-type="percentage" office:value="0.146376579164982" calcext:value-type="percentage">
            <text:p>14,638%</text:p>
          </table:table-cell>
          <table:table-cell table:formula="of:=(ABS([$Registrado.D14] - [$Previsto.D14])/[$Registrado.D14])" office:value-type="percentage" office:value="0.139193488471661" calcext:value-type="percentage">
            <text:p>13,919%</text:p>
          </table:table-cell>
          <table:table-cell table:formula="of:=(ABS([$Registrado.E14] - [$Previsto.E14])/[$Registrado.E14])" office:value-type="percentage" office:value="0.00861471778260303" calcext:value-type="percentage">
            <text:p>0,861%</text:p>
          </table:table-cell>
          <table:table-cell table:formula="of:=(ABS([$Registrado.F14] - [$Previsto.F14])/[$Registrado.F14])" office:value-type="percentage" office:value="0.00292741290152569" calcext:value-type="percentage">
            <text:p>0,293%</text:p>
          </table:table-cell>
          <table:table-cell table:formula="of:=(ABS([$Registrado.G14] - [$Previsto.G14])/[$Registrado.G14])" office:value-type="percentage" office:value="0.256820221694331" calcext:value-type="percentage">
            <text:p>25,682%</text:p>
          </table:table-cell>
          <table:table-cell table:formula="of:=(ABS([$Registrado.H14] - [$Previsto.H14])/[$Registrado.H14])" office:value-type="percentage" office:value="0.00960487253728298" calcext:value-type="percentage">
            <text:p>0,960%</text:p>
          </table:table-cell>
          <table:table-cell table:formula="of:=(ABS([$Registrado.I14] - [$Previsto.I14])/[$Registrado.I14])" office:value-type="percentage" office:value="0.352010380033103" calcext:value-type="percentage">
            <text:p>35,201%</text:p>
          </table:table-cell>
          <table:table-cell table:formula="of:=(ABS([$Registrado.J14] - [$Previsto.J14])/[$Registrado.J14])" office:value-type="percentage" office:value="0.0281792567705252" calcext:value-type="percentage">
            <text:p>2,818%</text:p>
          </table:table-cell>
          <table:table-cell table:formula="of:=(ABS([$Registrado.K14] - [$Previsto.K14])/[$Registrado.K14])" office:value-type="percentage" office:value="0.128082657199602" calcext:value-type="percentage">
            <text:p>12,808%</text:p>
          </table:table-cell>
          <table:table-cell table:formula="of:=(ABS([$Registrado.L14] - [$Previsto.L14])/[$Registrado.L14])" office:value-type="percentage" office:value="0.224373362614342" calcext:value-type="percentage">
            <text:p>22,437%</text:p>
          </table:table-cell>
          <table:table-cell table:formula="of:=(ABS([$Registrado.M14] - [$Previsto.M14])/[$Registrado.M14])" office:value-type="percentage" office:value="0.285442554913397" calcext:value-type="percentage">
            <text:p>28,544%</text:p>
          </table:table-cell>
          <table:table-cell table:formula="of:=(ABS([$Registrado.N14] - [$Previsto.N14])/[$Registrado.N14])" office:value-type="percentage" office:value="0.275868268548888" calcext:value-type="percentage">
            <text:p>27,587%</text:p>
          </table:table-cell>
          <table:table-cell table:formula="of:=(ABS([$Registrado.O14] - [$Previsto.O14])/[$Registrado.O14])" office:value-type="percentage" office:value="0.265898681976979" calcext:value-type="percentage">
            <text:p>26,590%</text:p>
          </table:table-cell>
          <table:table-cell table:formula="of:=(ABS([$Registrado.P14] - [$Previsto.P14])/[$Registrado.P14])" office:value-type="percentage" office:value="0.224078667591423" calcext:value-type="percentage">
            <text:p>22,408%</text:p>
          </table:table-cell>
          <table:table-cell table:formula="of:=(ABS([$Registrado.Q14] - [$Previsto.Q14])/[$Registrado.Q14])" office:value-type="percentage" office:value="0.25731169351306" calcext:value-type="percentage">
            <text:p>25,731%</text:p>
          </table:table-cell>
          <table:table-cell table:formula="of:=(ABS([$Registrado.R14] - [$Previsto.R14])/[$Registrado.R14])" office:value-type="percentage" office:value="0.121004598775089" calcext:value-type="percentage">
            <text:p>12,100%</text:p>
          </table:table-cell>
          <table:table-cell table:formula="of:=(ABS([$Registrado.S14] - [$Previsto.S14])/[$Registrado.S14])" office:value-type="percentage" office:value="0.0119240450043144" calcext:value-type="percentage">
            <text:p>1,192%</text:p>
          </table:table-cell>
          <table:table-cell table:formula="of:=(ABS([$Registrado.T14] - [$Previsto.T14])/[$Registrado.T14])" office:value-type="percentage" office:value="0.203297932756252" calcext:value-type="percentage">
            <text:p>20,330%</text:p>
          </table:table-cell>
          <table:table-cell table:formula="of:=(ABS([$Registrado.U14] - [$Previsto.U14])/[$Registrado.U14])" office:value-type="percentage" office:value="0.0311607318444363" calcext:value-type="percentage">
            <text:p>3,116%</text:p>
          </table:table-cell>
          <table:table-cell table:formula="of:=(ABS([$Registrado.V14] - [$Previsto.V14])/[$Registrado.V14])" office:value-type="percentage" office:value="0.112420422233344" calcext:value-type="percentage">
            <text:p>11,242%</text:p>
          </table:table-cell>
          <table:table-cell table:formula="of:=(ABS([$Registrado.W14] - [$Previsto.W14])/[$Registrado.W14])" office:value-type="percentage" office:value="0.0891302980142202" calcext:value-type="percentage">
            <text:p>8,913%</text:p>
          </table:table-cell>
          <table:table-cell table:formula="of:=(ABS([$Registrado.X14] - [$Previsto.X14])/[$Registrado.X14])" office:value-type="percentage" office:value="0.0385704034156836" calcext:value-type="percentage">
            <text:p>3,857%</text:p>
          </table:table-cell>
          <table:table-cell table:formula="of:=(ABS([$Registrado.Y14] - [$Previsto.Y14])/[$Registrado.Y14])" office:value-type="percentage" office:value="0.0193396871662292" calcext:value-type="percentage">
            <text:p>1,934%</text:p>
          </table:table-cell>
          <table:table-cell table:formula="of:=(ABS([$Registrado.Z14] - [$Previsto.Z14])/[$Registrado.Z14])" office:value-type="percentage" office:value="0.125187547897603" calcext:value-type="percentage">
            <text:p>12,519%</text:p>
          </table:table-cell>
          <table:table-cell table:formula="of:=(ABS([$Registrado.AA14] - [$Previsto.AA14])/[$Registrado.AA14])" office:value-type="percentage" office:value="0.0992069724390811" calcext:value-type="percentage">
            <text:p>9,921%</text:p>
          </table:table-cell>
          <table:table-cell table:formula="of:=(ABS([$Registrado.AB14] - [$Previsto.AB14])/[$Registrado.AB14])" office:value-type="percentage" office:value="0.0269226775885966" calcext:value-type="percentage">
            <text:p>2,692%</text:p>
          </table:table-cell>
          <table:table-cell table:formula="of:=(ABS([$Registrado.AC14] - [$Previsto.AC14])/[$Registrado.AC14])" office:value-type="percentage" office:value="0.152282892615548" calcext:value-type="percentage">
            <text:p>15,228%</text:p>
          </table:table-cell>
          <table:table-cell table:formula="of:=(ABS([$Registrado.AD14] - [$Previsto.AD14])/[$Registrado.AD14])" office:value-type="percentage" office:value="0.0324144207499205" calcext:value-type="percentage">
            <text:p>3,241%</text:p>
          </table:table-cell>
          <table:table-cell table:formula="of:=(ABS([$Registrado.AE14] - [$Previsto.AE14])/[$Registrado.AE14])" office:value-type="percentage" office:value="0.307443693617269" calcext:value-type="percentage">
            <text:p>30,744%</text:p>
          </table:table-cell>
          <table:table-cell table:formula="of:=AVERAGE([.B14:.AE14])" office:value-type="percentage" office:value="0.133037461403332" calcext:value-type="percentage">
            <text:p>13,304%</text:p>
          </table:table-cell>
          <table:table-cell table:formula="of:=STDEV([.B14:.AE14])" office:value-type="percentage" office:value="0.107784725378125" calcext:value-type="percentage">
            <text:p>10,78%</text:p>
          </table:table-cell>
          <table:table-cell table:formula="of:=COUNTIF([.B14:.AE14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712358779579332" calcext:value-type="percentage">
            <text:p>7,124%</text:p>
          </table:table-cell>
          <table:table-cell table:formula="of:=(ABS([$Registrado.C15] - [$Previsto.C15])/[$Registrado.C15])" office:value-type="percentage" office:value="0.0712206264883678" calcext:value-type="percentage">
            <text:p>7,122%</text:p>
          </table:table-cell>
          <table:table-cell table:formula="of:=(ABS([$Registrado.D15] - [$Previsto.D15])/[$Registrado.D15])" office:value-type="percentage" office:value="0.0124842857142858" calcext:value-type="percentage">
            <text:p>1,248%</text:p>
          </table:table-cell>
          <table:table-cell table:formula="of:=(ABS([$Registrado.E15] - [$Previsto.E15])/[$Registrado.E15])" office:value-type="percentage" office:value="0.04500548153845" calcext:value-type="percentage">
            <text:p>4,501%</text:p>
          </table:table-cell>
          <table:table-cell table:formula="of:=(ABS([$Registrado.F15] - [$Previsto.F15])/[$Registrado.F15])" office:value-type="percentage" office:value="0.0625692155180067" calcext:value-type="percentage">
            <text:p>6,257%</text:p>
          </table:table-cell>
          <table:table-cell table:formula="of:=(ABS([$Registrado.G15] - [$Previsto.G15])/[$Registrado.G15])" office:value-type="percentage" office:value="0.0334524722932651" calcext:value-type="percentage">
            <text:p>3,345%</text:p>
          </table:table-cell>
          <table:table-cell table:formula="of:=(ABS([$Registrado.H15] - [$Previsto.H15])/[$Registrado.H15])" office:value-type="percentage" office:value="0.145573537216101" calcext:value-type="percentage">
            <text:p>14,557%</text:p>
          </table:table-cell>
          <table:table-cell table:formula="of:=(ABS([$Registrado.I15] - [$Previsto.I15])/[$Registrado.I15])" office:value-type="percentage" office:value="0.574545535383475" calcext:value-type="percentage">
            <text:p>57,455%</text:p>
          </table:table-cell>
          <table:table-cell table:formula="of:=(ABS([$Registrado.J15] - [$Previsto.J15])/[$Registrado.J15])" office:value-type="percentage" office:value="0.377850704653206" calcext:value-type="percentage">
            <text:p>37,785%</text:p>
          </table:table-cell>
          <table:table-cell table:formula="of:=(ABS([$Registrado.K15] - [$Previsto.K15])/[$Registrado.K15])" office:value-type="percentage" office:value="0.462641757507317" calcext:value-type="percentage">
            <text:p>46,264%</text:p>
          </table:table-cell>
          <table:table-cell table:formula="of:=(ABS([$Registrado.L15] - [$Previsto.L15])/[$Registrado.L15])" office:value-type="percentage" office:value="0.487385273047563" calcext:value-type="percentage">
            <text:p>48,739%</text:p>
          </table:table-cell>
          <table:table-cell table:formula="of:=(ABS([$Registrado.M15] - [$Previsto.M15])/[$Registrado.M15])" office:value-type="percentage" office:value="0.0683575436362828" calcext:value-type="percentage">
            <text:p>6,836%</text:p>
          </table:table-cell>
          <table:table-cell table:formula="of:=(ABS([$Registrado.N15] - [$Previsto.N15])/[$Registrado.N15])" office:value-type="percentage" office:value="0.0596299536837651" calcext:value-type="percentage">
            <text:p>5,963%</text:p>
          </table:table-cell>
          <table:table-cell table:formula="of:=(ABS([$Registrado.O15] - [$Previsto.O15])/[$Registrado.O15])" office:value-type="percentage" office:value="0.0758113784543606" calcext:value-type="percentage">
            <text:p>7,581%</text:p>
          </table:table-cell>
          <table:table-cell table:formula="of:=(ABS([$Registrado.P15] - [$Previsto.P15])/[$Registrado.P15])" office:value-type="percentage" office:value="0.0449904378068421" calcext:value-type="percentage">
            <text:p>4,499%</text:p>
          </table:table-cell>
          <table:table-cell table:formula="of:=(ABS([$Registrado.Q15] - [$Previsto.Q15])/[$Registrado.Q15])" office:value-type="percentage" office:value="0.174516371771405" calcext:value-type="percentage">
            <text:p>17,452%</text:p>
          </table:table-cell>
          <table:table-cell table:formula="of:=(ABS([$Registrado.R15] - [$Previsto.R15])/[$Registrado.R15])" office:value-type="percentage" office:value="0.120617965360152" calcext:value-type="percentage">
            <text:p>12,062%</text:p>
          </table:table-cell>
          <table:table-cell table:formula="of:=(ABS([$Registrado.S15] - [$Previsto.S15])/[$Registrado.S15])" office:value-type="percentage" office:value="0.171084583809321" calcext:value-type="percentage">
            <text:p>17,108%</text:p>
          </table:table-cell>
          <table:table-cell table:formula="of:=(ABS([$Registrado.T15] - [$Previsto.T15])/[$Registrado.T15])" office:value-type="percentage" office:value="0.0809959712386184" calcext:value-type="percentage">
            <text:p>8,100%</text:p>
          </table:table-cell>
          <table:table-cell table:formula="of:=(ABS([$Registrado.U15] - [$Previsto.U15])/[$Registrado.U15])" office:value-type="percentage" office:value="0.292002804513411" calcext:value-type="percentage">
            <text:p>29,200%</text:p>
          </table:table-cell>
          <table:table-cell table:formula="of:=(ABS([$Registrado.V15] - [$Previsto.V15])/[$Registrado.V15])" office:value-type="percentage" office:value="0.269965452261306" calcext:value-type="percentage">
            <text:p>26,997%</text:p>
          </table:table-cell>
          <table:table-cell table:formula="of:=(ABS([$Registrado.W15] - [$Previsto.W15])/[$Registrado.W15])" office:value-type="percentage" office:value="0.382459431480489" calcext:value-type="percentage">
            <text:p>38,246%</text:p>
          </table:table-cell>
          <table:table-cell table:formula="of:=(ABS([$Registrado.X15] - [$Previsto.X15])/[$Registrado.X15])" office:value-type="percentage" office:value="0.168226997640784" calcext:value-type="percentage">
            <text:p>16,823%</text:p>
          </table:table-cell>
          <table:table-cell table:formula="of:=(ABS([$Registrado.Y15] - [$Previsto.Y15])/[$Registrado.Y15])" office:value-type="percentage" office:value="0.160131318244269" calcext:value-type="percentage">
            <text:p>16,013%</text:p>
          </table:table-cell>
          <table:table-cell table:formula="of:=(ABS([$Registrado.Z15] - [$Previsto.Z15])/[$Registrado.Z15])" office:value-type="percentage" office:value="0.0503419329833932" calcext:value-type="percentage">
            <text:p>5,034%</text:p>
          </table:table-cell>
          <table:table-cell table:formula="of:=(ABS([$Registrado.AA15] - [$Previsto.AA15])/[$Registrado.AA15])" office:value-type="percentage" office:value="0.0955846976612823" calcext:value-type="percentage">
            <text:p>9,558%</text:p>
          </table:table-cell>
          <table:table-cell table:formula="of:=(ABS([$Registrado.AB15] - [$Previsto.AB15])/[$Registrado.AB15])" office:value-type="percentage" office:value="0.00995655972310045" calcext:value-type="percentage">
            <text:p>0,996%</text:p>
          </table:table-cell>
          <table:table-cell table:formula="of:=(ABS([$Registrado.AC15] - [$Previsto.AC15])/[$Registrado.AC15])" office:value-type="percentage" office:value="0.080600281112293" calcext:value-type="percentage">
            <text:p>8,060%</text:p>
          </table:table-cell>
          <table:table-cell table:formula="of:=(ABS([$Registrado.AD15] - [$Previsto.AD15])/[$Registrado.AD15])" office:value-type="percentage" office:value="0.0319605181297558" calcext:value-type="percentage">
            <text:p>3,196%</text:p>
          </table:table-cell>
          <table:table-cell table:formula="of:=(ABS([$Registrado.AE15] - [$Previsto.AE15])/[$Registrado.AE15])" office:value-type="percentage" office:value="0.0554552676343352" calcext:value-type="percentage">
            <text:p>5,546%</text:p>
          </table:table-cell>
          <table:table-cell table:formula="of:=AVERAGE([.B15:.AE15])" office:value-type="percentage" office:value="0.157888474482105" calcext:value-type="percentage">
            <text:p>15,789%</text:p>
          </table:table-cell>
          <table:table-cell table:formula="of:=STDEV([.B15:.AE15])" office:value-type="percentage" office:value="0.154552620213553" calcext:value-type="percentage">
            <text:p>15,46%</text:p>
          </table:table-cell>
          <table:table-cell table:formula="of:=COUNTIF([.B15:.AE1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11281994782975" calcext:value-type="percentage">
            <text:p>1,128%</text:p>
          </table:table-cell>
          <table:table-cell table:formula="of:=(ABS([$Registrado.C16] - [$Previsto.C16])/[$Registrado.C16])" office:value-type="percentage" office:value="0.0909165366839977" calcext:value-type="percentage">
            <text:p>9,092%</text:p>
          </table:table-cell>
          <table:table-cell table:formula="of:=(ABS([$Registrado.D16] - [$Previsto.D16])/[$Registrado.D16])" office:value-type="percentage" office:value="0.100192382366377" calcext:value-type="percentage">
            <text:p>10,019%</text:p>
          </table:table-cell>
          <table:table-cell table:formula="of:=(ABS([$Registrado.E16] - [$Previsto.E16])/[$Registrado.E16])" office:value-type="percentage" office:value="0.0518867831834692" calcext:value-type="percentage">
            <text:p>5,189%</text:p>
          </table:table-cell>
          <table:table-cell table:formula="of:=(ABS([$Registrado.F16] - [$Previsto.F16])/[$Registrado.F16])" office:value-type="percentage" office:value="0.0357423076923076" calcext:value-type="percentage">
            <text:p>3,574%</text:p>
          </table:table-cell>
          <table:table-cell table:formula="of:=(ABS([$Registrado.G16] - [$Previsto.G16])/[$Registrado.G16])" office:value-type="percentage" office:value="0.00916318370067117" calcext:value-type="percentage">
            <text:p>0,916%</text:p>
          </table:table-cell>
          <table:table-cell table:formula="of:=(ABS([$Registrado.H16] - [$Previsto.H16])/[$Registrado.H16])" office:value-type="percentage" office:value="0.0660898322131579" calcext:value-type="percentage">
            <text:p>6,609%</text:p>
          </table:table-cell>
          <table:table-cell table:formula="of:=(ABS([$Registrado.I16] - [$Previsto.I16])/[$Registrado.I16])" office:value-type="percentage" office:value="0.239401159011126" calcext:value-type="percentage">
            <text:p>23,940%</text:p>
          </table:table-cell>
          <table:table-cell table:formula="of:=(ABS([$Registrado.J16] - [$Previsto.J16])/[$Registrado.J16])" office:value-type="percentage" office:value="0.178076184424204" calcext:value-type="percentage">
            <text:p>17,808%</text:p>
          </table:table-cell>
          <table:table-cell table:formula="of:=(ABS([$Registrado.K16] - [$Previsto.K16])/[$Registrado.K16])" office:value-type="percentage" office:value="0.231850228430198" calcext:value-type="percentage">
            <text:p>23,185%</text:p>
          </table:table-cell>
          <table:table-cell table:formula="of:=(ABS([$Registrado.L16] - [$Previsto.L16])/[$Registrado.L16])" office:value-type="percentage" office:value="0.238730763904003" calcext:value-type="percentage">
            <text:p>23,873%</text:p>
          </table:table-cell>
          <table:table-cell table:formula="of:=(ABS([$Registrado.M16] - [$Previsto.M16])/[$Registrado.M16])" office:value-type="percentage" office:value="0.0573255073494181" calcext:value-type="percentage">
            <text:p>5,733%</text:p>
          </table:table-cell>
          <table:table-cell table:formula="of:=(ABS([$Registrado.N16] - [$Previsto.N16])/[$Registrado.N16])" office:value-type="percentage" office:value="0.0186263471661768" calcext:value-type="percentage">
            <text:p>1,863%</text:p>
          </table:table-cell>
          <table:table-cell table:formula="of:=(ABS([$Registrado.O16] - [$Previsto.O16])/[$Registrado.O16])" office:value-type="percentage" office:value="0.0283175950293535" calcext:value-type="percentage">
            <text:p>2,832%</text:p>
          </table:table-cell>
          <table:table-cell table:formula="of:=(ABS([$Registrado.P16] - [$Previsto.P16])/[$Registrado.P16])" office:value-type="percentage" office:value="0.109973780625445" calcext:value-type="percentage">
            <text:p>10,997%</text:p>
          </table:table-cell>
          <table:table-cell table:formula="of:=(ABS([$Registrado.Q16] - [$Previsto.Q16])/[$Registrado.Q16])" office:value-type="percentage" office:value="0.0597501516164648" calcext:value-type="percentage">
            <text:p>5,975%</text:p>
          </table:table-cell>
          <table:table-cell table:formula="of:=(ABS([$Registrado.R16] - [$Previsto.R16])/[$Registrado.R16])" office:value-type="percentage" office:value="0.093326668925788" calcext:value-type="percentage">
            <text:p>9,333%</text:p>
          </table:table-cell>
          <table:table-cell table:formula="of:=(ABS([$Registrado.S16] - [$Previsto.S16])/[$Registrado.S16])" office:value-type="percentage" office:value="0.156289961725818" calcext:value-type="percentage">
            <text:p>15,629%</text:p>
          </table:table-cell>
          <table:table-cell table:formula="of:=(ABS([$Registrado.T16] - [$Previsto.T16])/[$Registrado.T16])" office:value-type="percentage" office:value="0.0575224016575315" calcext:value-type="percentage">
            <text:p>5,752%</text:p>
          </table:table-cell>
          <table:table-cell table:formula="of:=(ABS([$Registrado.U16] - [$Previsto.U16])/[$Registrado.U16])" office:value-type="percentage" office:value="0.151207003313357" calcext:value-type="percentage">
            <text:p>15,121%</text:p>
          </table:table-cell>
          <table:table-cell table:formula="of:=(ABS([$Registrado.V16] - [$Previsto.V16])/[$Registrado.V16])" office:value-type="percentage" office:value="0.195796083614095" calcext:value-type="percentage">
            <text:p>19,580%</text:p>
          </table:table-cell>
          <table:table-cell table:formula="of:=(ABS([$Registrado.W16] - [$Previsto.W16])/[$Registrado.W16])" office:value-type="percentage" office:value="0.141038045842978" calcext:value-type="percentage">
            <text:p>14,104%</text:p>
          </table:table-cell>
          <table:table-cell table:formula="of:=(ABS([$Registrado.X16] - [$Previsto.X16])/[$Registrado.X16])" office:value-type="percentage" office:value="0.073996749263007" calcext:value-type="percentage">
            <text:p>7,400%</text:p>
          </table:table-cell>
          <table:table-cell table:formula="of:=(ABS([$Registrado.Y16] - [$Previsto.Y16])/[$Registrado.Y16])" office:value-type="percentage" office:value="0.3690861925729" calcext:value-type="percentage">
            <text:p>36,909%</text:p>
          </table:table-cell>
          <table:table-cell table:formula="of:=(ABS([$Registrado.Z16] - [$Previsto.Z16])/[$Registrado.Z16])" office:value-type="percentage" office:value="0.0174712172374981" calcext:value-type="percentage">
            <text:p>1,747%</text:p>
          </table:table-cell>
          <table:table-cell table:formula="of:=(ABS([$Registrado.AA16] - [$Previsto.AA16])/[$Registrado.AA16])" office:value-type="percentage" office:value="0.089056429707967" calcext:value-type="percentage">
            <text:p>8,906%</text:p>
          </table:table-cell>
          <table:table-cell table:formula="of:=(ABS([$Registrado.AB16] - [$Previsto.AB16])/[$Registrado.AB16])" office:value-type="percentage" office:value="0.047745797257415" calcext:value-type="percentage">
            <text:p>4,775%</text:p>
          </table:table-cell>
          <table:table-cell table:formula="of:=(ABS([$Registrado.AC16] - [$Previsto.AC16])/[$Registrado.AC16])" office:value-type="percentage" office:value="0.23885836951749" calcext:value-type="percentage">
            <text:p>23,886%</text:p>
          </table:table-cell>
          <table:table-cell table:formula="of:=(ABS([$Registrado.AD16] - [$Previsto.AD16])/[$Registrado.AD16])" office:value-type="percentage" office:value="0.226130184898098" calcext:value-type="percentage">
            <text:p>22,613%</text:p>
          </table:table-cell>
          <table:table-cell table:formula="of:=(ABS([$Registrado.AE16] - [$Previsto.AE16])/[$Registrado.AE16])" office:value-type="percentage" office:value="0.162227461315659" calcext:value-type="percentage">
            <text:p>16,223%</text:p>
          </table:table-cell>
          <table:table-cell table:formula="of:=AVERAGE([.B16:.AE16])" office:value-type="percentage" office:value="0.118235910167632" calcext:value-type="percentage">
            <text:p>11,824%</text:p>
          </table:table-cell>
          <table:table-cell table:formula="of:=STDEV([.B16:.AE16])" office:value-type="percentage" office:value="0.0893636975164277" calcext:value-type="percentage">
            <text:p>8,94%</text:p>
          </table:table-cell>
          <table:table-cell table:formula="of:=COUNTIF([.B16:.AE16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175213987556338" calcext:value-type="percentage">
            <text:p>17,521%</text:p>
          </table:table-cell>
          <table:table-cell table:formula="of:=(ABS([$Registrado.C17] - [$Previsto.C17])/[$Registrado.C17])" office:value-type="percentage" office:value="0.122531282455721" calcext:value-type="percentage">
            <text:p>12,253%</text:p>
          </table:table-cell>
          <table:table-cell table:formula="of:=(ABS([$Registrado.D17] - [$Previsto.D17])/[$Registrado.D17])" office:value-type="percentage" office:value="0.17423350365443" calcext:value-type="percentage">
            <text:p>17,423%</text:p>
          </table:table-cell>
          <table:table-cell table:formula="of:=(ABS([$Registrado.E17] - [$Previsto.E17])/[$Registrado.E17])" office:value-type="percentage" office:value="0.0706319877607942" calcext:value-type="percentage">
            <text:p>7,063%</text:p>
          </table:table-cell>
          <table:table-cell table:formula="of:=(ABS([$Registrado.F17] - [$Previsto.F17])/[$Registrado.F17])" office:value-type="percentage" office:value="0.0177993218136678" calcext:value-type="percentage">
            <text:p>1,780%</text:p>
          </table:table-cell>
          <table:table-cell table:formula="of:=(ABS([$Registrado.G17] - [$Previsto.G17])/[$Registrado.G17])" office:value-type="percentage" office:value="0.0929617182531861" calcext:value-type="percentage">
            <text:p>9,296%</text:p>
          </table:table-cell>
          <table:table-cell table:formula="of:=(ABS([$Registrado.H17] - [$Previsto.H17])/[$Registrado.H17])" office:value-type="percentage" office:value="0.142496317835813" calcext:value-type="percentage">
            <text:p>14,250%</text:p>
          </table:table-cell>
          <table:table-cell table:formula="of:=(ABS([$Registrado.I17] - [$Previsto.I17])/[$Registrado.I17])" office:value-type="percentage" office:value="0.0328850274462727" calcext:value-type="percentage">
            <text:p>3,289%</text:p>
          </table:table-cell>
          <table:table-cell table:formula="of:=(ABS([$Registrado.J17] - [$Previsto.J17])/[$Registrado.J17])" office:value-type="percentage" office:value="0.0605001839157332" calcext:value-type="percentage">
            <text:p>6,050%</text:p>
          </table:table-cell>
          <table:table-cell table:formula="of:=(ABS([$Registrado.K17] - [$Previsto.K17])/[$Registrado.K17])" office:value-type="percentage" office:value="0.075692540271431" calcext:value-type="percentage">
            <text:p>7,569%</text:p>
          </table:table-cell>
          <table:table-cell table:formula="of:=(ABS([$Registrado.L17] - [$Previsto.L17])/[$Registrado.L17])" office:value-type="percentage" office:value="0.187727852932039" calcext:value-type="percentage">
            <text:p>18,773%</text:p>
          </table:table-cell>
          <table:table-cell table:formula="of:=(ABS([$Registrado.M17] - [$Previsto.M17])/[$Registrado.M17])" office:value-type="percentage" office:value="0.156346560233724" calcext:value-type="percentage">
            <text:p>15,635%</text:p>
          </table:table-cell>
          <table:table-cell table:formula="of:=(ABS([$Registrado.N17] - [$Previsto.N17])/[$Registrado.N17])" office:value-type="percentage" office:value="0.134897732481481" calcext:value-type="percentage">
            <text:p>13,490%</text:p>
          </table:table-cell>
          <table:table-cell table:formula="of:=(ABS([$Registrado.O17] - [$Previsto.O17])/[$Registrado.O17])" office:value-type="percentage" office:value="0.103937933593671" calcext:value-type="percentage">
            <text:p>10,394%</text:p>
          </table:table-cell>
          <table:table-cell table:formula="of:=(ABS([$Registrado.P17] - [$Previsto.P17])/[$Registrado.P17])" office:value-type="percentage" office:value="0.0198701412199336" calcext:value-type="percentage">
            <text:p>1,987%</text:p>
          </table:table-cell>
          <table:table-cell table:formula="of:=(ABS([$Registrado.Q17] - [$Previsto.Q17])/[$Registrado.Q17])" office:value-type="percentage" office:value="0.0464367246584507" calcext:value-type="percentage">
            <text:p>4,644%</text:p>
          </table:table-cell>
          <table:table-cell table:formula="of:=(ABS([$Registrado.R17] - [$Previsto.R17])/[$Registrado.R17])" office:value-type="percentage" office:value="0.0827085102773868" calcext:value-type="percentage">
            <text:p>8,271%</text:p>
          </table:table-cell>
          <table:table-cell table:formula="of:=(ABS([$Registrado.S17] - [$Previsto.S17])/[$Registrado.S17])" office:value-type="percentage" office:value="0.101268289964295" calcext:value-type="percentage">
            <text:p>10,127%</text:p>
          </table:table-cell>
          <table:table-cell table:formula="of:=(ABS([$Registrado.T17] - [$Previsto.T17])/[$Registrado.T17])" office:value-type="percentage" office:value="0.045309667033018" calcext:value-type="percentage">
            <text:p>4,531%</text:p>
          </table:table-cell>
          <table:table-cell table:formula="of:=(ABS([$Registrado.U17] - [$Previsto.U17])/[$Registrado.U17])" office:value-type="percentage" office:value="0.0527130480729312" calcext:value-type="percentage">
            <text:p>5,271%</text:p>
          </table:table-cell>
          <table:table-cell table:formula="of:=(ABS([$Registrado.V17] - [$Previsto.V17])/[$Registrado.V17])" office:value-type="percentage" office:value="0.0244240963614622" calcext:value-type="percentage">
            <text:p>2,442%</text:p>
          </table:table-cell>
          <table:table-cell table:formula="of:=(ABS([$Registrado.W17] - [$Previsto.W17])/[$Registrado.W17])" office:value-type="percentage" office:value="0.034230468873203" calcext:value-type="percentage">
            <text:p>3,423%</text:p>
          </table:table-cell>
          <table:table-cell table:formula="of:=(ABS([$Registrado.X17] - [$Previsto.X17])/[$Registrado.X17])" office:value-type="percentage" office:value="0.0271214641786199" calcext:value-type="percentage">
            <text:p>2,712%</text:p>
          </table:table-cell>
          <table:table-cell table:formula="of:=(ABS([$Registrado.Y17] - [$Previsto.Y17])/[$Registrado.Y17])" office:value-type="percentage" office:value="0.00866156858068488" calcext:value-type="percentage">
            <text:p>0,866%</text:p>
          </table:table-cell>
          <table:table-cell table:formula="of:=(ABS([$Registrado.Z17] - [$Previsto.Z17])/[$Registrado.Z17])" office:value-type="percentage" office:value="0.146270077509009" calcext:value-type="percentage">
            <text:p>14,627%</text:p>
          </table:table-cell>
          <table:table-cell table:formula="of:=(ABS([$Registrado.AA17] - [$Previsto.AA17])/[$Registrado.AA17])" office:value-type="percentage" office:value="0.144864505333142" calcext:value-type="percentage">
            <text:p>14,486%</text:p>
          </table:table-cell>
          <table:table-cell table:formula="of:=(ABS([$Registrado.AB17] - [$Previsto.AB17])/[$Registrado.AB17])" office:value-type="percentage" office:value="0.0315646324338684" calcext:value-type="percentage">
            <text:p>3,156%</text:p>
          </table:table-cell>
          <table:table-cell table:formula="of:=(ABS([$Registrado.AC17] - [$Previsto.AC17])/[$Registrado.AC17])" office:value-type="percentage" office:value="0.115537976511637" calcext:value-type="percentage">
            <text:p>11,554%</text:p>
          </table:table-cell>
          <table:table-cell table:formula="of:=(ABS([$Registrado.AD17] - [$Previsto.AD17])/[$Registrado.AD17])" office:value-type="percentage" office:value="0.0413727013831126" calcext:value-type="percentage">
            <text:p>4,137%</text:p>
          </table:table-cell>
          <table:table-cell table:formula="of:=(ABS([$Registrado.AE17] - [$Previsto.AE17])/[$Registrado.AE17])" office:value-type="percentage" office:value="0.286121153539708" calcext:value-type="percentage">
            <text:p>28,612%</text:p>
          </table:table-cell>
          <table:table-cell table:formula="of:=AVERAGE([.B17:.AE17])" office:value-type="percentage" office:value="0.0918776992044922" calcext:value-type="percentage">
            <text:p>9,188%</text:p>
          </table:table-cell>
          <table:table-cell table:formula="of:=STDEV([.B17:.AE17])" office:value-type="percentage" office:value="0.0652836812700279" calcext:value-type="percentage">
            <text:p>6,53%</text:p>
          </table:table-cell>
          <table:table-cell table:formula="of:=COUNTIF([.B17:.AE1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673686864845129" calcext:value-type="percentage">
            <text:p>6,737%</text:p>
          </table:table-cell>
          <table:table-cell table:formula="of:=(ABS([$Registrado.C18] - [$Previsto.C18])/[$Registrado.C18])" office:value-type="percentage" office:value="0.0778330646759595" calcext:value-type="percentage">
            <text:p>7,783%</text:p>
          </table:table-cell>
          <table:table-cell table:formula="of:=(ABS([$Registrado.D18] - [$Previsto.D18])/[$Registrado.D18])" office:value-type="percentage" office:value="0.0935839534341051" calcext:value-type="percentage">
            <text:p>9,358%</text:p>
          </table:table-cell>
          <table:table-cell table:formula="of:=(ABS([$Registrado.E18] - [$Previsto.E18])/[$Registrado.E18])" office:value-type="percentage" office:value="0.0449453535162491" calcext:value-type="percentage">
            <text:p>4,495%</text:p>
          </table:table-cell>
          <table:table-cell table:formula="of:=(ABS([$Registrado.F18] - [$Previsto.F18])/[$Registrado.F18])" office:value-type="percentage" office:value="0.00113536697247711" calcext:value-type="percentage">
            <text:p>0,114%</text:p>
          </table:table-cell>
          <table:table-cell table:formula="of:=(ABS([$Registrado.G18] - [$Previsto.G18])/[$Registrado.G18])" office:value-type="percentage" office:value="0.0946589805736378" calcext:value-type="percentage">
            <text:p>9,466%</text:p>
          </table:table-cell>
          <table:table-cell table:formula="of:=(ABS([$Registrado.H18] - [$Previsto.H18])/[$Registrado.H18])" office:value-type="percentage" office:value="0.00400051085568335" calcext:value-type="percentage">
            <text:p>0,400%</text:p>
          </table:table-cell>
          <table:table-cell table:formula="of:=(ABS([$Registrado.I18] - [$Previsto.I18])/[$Registrado.I18])" office:value-type="percentage" office:value="0.143891944725845" calcext:value-type="percentage">
            <text:p>14,389%</text:p>
          </table:table-cell>
          <table:table-cell table:formula="of:=(ABS([$Registrado.J18] - [$Previsto.J18])/[$Registrado.J18])" office:value-type="percentage" office:value="0.0360683325129571" calcext:value-type="percentage">
            <text:p>3,607%</text:p>
          </table:table-cell>
          <table:table-cell table:formula="of:=(ABS([$Registrado.K18] - [$Previsto.K18])/[$Registrado.K18])" office:value-type="percentage" office:value="0.0530459231562264" calcext:value-type="percentage">
            <text:p>5,305%</text:p>
          </table:table-cell>
          <table:table-cell table:formula="of:=(ABS([$Registrado.L18] - [$Previsto.L18])/[$Registrado.L18])" office:value-type="percentage" office:value="0.201172327493743" calcext:value-type="percentage">
            <text:p>20,117%</text:p>
          </table:table-cell>
          <table:table-cell table:formula="of:=(ABS([$Registrado.M18] - [$Previsto.M18])/[$Registrado.M18])" office:value-type="percentage" office:value="0.116938151112317" calcext:value-type="percentage">
            <text:p>11,694%</text:p>
          </table:table-cell>
          <table:table-cell table:formula="of:=(ABS([$Registrado.N18] - [$Previsto.N18])/[$Registrado.N18])" office:value-type="percentage" office:value="0.0200212603773585" calcext:value-type="percentage">
            <text:p>2,002%</text:p>
          </table:table-cell>
          <table:table-cell table:formula="of:=(ABS([$Registrado.O18] - [$Previsto.O18])/[$Registrado.O18])" office:value-type="percentage" office:value="0.181241943317795" calcext:value-type="percentage">
            <text:p>18,124%</text:p>
          </table:table-cell>
          <table:table-cell table:formula="of:=(ABS([$Registrado.P18] - [$Previsto.P18])/[$Registrado.P18])" office:value-type="percentage" office:value="0.0385493038792941" calcext:value-type="percentage">
            <text:p>3,855%</text:p>
          </table:table-cell>
          <table:table-cell table:formula="of:=(ABS([$Registrado.Q18] - [$Previsto.Q18])/[$Registrado.Q18])" office:value-type="percentage" office:value="0.178384317223588" calcext:value-type="percentage">
            <text:p>17,838%</text:p>
          </table:table-cell>
          <table:table-cell table:formula="of:=(ABS([$Registrado.R18] - [$Previsto.R18])/[$Registrado.R18])" office:value-type="percentage" office:value="0.128060822041492" calcext:value-type="percentage">
            <text:p>12,806%</text:p>
          </table:table-cell>
          <table:table-cell table:formula="of:=(ABS([$Registrado.S18] - [$Previsto.S18])/[$Registrado.S18])" office:value-type="percentage" office:value="0.0374979473004138" calcext:value-type="percentage">
            <text:p>3,750%</text:p>
          </table:table-cell>
          <table:table-cell table:formula="of:=(ABS([$Registrado.T18] - [$Previsto.T18])/[$Registrado.T18])" office:value-type="percentage" office:value="0.1514956361721" calcext:value-type="percentage">
            <text:p>15,150%</text:p>
          </table:table-cell>
          <table:table-cell table:formula="of:=(ABS([$Registrado.U18] - [$Previsto.U18])/[$Registrado.U18])" office:value-type="percentage" office:value="0.027931148417191" calcext:value-type="percentage">
            <text:p>2,793%</text:p>
          </table:table-cell>
          <table:table-cell table:formula="of:=(ABS([$Registrado.V18] - [$Previsto.V18])/[$Registrado.V18])" office:value-type="percentage" office:value="0.0113957027752909" calcext:value-type="percentage">
            <text:p>1,140%</text:p>
          </table:table-cell>
          <table:table-cell table:formula="of:=(ABS([$Registrado.W18] - [$Previsto.W18])/[$Registrado.W18])" office:value-type="percentage" office:value="0.0247699505527142" calcext:value-type="percentage">
            <text:p>2,477%</text:p>
          </table:table-cell>
          <table:table-cell table:formula="of:=(ABS([$Registrado.X18] - [$Previsto.X18])/[$Registrado.X18])" office:value-type="percentage" office:value="0.084299024111464" calcext:value-type="percentage">
            <text:p>8,430%</text:p>
          </table:table-cell>
          <table:table-cell table:formula="of:=(ABS([$Registrado.Y18] - [$Previsto.Y18])/[$Registrado.Y18])" office:value-type="percentage" office:value="0.153249322888644" calcext:value-type="percentage">
            <text:p>15,325%</text:p>
          </table:table-cell>
          <table:table-cell table:formula="of:=(ABS([$Registrado.Z18] - [$Previsto.Z18])/[$Registrado.Z18])" office:value-type="percentage" office:value="0.0207861174296827" calcext:value-type="percentage">
            <text:p>2,079%</text:p>
          </table:table-cell>
          <table:table-cell table:formula="of:=(ABS([$Registrado.AA18] - [$Previsto.AA18])/[$Registrado.AA18])" office:value-type="percentage" office:value="0.105078727707823" calcext:value-type="percentage">
            <text:p>10,508%</text:p>
          </table:table-cell>
          <table:table-cell table:formula="of:=(ABS([$Registrado.AB18] - [$Previsto.AB18])/[$Registrado.AB18])" office:value-type="percentage" office:value="0.0670302375328667" calcext:value-type="percentage">
            <text:p>6,703%</text:p>
          </table:table-cell>
          <table:table-cell table:formula="of:=(ABS([$Registrado.AC18] - [$Previsto.AC18])/[$Registrado.AC18])" office:value-type="percentage" office:value="0.337448751586966" calcext:value-type="percentage">
            <text:p>33,745%</text:p>
          </table:table-cell>
          <table:table-cell table:formula="of:=(ABS([$Registrado.AD18] - [$Previsto.AD18])/[$Registrado.AD18])" office:value-type="percentage" office:value="0.248209974399961" calcext:value-type="percentage">
            <text:p>24,821%</text:p>
          </table:table-cell>
          <table:table-cell table:formula="of:=(ABS([$Registrado.AE18] - [$Previsto.AE18])/[$Registrado.AE18])" office:value-type="percentage" office:value="0.197890110384932" calcext:value-type="percentage">
            <text:p>19,789%</text:p>
          </table:table-cell>
          <table:table-cell table:formula="of:=AVERAGE([.B18:.AE18])" office:value-type="percentage" office:value="0.0982660964537763" calcext:value-type="percentage">
            <text:p>9,827%</text:p>
          </table:table-cell>
          <table:table-cell table:formula="of:=STDEV([.B18:.AE18])" office:value-type="percentage" office:value="0.0808713926072486" calcext:value-type="percentage">
            <text:p>8,09%</text:p>
          </table:table-cell>
          <table:table-cell table:formula="of:=COUNTIF([.B18:.AE18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236685271297406" calcext:value-type="percentage">
            <text:p>23,669%</text:p>
          </table:table-cell>
          <table:table-cell table:formula="of:=(ABS([$Registrado.C19] - [$Previsto.C19])/[$Registrado.C19])" office:value-type="percentage" office:value="0.225058028191617" calcext:value-type="percentage">
            <text:p>22,506%</text:p>
          </table:table-cell>
          <table:table-cell table:formula="of:=(ABS([$Registrado.D19] - [$Previsto.D19])/[$Registrado.D19])" office:value-type="percentage" office:value="0.200575147618785" calcext:value-type="percentage">
            <text:p>20,058%</text:p>
          </table:table-cell>
          <table:table-cell table:formula="of:=(ABS([$Registrado.E19] - [$Previsto.E19])/[$Registrado.E19])" office:value-type="percentage" office:value="0.189958579137194" calcext:value-type="percentage">
            <text:p>18,996%</text:p>
          </table:table-cell>
          <table:table-cell table:formula="of:=(ABS([$Registrado.F19] - [$Previsto.F19])/[$Registrado.F19])" office:value-type="percentage" office:value="0.17597396188851" calcext:value-type="percentage">
            <text:p>17,597%</text:p>
          </table:table-cell>
          <table:table-cell table:formula="of:=(ABS([$Registrado.G19] - [$Previsto.G19])/[$Registrado.G19])" office:value-type="percentage" office:value="0.139814871444689" calcext:value-type="percentage">
            <text:p>13,981%</text:p>
          </table:table-cell>
          <table:table-cell table:formula="of:=(ABS([$Registrado.H19] - [$Previsto.H19])/[$Registrado.H19])" office:value-type="percentage" office:value="0.0291932884331859" calcext:value-type="percentage">
            <text:p>2,919%</text:p>
          </table:table-cell>
          <table:table-cell table:formula="of:=(ABS([$Registrado.I19] - [$Previsto.I19])/[$Registrado.I19])" office:value-type="percentage" office:value="0.439318189721553" calcext:value-type="percentage">
            <text:p>43,932%</text:p>
          </table:table-cell>
          <table:table-cell table:formula="of:=(ABS([$Registrado.J19] - [$Previsto.J19])/[$Registrado.J19])" office:value-type="percentage" office:value="0.405114357768132" calcext:value-type="percentage">
            <text:p>40,511%</text:p>
          </table:table-cell>
          <table:table-cell table:formula="of:=(ABS([$Registrado.K19] - [$Previsto.K19])/[$Registrado.K19])" office:value-type="percentage" office:value="0.286677273231931" calcext:value-type="percentage">
            <text:p>28,668%</text:p>
          </table:table-cell>
          <table:table-cell table:formula="of:=(ABS([$Registrado.L19] - [$Previsto.L19])/[$Registrado.L19])" office:value-type="percentage" office:value="0.364162040633755" calcext:value-type="percentage">
            <text:p>36,416%</text:p>
          </table:table-cell>
          <table:table-cell table:formula="of:=(ABS([$Registrado.M19] - [$Previsto.M19])/[$Registrado.M19])" office:value-type="percentage" office:value="0.00566672451795421" calcext:value-type="percentage">
            <text:p>0,567%</text:p>
          </table:table-cell>
          <table:table-cell table:formula="of:=(ABS([$Registrado.N19] - [$Previsto.N19])/[$Registrado.N19])" office:value-type="percentage" office:value="0.0910676344875633" calcext:value-type="percentage">
            <text:p>9,107%</text:p>
          </table:table-cell>
          <table:table-cell table:formula="of:=(ABS([$Registrado.O19] - [$Previsto.O19])/[$Registrado.O19])" office:value-type="percentage" office:value="0.0822839201152974" calcext:value-type="percentage">
            <text:p>8,228%</text:p>
          </table:table-cell>
          <table:table-cell table:formula="of:=(ABS([$Registrado.P19] - [$Previsto.P19])/[$Registrado.P19])" office:value-type="percentage" office:value="0.0425604713925874" calcext:value-type="percentage">
            <text:p>4,256%</text:p>
          </table:table-cell>
          <table:table-cell table:formula="of:=(ABS([$Registrado.Q19] - [$Previsto.Q19])/[$Registrado.Q19])" office:value-type="percentage" office:value="0.0342575790403492" calcext:value-type="percentage">
            <text:p>3,426%</text:p>
          </table:table-cell>
          <table:table-cell table:formula="of:=(ABS([$Registrado.R19] - [$Previsto.R19])/[$Registrado.R19])" office:value-type="percentage" office:value="0.0768156674685742" calcext:value-type="percentage">
            <text:p>7,682%</text:p>
          </table:table-cell>
          <table:table-cell table:formula="of:=(ABS([$Registrado.S19] - [$Previsto.S19])/[$Registrado.S19])" office:value-type="percentage" office:value="0.278924318001236" calcext:value-type="percentage">
            <text:p>27,892%</text:p>
          </table:table-cell>
          <table:table-cell table:formula="of:=(ABS([$Registrado.T19] - [$Previsto.T19])/[$Registrado.T19])" office:value-type="percentage" office:value="0.0140616534248014" calcext:value-type="percentage">
            <text:p>1,406%</text:p>
          </table:table-cell>
          <table:table-cell table:formula="of:=(ABS([$Registrado.U19] - [$Previsto.U19])/[$Registrado.U19])" office:value-type="percentage" office:value="0.251982607004732" calcext:value-type="percentage">
            <text:p>25,198%</text:p>
          </table:table-cell>
          <table:table-cell table:formula="of:=(ABS([$Registrado.V19] - [$Previsto.V19])/[$Registrado.V19])" office:value-type="percentage" office:value="0.335457547822079" calcext:value-type="percentage">
            <text:p>33,546%</text:p>
          </table:table-cell>
          <table:table-cell table:formula="of:=(ABS([$Registrado.W19] - [$Previsto.W19])/[$Registrado.W19])" office:value-type="percentage" office:value="0.419398172643543" calcext:value-type="percentage">
            <text:p>41,940%</text:p>
          </table:table-cell>
          <table:table-cell table:formula="of:=(ABS([$Registrado.X19] - [$Previsto.X19])/[$Registrado.X19])" office:value-type="percentage" office:value="0.0523493271343734" calcext:value-type="percentage">
            <text:p>5,235%</text:p>
          </table:table-cell>
          <table:table-cell table:formula="of:=(ABS([$Registrado.Y19] - [$Previsto.Y19])/[$Registrado.Y19])" office:value-type="percentage" office:value="0.0260563622197826" calcext:value-type="percentage">
            <text:p>2,606%</text:p>
          </table:table-cell>
          <table:table-cell table:formula="of:=(ABS([$Registrado.Z19] - [$Previsto.Z19])/[$Registrado.Z19])" office:value-type="percentage" office:value="0.149523622914006" calcext:value-type="percentage">
            <text:p>14,952%</text:p>
          </table:table-cell>
          <table:table-cell table:formula="of:=(ABS([$Registrado.AA19] - [$Previsto.AA19])/[$Registrado.AA19])" office:value-type="percentage" office:value="0.155830089449608" calcext:value-type="percentage">
            <text:p>15,583%</text:p>
          </table:table-cell>
          <table:table-cell table:formula="of:=(ABS([$Registrado.AB19] - [$Previsto.AB19])/[$Registrado.AB19])" office:value-type="percentage" office:value="0.104964226687879" calcext:value-type="percentage">
            <text:p>10,496%</text:p>
          </table:table-cell>
          <table:table-cell table:formula="of:=(ABS([$Registrado.AC19] - [$Previsto.AC19])/[$Registrado.AC19])" office:value-type="percentage" office:value="0.186946540571637" calcext:value-type="percentage">
            <text:p>18,695%</text:p>
          </table:table-cell>
          <table:table-cell table:formula="of:=(ABS([$Registrado.AD19] - [$Previsto.AD19])/[$Registrado.AD19])" office:value-type="percentage" office:value="0.143210790909494" calcext:value-type="percentage">
            <text:p>14,321%</text:p>
          </table:table-cell>
          <table:table-cell table:formula="of:=(ABS([$Registrado.AE19] - [$Previsto.AE19])/[$Registrado.AE19])" office:value-type="percentage" office:value="0.0779615402975575" calcext:value-type="percentage">
            <text:p>7,796%</text:p>
          </table:table-cell>
          <table:table-cell table:formula="of:=AVERAGE([.B19:.AE19])" office:value-type="percentage" office:value="0.174061660182327" calcext:value-type="percentage">
            <text:p>17,406%</text:p>
          </table:table-cell>
          <table:table-cell table:formula="of:=STDEV([.B19:.AE19])" office:value-type="percentage" office:value="0.127827828405845" calcext:value-type="percentage">
            <text:p>12,78%</text:p>
          </table:table-cell>
          <table:table-cell table:formula="of:=COUNTIF([.B19:.AE1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013165604054275" calcext:value-type="percentage">
            <text:p>0,132%</text:p>
          </table:table-cell>
          <table:table-cell table:formula="of:=(ABS([$Registrado.C20] - [$Previsto.C20])/[$Registrado.C20])" office:value-type="percentage" office:value="0.00247115388428249" calcext:value-type="percentage">
            <text:p>0,247%</text:p>
          </table:table-cell>
          <table:table-cell table:formula="of:=(ABS([$Registrado.D20] - [$Previsto.D20])/[$Registrado.D20])" office:value-type="percentage" office:value="0.130866220534637" calcext:value-type="percentage">
            <text:p>13,087%</text:p>
          </table:table-cell>
          <table:table-cell table:formula="of:=(ABS([$Registrado.E20] - [$Previsto.E20])/[$Registrado.E20])" office:value-type="percentage" office:value="0.203498043677598" calcext:value-type="percentage">
            <text:p>20,350%</text:p>
          </table:table-cell>
          <table:table-cell table:formula="of:=(ABS([$Registrado.F20] - [$Previsto.F20])/[$Registrado.F20])" office:value-type="percentage" office:value="0.0407755081496892" calcext:value-type="percentage">
            <text:p>4,078%</text:p>
          </table:table-cell>
          <table:table-cell table:formula="of:=(ABS([$Registrado.G20] - [$Previsto.G20])/[$Registrado.G20])" office:value-type="percentage" office:value="0.0272507141885458" calcext:value-type="percentage">
            <text:p>2,725%</text:p>
          </table:table-cell>
          <table:table-cell table:formula="of:=(ABS([$Registrado.H20] - [$Previsto.H20])/[$Registrado.H20])" office:value-type="percentage" office:value="0.0702918062238753" calcext:value-type="percentage">
            <text:p>7,029%</text:p>
          </table:table-cell>
          <table:table-cell table:formula="of:=(ABS([$Registrado.I20] - [$Previsto.I20])/[$Registrado.I20])" office:value-type="percentage" office:value="0.0310257896944928" calcext:value-type="percentage">
            <text:p>3,103%</text:p>
          </table:table-cell>
          <table:table-cell table:formula="of:=(ABS([$Registrado.J20] - [$Previsto.J20])/[$Registrado.J20])" office:value-type="percentage" office:value="0.0215138693590225" calcext:value-type="percentage">
            <text:p>2,151%</text:p>
          </table:table-cell>
          <table:table-cell table:formula="of:=(ABS([$Registrado.K20] - [$Previsto.K20])/[$Registrado.K20])" office:value-type="percentage" office:value="0.0856607899412328" calcext:value-type="percentage">
            <text:p>8,566%</text:p>
          </table:table-cell>
          <table:table-cell table:formula="of:=(ABS([$Registrado.L20] - [$Previsto.L20])/[$Registrado.L20])" office:value-type="percentage" office:value="0.152421931444168" calcext:value-type="percentage">
            <text:p>15,242%</text:p>
          </table:table-cell>
          <table:table-cell table:formula="of:=(ABS([$Registrado.M20] - [$Previsto.M20])/[$Registrado.M20])" office:value-type="percentage" office:value="0.150304765217116" calcext:value-type="percentage">
            <text:p>15,030%</text:p>
          </table:table-cell>
          <table:table-cell table:formula="of:=(ABS([$Registrado.N20] - [$Previsto.N20])/[$Registrado.N20])" office:value-type="percentage" office:value="0.141506856832215" calcext:value-type="percentage">
            <text:p>14,151%</text:p>
          </table:table-cell>
          <table:table-cell table:formula="of:=(ABS([$Registrado.O20] - [$Previsto.O20])/[$Registrado.O20])" office:value-type="percentage" office:value="0.027393374139751" calcext:value-type="percentage">
            <text:p>2,739%</text:p>
          </table:table-cell>
          <table:table-cell table:formula="of:=(ABS([$Registrado.P20] - [$Previsto.P20])/[$Registrado.P20])" office:value-type="percentage" office:value="0.120936475776175" calcext:value-type="percentage">
            <text:p>12,094%</text:p>
          </table:table-cell>
          <table:table-cell table:formula="of:=(ABS([$Registrado.Q20] - [$Previsto.Q20])/[$Registrado.Q20])" office:value-type="percentage" office:value="0.0265188945335344" calcext:value-type="percentage">
            <text:p>2,652%</text:p>
          </table:table-cell>
          <table:table-cell table:formula="of:=(ABS([$Registrado.R20] - [$Previsto.R20])/[$Registrado.R20])" office:value-type="percentage" office:value="0.00133305187369743" calcext:value-type="percentage">
            <text:p>0,133%</text:p>
          </table:table-cell>
          <table:table-cell table:formula="of:=(ABS([$Registrado.S20] - [$Previsto.S20])/[$Registrado.S20])" office:value-type="percentage" office:value="0.0518770368824768" calcext:value-type="percentage">
            <text:p>5,188%</text:p>
          </table:table-cell>
          <table:table-cell table:formula="of:=(ABS([$Registrado.T20] - [$Previsto.T20])/[$Registrado.T20])" office:value-type="percentage" office:value="0.0769600877522104" calcext:value-type="percentage">
            <text:p>7,696%</text:p>
          </table:table-cell>
          <table:table-cell table:formula="of:=(ABS([$Registrado.U20] - [$Previsto.U20])/[$Registrado.U20])" office:value-type="percentage" office:value="0.0881887221006565" calcext:value-type="percentage">
            <text:p>8,819%</text:p>
          </table:table-cell>
          <table:table-cell table:formula="of:=(ABS([$Registrado.V20] - [$Previsto.V20])/[$Registrado.V20])" office:value-type="percentage" office:value="0.0476569478686533" calcext:value-type="percentage">
            <text:p>4,766%</text:p>
          </table:table-cell>
          <table:table-cell table:formula="of:=(ABS([$Registrado.W20] - [$Previsto.W20])/[$Registrado.W20])" office:value-type="percentage" office:value="0.091877923564485" calcext:value-type="percentage">
            <text:p>9,188%</text:p>
          </table:table-cell>
          <table:table-cell table:formula="of:=(ABS([$Registrado.X20] - [$Previsto.X20])/[$Registrado.X20])" office:value-type="percentage" office:value="0.033708901370998" calcext:value-type="percentage">
            <text:p>3,371%</text:p>
          </table:table-cell>
          <table:table-cell table:formula="of:=(ABS([$Registrado.Y20] - [$Previsto.Y20])/[$Registrado.Y20])" office:value-type="percentage" office:value="0.0533720486650363" calcext:value-type="percentage">
            <text:p>5,337%</text:p>
          </table:table-cell>
          <table:table-cell table:formula="of:=(ABS([$Registrado.Z20] - [$Previsto.Z20])/[$Registrado.Z20])" office:value-type="percentage" office:value="0.0519885745955279" calcext:value-type="percentage">
            <text:p>5,199%</text:p>
          </table:table-cell>
          <table:table-cell table:formula="of:=(ABS([$Registrado.AA20] - [$Previsto.AA20])/[$Registrado.AA20])" office:value-type="percentage" office:value="0.0535975176239085" calcext:value-type="percentage">
            <text:p>5,360%</text:p>
          </table:table-cell>
          <table:table-cell table:formula="of:=(ABS([$Registrado.AB20] - [$Previsto.AB20])/[$Registrado.AB20])" office:value-type="percentage" office:value="0.0178758811922498" calcext:value-type="percentage">
            <text:p>1,788%</text:p>
          </table:table-cell>
          <table:table-cell table:formula="of:=(ABS([$Registrado.AC20] - [$Previsto.AC20])/[$Registrado.AC20])" office:value-type="percentage" office:value="0.000992480783748515" calcext:value-type="percentage">
            <text:p>0,099%</text:p>
          </table:table-cell>
          <table:table-cell table:formula="of:=(ABS([$Registrado.AD20] - [$Previsto.AD20])/[$Registrado.AD20])" office:value-type="percentage" office:value="0.0463729982891361" calcext:value-type="percentage">
            <text:p>4,637%</text:p>
          </table:table-cell>
          <table:table-cell table:formula="of:=(ABS([$Registrado.AE20] - [$Previsto.AE20])/[$Registrado.AE20])" office:value-type="percentage" office:value="0.0147104975494369" calcext:value-type="percentage">
            <text:p>1,471%</text:p>
          </table:table-cell>
          <table:table-cell table:formula="of:=AVERAGE([.B20:.AE20])" office:value-type="percentage" office:value="0.0621421808037995" calcext:value-type="percentage">
            <text:p>6,214%</text:p>
          </table:table-cell>
          <table:table-cell table:formula="of:=STDEV([.B20:.AE20])" office:value-type="percentage" office:value="0.0525508566803927" calcext:value-type="percentage">
            <text:p>5,26%</text:p>
          </table:table-cell>
          <table:table-cell table:formula="of:=COUNTIF([.B20:.AE20]; &quot;&lt;0,05&quot;)" office:value-type="float" office:value="15" calcext:value-type="float">
            <text:p>1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801189102805549" calcext:value-type="percentage">
            <text:p>8,012%</text:p>
          </table:table-cell>
          <table:table-cell table:formula="of:=(ABS([$Registrado.C21] - [$Previsto.C21])/[$Registrado.C21])" office:value-type="percentage" office:value="0.00518184491032591" calcext:value-type="percentage">
            <text:p>0,518%</text:p>
          </table:table-cell>
          <table:table-cell table:formula="of:=(ABS([$Registrado.D21] - [$Previsto.D21])/[$Registrado.D21])" office:value-type="percentage" office:value="0.0479710552009736" calcext:value-type="percentage">
            <text:p>4,797%</text:p>
          </table:table-cell>
          <table:table-cell table:formula="of:=(ABS([$Registrado.E21] - [$Previsto.E21])/[$Registrado.E21])" office:value-type="percentage" office:value="0.0285361735607925" calcext:value-type="percentage">
            <text:p>2,854%</text:p>
          </table:table-cell>
          <table:table-cell table:formula="of:=(ABS([$Registrado.F21] - [$Previsto.F21])/[$Registrado.F21])" office:value-type="percentage" office:value="0.0162989347364724" calcext:value-type="percentage">
            <text:p>1,630%</text:p>
          </table:table-cell>
          <table:table-cell table:formula="of:=(ABS([$Registrado.G21] - [$Previsto.G21])/[$Registrado.G21])" office:value-type="percentage" office:value="0.076006126872337" calcext:value-type="percentage">
            <text:p>7,601%</text:p>
          </table:table-cell>
          <table:table-cell table:formula="of:=(ABS([$Registrado.H21] - [$Previsto.H21])/[$Registrado.H21])" office:value-type="percentage" office:value="0.018747144447206" calcext:value-type="percentage">
            <text:p>1,875%</text:p>
          </table:table-cell>
          <table:table-cell table:formula="of:=(ABS([$Registrado.I21] - [$Previsto.I21])/[$Registrado.I21])" office:value-type="percentage" office:value="0.282852637962402" calcext:value-type="percentage">
            <text:p>28,285%</text:p>
          </table:table-cell>
          <table:table-cell table:formula="of:=(ABS([$Registrado.J21] - [$Previsto.J21])/[$Registrado.J21])" office:value-type="percentage" office:value="0.0871705396803391" calcext:value-type="percentage">
            <text:p>8,717%</text:p>
          </table:table-cell>
          <table:table-cell table:formula="of:=(ABS([$Registrado.K21] - [$Previsto.K21])/[$Registrado.K21])" office:value-type="percentage" office:value="0.109041503523884" calcext:value-type="percentage">
            <text:p>10,904%</text:p>
          </table:table-cell>
          <table:table-cell table:formula="of:=(ABS([$Registrado.L21] - [$Previsto.L21])/[$Registrado.L21])" office:value-type="percentage" office:value="0.327348702927698" calcext:value-type="percentage">
            <text:p>32,735%</text:p>
          </table:table-cell>
          <table:table-cell table:formula="of:=(ABS([$Registrado.M21] - [$Previsto.M21])/[$Registrado.M21])" office:value-type="percentage" office:value="0.209169204940146" calcext:value-type="percentage">
            <text:p>20,917%</text:p>
          </table:table-cell>
          <table:table-cell table:formula="of:=(ABS([$Registrado.N21] - [$Previsto.N21])/[$Registrado.N21])" office:value-type="percentage" office:value="0.121473592537742" calcext:value-type="percentage">
            <text:p>12,147%</text:p>
          </table:table-cell>
          <table:table-cell table:formula="of:=(ABS([$Registrado.O21] - [$Previsto.O21])/[$Registrado.O21])" office:value-type="percentage" office:value="0.102464322408749" calcext:value-type="percentage">
            <text:p>10,246%</text:p>
          </table:table-cell>
          <table:table-cell table:formula="of:=(ABS([$Registrado.P21] - [$Previsto.P21])/[$Registrado.P21])" office:value-type="percentage" office:value="0.119804392496045" calcext:value-type="percentage">
            <text:p>11,980%</text:p>
          </table:table-cell>
          <table:table-cell table:formula="of:=(ABS([$Registrado.Q21] - [$Previsto.Q21])/[$Registrado.Q21])" office:value-type="percentage" office:value="0.148875583748111" calcext:value-type="percentage">
            <text:p>14,888%</text:p>
          </table:table-cell>
          <table:table-cell table:formula="of:=(ABS([$Registrado.R21] - [$Previsto.R21])/[$Registrado.R21])" office:value-type="percentage" office:value="0.10876616129373" calcext:value-type="percentage">
            <text:p>10,877%</text:p>
          </table:table-cell>
          <table:table-cell table:formula="of:=(ABS([$Registrado.S21] - [$Previsto.S21])/[$Registrado.S21])" office:value-type="percentage" office:value="0.00275117550545417" calcext:value-type="percentage">
            <text:p>0,275%</text:p>
          </table:table-cell>
          <table:table-cell table:formula="of:=(ABS([$Registrado.T21] - [$Previsto.T21])/[$Registrado.T21])" office:value-type="percentage" office:value="0.182740899965178" calcext:value-type="percentage">
            <text:p>18,274%</text:p>
          </table:table-cell>
          <table:table-cell table:formula="of:=(ABS([$Registrado.U21] - [$Previsto.U21])/[$Registrado.U21])" office:value-type="percentage" office:value="0.0285876261747302" calcext:value-type="percentage">
            <text:p>2,859%</text:p>
          </table:table-cell>
          <table:table-cell table:formula="of:=(ABS([$Registrado.V21] - [$Previsto.V21])/[$Registrado.V21])" office:value-type="percentage" office:value="0.0751819971802226" calcext:value-type="percentage">
            <text:p>7,518%</text:p>
          </table:table-cell>
          <table:table-cell table:formula="of:=(ABS([$Registrado.W21] - [$Previsto.W21])/[$Registrado.W21])" office:value-type="percentage" office:value="0.168738759649714" calcext:value-type="percentage">
            <text:p>16,874%</text:p>
          </table:table-cell>
          <table:table-cell table:formula="of:=(ABS([$Registrado.X21] - [$Previsto.X21])/[$Registrado.X21])" office:value-type="percentage" office:value="0.153478951126057" calcext:value-type="percentage">
            <text:p>15,348%</text:p>
          </table:table-cell>
          <table:table-cell table:formula="of:=(ABS([$Registrado.Y21] - [$Previsto.Y21])/[$Registrado.Y21])" office:value-type="percentage" office:value="0.023836264858841" calcext:value-type="percentage">
            <text:p>2,384%</text:p>
          </table:table-cell>
          <table:table-cell table:formula="of:=(ABS([$Registrado.Z21] - [$Previsto.Z21])/[$Registrado.Z21])" office:value-type="percentage" office:value="0.0677392903513361" calcext:value-type="percentage">
            <text:p>6,774%</text:p>
          </table:table-cell>
          <table:table-cell table:formula="of:=(ABS([$Registrado.AA21] - [$Previsto.AA21])/[$Registrado.AA21])" office:value-type="percentage" office:value="0.0198445052476824" calcext:value-type="percentage">
            <text:p>1,984%</text:p>
          </table:table-cell>
          <table:table-cell table:formula="of:=(ABS([$Registrado.AB21] - [$Previsto.AB21])/[$Registrado.AB21])" office:value-type="percentage" office:value="0.120502617452642" calcext:value-type="percentage">
            <text:p>12,050%</text:p>
          </table:table-cell>
          <table:table-cell table:formula="of:=(ABS([$Registrado.AC21] - [$Previsto.AC21])/[$Registrado.AC21])" office:value-type="percentage" office:value="0.0100933521587983" calcext:value-type="percentage">
            <text:p>1,009%</text:p>
          </table:table-cell>
          <table:table-cell table:formula="of:=(ABS([$Registrado.AD21] - [$Previsto.AD21])/[$Registrado.AD21])" office:value-type="percentage" office:value="0.0793151426629836" calcext:value-type="percentage">
            <text:p>7,932%</text:p>
          </table:table-cell>
          <table:table-cell table:formula="of:=(ABS([$Registrado.AE21] - [$Previsto.AE21])/[$Registrado.AE21])" office:value-type="percentage" office:value="0.230047839449613" calcext:value-type="percentage">
            <text:p>23,005%</text:p>
          </table:table-cell>
          <table:table-cell table:formula="of:=AVERAGE([.B21:.AE21])" office:value-type="percentage" office:value="0.101756175110359" calcext:value-type="percentage">
            <text:p>10,176%</text:p>
          </table:table-cell>
          <table:table-cell table:formula="of:=STDEV([.B21:.AE21])" office:value-type="percentage" office:value="0.083173532630657" calcext:value-type="percentage">
            <text:p>8,32%</text:p>
          </table:table-cell>
          <table:table-cell table:formula="of:=COUNTIF([.B21:.AE21]; &quot;&lt;0,05&quot;)" office:value-type="float" office:value="10" calcext:value-type="float">
            <text:p>1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26310543589744" calcext:value-type="percentage">
            <text:p>12,631%</text:p>
          </table:table-cell>
          <table:table-cell table:formula="of:=(ABS([$Registrado.C22] - [$Previsto.C22])/[$Registrado.C22])" office:value-type="percentage" office:value="0.0844623187920586" calcext:value-type="percentage">
            <text:p>8,446%</text:p>
          </table:table-cell>
          <table:table-cell table:formula="of:=(ABS([$Registrado.D22] - [$Previsto.D22])/[$Registrado.D22])" office:value-type="percentage" office:value="0.0967185546324394" calcext:value-type="percentage">
            <text:p>9,672%</text:p>
          </table:table-cell>
          <table:table-cell table:formula="of:=(ABS([$Registrado.E22] - [$Previsto.E22])/[$Registrado.E22])" office:value-type="percentage" office:value="0.0506903879707502" calcext:value-type="percentage">
            <text:p>5,069%</text:p>
          </table:table-cell>
          <table:table-cell table:formula="of:=(ABS([$Registrado.F22] - [$Previsto.F22])/[$Registrado.F22])" office:value-type="percentage" office:value="0.0639682653353521" calcext:value-type="percentage">
            <text:p>6,397%</text:p>
          </table:table-cell>
          <table:table-cell table:formula="of:=(ABS([$Registrado.G22] - [$Previsto.G22])/[$Registrado.G22])" office:value-type="percentage" office:value="0.0482520925246361" calcext:value-type="percentage">
            <text:p>4,825%</text:p>
          </table:table-cell>
          <table:table-cell table:formula="of:=(ABS([$Registrado.H22] - [$Previsto.H22])/[$Registrado.H22])" office:value-type="percentage" office:value="0.174944711032045" calcext:value-type="percentage">
            <text:p>17,494%</text:p>
          </table:table-cell>
          <table:table-cell table:formula="of:=(ABS([$Registrado.I22] - [$Previsto.I22])/[$Registrado.I22])" office:value-type="percentage" office:value="0.510687814395902" calcext:value-type="percentage">
            <text:p>51,069%</text:p>
          </table:table-cell>
          <table:table-cell table:formula="of:=(ABS([$Registrado.J22] - [$Previsto.J22])/[$Registrado.J22])" office:value-type="percentage" office:value="0.310270976141134" calcext:value-type="percentage">
            <text:p>31,027%</text:p>
          </table:table-cell>
          <table:table-cell table:formula="of:=(ABS([$Registrado.K22] - [$Previsto.K22])/[$Registrado.K22])" office:value-type="percentage" office:value="0.31648471545586" calcext:value-type="percentage">
            <text:p>31,648%</text:p>
          </table:table-cell>
          <table:table-cell table:formula="of:=(ABS([$Registrado.L22] - [$Previsto.L22])/[$Registrado.L22])" office:value-type="percentage" office:value="0.562412297775934" calcext:value-type="percentage">
            <text:p>56,241%</text:p>
          </table:table-cell>
          <table:table-cell table:formula="of:=(ABS([$Registrado.M22] - [$Previsto.M22])/[$Registrado.M22])" office:value-type="percentage" office:value="0.0714598221182494" calcext:value-type="percentage">
            <text:p>7,146%</text:p>
          </table:table-cell>
          <table:table-cell table:formula="of:=(ABS([$Registrado.N22] - [$Previsto.N22])/[$Registrado.N22])" office:value-type="percentage" office:value="0.165384792681478" calcext:value-type="percentage">
            <text:p>16,538%</text:p>
          </table:table-cell>
          <table:table-cell table:formula="of:=(ABS([$Registrado.O22] - [$Previsto.O22])/[$Registrado.O22])" office:value-type="percentage" office:value="0.00237945177246497" calcext:value-type="percentage">
            <text:p>0,238%</text:p>
          </table:table-cell>
          <table:table-cell table:formula="of:=(ABS([$Registrado.P22] - [$Previsto.P22])/[$Registrado.P22])" office:value-type="percentage" office:value="0.160679439139369" calcext:value-type="percentage">
            <text:p>16,068%</text:p>
          </table:table-cell>
          <table:table-cell table:formula="of:=(ABS([$Registrado.Q22] - [$Previsto.Q22])/[$Registrado.Q22])" office:value-type="percentage" office:value="0.107555588523954" calcext:value-type="percentage">
            <text:p>10,756%</text:p>
          </table:table-cell>
          <table:table-cell table:formula="of:=(ABS([$Registrado.R22] - [$Previsto.R22])/[$Registrado.R22])" office:value-type="percentage" office:value="0.113296284462297" calcext:value-type="percentage">
            <text:p>11,330%</text:p>
          </table:table-cell>
          <table:table-cell table:formula="of:=(ABS([$Registrado.S22] - [$Previsto.S22])/[$Registrado.S22])" office:value-type="percentage" office:value="0.27886437442803" calcext:value-type="percentage">
            <text:p>27,886%</text:p>
          </table:table-cell>
          <table:table-cell table:formula="of:=(ABS([$Registrado.T22] - [$Previsto.T22])/[$Registrado.T22])" office:value-type="percentage" office:value="0.0425990321390595" calcext:value-type="percentage">
            <text:p>4,260%</text:p>
          </table:table-cell>
          <table:table-cell table:formula="of:=(ABS([$Registrado.U22] - [$Previsto.U22])/[$Registrado.U22])" office:value-type="percentage" office:value="0.22661258817146" calcext:value-type="percentage">
            <text:p>22,661%</text:p>
          </table:table-cell>
          <table:table-cell table:formula="of:=(ABS([$Registrado.V22] - [$Previsto.V22])/[$Registrado.V22])" office:value-type="percentage" office:value="0.325217581929683" calcext:value-type="percentage">
            <text:p>32,522%</text:p>
          </table:table-cell>
          <table:table-cell table:formula="of:=(ABS([$Registrado.W22] - [$Previsto.W22])/[$Registrado.W22])" office:value-type="percentage" office:value="0.239045641425969" calcext:value-type="percentage">
            <text:p>23,905%</text:p>
          </table:table-cell>
          <table:table-cell table:formula="of:=(ABS([$Registrado.X22] - [$Previsto.X22])/[$Registrado.X22])" office:value-type="percentage" office:value="0.0703491039104136" calcext:value-type="percentage">
            <text:p>7,035%</text:p>
          </table:table-cell>
          <table:table-cell table:formula="of:=(ABS([$Registrado.Y22] - [$Previsto.Y22])/[$Registrado.Y22])" office:value-type="percentage" office:value="0.257704387076338" calcext:value-type="percentage">
            <text:p>25,770%</text:p>
          </table:table-cell>
          <table:table-cell table:formula="of:=(ABS([$Registrado.Z22] - [$Previsto.Z22])/[$Registrado.Z22])" office:value-type="percentage" office:value="0.0738936318697295" calcext:value-type="percentage">
            <text:p>7,389%</text:p>
          </table:table-cell>
          <table:table-cell table:formula="of:=(ABS([$Registrado.AA22] - [$Previsto.AA22])/[$Registrado.AA22])" office:value-type="percentage" office:value="0.115989595993076" calcext:value-type="percentage">
            <text:p>11,599%</text:p>
          </table:table-cell>
          <table:table-cell table:formula="of:=(ABS([$Registrado.AB22] - [$Previsto.AB22])/[$Registrado.AB22])" office:value-type="percentage" office:value="0.0772404829464303" calcext:value-type="percentage">
            <text:p>7,724%</text:p>
          </table:table-cell>
          <table:table-cell table:formula="of:=(ABS([$Registrado.AC22] - [$Previsto.AC22])/[$Registrado.AC22])" office:value-type="percentage" office:value="0.177711057304278" calcext:value-type="percentage">
            <text:p>17,771%</text:p>
          </table:table-cell>
          <table:table-cell table:formula="of:=(ABS([$Registrado.AD22] - [$Previsto.AD22])/[$Registrado.AD22])" office:value-type="percentage" office:value="0.086183906556588" calcext:value-type="percentage">
            <text:p>8,618%</text:p>
          </table:table-cell>
          <table:table-cell table:formula="of:=(ABS([$Registrado.AE22] - [$Previsto.AE22])/[$Registrado.AE22])" office:value-type="percentage" office:value="0.0121574581751723" calcext:value-type="percentage">
            <text:p>1,216%</text:p>
          </table:table-cell>
          <table:table-cell table:formula="of:=AVERAGE([.B22:.AE22])" office:value-type="percentage" office:value="0.16498422994233" calcext:value-type="percentage">
            <text:p>16,498%</text:p>
          </table:table-cell>
          <table:table-cell table:formula="of:=STDEV([.B22:.AE22])" office:value-type="percentage" office:value="0.136572664216821" calcext:value-type="percentage">
            <text:p>13,66%</text:p>
          </table:table-cell>
          <table:table-cell table:formula="of:=COUNTIF([.B22:.AE2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23716933562365" calcext:value-type="percentage">
            <text:p>12,372%</text:p>
          </table:table-cell>
          <table:table-cell table:formula="of:=(ABS([$Registrado.C23] - [$Previsto.C23])/[$Registrado.C23])" office:value-type="percentage" office:value="0.253750164489144" calcext:value-type="percentage">
            <text:p>25,375%</text:p>
          </table:table-cell>
          <table:table-cell table:formula="of:=(ABS([$Registrado.D23] - [$Previsto.D23])/[$Registrado.D23])" office:value-type="percentage" office:value="0.231355303085476" calcext:value-type="percentage">
            <text:p>23,136%</text:p>
          </table:table-cell>
          <table:table-cell table:formula="of:=(ABS([$Registrado.E23] - [$Previsto.E23])/[$Registrado.E23])" office:value-type="percentage" office:value="0.143071950989124" calcext:value-type="percentage">
            <text:p>14,307%</text:p>
          </table:table-cell>
          <table:table-cell table:formula="of:=(ABS([$Registrado.F23] - [$Previsto.F23])/[$Registrado.F23])" office:value-type="percentage" office:value="0.0538192203298834" calcext:value-type="percentage">
            <text:p>5,382%</text:p>
          </table:table-cell>
          <table:table-cell table:formula="of:=(ABS([$Registrado.G23] - [$Previsto.G23])/[$Registrado.G23])" office:value-type="percentage" office:value="0.238787554653342" calcext:value-type="percentage">
            <text:p>23,879%</text:p>
          </table:table-cell>
          <table:table-cell table:formula="of:=(ABS([$Registrado.H23] - [$Previsto.H23])/[$Registrado.H23])" office:value-type="percentage" office:value="0.26066456524325" calcext:value-type="percentage">
            <text:p>26,066%</text:p>
          </table:table-cell>
          <table:table-cell table:formula="of:=(ABS([$Registrado.I23] - [$Previsto.I23])/[$Registrado.I23])" office:value-type="percentage" office:value="0.368967668624845" calcext:value-type="percentage">
            <text:p>36,897%</text:p>
          </table:table-cell>
          <table:table-cell table:formula="of:=(ABS([$Registrado.J23] - [$Previsto.J23])/[$Registrado.J23])" office:value-type="percentage" office:value="0.332865047853889" calcext:value-type="percentage">
            <text:p>33,287%</text:p>
          </table:table-cell>
          <table:table-cell table:formula="of:=(ABS([$Registrado.K23] - [$Previsto.K23])/[$Registrado.K23])" office:value-type="percentage" office:value="0.298696470013436" calcext:value-type="percentage">
            <text:p>29,870%</text:p>
          </table:table-cell>
          <table:table-cell table:formula="of:=(ABS([$Registrado.L23] - [$Previsto.L23])/[$Registrado.L23])" office:value-type="percentage" office:value="0.585438490191209" calcext:value-type="percentage">
            <text:p>58,544%</text:p>
          </table:table-cell>
          <table:table-cell table:formula="of:=(ABS([$Registrado.M23] - [$Previsto.M23])/[$Registrado.M23])" office:value-type="percentage" office:value="0.0802412090593335" calcext:value-type="percentage">
            <text:p>8,024%</text:p>
          </table:table-cell>
          <table:table-cell table:formula="of:=(ABS([$Registrado.N23] - [$Previsto.N23])/[$Registrado.N23])" office:value-type="percentage" office:value="0.0755943561069369" calcext:value-type="percentage">
            <text:p>7,559%</text:p>
          </table:table-cell>
          <table:table-cell table:formula="of:=(ABS([$Registrado.O23] - [$Previsto.O23])/[$Registrado.O23])" office:value-type="percentage" office:value="0.182057185758278" calcext:value-type="percentage">
            <text:p>18,206%</text:p>
          </table:table-cell>
          <table:table-cell table:formula="of:=(ABS([$Registrado.P23] - [$Previsto.P23])/[$Registrado.P23])" office:value-type="percentage" office:value="0.227621725546744" calcext:value-type="percentage">
            <text:p>22,762%</text:p>
          </table:table-cell>
          <table:table-cell table:formula="of:=(ABS([$Registrado.Q23] - [$Previsto.Q23])/[$Registrado.Q23])" office:value-type="percentage" office:value="0.265639330332537" calcext:value-type="percentage">
            <text:p>26,564%</text:p>
          </table:table-cell>
          <table:table-cell table:formula="of:=(ABS([$Registrado.R23] - [$Previsto.R23])/[$Registrado.R23])" office:value-type="percentage" office:value="0.105241825116383" calcext:value-type="percentage">
            <text:p>10,524%</text:p>
          </table:table-cell>
          <table:table-cell table:formula="of:=(ABS([$Registrado.S23] - [$Previsto.S23])/[$Registrado.S23])" office:value-type="percentage" office:value="0.0708279055669686" calcext:value-type="percentage">
            <text:p>7,083%</text:p>
          </table:table-cell>
          <table:table-cell table:formula="of:=(ABS([$Registrado.T23] - [$Previsto.T23])/[$Registrado.T23])" office:value-type="percentage" office:value="0.00975899136951381" calcext:value-type="percentage">
            <text:p>0,976%</text:p>
          </table:table-cell>
          <table:table-cell table:formula="of:=(ABS([$Registrado.U23] - [$Previsto.U23])/[$Registrado.U23])" office:value-type="percentage" office:value="0.299147892412685" calcext:value-type="percentage">
            <text:p>29,915%</text:p>
          </table:table-cell>
          <table:table-cell table:formula="of:=(ABS([$Registrado.V23] - [$Previsto.V23])/[$Registrado.V23])" office:value-type="percentage" office:value="0.126470692717584" calcext:value-type="percentage">
            <text:p>12,647%</text:p>
          </table:table-cell>
          <table:table-cell table:formula="of:=(ABS([$Registrado.W23] - [$Previsto.W23])/[$Registrado.W23])" office:value-type="percentage" office:value="0.0064639620330679" calcext:value-type="percentage">
            <text:p>0,646%</text:p>
          </table:table-cell>
          <table:table-cell table:formula="of:=(ABS([$Registrado.X23] - [$Previsto.X23])/[$Registrado.X23])" office:value-type="percentage" office:value="0.0533438596491228" calcext:value-type="percentage">
            <text:p>5,334%</text:p>
          </table:table-cell>
          <table:table-cell table:formula="of:=(ABS([$Registrado.Y23] - [$Previsto.Y23])/[$Registrado.Y23])" office:value-type="percentage" office:value="0.0619377952307781" calcext:value-type="percentage">
            <text:p>6,194%</text:p>
          </table:table-cell>
          <table:table-cell table:formula="of:=(ABS([$Registrado.Z23] - [$Previsto.Z23])/[$Registrado.Z23])" office:value-type="percentage" office:value="0.0667223976495784" calcext:value-type="percentage">
            <text:p>6,672%</text:p>
          </table:table-cell>
          <table:table-cell table:formula="of:=(ABS([$Registrado.AA23] - [$Previsto.AA23])/[$Registrado.AA23])" office:value-type="percentage" office:value="0.172602952853598" calcext:value-type="percentage">
            <text:p>17,260%</text:p>
          </table:table-cell>
          <table:table-cell table:formula="of:=(ABS([$Registrado.AB23] - [$Previsto.AB23])/[$Registrado.AB23])" office:value-type="percentage" office:value="0.013975713520976" calcext:value-type="percentage">
            <text:p>1,398%</text:p>
          </table:table-cell>
          <table:table-cell table:formula="of:=(ABS([$Registrado.AC23] - [$Previsto.AC23])/[$Registrado.AC23])" office:value-type="percentage" office:value="0.118578762763387" calcext:value-type="percentage">
            <text:p>11,858%</text:p>
          </table:table-cell>
          <table:table-cell table:formula="of:=(ABS([$Registrado.AD23] - [$Previsto.AD23])/[$Registrado.AD23])" office:value-type="percentage" office:value="0.050651400634992" calcext:value-type="percentage">
            <text:p>5,065%</text:p>
          </table:table-cell>
          <table:table-cell table:formula="of:=(ABS([$Registrado.AE23] - [$Previsto.AE23])/[$Registrado.AE23])" office:value-type="percentage" office:value="0.404745150744642" calcext:value-type="percentage">
            <text:p>40,475%</text:p>
          </table:table-cell>
          <table:table-cell table:formula="of:=AVERAGE([.B23:.AE23])" office:value-type="percentage" office:value="0.176091882603436" calcext:value-type="percentage">
            <text:p>17,609%</text:p>
          </table:table-cell>
          <table:table-cell table:formula="of:=STDEV([.B23:.AE23])" office:value-type="percentage" office:value="0.136602753185244" calcext:value-type="percentage">
            <text:p>13,66%</text:p>
          </table:table-cell>
          <table:table-cell table:formula="of:=COUNTIF([.B23:.AE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0791386472802803" calcext:value-type="percentage">
            <text:p>7,914%</text:p>
          </table:table-cell>
          <table:table-cell table:formula="of:=(ABS([$Registrado.C24] - [$Previsto.C24])/[$Registrado.C24])" office:value-type="percentage" office:value="0.0746466056275123" calcext:value-type="percentage">
            <text:p>7,465%</text:p>
          </table:table-cell>
          <table:table-cell table:formula="of:=(ABS([$Registrado.D24] - [$Previsto.D24])/[$Registrado.D24])" office:value-type="percentage" office:value="0.0418206584743797" calcext:value-type="percentage">
            <text:p>4,182%</text:p>
          </table:table-cell>
          <table:table-cell table:formula="of:=(ABS([$Registrado.E24] - [$Previsto.E24])/[$Registrado.E24])" office:value-type="percentage" office:value="0.22413140311804" calcext:value-type="percentage">
            <text:p>22,413%</text:p>
          </table:table-cell>
          <table:table-cell table:formula="of:=(ABS([$Registrado.F24] - [$Previsto.F24])/[$Registrado.F24])" office:value-type="percentage" office:value="0.102100644034494" calcext:value-type="percentage">
            <text:p>10,210%</text:p>
          </table:table-cell>
          <table:table-cell table:formula="of:=(ABS([$Registrado.G24] - [$Previsto.G24])/[$Registrado.G24])" office:value-type="percentage" office:value="0.0492440352096364" calcext:value-type="percentage">
            <text:p>4,924%</text:p>
          </table:table-cell>
          <table:table-cell table:formula="of:=(ABS([$Registrado.H24] - [$Previsto.H24])/[$Registrado.H24])" office:value-type="percentage" office:value="0.151712157413914" calcext:value-type="percentage">
            <text:p>15,171%</text:p>
          </table:table-cell>
          <table:table-cell table:formula="of:=(ABS([$Registrado.I24] - [$Previsto.I24])/[$Registrado.I24])" office:value-type="percentage" office:value="1.94296763754045" calcext:value-type="percentage">
            <text:p>194,297%</text:p>
          </table:table-cell>
          <table:table-cell table:formula="of:=(ABS([$Registrado.J24] - [$Previsto.J24])/[$Registrado.J24])" office:value-type="percentage" office:value="0.0918295060080108" calcext:value-type="percentage">
            <text:p>9,183%</text:p>
          </table:table-cell>
          <table:table-cell table:formula="of:=(ABS([$Registrado.K24] - [$Previsto.K24])/[$Registrado.K24])" office:value-type="percentage" office:value="0.16050177481187" calcext:value-type="percentage">
            <text:p>16,050%</text:p>
          </table:table-cell>
          <table:table-cell table:formula="of:=(ABS([$Registrado.L24] - [$Previsto.L24])/[$Registrado.L24])" office:value-type="percentage" office:value="0.675594832889071" calcext:value-type="percentage">
            <text:p>67,559%</text:p>
          </table:table-cell>
          <table:table-cell table:formula="of:=(ABS([$Registrado.M24] - [$Previsto.M24])/[$Registrado.M24])" office:value-type="percentage" office:value="0.161828758355853" calcext:value-type="percentage">
            <text:p>16,183%</text:p>
          </table:table-cell>
          <table:table-cell table:formula="of:=(ABS([$Registrado.N24] - [$Previsto.N24])/[$Registrado.N24])" office:value-type="percentage" office:value="0.363868236472946" calcext:value-type="percentage">
            <text:p>36,387%</text:p>
          </table:table-cell>
          <table:table-cell table:formula="of:=(ABS([$Registrado.O24] - [$Previsto.O24])/[$Registrado.O24])" office:value-type="percentage" office:value="0.123473676975945" calcext:value-type="percentage">
            <text:p>12,347%</text:p>
          </table:table-cell>
          <table:table-cell table:formula="of:=(ABS([$Registrado.P24] - [$Previsto.P24])/[$Registrado.P24])" office:value-type="percentage" office:value="0.13513783269962" calcext:value-type="percentage">
            <text:p>13,514%</text:p>
          </table:table-cell>
          <table:table-cell table:formula="of:=(ABS([$Registrado.Q24] - [$Previsto.Q24])/[$Registrado.Q24])" office:value-type="percentage" office:value="0.0322820577164366" calcext:value-type="percentage">
            <text:p>3,228%</text:p>
          </table:table-cell>
          <table:table-cell table:formula="of:=(ABS([$Registrado.R24] - [$Previsto.R24])/[$Registrado.R24])" office:value-type="percentage" office:value="0.0547890922959572" calcext:value-type="percentage">
            <text:p>5,479%</text:p>
          </table:table-cell>
          <table:table-cell table:formula="of:=(ABS([$Registrado.S24] - [$Previsto.S24])/[$Registrado.S24])" office:value-type="percentage" office:value="0.0387178095707943" calcext:value-type="percentage">
            <text:p>3,872%</text:p>
          </table:table-cell>
          <table:table-cell table:formula="of:=(ABS([$Registrado.T24] - [$Previsto.T24])/[$Registrado.T24])" office:value-type="percentage" office:value="0.127975272507065" calcext:value-type="percentage">
            <text:p>12,798%</text:p>
          </table:table-cell>
          <table:table-cell table:formula="of:=(ABS([$Registrado.U24] - [$Previsto.U24])/[$Registrado.U24])" office:value-type="percentage" office:value="0.165745593583885" calcext:value-type="percentage">
            <text:p>16,575%</text:p>
          </table:table-cell>
          <table:table-cell table:formula="of:=(ABS([$Registrado.V24] - [$Previsto.V24])/[$Registrado.V24])" office:value-type="percentage" office:value="0.123394823529412" calcext:value-type="percentage">
            <text:p>12,339%</text:p>
          </table:table-cell>
          <table:table-cell table:formula="of:=(ABS([$Registrado.W24] - [$Previsto.W24])/[$Registrado.W24])" office:value-type="percentage" office:value="0.0895268573586331" calcext:value-type="percentage">
            <text:p>8,953%</text:p>
          </table:table-cell>
          <table:table-cell table:formula="of:=(ABS([$Registrado.X24] - [$Previsto.X24])/[$Registrado.X24])" office:value-type="percentage" office:value="0.0766639827731485" calcext:value-type="percentage">
            <text:p>7,666%</text:p>
          </table:table-cell>
          <table:table-cell table:formula="of:=(ABS([$Registrado.Y24] - [$Previsto.Y24])/[$Registrado.Y24])" office:value-type="percentage" office:value="0.268445289717256" calcext:value-type="percentage">
            <text:p>26,845%</text:p>
          </table:table-cell>
          <table:table-cell table:formula="of:=(ABS([$Registrado.Z24] - [$Previsto.Z24])/[$Registrado.Z24])" office:value-type="percentage" office:value="0.0374376986975695" calcext:value-type="percentage">
            <text:p>3,744%</text:p>
          </table:table-cell>
          <table:table-cell table:formula="of:=(ABS([$Registrado.AA24] - [$Previsto.AA24])/[$Registrado.AA24])" office:value-type="percentage" office:value="0.0607783302258132" calcext:value-type="percentage">
            <text:p>6,078%</text:p>
          </table:table-cell>
          <table:table-cell table:formula="of:=(ABS([$Registrado.AB24] - [$Previsto.AB24])/[$Registrado.AB24])" office:value-type="percentage" office:value="0.0973724262364677" calcext:value-type="percentage">
            <text:p>9,737%</text:p>
          </table:table-cell>
          <table:table-cell table:formula="of:=(ABS([$Registrado.AC24] - [$Previsto.AC24])/[$Registrado.AC24])" office:value-type="percentage" office:value="0.0662206093189964" calcext:value-type="percentage">
            <text:p>6,622%</text:p>
          </table:table-cell>
          <table:table-cell table:formula="of:=(ABS([$Registrado.AD24] - [$Previsto.AD24])/[$Registrado.AD24])" office:value-type="percentage" office:value="0.00124926127156615" calcext:value-type="percentage">
            <text:p>0,125%</text:p>
          </table:table-cell>
          <table:table-cell table:formula="of:=(ABS([$Registrado.AE24] - [$Previsto.AE24])/[$Registrado.AE24])" office:value-type="percentage" office:value="0.0282935941320294" calcext:value-type="percentage">
            <text:p>2,829%</text:p>
          </table:table-cell>
          <table:table-cell table:formula="of:=AVERAGE([.B24:.AE24])" office:value-type="percentage" office:value="0.188229636861568" calcext:value-type="percentage">
            <text:p>18,823%</text:p>
          </table:table-cell>
          <table:table-cell table:formula="of:=STDEV([.B24:.AE24])" office:value-type="percentage" office:value="0.355496396730335" calcext:value-type="percentage">
            <text:p>35,55%</text:p>
          </table:table-cell>
          <table:table-cell table:formula="of:=COUNTIF([.B24:.AE24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24215008327099" calcext:value-type="percentage">
            <text:p>12,422%</text:p>
          </table:table-cell>
          <table:table-cell table:formula="of:=(ABS([$Registrado.C25] - [$Previsto.C25])/[$Registrado.C25])" office:value-type="percentage" office:value="0.157985030793487" calcext:value-type="percentage">
            <text:p>15,799%</text:p>
          </table:table-cell>
          <table:table-cell table:formula="of:=(ABS([$Registrado.D25] - [$Previsto.D25])/[$Registrado.D25])" office:value-type="percentage" office:value="0.0512237861234054" calcext:value-type="percentage">
            <text:p>5,122%</text:p>
          </table:table-cell>
          <table:table-cell table:formula="of:=(ABS([$Registrado.E25] - [$Previsto.E25])/[$Registrado.E25])" office:value-type="percentage" office:value="0.0439561801111261" calcext:value-type="percentage">
            <text:p>4,396%</text:p>
          </table:table-cell>
          <table:table-cell table:formula="of:=(ABS([$Registrado.F25] - [$Previsto.F25])/[$Registrado.F25])" office:value-type="percentage" office:value="0.114461863651702" calcext:value-type="percentage">
            <text:p>11,446%</text:p>
          </table:table-cell>
          <table:table-cell table:formula="of:=(ABS([$Registrado.G25] - [$Previsto.G25])/[$Registrado.G25])" office:value-type="percentage" office:value="0.106156401561079" calcext:value-type="percentage">
            <text:p>10,616%</text:p>
          </table:table-cell>
          <table:table-cell table:formula="of:=(ABS([$Registrado.H25] - [$Previsto.H25])/[$Registrado.H25])" office:value-type="percentage" office:value="0.0666561857882576" calcext:value-type="percentage">
            <text:p>6,666%</text:p>
          </table:table-cell>
          <table:table-cell table:formula="of:=(ABS([$Registrado.I25] - [$Previsto.I25])/[$Registrado.I25])" office:value-type="percentage" office:value="0.00175774196990721" calcext:value-type="percentage">
            <text:p>0,176%</text:p>
          </table:table-cell>
          <table:table-cell table:formula="of:=(ABS([$Registrado.J25] - [$Previsto.J25])/[$Registrado.J25])" office:value-type="percentage" office:value="0.0637868357874519" calcext:value-type="percentage">
            <text:p>6,379%</text:p>
          </table:table-cell>
          <table:table-cell table:formula="of:=(ABS([$Registrado.K25] - [$Previsto.K25])/[$Registrado.K25])" office:value-type="percentage" office:value="0.05004532611255" calcext:value-type="percentage">
            <text:p>5,005%</text:p>
          </table:table-cell>
          <table:table-cell table:formula="of:=(ABS([$Registrado.L25] - [$Previsto.L25])/[$Registrado.L25])" office:value-type="percentage" office:value="0.177196792401574" calcext:value-type="percentage">
            <text:p>17,720%</text:p>
          </table:table-cell>
          <table:table-cell table:formula="of:=(ABS([$Registrado.M25] - [$Previsto.M25])/[$Registrado.M25])" office:value-type="percentage" office:value="0.180959139070532" calcext:value-type="percentage">
            <text:p>18,096%</text:p>
          </table:table-cell>
          <table:table-cell table:formula="of:=(ABS([$Registrado.N25] - [$Previsto.N25])/[$Registrado.N25])" office:value-type="percentage" office:value="0.110590642695842" calcext:value-type="percentage">
            <text:p>11,059%</text:p>
          </table:table-cell>
          <table:table-cell table:formula="of:=(ABS([$Registrado.O25] - [$Previsto.O25])/[$Registrado.O25])" office:value-type="percentage" office:value="0.156369628992372" calcext:value-type="percentage">
            <text:p>15,637%</text:p>
          </table:table-cell>
          <table:table-cell table:formula="of:=(ABS([$Registrado.P25] - [$Previsto.P25])/[$Registrado.P25])" office:value-type="percentage" office:value="0.00437988002628392" calcext:value-type="percentage">
            <text:p>0,438%</text:p>
          </table:table-cell>
          <table:table-cell table:formula="of:=(ABS([$Registrado.Q25] - [$Previsto.Q25])/[$Registrado.Q25])" office:value-type="percentage" office:value="0.140923475543787" calcext:value-type="percentage">
            <text:p>14,092%</text:p>
          </table:table-cell>
          <table:table-cell table:formula="of:=(ABS([$Registrado.R25] - [$Previsto.R25])/[$Registrado.R25])" office:value-type="percentage" office:value="0.160516461348495" calcext:value-type="percentage">
            <text:p>16,052%</text:p>
          </table:table-cell>
          <table:table-cell table:formula="of:=(ABS([$Registrado.S25] - [$Previsto.S25])/[$Registrado.S25])" office:value-type="percentage" office:value="0.0882886405351769" calcext:value-type="percentage">
            <text:p>8,829%</text:p>
          </table:table-cell>
          <table:table-cell table:formula="of:=(ABS([$Registrado.T25] - [$Previsto.T25])/[$Registrado.T25])" office:value-type="percentage" office:value="0.0658582034032449" calcext:value-type="percentage">
            <text:p>6,586%</text:p>
          </table:table-cell>
          <table:table-cell table:formula="of:=(ABS([$Registrado.U25] - [$Previsto.U25])/[$Registrado.U25])" office:value-type="percentage" office:value="0.0298420165267767" calcext:value-type="percentage">
            <text:p>2,984%</text:p>
          </table:table-cell>
          <table:table-cell table:formula="of:=(ABS([$Registrado.V25] - [$Previsto.V25])/[$Registrado.V25])" office:value-type="percentage" office:value="0.0680059169978856" calcext:value-type="percentage">
            <text:p>6,801%</text:p>
          </table:table-cell>
          <table:table-cell table:formula="of:=(ABS([$Registrado.W25] - [$Previsto.W25])/[$Registrado.W25])" office:value-type="percentage" office:value="0.118961273184315" calcext:value-type="percentage">
            <text:p>11,896%</text:p>
          </table:table-cell>
          <table:table-cell table:formula="of:=(ABS([$Registrado.X25] - [$Previsto.X25])/[$Registrado.X25])" office:value-type="percentage" office:value="0.109380229442119" calcext:value-type="percentage">
            <text:p>10,938%</text:p>
          </table:table-cell>
          <table:table-cell table:formula="of:=(ABS([$Registrado.Y25] - [$Previsto.Y25])/[$Registrado.Y25])" office:value-type="percentage" office:value="0.062912694608445" calcext:value-type="percentage">
            <text:p>6,291%</text:p>
          </table:table-cell>
          <table:table-cell table:formula="of:=(ABS([$Registrado.Z25] - [$Previsto.Z25])/[$Registrado.Z25])" office:value-type="percentage" office:value="0.21088066920132" calcext:value-type="percentage">
            <text:p>21,088%</text:p>
          </table:table-cell>
          <table:table-cell table:formula="of:=(ABS([$Registrado.AA25] - [$Previsto.AA25])/[$Registrado.AA25])" office:value-type="percentage" office:value="0.207344288368239" calcext:value-type="percentage">
            <text:p>20,734%</text:p>
          </table:table-cell>
          <table:table-cell table:formula="of:=(ABS([$Registrado.AB25] - [$Previsto.AB25])/[$Registrado.AB25])" office:value-type="percentage" office:value="0.167863078545071" calcext:value-type="percentage">
            <text:p>16,786%</text:p>
          </table:table-cell>
          <table:table-cell table:formula="of:=(ABS([$Registrado.AC25] - [$Previsto.AC25])/[$Registrado.AC25])" office:value-type="percentage" office:value="0.235885836346139" calcext:value-type="percentage">
            <text:p>23,589%</text:p>
          </table:table-cell>
          <table:table-cell table:formula="of:=(ABS([$Registrado.AD25] - [$Previsto.AD25])/[$Registrado.AD25])" office:value-type="percentage" office:value="0.16374554683862" calcext:value-type="percentage">
            <text:p>16,375%</text:p>
          </table:table-cell>
          <table:table-cell table:formula="of:=(ABS([$Registrado.AE25] - [$Previsto.AE25])/[$Registrado.AE25])" office:value-type="percentage" office:value="0.0375110527641855" calcext:value-type="percentage">
            <text:p>3,751%</text:p>
          </table:table-cell>
          <table:table-cell table:formula="of:=AVERAGE([.B25:.AE25])" office:value-type="percentage" office:value="0.109255327568883" calcext:value-type="percentage">
            <text:p>10,926%</text:p>
          </table:table-cell>
          <table:table-cell table:formula="of:=STDEV([.B25:.AE25])" office:value-type="percentage" office:value="0.0632257314936649" calcext:value-type="percentage">
            <text:p>6,32%</text:p>
          </table:table-cell>
          <table:table-cell table:formula="of:=COUNTIF([.B25:.AE25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149319639862824" calcext:value-type="percentage">
            <text:p>14,932%</text:p>
          </table:table-cell>
          <table:table-cell table:formula="of:=(ABS([$Registrado.C26] - [$Previsto.C26])/[$Registrado.C26])" office:value-type="percentage" office:value="0.0761348816674061" calcext:value-type="percentage">
            <text:p>7,613%</text:p>
          </table:table-cell>
          <table:table-cell table:formula="of:=(ABS([$Registrado.D26] - [$Previsto.D26])/[$Registrado.D26])" office:value-type="percentage" office:value="0.125715612813514" calcext:value-type="percentage">
            <text:p>12,572%</text:p>
          </table:table-cell>
          <table:table-cell table:formula="of:=(ABS([$Registrado.E26] - [$Previsto.E26])/[$Registrado.E26])" office:value-type="percentage" office:value="0.0511766607652417" calcext:value-type="percentage">
            <text:p>5,118%</text:p>
          </table:table-cell>
          <table:table-cell table:formula="of:=(ABS([$Registrado.F26] - [$Previsto.F26])/[$Registrado.F26])" office:value-type="percentage" office:value="0.0445214304264464" calcext:value-type="percentage">
            <text:p>4,452%</text:p>
          </table:table-cell>
          <table:table-cell table:formula="of:=(ABS([$Registrado.G26] - [$Previsto.G26])/[$Registrado.G26])" office:value-type="percentage" office:value="0.153271777790561" calcext:value-type="percentage">
            <text:p>15,327%</text:p>
          </table:table-cell>
          <table:table-cell table:formula="of:=(ABS([$Registrado.H26] - [$Previsto.H26])/[$Registrado.H26])" office:value-type="percentage" office:value="0.11795419850327" calcext:value-type="percentage">
            <text:p>11,795%</text:p>
          </table:table-cell>
          <table:table-cell table:formula="of:=(ABS([$Registrado.I26] - [$Previsto.I26])/[$Registrado.I26])" office:value-type="percentage" office:value="0.163629731769584" calcext:value-type="percentage">
            <text:p>16,363%</text:p>
          </table:table-cell>
          <table:table-cell table:formula="of:=(ABS([$Registrado.J26] - [$Previsto.J26])/[$Registrado.J26])" office:value-type="percentage" office:value="0.0800507667393554" calcext:value-type="percentage">
            <text:p>8,005%</text:p>
          </table:table-cell>
          <table:table-cell table:formula="of:=(ABS([$Registrado.K26] - [$Previsto.K26])/[$Registrado.K26])" office:value-type="percentage" office:value="0.00637224838078127" calcext:value-type="percentage">
            <text:p>0,637%</text:p>
          </table:table-cell>
          <table:table-cell table:formula="of:=(ABS([$Registrado.L26] - [$Previsto.L26])/[$Registrado.L26])" office:value-type="percentage" office:value="0.39799175794115" calcext:value-type="percentage">
            <text:p>39,799%</text:p>
          </table:table-cell>
          <table:table-cell table:formula="of:=(ABS([$Registrado.M26] - [$Previsto.M26])/[$Registrado.M26])" office:value-type="percentage" office:value="0.18613986951675" calcext:value-type="percentage">
            <text:p>18,614%</text:p>
          </table:table-cell>
          <table:table-cell table:formula="of:=(ABS([$Registrado.N26] - [$Previsto.N26])/[$Registrado.N26])" office:value-type="percentage" office:value="0.00263211960182616" calcext:value-type="percentage">
            <text:p>0,263%</text:p>
          </table:table-cell>
          <table:table-cell table:formula="of:=(ABS([$Registrado.O26] - [$Previsto.O26])/[$Registrado.O26])" office:value-type="percentage" office:value="0.0839248737311526" calcext:value-type="percentage">
            <text:p>8,392%</text:p>
          </table:table-cell>
          <table:table-cell table:formula="of:=(ABS([$Registrado.P26] - [$Previsto.P26])/[$Registrado.P26])" office:value-type="percentage" office:value="0.044106855128335" calcext:value-type="percentage">
            <text:p>4,411%</text:p>
          </table:table-cell>
          <table:table-cell table:formula="of:=(ABS([$Registrado.Q26] - [$Previsto.Q26])/[$Registrado.Q26])" office:value-type="percentage" office:value="0.04480122911337" calcext:value-type="percentage">
            <text:p>4,480%</text:p>
          </table:table-cell>
          <table:table-cell table:formula="of:=(ABS([$Registrado.R26] - [$Previsto.R26])/[$Registrado.R26])" office:value-type="percentage" office:value="0.0124419906076211" calcext:value-type="percentage">
            <text:p>1,244%</text:p>
          </table:table-cell>
          <table:table-cell table:formula="of:=(ABS([$Registrado.S26] - [$Previsto.S26])/[$Registrado.S26])" office:value-type="percentage" office:value="0.0825083035504791" calcext:value-type="percentage">
            <text:p>8,251%</text:p>
          </table:table-cell>
          <table:table-cell table:formula="of:=(ABS([$Registrado.T26] - [$Previsto.T26])/[$Registrado.T26])" office:value-type="percentage" office:value="0.0541569367333464" calcext:value-type="percentage">
            <text:p>5,416%</text:p>
          </table:table-cell>
          <table:table-cell table:formula="of:=(ABS([$Registrado.U26] - [$Previsto.U26])/[$Registrado.U26])" office:value-type="percentage" office:value="0.0352139458407176" calcext:value-type="percentage">
            <text:p>3,521%</text:p>
          </table:table-cell>
          <table:table-cell table:formula="of:=(ABS([$Registrado.V26] - [$Previsto.V26])/[$Registrado.V26])" office:value-type="percentage" office:value="0.0315992411529009" calcext:value-type="percentage">
            <text:p>3,160%</text:p>
          </table:table-cell>
          <table:table-cell table:formula="of:=(ABS([$Registrado.W26] - [$Previsto.W26])/[$Registrado.W26])" office:value-type="percentage" office:value="0.0877164496819926" calcext:value-type="percentage">
            <text:p>8,772%</text:p>
          </table:table-cell>
          <table:table-cell table:formula="of:=(ABS([$Registrado.X26] - [$Previsto.X26])/[$Registrado.X26])" office:value-type="percentage" office:value="0.13437045242141" calcext:value-type="percentage">
            <text:p>13,437%</text:p>
          </table:table-cell>
          <table:table-cell table:formula="of:=(ABS([$Registrado.Y26] - [$Previsto.Y26])/[$Registrado.Y26])" office:value-type="percentage" office:value="0.017718576142694" calcext:value-type="percentage">
            <text:p>1,772%</text:p>
          </table:table-cell>
          <table:table-cell table:formula="of:=(ABS([$Registrado.Z26] - [$Previsto.Z26])/[$Registrado.Z26])" office:value-type="percentage" office:value="0.198301821080154" calcext:value-type="percentage">
            <text:p>19,830%</text:p>
          </table:table-cell>
          <table:table-cell table:formula="of:=(ABS([$Registrado.AA26] - [$Previsto.AA26])/[$Registrado.AA26])" office:value-type="percentage" office:value="0.116070549239522" calcext:value-type="percentage">
            <text:p>11,607%</text:p>
          </table:table-cell>
          <table:table-cell table:formula="of:=(ABS([$Registrado.AB26] - [$Previsto.AB26])/[$Registrado.AB26])" office:value-type="percentage" office:value="0.110519444162672" calcext:value-type="percentage">
            <text:p>11,052%</text:p>
          </table:table-cell>
          <table:table-cell table:formula="of:=(ABS([$Registrado.AC26] - [$Previsto.AC26])/[$Registrado.AC26])" office:value-type="percentage" office:value="0.0968477075237423" calcext:value-type="percentage">
            <text:p>9,685%</text:p>
          </table:table-cell>
          <table:table-cell table:formula="of:=(ABS([$Registrado.AD26] - [$Previsto.AD26])/[$Registrado.AD26])" office:value-type="percentage" office:value="0.0575233462454962" calcext:value-type="percentage">
            <text:p>5,752%</text:p>
          </table:table-cell>
          <table:table-cell table:formula="of:=(ABS([$Registrado.AE26] - [$Previsto.AE26])/[$Registrado.AE26])" office:value-type="percentage" office:value="0.124633274682477" calcext:value-type="percentage">
            <text:p>12,463%</text:p>
          </table:table-cell>
          <table:table-cell table:formula="of:=AVERAGE([.B26:.AE26])" office:value-type="percentage" office:value="0.0962455230938931" calcext:value-type="percentage">
            <text:p>9,625%</text:p>
          </table:table-cell>
          <table:table-cell table:formula="of:=STDEV([.B26:.AE26])" office:value-type="percentage" office:value="0.0780604469423938" calcext:value-type="percentage">
            <text:p>7,81%</text:p>
          </table:table-cell>
          <table:table-cell table:formula="of:=COUNTIF([.B26:.AE26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0489171780837058" calcext:value-type="percentage">
            <text:p>0,489%</text:p>
          </table:table-cell>
          <table:table-cell table:formula="of:=(ABS([$Registrado.C27] - [$Previsto.C27])/[$Registrado.C27])" office:value-type="percentage" office:value="0.0888136427566808" calcext:value-type="percentage">
            <text:p>8,881%</text:p>
          </table:table-cell>
          <table:table-cell table:formula="of:=(ABS([$Registrado.D27] - [$Previsto.D27])/[$Registrado.D27])" office:value-type="percentage" office:value="0.0348162687738177" calcext:value-type="percentage">
            <text:p>3,482%</text:p>
          </table:table-cell>
          <table:table-cell table:formula="of:=(ABS([$Registrado.E27] - [$Previsto.E27])/[$Registrado.E27])" office:value-type="percentage" office:value="0.188106830497196" calcext:value-type="percentage">
            <text:p>18,811%</text:p>
          </table:table-cell>
          <table:table-cell table:formula="of:=(ABS([$Registrado.F27] - [$Previsto.F27])/[$Registrado.F27])" office:value-type="percentage" office:value="0.147952852664577" calcext:value-type="percentage">
            <text:p>14,795%</text:p>
          </table:table-cell>
          <table:table-cell table:formula="of:=(ABS([$Registrado.G27] - [$Previsto.G27])/[$Registrado.G27])" office:value-type="percentage" office:value="0.132349528011492" calcext:value-type="percentage">
            <text:p>13,235%</text:p>
          </table:table-cell>
          <table:table-cell table:formula="of:=(ABS([$Registrado.H27] - [$Previsto.H27])/[$Registrado.H27])" office:value-type="percentage" office:value="0.19086353596466" calcext:value-type="percentage">
            <text:p>19,086%</text:p>
          </table:table-cell>
          <table:table-cell table:formula="of:=(ABS([$Registrado.I27] - [$Previsto.I27])/[$Registrado.I27])" office:value-type="percentage" office:value="0.00744062647475234" calcext:value-type="percentage">
            <text:p>0,744%</text:p>
          </table:table-cell>
          <table:table-cell table:formula="of:=(ABS([$Registrado.J27] - [$Previsto.J27])/[$Registrado.J27])" office:value-type="percentage" office:value="0.141282507555948" calcext:value-type="percentage">
            <text:p>14,128%</text:p>
          </table:table-cell>
          <table:table-cell table:formula="of:=(ABS([$Registrado.K27] - [$Previsto.K27])/[$Registrado.K27])" office:value-type="percentage" office:value="0.1492097818269" calcext:value-type="percentage">
            <text:p>14,921%</text:p>
          </table:table-cell>
          <table:table-cell table:formula="of:=(ABS([$Registrado.L27] - [$Previsto.L27])/[$Registrado.L27])" office:value-type="percentage" office:value="0.274228429098376" calcext:value-type="percentage">
            <text:p>27,423%</text:p>
          </table:table-cell>
          <table:table-cell table:formula="of:=(ABS([$Registrado.M27] - [$Previsto.M27])/[$Registrado.M27])" office:value-type="percentage" office:value="0.147046526755452" calcext:value-type="percentage">
            <text:p>14,705%</text:p>
          </table:table-cell>
          <table:table-cell table:formula="of:=(ABS([$Registrado.N27] - [$Previsto.N27])/[$Registrado.N27])" office:value-type="percentage" office:value="0.185715569287592" calcext:value-type="percentage">
            <text:p>18,572%</text:p>
          </table:table-cell>
          <table:table-cell table:formula="of:=(ABS([$Registrado.O27] - [$Previsto.O27])/[$Registrado.O27])" office:value-type="percentage" office:value="0.0710576255942439" calcext:value-type="percentage">
            <text:p>7,106%</text:p>
          </table:table-cell>
          <table:table-cell table:formula="of:=(ABS([$Registrado.P27] - [$Previsto.P27])/[$Registrado.P27])" office:value-type="percentage" office:value="0.104715217751283" calcext:value-type="percentage">
            <text:p>10,472%</text:p>
          </table:table-cell>
          <table:table-cell table:formula="of:=(ABS([$Registrado.Q27] - [$Previsto.Q27])/[$Registrado.Q27])" office:value-type="percentage" office:value="0.0562550337698577" calcext:value-type="percentage">
            <text:p>5,626%</text:p>
          </table:table-cell>
          <table:table-cell table:formula="of:=(ABS([$Registrado.R27] - [$Previsto.R27])/[$Registrado.R27])" office:value-type="percentage" office:value="0.0797875959411995" calcext:value-type="percentage">
            <text:p>7,979%</text:p>
          </table:table-cell>
          <table:table-cell table:formula="of:=(ABS([$Registrado.S27] - [$Previsto.S27])/[$Registrado.S27])" office:value-type="percentage" office:value="0.0752268172057006" calcext:value-type="percentage">
            <text:p>7,523%</text:p>
          </table:table-cell>
          <table:table-cell table:formula="of:=(ABS([$Registrado.T27] - [$Previsto.T27])/[$Registrado.T27])" office:value-type="percentage" office:value="0.0969571471545382" calcext:value-type="percentage">
            <text:p>9,696%</text:p>
          </table:table-cell>
          <table:table-cell table:formula="of:=(ABS([$Registrado.U27] - [$Previsto.U27])/[$Registrado.U27])" office:value-type="percentage" office:value="0.0721234399818472" calcext:value-type="percentage">
            <text:p>7,212%</text:p>
          </table:table-cell>
          <table:table-cell table:formula="of:=(ABS([$Registrado.V27] - [$Previsto.V27])/[$Registrado.V27])" office:value-type="percentage" office:value="0.067346184842526" calcext:value-type="percentage">
            <text:p>6,735%</text:p>
          </table:table-cell>
          <table:table-cell table:formula="of:=(ABS([$Registrado.W27] - [$Previsto.W27])/[$Registrado.W27])" office:value-type="percentage" office:value="0.0543755447402741" calcext:value-type="percentage">
            <text:p>5,438%</text:p>
          </table:table-cell>
          <table:table-cell table:formula="of:=(ABS([$Registrado.X27] - [$Previsto.X27])/[$Registrado.X27])" office:value-type="percentage" office:value="0.0518863412932482" calcext:value-type="percentage">
            <text:p>5,189%</text:p>
          </table:table-cell>
          <table:table-cell table:formula="of:=(ABS([$Registrado.Y27] - [$Previsto.Y27])/[$Registrado.Y27])" office:value-type="percentage" office:value="0.255413983579887" calcext:value-type="percentage">
            <text:p>25,541%</text:p>
          </table:table-cell>
          <table:table-cell table:formula="of:=(ABS([$Registrado.Z27] - [$Previsto.Z27])/[$Registrado.Z27])" office:value-type="percentage" office:value="0.277977326968974" calcext:value-type="percentage">
            <text:p>27,798%</text:p>
          </table:table-cell>
          <table:table-cell table:formula="of:=(ABS([$Registrado.AA27] - [$Previsto.AA27])/[$Registrado.AA27])" office:value-type="percentage" office:value="0.111871969189551" calcext:value-type="percentage">
            <text:p>11,187%</text:p>
          </table:table-cell>
          <table:table-cell table:formula="of:=(ABS([$Registrado.AB27] - [$Previsto.AB27])/[$Registrado.AB27])" office:value-type="percentage" office:value="0.150047432449738" calcext:value-type="percentage">
            <text:p>15,005%</text:p>
          </table:table-cell>
          <table:table-cell table:formula="of:=(ABS([$Registrado.AC27] - [$Previsto.AC27])/[$Registrado.AC27])" office:value-type="percentage" office:value="0.26629980315396" calcext:value-type="percentage">
            <text:p>26,630%</text:p>
          </table:table-cell>
          <table:table-cell table:formula="of:=(ABS([$Registrado.AD27] - [$Previsto.AD27])/[$Registrado.AD27])" office:value-type="percentage" office:value="0.21430863934465" calcext:value-type="percentage">
            <text:p>21,431%</text:p>
          </table:table-cell>
          <table:table-cell table:formula="of:=(ABS([$Registrado.AE27] - [$Previsto.AE27])/[$Registrado.AE27])" office:value-type="percentage" office:value="0.164078979160374" calcext:value-type="percentage">
            <text:p>16,408%</text:p>
          </table:table-cell>
          <table:table-cell table:formula="of:=AVERAGE([.B27:.AE27])" office:value-type="percentage" office:value="0.128748229986589" calcext:value-type="percentage">
            <text:p>12,875%</text:p>
          </table:table-cell>
          <table:table-cell table:formula="of:=STDEV([.B27:.AE27])" office:value-type="percentage" office:value="0.0774481344588513" calcext:value-type="percentage">
            <text:p>7,74%</text:p>
          </table:table-cell>
          <table:table-cell table:formula="of:=COUNTIF([.B27:.AE27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290539269306497" calcext:value-type="percentage">
            <text:p>2,905%</text:p>
          </table:table-cell>
          <table:table-cell table:formula="of:=(ABS([$Registrado.C28] - [$Previsto.C28])/[$Registrado.C28])" office:value-type="percentage" office:value="0.0433466552541479" calcext:value-type="percentage">
            <text:p>4,335%</text:p>
          </table:table-cell>
          <table:table-cell table:formula="of:=(ABS([$Registrado.D28] - [$Previsto.D28])/[$Registrado.D28])" office:value-type="percentage" office:value="0.0503415916259085" calcext:value-type="percentage">
            <text:p>5,034%</text:p>
          </table:table-cell>
          <table:table-cell table:formula="of:=(ABS([$Registrado.E28] - [$Previsto.E28])/[$Registrado.E28])" office:value-type="percentage" office:value="0.119039687770318" calcext:value-type="percentage">
            <text:p>11,904%</text:p>
          </table:table-cell>
          <table:table-cell table:formula="of:=(ABS([$Registrado.F28] - [$Previsto.F28])/[$Registrado.F28])" office:value-type="percentage" office:value="0.0439064211658842" calcext:value-type="percentage">
            <text:p>4,391%</text:p>
          </table:table-cell>
          <table:table-cell table:formula="of:=(ABS([$Registrado.G28] - [$Previsto.G28])/[$Registrado.G28])" office:value-type="percentage" office:value="0.0286714508580342" calcext:value-type="percentage">
            <text:p>2,867%</text:p>
          </table:table-cell>
          <table:table-cell table:formula="of:=(ABS([$Registrado.H28] - [$Previsto.H28])/[$Registrado.H28])" office:value-type="percentage" office:value="0.023085366570639" calcext:value-type="percentage">
            <text:p>2,309%</text:p>
          </table:table-cell>
          <table:table-cell table:formula="of:=(ABS([$Registrado.I28] - [$Previsto.I28])/[$Registrado.I28])" office:value-type="percentage" office:value="0.546874052270092" calcext:value-type="percentage">
            <text:p>54,687%</text:p>
          </table:table-cell>
          <table:table-cell table:formula="of:=(ABS([$Registrado.J28] - [$Previsto.J28])/[$Registrado.J28])" office:value-type="percentage" office:value="0.196636406699374" calcext:value-type="percentage">
            <text:p>19,664%</text:p>
          </table:table-cell>
          <table:table-cell table:formula="of:=(ABS([$Registrado.K28] - [$Previsto.K28])/[$Registrado.K28])" office:value-type="percentage" office:value="0.277198347107438" calcext:value-type="percentage">
            <text:p>27,720%</text:p>
          </table:table-cell>
          <table:table-cell table:formula="of:=(ABS([$Registrado.L28] - [$Previsto.L28])/[$Registrado.L28])" office:value-type="percentage" office:value="0.579032279495095" calcext:value-type="percentage">
            <text:p>57,903%</text:p>
          </table:table-cell>
          <table:table-cell table:formula="of:=(ABS([$Registrado.M28] - [$Previsto.M28])/[$Registrado.M28])" office:value-type="percentage" office:value="0.0750343464970052" calcext:value-type="percentage">
            <text:p>7,503%</text:p>
          </table:table-cell>
          <table:table-cell table:formula="of:=(ABS([$Registrado.N28] - [$Previsto.N28])/[$Registrado.N28])" office:value-type="percentage" office:value="0.23096276883173" calcext:value-type="percentage">
            <text:p>23,096%</text:p>
          </table:table-cell>
          <table:table-cell table:formula="of:=(ABS([$Registrado.O28] - [$Previsto.O28])/[$Registrado.O28])" office:value-type="percentage" office:value="0.207644678163586" calcext:value-type="percentage">
            <text:p>20,764%</text:p>
          </table:table-cell>
          <table:table-cell table:formula="of:=(ABS([$Registrado.P28] - [$Previsto.P28])/[$Registrado.P28])" office:value-type="percentage" office:value="0.222957602988428" calcext:value-type="percentage">
            <text:p>22,296%</text:p>
          </table:table-cell>
          <table:table-cell table:formula="of:=(ABS([$Registrado.Q28] - [$Previsto.Q28])/[$Registrado.Q28])" office:value-type="percentage" office:value="0.150926191735288" calcext:value-type="percentage">
            <text:p>15,093%</text:p>
          </table:table-cell>
          <table:table-cell table:formula="of:=(ABS([$Registrado.R28] - [$Previsto.R28])/[$Registrado.R28])" office:value-type="percentage" office:value="0.251034930998664" calcext:value-type="percentage">
            <text:p>25,103%</text:p>
          </table:table-cell>
          <table:table-cell table:formula="of:=(ABS([$Registrado.S28] - [$Previsto.S28])/[$Registrado.S28])" office:value-type="percentage" office:value="0.366331631567752" calcext:value-type="percentage">
            <text:p>36,633%</text:p>
          </table:table-cell>
          <table:table-cell table:formula="of:=(ABS([$Registrado.T28] - [$Previsto.T28])/[$Registrado.T28])" office:value-type="percentage" office:value="0.157118772734462" calcext:value-type="percentage">
            <text:p>15,712%</text:p>
          </table:table-cell>
          <table:table-cell table:formula="of:=(ABS([$Registrado.U28] - [$Previsto.U28])/[$Registrado.U28])" office:value-type="percentage" office:value="0.201078645747316" calcext:value-type="percentage">
            <text:p>20,108%</text:p>
          </table:table-cell>
          <table:table-cell table:formula="of:=(ABS([$Registrado.V28] - [$Previsto.V28])/[$Registrado.V28])" office:value-type="percentage" office:value="0.270754768668831" calcext:value-type="percentage">
            <text:p>27,075%</text:p>
          </table:table-cell>
          <table:table-cell table:formula="of:=(ABS([$Registrado.W28] - [$Previsto.W28])/[$Registrado.W28])" office:value-type="percentage" office:value="0.50315426874536" calcext:value-type="percentage">
            <text:p>50,315%</text:p>
          </table:table-cell>
          <table:table-cell table:formula="of:=(ABS([$Registrado.X28] - [$Previsto.X28])/[$Registrado.X28])" office:value-type="percentage" office:value="0.227336730715678" calcext:value-type="percentage">
            <text:p>22,734%</text:p>
          </table:table-cell>
          <table:table-cell table:formula="of:=(ABS([$Registrado.Y28] - [$Previsto.Y28])/[$Registrado.Y28])" office:value-type="percentage" office:value="0.376055692996407" calcext:value-type="percentage">
            <text:p>37,606%</text:p>
          </table:table-cell>
          <table:table-cell table:formula="of:=(ABS([$Registrado.Z28] - [$Previsto.Z28])/[$Registrado.Z28])" office:value-type="percentage" office:value="0.274674828212621" calcext:value-type="percentage">
            <text:p>27,467%</text:p>
          </table:table-cell>
          <table:table-cell table:formula="of:=(ABS([$Registrado.AA28] - [$Previsto.AA28])/[$Registrado.AA28])" office:value-type="percentage" office:value="0.22227146281776" calcext:value-type="percentage">
            <text:p>22,227%</text:p>
          </table:table-cell>
          <table:table-cell table:formula="of:=(ABS([$Registrado.AB28] - [$Previsto.AB28])/[$Registrado.AB28])" office:value-type="percentage" office:value="0.464981866633994" calcext:value-type="percentage">
            <text:p>46,498%</text:p>
          </table:table-cell>
          <table:table-cell table:formula="of:=(ABS([$Registrado.AC28] - [$Previsto.AC28])/[$Registrado.AC28])" office:value-type="percentage" office:value="0.174678638167157" calcext:value-type="percentage">
            <text:p>17,468%</text:p>
          </table:table-cell>
          <table:table-cell table:formula="of:=(ABS([$Registrado.AD28] - [$Previsto.AD28])/[$Registrado.AD28])" office:value-type="percentage" office:value="0.19371365395246" calcext:value-type="percentage">
            <text:p>19,371%</text:p>
          </table:table-cell>
          <table:table-cell table:formula="of:=(ABS([$Registrado.AE28] - [$Previsto.AE28])/[$Registrado.AE28])" office:value-type="percentage" office:value="0.427066715364013" calcext:value-type="percentage">
            <text:p>42,707%</text:p>
          </table:table-cell>
          <table:table-cell table:formula="of:=AVERAGE([.B28:.AE28])" office:value-type="percentage" office:value="0.231165479376203" calcext:value-type="percentage">
            <text:p>23,117%</text:p>
          </table:table-cell>
          <table:table-cell table:formula="of:=STDEV([.B28:.AE28])" office:value-type="percentage" office:value="0.157284150818535" calcext:value-type="percentage">
            <text:p>15,73%</text:p>
          </table:table-cell>
          <table:table-cell table:formula="of:=COUNTIF([.B28:.AE28]; &quot;&lt;0,05&quot;)" office:value-type="float" office:value="5" calcext:value-type="float">
            <text:p>5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923100854796728" calcext:value-type="percentage">
            <text:p>9,23%</text:p>
          </table:table-cell>
          <table:table-cell table:style-name="ce20" table:formula="of:=AVERAGE([.C2:.C28])" office:value-type="percentage" office:value="0.0927096230407814" calcext:value-type="percentage">
            <text:p>9,27%</text:p>
          </table:table-cell>
          <table:table-cell table:style-name="ce20" table:formula="of:=AVERAGE([.D2:.D28])" office:value-type="percentage" office:value="0.101390070265127" calcext:value-type="percentage">
            <text:p>10,14%</text:p>
          </table:table-cell>
          <table:table-cell table:style-name="ce20" table:formula="of:=AVERAGE([.E2:.E28])" office:value-type="percentage" office:value="0.0931452233620879" calcext:value-type="percentage">
            <text:p>9,31%</text:p>
          </table:table-cell>
          <table:table-cell table:style-name="ce20" table:formula="of:=AVERAGE([.F2:.F28])" office:value-type="percentage" office:value="0.0555579446018065" calcext:value-type="percentage">
            <text:p>5,56%</text:p>
          </table:table-cell>
          <table:table-cell table:style-name="ce20" table:formula="of:=AVERAGE([.G2:.G28])" office:value-type="percentage" office:value="0.120751103633402" calcext:value-type="percentage">
            <text:p>12,08%</text:p>
          </table:table-cell>
          <table:table-cell table:style-name="ce20" table:formula="of:=AVERAGE([.H2:.H28])" office:value-type="percentage" office:value="0.0939237795843265" calcext:value-type="percentage">
            <text:p>9,39%</text:p>
          </table:table-cell>
          <table:table-cell table:style-name="ce20" table:formula="of:=AVERAGE([.I2:.I28])" office:value-type="percentage" office:value="0.367283694746654" calcext:value-type="percentage">
            <text:p>36,73%</text:p>
          </table:table-cell>
          <table:table-cell table:style-name="ce20" table:formula="of:=AVERAGE([.J2:.J28])" office:value-type="percentage" office:value="0.183386383477849" calcext:value-type="percentage">
            <text:p>18,34%</text:p>
          </table:table-cell>
          <table:table-cell table:style-name="ce20" table:formula="of:=AVERAGE([.K2:.K28])" office:value-type="percentage" office:value="0.158900979038506" calcext:value-type="percentage">
            <text:p>15,89%</text:p>
          </table:table-cell>
          <table:table-cell table:style-name="ce20" table:formula="of:=AVERAGE([.L2:.L28])" office:value-type="percentage" office:value="0.355434715269715" calcext:value-type="percentage">
            <text:p>35,54%</text:p>
          </table:table-cell>
          <table:table-cell table:style-name="ce20" table:formula="of:=AVERAGE([.M2:.M28])" office:value-type="percentage" office:value="0.152780889439153" calcext:value-type="percentage">
            <text:p>15,28%</text:p>
          </table:table-cell>
          <table:table-cell table:style-name="ce20" table:formula="of:=AVERAGE([.N2:.N28])" office:value-type="percentage" office:value="0.0983244044194622" calcext:value-type="percentage">
            <text:p>9,83%</text:p>
          </table:table-cell>
          <table:table-cell table:style-name="ce20" table:formula="of:=AVERAGE([.O2:.O28])" office:value-type="percentage" office:value="0.13510065037053" calcext:value-type="percentage">
            <text:p>13,51%</text:p>
          </table:table-cell>
          <table:table-cell table:style-name="ce20" table:formula="of:=AVERAGE([.P2:.P28])" office:value-type="percentage" office:value="0.104206864997281" calcext:value-type="percentage">
            <text:p>10,42%</text:p>
          </table:table-cell>
          <table:table-cell table:style-name="ce20" table:formula="of:=AVERAGE([.Q2:.Q28])" office:value-type="percentage" office:value="0.116222084011846" calcext:value-type="percentage">
            <text:p>11,62%</text:p>
          </table:table-cell>
          <table:table-cell table:style-name="ce20" table:formula="of:=AVERAGE([.R2:.R28])" office:value-type="percentage" office:value="0.0923917069207834" calcext:value-type="percentage">
            <text:p>9,24%</text:p>
          </table:table-cell>
          <table:table-cell table:style-name="ce20" table:formula="of:=AVERAGE([.S2:.S28])" office:value-type="percentage" office:value="0.160227416043574" calcext:value-type="percentage">
            <text:p>16,02%</text:p>
          </table:table-cell>
          <table:table-cell table:style-name="ce20" table:formula="of:=AVERAGE([.T2:.T28])" office:value-type="percentage" office:value="0.0800087625193505" calcext:value-type="percentage">
            <text:p>8,00%</text:p>
          </table:table-cell>
          <table:table-cell table:style-name="ce20" table:formula="of:=AVERAGE([.U2:.U28])" office:value-type="percentage" office:value="0.125820104245648" calcext:value-type="percentage">
            <text:p>12,58%</text:p>
          </table:table-cell>
          <table:table-cell table:style-name="ce20" table:formula="of:=AVERAGE([.V2:.V28])" office:value-type="percentage" office:value="0.162091294520646" calcext:value-type="percentage">
            <text:p>16,21%</text:p>
          </table:table-cell>
          <table:table-cell table:style-name="ce20" table:formula="of:=AVERAGE([.W2:.W28])" office:value-type="percentage" office:value="0.148046297897335" calcext:value-type="percentage">
            <text:p>14,80%</text:p>
          </table:table-cell>
          <table:table-cell table:style-name="ce20" table:formula="of:=AVERAGE([.X2:.X28])" office:value-type="percentage" office:value="0.097209349020182" calcext:value-type="percentage">
            <text:p>9,72%</text:p>
          </table:table-cell>
          <table:table-cell table:style-name="ce20" table:formula="of:=AVERAGE([.Y2:.Y28])" office:value-type="percentage" office:value="0.130085616815934" calcext:value-type="percentage">
            <text:p>13,01%</text:p>
          </table:table-cell>
          <table:table-cell table:style-name="ce20" table:formula="of:=AVERAGE([.Z2:.Z28])" office:value-type="percentage" office:value="0.104168720847385" calcext:value-type="percentage">
            <text:p>10,42%</text:p>
          </table:table-cell>
          <table:table-cell table:style-name="ce20" table:formula="of:=AVERAGE([.AA2:.AA28])" office:value-type="percentage" office:value="0.118729727474353" calcext:value-type="percentage">
            <text:p>11,87%</text:p>
          </table:table-cell>
          <table:table-cell table:style-name="ce20" table:formula="of:=AVERAGE([.AB2:.AB28])" office:value-type="percentage" office:value="0.111014011660308" calcext:value-type="percentage">
            <text:p>11,10%</text:p>
          </table:table-cell>
          <table:table-cell table:style-name="ce20" table:formula="of:=AVERAGE([.AC2:.AC28])" office:value-type="percentage" office:value="0.146522087436676" calcext:value-type="percentage">
            <text:p>14,65%</text:p>
          </table:table-cell>
          <table:table-cell table:style-name="ce20" table:formula="of:=AVERAGE([.AD2:.AD28])" office:value-type="percentage" office:value="0.124857105477875" calcext:value-type="percentage">
            <text:p>12,49%</text:p>
          </table:table-cell>
          <table:table-cell table:style-name="ce20" table:formula="of:=AVERAGE([.AE2:.AE28])" office:value-type="percentage" office:value="0.159954304541343" calcext:value-type="percentage">
            <text:p>16,00%</text:p>
          </table:table-cell>
          <table:table-cell table:style-name="ce28" table:formula="of:=AVERAGE([.B2:.AE28])" office:value-type="percentage" office:value="0.13608516670532" calcext:value-type="percentage">
            <text:p>13,609%</text:p>
          </table:table-cell>
          <table:table-cell table:style-name="ce20" table:formula="of:=AVERAGE([.W31:.AF31])" office:value-type="percentage" office:value="0.127667238787671" calcext:value-type="percentage">
            <text:p>12,77%</text:p>
          </table:table-cell>
          <table:table-cell table:style-name="ce28" table:formula="of:=(ABS(SUM([$Registrado.B2:.AE28]) - SUM([$Previsto.B2:.AE28])))/SUM([$Registrado.B2:.AE28])" office:value-type="percentage" office:value="0.0138894641343047" calcext:value-type="percentage">
            <text:p>1,389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846238765768326" calcext:value-type="percentage">
            <text:p>8,46%</text:p>
          </table:table-cell>
          <table:table-cell table:style-name="ce21" table:formula="of:=STDEV([.C2:.C28])" office:value-type="percentage" office:value="0.0669213718025339" calcext:value-type="percentage">
            <text:p>6,69%</text:p>
          </table:table-cell>
          <table:table-cell table:style-name="ce21" table:formula="of:=STDEV([.D2:.D28])" office:value-type="percentage" office:value="0.0899209233262128" calcext:value-type="percentage">
            <text:p>8,99%</text:p>
          </table:table-cell>
          <table:table-cell table:style-name="ce21" table:formula="of:=STDEV([.E2:.E28])" office:value-type="percentage" office:value="0.0715977388695515" calcext:value-type="percentage">
            <text:p>7,16%</text:p>
          </table:table-cell>
          <table:table-cell table:style-name="ce21" table:formula="of:=STDEV([.F2:.F28])" office:value-type="percentage" office:value="0.0488225096014982" calcext:value-type="percentage">
            <text:p>4,88%</text:p>
          </table:table-cell>
          <table:table-cell table:style-name="ce21" table:formula="of:=STDEV([.G2:.G28])" office:value-type="percentage" office:value="0.101457402232178" calcext:value-type="percentage">
            <text:p>10,15%</text:p>
          </table:table-cell>
          <table:table-cell table:style-name="ce21" table:formula="of:=STDEV([.H2:.H28])" office:value-type="percentage" office:value="0.0842235636488188" calcext:value-type="percentage">
            <text:p>8,42%</text:p>
          </table:table-cell>
          <table:table-cell table:style-name="ce21" table:formula="of:=STDEV([.I2:.I28])" office:value-type="percentage" office:value="0.497032725966946" calcext:value-type="percentage">
            <text:p>49,70%</text:p>
          </table:table-cell>
          <table:table-cell table:style-name="ce21" table:formula="of:=STDEV([.J2:.J28])" office:value-type="percentage" office:value="0.231355317298683" calcext:value-type="percentage">
            <text:p>23,14%</text:p>
          </table:table-cell>
          <table:table-cell table:style-name="ce21" table:formula="of:=STDEV([.K2:.K28])" office:value-type="percentage" office:value="0.112447622481772" calcext:value-type="percentage">
            <text:p>11,24%</text:p>
          </table:table-cell>
          <table:table-cell table:style-name="ce21" table:formula="of:=STDEV([.L2:.L28])" office:value-type="percentage" office:value="0.188016857329454" calcext:value-type="percentage">
            <text:p>18,80%</text:p>
          </table:table-cell>
          <table:table-cell table:style-name="ce21" table:formula="of:=STDEV([.M2:.M28])" office:value-type="percentage" office:value="0.203400484843358" calcext:value-type="percentage">
            <text:p>20,34%</text:p>
          </table:table-cell>
          <table:table-cell table:style-name="ce21" table:formula="of:=STDEV([.N2:.N28])" office:value-type="percentage" office:value="0.0917780585898586" calcext:value-type="percentage">
            <text:p>9,18%</text:p>
          </table:table-cell>
          <table:table-cell table:style-name="ce21" table:formula="of:=STDEV([.O2:.O28])" office:value-type="percentage" office:value="0.155458663347727" calcext:value-type="percentage">
            <text:p>15,55%</text:p>
          </table:table-cell>
          <table:table-cell table:style-name="ce21" table:formula="of:=STDEV([.P2:.P28])" office:value-type="percentage" office:value="0.0689684535428143" calcext:value-type="percentage">
            <text:p>6,90%</text:p>
          </table:table-cell>
          <table:table-cell table:style-name="ce21" table:formula="of:=STDEV([.Q2:.Q28])" office:value-type="percentage" office:value="0.0756468384717928" calcext:value-type="percentage">
            <text:p>7,56%</text:p>
          </table:table-cell>
          <table:table-cell table:style-name="ce21" table:formula="of:=STDEV([.R2:.R28])" office:value-type="percentage" office:value="0.0662564251344697" calcext:value-type="percentage">
            <text:p>6,63%</text:p>
          </table:table-cell>
          <table:table-cell table:style-name="ce21" table:formula="of:=STDEV([.S2:.S28])" office:value-type="percentage" office:value="0.190106116097297" calcext:value-type="percentage">
            <text:p>19,01%</text:p>
          </table:table-cell>
          <table:table-cell table:style-name="ce21" table:formula="of:=STDEV([.T2:.T28])" office:value-type="percentage" office:value="0.0536478258956969" calcext:value-type="percentage">
            <text:p>5,36%</text:p>
          </table:table-cell>
          <table:table-cell table:style-name="ce21" table:formula="of:=STDEV([.U2:.U28])" office:value-type="percentage" office:value="0.0924736780062012" calcext:value-type="percentage">
            <text:p>9,25%</text:p>
          </table:table-cell>
          <table:table-cell table:style-name="ce21" table:formula="of:=STDEV([.V2:.V28])" office:value-type="percentage" office:value="0.138188607021269" calcext:value-type="percentage">
            <text:p>13,82%</text:p>
          </table:table-cell>
          <table:table-cell table:style-name="ce21" table:formula="of:=STDEV([.W2:.W28])" office:value-type="percentage" office:value="0.146866230193547" calcext:value-type="percentage">
            <text:p>14,69%</text:p>
          </table:table-cell>
          <table:table-cell table:style-name="ce21" table:formula="of:=STDEV([.X2:.X28])" office:value-type="percentage" office:value="0.0682283737718581" calcext:value-type="percentage">
            <text:p>6,82%</text:p>
          </table:table-cell>
          <table:table-cell table:style-name="ce21" table:formula="of:=STDEV([.Y2:.Y28])" office:value-type="percentage" office:value="0.119999481919772" calcext:value-type="percentage">
            <text:p>12,00%</text:p>
          </table:table-cell>
          <table:table-cell table:style-name="ce21" table:formula="of:=STDEV([.Z2:.Z28])" office:value-type="percentage" office:value="0.0831963328983212" calcext:value-type="percentage">
            <text:p>8,32%</text:p>
          </table:table-cell>
          <table:table-cell table:style-name="ce21" table:formula="of:=STDEV([.AA2:.AA28])" office:value-type="percentage" office:value="0.0691994887931196" calcext:value-type="percentage">
            <text:p>6,92%</text:p>
          </table:table-cell>
          <table:table-cell table:style-name="ce21" table:formula="of:=STDEV([.AB2:.AB28])" office:value-type="percentage" office:value="0.0984876770640809" calcext:value-type="percentage">
            <text:p>9,85%</text:p>
          </table:table-cell>
          <table:table-cell table:style-name="ce21" table:formula="of:=STDEV([.AC2:.AC28])" office:value-type="percentage" office:value="0.0910409907879286" calcext:value-type="percentage">
            <text:p>9,10%</text:p>
          </table:table-cell>
          <table:table-cell table:style-name="ce21" table:formula="of:=STDEV([.AD2:.AD28])" office:value-type="percentage" office:value="0.0960480669785127" calcext:value-type="percentage">
            <text:p>9,60%</text:p>
          </table:table-cell>
          <table:table-cell table:style-name="ce21" table:formula="of:=STDEV([.AE2:.AE28])" office:value-type="percentage" office:value="0.140765453997478" calcext:value-type="percentage">
            <text:p>14,08%</text:p>
          </table:table-cell>
          <table:table-cell table:formula="of:=AVERAGE([.V32:.AE32])" office:value-type="percentage" office:value="0.105202070342589" calcext:value-type="percentage">
            <text:p>10,520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9" calcext:value-type="float">
            <text:p>9</text:p>
          </table:table-cell>
          <table:table-cell table:style-name="ce15" table:formula="of:=COUNTIF([.C2:.C28]; &quot;&lt;0,05&quot;)" office:value-type="float" office:value="7" calcext:value-type="float">
            <text:p>7</text:p>
          </table:table-cell>
          <table:table-cell table:style-name="ce15" table:formula="of:=COUNTIF([.D2:.D28]; &quot;&lt;0,05&quot;)" office:value-type="float" office:value="10" calcext:value-type="float">
            <text:p>10</text:p>
          </table:table-cell>
          <table:table-cell table:style-name="ce15" table:formula="of:=COUNTIF([.E2:.E28]; &quot;&lt;0,05&quot;)" office:value-type="float" office:value="11" calcext:value-type="float">
            <text:p>11</text:p>
          </table:table-cell>
          <table:table-cell table:style-name="ce15" table:formula="of:=COUNTIF([.F2:.F28]; &quot;&lt;0,05&quot;)" office:value-type="float" office:value="16" calcext:value-type="float">
            <text:p>16</text:p>
          </table:table-cell>
          <table:table-cell table:style-name="ce15" table:formula="of:=COUNTIF([.G2:.G28]; &quot;&lt;0,05&quot;)" office:value-type="float" office:value="9" calcext:value-type="float">
            <text:p>9</text:p>
          </table:table-cell>
          <table:table-cell table:style-name="ce15" table:formula="of:=COUNTIF([.H2:.H28]; &quot;&lt;0,05&quot;)" office:value-type="float" office:value="10" calcext:value-type="float">
            <text:p>10</text:p>
          </table:table-cell>
          <table:table-cell table:style-name="ce15" table:formula="of:=COUNTIF([.I2:.I28]; &quot;&lt;0,05&quot;)" office:value-type="float" office:value="6" calcext:value-type="float">
            <text:p>6</text:p>
          </table:table-cell>
          <table:table-cell table:style-name="ce15" table:formula="of:=COUNTIF([.J2:.J28]; &quot;&lt;0,05&quot;)" office:value-type="float" office:value="7" calcext:value-type="float">
            <text:p>7</text:p>
          </table:table-cell>
          <table:table-cell table:style-name="ce15" table:formula="of:=COUNTIF([.K2:.K28]; &quot;&lt;0,05&quot;)" office:value-type="float" office:value="3" calcext:value-type="float">
            <text:p>3</text:p>
          </table:table-cell>
          <table:table-cell table:style-name="ce15" table:formula="of:=COUNTIF([.L2:.L28]; &quot;&lt;0,05&quot;)" office:value-type="float" office:value="0" calcext:value-type="float">
            <text:p>0</text:p>
          </table:table-cell>
          <table:table-cell table:style-name="ce15" table:formula="of:=COUNTIF([.M2:.M28]; &quot;&lt;0,05&quot;)" office:value-type="float" office:value="3" calcext:value-type="float">
            <text:p>3</text:p>
          </table:table-cell>
          <table:table-cell table:style-name="ce15" table:formula="of:=COUNTIF([.N2:.N28]; &quot;&lt;0,05&quot;)" office:value-type="float" office:value="9" calcext:value-type="float">
            <text:p>9</text:p>
          </table:table-cell>
          <table:table-cell table:style-name="ce15" table:formula="of:=COUNTIF([.O2:.O28]; &quot;&lt;0,05&quot;)" office:value-type="float" office:value="6" calcext:value-type="float">
            <text:p>6</text:p>
          </table:table-cell>
          <table:table-cell table:style-name="ce15" table:formula="of:=COUNTIF([.P2:.P28]; &quot;&lt;0,05&quot;)" office:value-type="float" office:value="10" calcext:value-type="float">
            <text:p>10</text:p>
          </table:table-cell>
          <table:table-cell table:style-name="ce15" table:formula="of:=COUNTIF([.Q2:.Q28]; &quot;&lt;0,05&quot;)" office:value-type="float" office:value="7" calcext:value-type="float">
            <text:p>7</text:p>
          </table:table-cell>
          <table:table-cell table:style-name="ce15" table:formula="of:=COUNTIF([.R2:.R28]; &quot;&lt;0,05&quot;)" office:value-type="float" office:value="7" calcext:value-type="float">
            <text:p>7</text:p>
          </table:table-cell>
          <table:table-cell table:style-name="ce15" table:formula="of:=COUNTIF([.S2:.S28]; &quot;&lt;0,05&quot;)" office:value-type="float" office:value="6" calcext:value-type="float">
            <text:p>6</text:p>
          </table:table-cell>
          <table:table-cell table:style-name="ce15" table:formula="of:=COUNTIF([.T2:.T28]; &quot;&lt;0,05&quot;)" office:value-type="float" office:value="9" calcext:value-type="float">
            <text:p>9</text:p>
          </table:table-cell>
          <table:table-cell table:style-name="ce15" table:formula="of:=COUNTIF([.U2:.U28]; &quot;&lt;0,05&quot;)" office:value-type="float" office:value="8" calcext:value-type="float">
            <text:p>8</text:p>
          </table:table-cell>
          <table:table-cell table:style-name="ce15" table:formula="of:=COUNTIF([.V2:.V28]; &quot;&lt;0,05&quot;)" office:value-type="float" office:value="5" calcext:value-type="float">
            <text:p>5</text:p>
          </table:table-cell>
          <table:table-cell table:style-name="ce15" table:formula="of:=COUNTIF([.W2:.W28]; &quot;&lt;0,05&quot;)" office:value-type="float" office:value="8" calcext:value-type="float">
            <text:p>8</text:p>
          </table:table-cell>
          <table:table-cell table:style-name="ce15" table:formula="of:=COUNTIF([.X2:.X28]; &quot;&lt;0,05&quot;)" office:value-type="float" office:value="6" calcext:value-type="float">
            <text:p>6</text:p>
          </table:table-cell>
          <table:table-cell table:style-name="ce15" table:formula="of:=COUNTIF([.Y2:.Y28]; &quot;&lt;0,05&quot;)" office:value-type="float" office:value="9" calcext:value-type="float">
            <text:p>9</text:p>
          </table:table-cell>
          <table:table-cell table:style-name="ce15" table:formula="of:=COUNTIF([.Z2:.Z28]; &quot;&lt;0,05&quot;)" office:value-type="float" office:value="10" calcext:value-type="float">
            <text:p>10</text:p>
          </table:table-cell>
          <table:table-cell table:style-name="ce15" table:formula="of:=COUNTIF([.AA2:.AA28]; &quot;&lt;0,05&quot;)" office:value-type="float" office:value="3" calcext:value-type="float">
            <text:p>3</text:p>
          </table:table-cell>
          <table:table-cell table:style-name="ce15" table:formula="of:=COUNTIF([.AB2:.AB28]; &quot;&lt;0,05&quot;)" office:value-type="float" office:value="8" calcext:value-type="float">
            <text:p>8</text:p>
          </table:table-cell>
          <table:table-cell table:style-name="ce15" table:formula="of:=COUNTIF([.AC2:.AC28]; &quot;&lt;0,05&quot;)" office:value-type="float" office:value="4" calcext:value-type="float">
            <text:p>4</text:p>
          </table:table-cell>
          <table:table-cell table:style-name="ce15" table:formula="of:=COUNTIF([.AD2:.AD28]; &quot;&lt;0,05&quot;)" office:value-type="float" office:value="6" calcext:value-type="float">
            <text:p>6</text:p>
          </table:table-cell>
          <table:table-cell table:style-name="ce15" table:formula="of:=COUNTIF([.AE2:.AE28]; &quot;&lt;0,05&quot;)" office:value-type="float" office:value="7" calcext:value-type="float">
            <text:p>7</text:p>
          </table:table-cell>
          <table:table-cell table:style-name="ce29" table:formula="of:=CONCATENATE(AVERAGE([.B33:.AE33]); &quot;/27&quot;)" office:value-type="string" office:string-value="7,3/27" calcext:value-type="string">
            <text:p>7,3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2])))/SUM([$Registrado.B2:.B28])" office:value-type="percentage" office:value="0.324917570994068" calcext:value-type="percentage">
            <text:p>32,49%</text:p>
          </table:table-cell>
          <table:table-cell table:style-name="ce20" table:formula="of:=(ABS(SUM([$Registrado.C2:.C28]) -SUM([$Previsto.C2:.C22])))/SUM([$Registrado.C2:.C28])" office:value-type="percentage" office:value="0.35173541387896" calcext:value-type="percentage">
            <text:p>35,17%</text:p>
          </table:table-cell>
          <table:table-cell table:style-name="ce20" table:formula="of:=(ABS(SUM([$Registrado.D2:.D28]) -SUM([$Previsto.D2:.D22])))/SUM([$Registrado.D2:.D28])" office:value-type="percentage" office:value="0.343112601110956" calcext:value-type="percentage">
            <text:p>34,31%</text:p>
          </table:table-cell>
          <table:table-cell table:style-name="ce20" table:formula="of:=(ABS(SUM([$Registrado.E2:.E28]) -SUM([$Previsto.E2:.E22])))/SUM([$Registrado.E2:.E28])" office:value-type="percentage" office:value="0.2928802714638" calcext:value-type="percentage">
            <text:p>29,29%</text:p>
          </table:table-cell>
          <table:table-cell table:style-name="ce20" table:formula="of:=(ABS(SUM([$Registrado.F2:.F28]) -SUM([$Previsto.F2:.F22])))/SUM([$Registrado.F2:.F28])" office:value-type="percentage" office:value="0.298787617226637" calcext:value-type="percentage">
            <text:p>29,88%</text:p>
          </table:table-cell>
          <table:table-cell table:style-name="ce20" table:formula="of:=(ABS(SUM([$Registrado.G2:.G28]) -SUM([$Previsto.G2:.G22])))/SUM([$Registrado.G2:.G28])" office:value-type="percentage" office:value="0.245771479941195" calcext:value-type="percentage">
            <text:p>24,58%</text:p>
          </table:table-cell>
          <table:table-cell table:style-name="ce20" table:formula="of:=(ABS(SUM([$Registrado.H2:.H28]) -SUM([$Previsto.H2:.H22])))/SUM([$Registrado.H2:.H28])" office:value-type="percentage" office:value="0.284639985470345" calcext:value-type="percentage">
            <text:p>28,46%</text:p>
          </table:table-cell>
          <table:table-cell table:style-name="ce20" table:formula="of:=(ABS(SUM([$Registrado.I2:.I28]) -SUM([$Previsto.I2:.I22])))/SUM([$Registrado.I2:.I28])" office:value-type="percentage" office:value="0.189868055001837" calcext:value-type="percentage">
            <text:p>18,99%</text:p>
          </table:table-cell>
          <table:table-cell table:style-name="ce20" table:formula="of:=(ABS(SUM([$Registrado.J2:.J28]) -SUM([$Previsto.J2:.J22])))/SUM([$Registrado.J2:.J28])" office:value-type="percentage" office:value="0.279688765553175" calcext:value-type="percentage">
            <text:p>27,97%</text:p>
          </table:table-cell>
          <table:table-cell table:style-name="ce20" table:formula="of:=(ABS(SUM([$Registrado.K2:.K28]) -SUM([$Previsto.K2:.K22])))/SUM([$Registrado.K2:.K28])" office:value-type="percentage" office:value="0.299186148188946" calcext:value-type="percentage">
            <text:p>29,92%</text:p>
          </table:table-cell>
          <table:table-cell table:style-name="ce20" table:formula="of:=(ABS(SUM([$Registrado.L2:.L28]) -SUM([$Previsto.L2:.L22])))/SUM([$Registrado.L2:.L28])" office:value-type="percentage" office:value="0.115843725230207" calcext:value-type="percentage">
            <text:p>11,58%</text:p>
          </table:table-cell>
          <table:table-cell table:style-name="ce20" table:formula="of:=(ABS(SUM([$Registrado.M2:.M28]) -SUM([$Previsto.M2:.M22])))/SUM([$Registrado.M2:.M28])" office:value-type="percentage" office:value="0.404943931570648" calcext:value-type="percentage">
            <text:p>40,49%</text:p>
          </table:table-cell>
          <table:table-cell table:style-name="ce20" table:formula="of:=(ABS(SUM([$Registrado.N2:.N28]) -SUM([$Previsto.N2:.N22])))/SUM([$Registrado.N2:.N28])" office:value-type="percentage" office:value="0.344437711087806" calcext:value-type="percentage">
            <text:p>34,44%</text:p>
          </table:table-cell>
          <table:table-cell table:style-name="ce20" table:formula="of:=(ABS(SUM([$Registrado.O2:.O28]) -SUM([$Previsto.O2:.O22])))/SUM([$Registrado.O2:.O28])" office:value-type="percentage" office:value="0.366376493448634" calcext:value-type="percentage">
            <text:p>36,64%</text:p>
          </table:table-cell>
          <table:table-cell table:style-name="ce20" table:formula="of:=(ABS(SUM([$Registrado.P2:.P28]) -SUM([$Previsto.P2:.P22])))/SUM([$Registrado.P2:.P28])" office:value-type="percentage" office:value="0.317459133950913" calcext:value-type="percentage">
            <text:p>31,75%</text:p>
          </table:table-cell>
          <table:table-cell table:style-name="ce20" table:formula="of:=(ABS(SUM([$Registrado.Q2:.Q28]) -SUM([$Previsto.Q2:.Q22])))/SUM([$Registrado.Q2:.Q28])" office:value-type="percentage" office:value="0.354923068526371" calcext:value-type="percentage">
            <text:p>35,49%</text:p>
          </table:table-cell>
          <table:table-cell table:style-name="ce20" table:formula="of:=(ABS(SUM([$Registrado.R2:.R28]) -SUM([$Previsto.R2:.R22])))/SUM([$Registrado.R2:.R28])" office:value-type="percentage" office:value="0.331427442642105" calcext:value-type="percentage">
            <text:p>33,14%</text:p>
          </table:table-cell>
          <table:table-cell table:style-name="ce20" table:formula="of:=(ABS(SUM([$Registrado.S2:.S28]) -SUM([$Previsto.S2:.S22])))/SUM([$Registrado.S2:.S28])" office:value-type="percentage" office:value="0.245202718390568" calcext:value-type="percentage">
            <text:p>24,52%</text:p>
          </table:table-cell>
          <table:table-cell table:style-name="ce20" table:formula="of:=(ABS(SUM([$Registrado.T2:.T28]) -SUM([$Previsto.T2:.T22])))/SUM([$Registrado.T2:.T28])" office:value-type="percentage" office:value="0.363214405519901" calcext:value-type="percentage">
            <text:p>36,32%</text:p>
          </table:table-cell>
          <table:table-cell table:style-name="ce20" table:formula="of:=(ABS(SUM([$Registrado.U2:.U28]) -SUM([$Previsto.U2:.U22])))/SUM([$Registrado.U2:.U28])" office:value-type="percentage" office:value="0.271423434292218" calcext:value-type="percentage">
            <text:p>27,14%</text:p>
          </table:table-cell>
          <table:table-cell table:style-name="ce20" table:formula="of:=(ABS(SUM([$Registrado.V2:.V28]) -SUM([$Previsto.V2:.V22])))/SUM([$Registrado.V2:.V28])" office:value-type="percentage" office:value="0.25765788215693" calcext:value-type="percentage">
            <text:p>25,77%</text:p>
          </table:table-cell>
          <table:table-cell table:style-name="ce20" table:formula="of:=(ABS(SUM([$Registrado.W2:.W28]) -SUM([$Previsto.W2:.W22])))/SUM([$Registrado.W2:.W28])" office:value-type="percentage" office:value="0.295104914369303" calcext:value-type="percentage">
            <text:p>29,51%</text:p>
          </table:table-cell>
          <table:table-cell table:style-name="ce20" table:formula="of:=(ABS(SUM([$Registrado.X2:.X28]) -SUM([$Previsto.X2:.X22])))/SUM([$Registrado.X2:.X28])" office:value-type="percentage" office:value="0.335232294258672" calcext:value-type="percentage">
            <text:p>33,52%</text:p>
          </table:table-cell>
          <table:table-cell table:style-name="ce20" table:formula="of:=(ABS(SUM([$Registrado.Y2:.Y28]) -SUM([$Previsto.Y2:.Y22])))/SUM([$Registrado.Y2:.Y28])" office:value-type="percentage" office:value="0.262124149006543" calcext:value-type="percentage">
            <text:p>26,21%</text:p>
          </table:table-cell>
          <table:table-cell table:style-name="ce20" table:formula="of:=(ABS(SUM([$Registrado.Z2:.Z28]) -SUM([$Previsto.Z2:.Z22])))/SUM([$Registrado.Z2:.Z28])" office:value-type="percentage" office:value="0.362562405812973" calcext:value-type="percentage">
            <text:p>36,26%</text:p>
          </table:table-cell>
          <table:table-cell table:style-name="ce20" table:formula="of:=(ABS(SUM([$Registrado.AA2:.AA28]) -SUM([$Previsto.AA2:.AA22])))/SUM([$Registrado.AA2:.AA28])" office:value-type="percentage" office:value="0.353852877715481" calcext:value-type="percentage">
            <text:p>35,39%</text:p>
          </table:table-cell>
          <table:table-cell table:style-name="ce20" table:formula="of:=(ABS(SUM([$Registrado.AB2:.AB28]) -SUM([$Previsto.AB2:.AB22])))/SUM([$Registrado.AB2:.AB28])" office:value-type="percentage" office:value="0.310502292783141" calcext:value-type="percentage">
            <text:p>31,05%</text:p>
          </table:table-cell>
          <table:table-cell table:style-name="ce20" table:formula="of:=(ABS(SUM([$Registrado.AC2:.AC28]) -SUM([$Previsto.AC2:.AC22])))/SUM([$Registrado.AC2:.AC28])" office:value-type="percentage" office:value="0.384606685637505" calcext:value-type="percentage">
            <text:p>38,46%</text:p>
          </table:table-cell>
          <table:table-cell table:style-name="ce20" table:formula="of:=(ABS(SUM([$Registrado.AD2:.AD28]) -SUM([$Previsto.AD2:.AD22])))/SUM([$Registrado.AD2:.AD28])" office:value-type="percentage" office:value="0.333604303280833" calcext:value-type="percentage">
            <text:p>33,36%</text:p>
          </table:table-cell>
          <table:table-cell table:style-name="ce20" table:formula="of:=(ABS(SUM([$Registrado.AE2:.AE28]) -SUM([$Previsto.AE2:.AE22])))/SUM([$Registrado.AE2:.AE28])" office:value-type="percentage" office:value="0.215684003463516" calcext:value-type="percentage">
            <text:p>21,57%</text:p>
          </table:table-cell>
          <table:table-cell table:style-name="ce28" table:formula="of:=AVERAGE([.V34:.AE34])" office:value-type="percentage" office:value="0.31109318084849" calcext:value-type="percentage">
            <text:p>31,109%</text:p>
          </table:table-cell>
          <table:table-cell table:style-name="ce31" table:formula="of:=CONCATENATE(SUM([.B33:.AE33]); &quot;/810&quot;)" office:value-type="string" office:string-value="219/810" calcext:value-type="string">
            <text:p>219/810</text:p>
          </table:table-cell>
          <table:table-cell table:style-name="ce27" table:formula="of:=SUM([.V33:.AE33])/270" office:value-type="percentage" office:value="0.244444444444444" calcext:value-type="percentage">
            <text:p>24,444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19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38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38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41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41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7"/>
        <table:table-column table:style-name="co7" table:default-cell-style-name="ce65"/>
        <table:table-column table:style-name="co8" table:default-cell-style-name="ce78"/>
        <table:table-column table:style-name="co9" table:default-cell-style-name="ce65"/>
        <table:table-column table:style-name="co10" table:default-cell-style-name="ce78"/>
        <table:table-column table:style-name="co11" table:default-cell-style-name="ce65"/>
        <table:table-column table:style-name="co10" table:default-cell-style-name="ce78"/>
        <table:table-column table:style-name="co12" table:default-cell-style-name="ce65"/>
        <table:table-column table:style-name="co10" table:default-cell-style-name="ce78"/>
        <table:table-column table:style-name="co2" table:default-cell-style-name="ce56"/>
        <table:table-row table:style-name="ro1">
          <table:table-cell table:style-name="ce6" office:value-type="string" calcext:value-type="string">
            <text:p>MAPEs </text:p>
          </table:table-cell>
          <table:table-cell table:style-name="ce8" office:value-type="string" calcext:value-type="string">
            <text:p>Trimestre</text:p>
          </table:table-cell>
          <table:table-cell table:style-name="ce8" office:value-type="string" calcext:value-type="string">
            <text:p>Cim. Total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Cim. Tota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Cim. Total</text:p>
          </table:table-cell>
          <table:table-cell table:style-name="ce68" office:value-type="string" calcext:value-type="string">
            <text:p>JUL/2017-DEZ/2019</text:p>
          </table:table-cell>
          <table:table-cell table:style-name="ce8" office:value-type="string" calcext:value-type="string">
            <text:p>Cim. Total</text:p>
          </table:table-cell>
          <table:table-cell table:style-name="ce70" office:value-type="string" calcext:value-type="string">
            <text:p>DADOS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173998692736232" calcext:value-type="percentage">
            <text:p>17,40%</text:p>
          </table:table-cell>
          <table:table-cell table:formula="of:=(ABS(SUM([$Registrado.B2:.D2])-SUM([$Previsto.B2:.D2]))/SUM([$Registrado.B2:.D2]))" office:value-type="percentage" office:value="0.177352475874071" calcext:value-type="percentage">
            <text:p>17,735%</text:p>
          </table:table-cell>
          <table:table-cell table:formula="of:=AVERAGE([$Porcentagem.H2:.S2])" office:value-type="percentage" office:value="0.194545097132224" calcext:value-type="percentage">
            <text:p>19,45%</text:p>
          </table:table-cell>
          <table:table-cell table:formula="of:=(ABS(SUM([$Registrado.H2:.S2])-SUM([$Previsto.H2:.S2]))/SUM([$Registrado.H2:.S2]))" office:value-type="percentage" office:value="0.0223022408134717" calcext:value-type="percentage">
            <text:p>2,230%</text:p>
          </table:table-cell>
          <table:table-cell table:formula="of:=AVERAGE([$Porcentagem.T2:.AE2])" office:value-type="percentage" office:value="0.181198512358592" calcext:value-type="percentage">
            <text:p>18,12%</text:p>
          </table:table-cell>
          <table:table-cell table:formula="of:=(ABS(SUM([$Registrado.T2:.AE2])-SUM([$Previsto.T2:.AE2]))/SUM([$Registrado.T2:.AE2]))" office:value-type="percentage" office:value="0.053793668647517" calcext:value-type="percentage">
            <text:p>5,379%</text:p>
          </table:table-cell>
          <table:table-cell table:formula="of:=AVERAGE([$Porcentagem.B2:$Porcentagem.AE2])" office:value-type="percentage" office:value="0.175789197508753" calcext:value-type="percentage">
            <text:p>17,58%</text:p>
          </table:table-cell>
          <table:table-cell table:formula="of:=(ABS(SUM([$Registrado.B2:.AE2])-SUM([$Previsto.B2:.AE2]))/SUM([$Registrado.B2:.AE2]))" office:value-type="percentage" office:value="0.0582272595439219" calcext:value-type="percentage">
            <text:p>5,823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0.161503767760929" calcext:value-type="percentage">
            <text:p>16,15%</text:p>
          </table:table-cell>
          <table:table-cell table:formula="of:=(ABS(SUM([$Registrado.B3:.D3])-SUM([$Previsto.B3:.D3]))/SUM([$Registrado.B3:.D3]))" office:value-type="percentage" office:value="0.144517452991005" calcext:value-type="percentage">
            <text:p>14,452%</text:p>
          </table:table-cell>
          <table:table-cell table:formula="of:=AVERAGE([$Porcentagem.H3:.S3])" office:value-type="percentage" office:value="0.0746069689572724" calcext:value-type="percentage">
            <text:p>7,46%</text:p>
          </table:table-cell>
          <table:table-cell table:formula="of:=(ABS(SUM([$Registrado.H3:.S3])-SUM([$Previsto.H3:.S3]))/SUM([$Registrado.H3:.S3]))" office:value-type="percentage" office:value="0.00635120989308744" calcext:value-type="percentage">
            <text:p>0,635%</text:p>
          </table:table-cell>
          <table:table-cell table:formula="of:=AVERAGE([$Porcentagem.T3:.AE3])" office:value-type="percentage" office:value="0.11317822706271" calcext:value-type="percentage">
            <text:p>11,32%</text:p>
          </table:table-cell>
          <table:table-cell table:formula="of:=(ABS(SUM([$Registrado.T3:.AE3])-SUM([$Previsto.T3:.AE3]))/SUM([$Registrado.T3:.AE3]))" office:value-type="percentage" office:value="0.0336266203627589" calcext:value-type="percentage">
            <text:p>3,363%</text:p>
          </table:table-cell>
          <table:table-cell table:formula="of:=AVERAGE([$Porcentagem.B3:$Porcentagem.AE3])" office:value-type="percentage" office:value="0.0929397507117279" calcext:value-type="percentage">
            <text:p>9,29%</text:p>
          </table:table-cell>
          <table:table-cell table:formula="of:=(ABS(SUM([$Registrado.B3:.AE3])-SUM([$Previsto.B3:.AE3]))/SUM([$Registrado.B3:.AE3]))" office:value-type="percentage" office:value="0.00559817242300232" calcext:value-type="percentage">
            <text:p>0,560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0.18008287770779" calcext:value-type="percentage">
            <text:p>18,01%</text:p>
          </table:table-cell>
          <table:table-cell table:formula="of:=(ABS(SUM([$Registrado.B4:.D4])-SUM([$Previsto.B4:.D4]))/SUM([$Registrado.B4:.D4]))" office:value-type="percentage" office:value="0.137954270550481" calcext:value-type="percentage">
            <text:p>13,795%</text:p>
          </table:table-cell>
          <table:table-cell table:formula="of:=AVERAGE([$Porcentagem.H4:.S4])" office:value-type="percentage" office:value="0.161008965822618" calcext:value-type="percentage">
            <text:p>16,10%</text:p>
          </table:table-cell>
          <table:table-cell table:formula="of:=(ABS(SUM([$Registrado.H4:.S4])-SUM([$Previsto.H4:.S4]))/SUM([$Registrado.H4:.S4]))" office:value-type="percentage" office:value="0.0931999156850187" calcext:value-type="percentage">
            <text:p>9,320%</text:p>
          </table:table-cell>
          <table:table-cell table:formula="of:=AVERAGE([$Porcentagem.T4:.AE4])" office:value-type="percentage" office:value="0.162280668493663" calcext:value-type="percentage">
            <text:p>16,23%</text:p>
          </table:table-cell>
          <table:table-cell table:formula="of:=(ABS(SUM([$Registrado.T4:.AE4])-SUM([$Previsto.T4:.AE4]))/SUM([$Registrado.T4:.AE4]))" office:value-type="percentage" office:value="0.0940794736710693" calcext:value-type="percentage">
            <text:p>9,408%</text:p>
          </table:table-cell>
          <table:table-cell table:formula="of:=AVERAGE([$Porcentagem.B4:$Porcentagem.AE4])" office:value-type="percentage" office:value="0.148379751706306" calcext:value-type="percentage">
            <text:p>14,84%</text:p>
          </table:table-cell>
          <table:table-cell table:formula="of:=(ABS(SUM([$Registrado.B4:.AE4])-SUM([$Previsto.B4:.AE4]))/SUM([$Registrado.B4:.AE4]))" office:value-type="percentage" office:value="0.0884213208061439" calcext:value-type="percentage">
            <text:p>8,842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0.112323632267067" calcext:value-type="percentage">
            <text:p>11,23%</text:p>
          </table:table-cell>
          <table:table-cell table:formula="of:=(ABS(SUM([$Registrado.B5:.D5])-SUM([$Previsto.B5:.D5]))/SUM([$Registrado.B5:.D5]))" office:value-type="percentage" office:value="0.122838137445868" calcext:value-type="percentage">
            <text:p>12,284%</text:p>
          </table:table-cell>
          <table:table-cell table:formula="of:=AVERAGE([$Porcentagem.H5:.S5])" office:value-type="percentage" office:value="0.674651441475204" calcext:value-type="percentage">
            <text:p>67,47%</text:p>
          </table:table-cell>
          <table:table-cell table:formula="of:=(ABS(SUM([$Registrado.H5:.S5])-SUM([$Previsto.H5:.S5]))/SUM([$Registrado.H5:.S5]))" office:value-type="percentage" office:value="0.504622479488944" calcext:value-type="percentage">
            <text:p>50,462%</text:p>
          </table:table-cell>
          <table:table-cell table:formula="of:=AVERAGE([$Porcentagem.T5:.AE5])" office:value-type="percentage" office:value="0.127610300410333" calcext:value-type="percentage">
            <text:p>12,76%</text:p>
          </table:table-cell>
          <table:table-cell table:formula="of:=(ABS(SUM([$Registrado.T5:.AE5])-SUM([$Previsto.T5:.AE5]))/SUM([$Registrado.T5:.AE5]))" office:value-type="percentage" office:value="0.0982860318983811" calcext:value-type="percentage">
            <text:p>9,829%</text:p>
          </table:table-cell>
          <table:table-cell table:formula="of:=AVERAGE([$Porcentagem.B5:$Porcentagem.AE5])" office:value-type="percentage" office:value="0.350443507675673" calcext:value-type="percentage">
            <text:p>35,04%</text:p>
          </table:table-cell>
          <table:table-cell table:formula="of:=(ABS(SUM([$Registrado.B5:.AE5])-SUM([$Previsto.B5:.AE5]))/SUM([$Registrado.B5:.AE5]))" office:value-type="percentage" office:value="0.0555286203572174" calcext:value-type="percentage">
            <text:p>5,553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0289943287953222" calcext:value-type="percentage">
            <text:p>2,90%</text:p>
          </table:table-cell>
          <table:table-cell table:formula="of:=(ABS(SUM([$Registrado.B6:.D6])-SUM([$Previsto.B6:.D6]))/SUM([$Registrado.B6:.D6]))" office:value-type="percentage" office:value="0.016684426008592" calcext:value-type="percentage">
            <text:p>1,668%</text:p>
          </table:table-cell>
          <table:table-cell table:formula="of:=AVERAGE([$Porcentagem.H6:.S6])" office:value-type="percentage" office:value="0.0974537415689739" calcext:value-type="percentage">
            <text:p>9,75%</text:p>
          </table:table-cell>
          <table:table-cell table:formula="of:=(ABS(SUM([$Registrado.H6:.S6])-SUM([$Previsto.H6:.S6]))/SUM([$Registrado.H6:.S6]))" office:value-type="percentage" office:value="0.047889911282102" calcext:value-type="percentage">
            <text:p>4,789%</text:p>
          </table:table-cell>
          <table:table-cell table:formula="of:=AVERAGE([$Porcentagem.T6:.AE6])" office:value-type="percentage" office:value="0.100424806643404" calcext:value-type="percentage">
            <text:p>10,04%</text:p>
          </table:table-cell>
          <table:table-cell table:formula="of:=(ABS(SUM([$Registrado.T6:.AE6])-SUM([$Previsto.T6:.AE6]))/SUM([$Registrado.T6:.AE6]))" office:value-type="percentage" office:value="0.0392963952569414" calcext:value-type="percentage">
            <text:p>3,930%</text:p>
          </table:table-cell>
          <table:table-cell table:formula="of:=AVERAGE([$Porcentagem.B6:$Porcentagem.AE6])" office:value-type="percentage" office:value="0.0873587779518734" calcext:value-type="percentage">
            <text:p>8,74%</text:p>
          </table:table-cell>
          <table:table-cell table:formula="of:=(ABS(SUM([$Registrado.B6:.AE6])-SUM([$Previsto.B6:.AE6]))/SUM([$Registrado.B6:.AE6]))" office:value-type="percentage" office:value="0.00690019536432747" calcext:value-type="percentage">
            <text:p>0,690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0.0372528824539607" calcext:value-type="percentage">
            <text:p>3,73%</text:p>
          </table:table-cell>
          <table:table-cell table:formula="of:=(ABS(SUM([$Registrado.B7:.D7])-SUM([$Previsto.B7:.D7]))/SUM([$Registrado.B7:.D7]))" office:value-type="percentage" office:value="0.0369329496274483" calcext:value-type="percentage">
            <text:p>3,693%</text:p>
          </table:table-cell>
          <table:table-cell table:formula="of:=AVERAGE([$Porcentagem.H7:.S7])" office:value-type="percentage" office:value="0.138557478568653" calcext:value-type="percentage">
            <text:p>13,86%</text:p>
          </table:table-cell>
          <table:table-cell table:formula="of:=(ABS(SUM([$Registrado.H7:.S7])-SUM([$Previsto.H7:.S7]))/SUM([$Registrado.H7:.S7]))" office:value-type="percentage" office:value="0.0952753942805161" calcext:value-type="percentage">
            <text:p>9,528%</text:p>
          </table:table-cell>
          <table:table-cell table:formula="of:=AVERAGE([$Porcentagem.T7:.AE7])" office:value-type="percentage" office:value="0.155616643130245" calcext:value-type="percentage">
            <text:p>15,56%</text:p>
          </table:table-cell>
          <table:table-cell table:formula="of:=(ABS(SUM([$Registrado.T7:.AE7])-SUM([$Previsto.T7:.AE7]))/SUM([$Registrado.T7:.AE7]))" office:value-type="percentage" office:value="0.10900157356736" calcext:value-type="percentage">
            <text:p>10,900%</text:p>
          </table:table-cell>
          <table:table-cell table:formula="of:=AVERAGE([$Porcentagem.B7:$Porcentagem.AE7])" office:value-type="percentage" office:value="0.126475131807126" calcext:value-type="percentage">
            <text:p>12,65%</text:p>
          </table:table-cell>
          <table:table-cell table:formula="of:=(ABS(SUM([$Registrado.B7:.AE7])-SUM([$Previsto.B7:.AE7]))/SUM([$Registrado.B7:.AE7]))" office:value-type="percentage" office:value="0.0784364557167077" calcext:value-type="percentage">
            <text:p>7,8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0.0652848215535626" calcext:value-type="percentage">
            <text:p>6,53%</text:p>
          </table:table-cell>
          <table:table-cell table:formula="of:=(ABS(SUM([$Registrado.B8:.D8])-SUM([$Previsto.B8:.D8]))/SUM([$Registrado.B8:.D8]))" office:value-type="percentage" office:value="0.0664159677419355" calcext:value-type="percentage">
            <text:p>6,642%</text:p>
          </table:table-cell>
          <table:table-cell table:formula="of:=AVERAGE([$Porcentagem.H8:.S8])" office:value-type="percentage" office:value="0.119603657365646" calcext:value-type="percentage">
            <text:p>11,96%</text:p>
          </table:table-cell>
          <table:table-cell table:formula="of:=(ABS(SUM([$Registrado.H8:.S8])-SUM([$Previsto.H8:.S8]))/SUM([$Registrado.H8:.S8]))" office:value-type="percentage" office:value="0.0229563759564373" calcext:value-type="percentage">
            <text:p>2,296%</text:p>
          </table:table-cell>
          <table:table-cell table:formula="of:=AVERAGE([$Porcentagem.T8:.AE8])" office:value-type="percentage" office:value="0.0917917005423887" calcext:value-type="percentage">
            <text:p>9,18%</text:p>
          </table:table-cell>
          <table:table-cell table:formula="of:=(ABS(SUM([$Registrado.T8:.AE8])-SUM([$Previsto.T8:.AE8]))/SUM([$Registrado.T8:.AE8]))" office:value-type="percentage" office:value="0.0809170476023032" calcext:value-type="percentage">
            <text:p>8,092%</text:p>
          </table:table-cell>
          <table:table-cell table:formula="of:=AVERAGE([$Porcentagem.B8:$Porcentagem.AE8])" office:value-type="percentage" office:value="0.10210707840038" calcext:value-type="percentage">
            <text:p>10,21%</text:p>
          </table:table-cell>
          <table:table-cell table:formula="of:=(ABS(SUM([$Registrado.B8:.AE8])-SUM([$Previsto.B8:.AE8]))/SUM([$Registrado.B8:.AE8]))" office:value-type="percentage" office:value="0.0303196522924162" calcext:value-type="percentage">
            <text:p>3,032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0.0438982135735902" calcext:value-type="percentage">
            <text:p>4,39%</text:p>
          </table:table-cell>
          <table:table-cell table:formula="of:=(ABS(SUM([$Registrado.B9:.D9])-SUM([$Previsto.B9:.D9]))/SUM([$Registrado.B9:.D9]))" office:value-type="percentage" office:value="0.0157975953352687" calcext:value-type="percentage">
            <text:p>1,580%</text:p>
          </table:table-cell>
          <table:table-cell table:formula="of:=AVERAGE([$Porcentagem.H9:.S9])" office:value-type="percentage" office:value="0.0911153928465716" calcext:value-type="percentage">
            <text:p>9,11%</text:p>
          </table:table-cell>
          <table:table-cell table:formula="of:=(ABS(SUM([$Registrado.H9:.S9])-SUM([$Previsto.H9:.S9]))/SUM([$Registrado.H9:.S9]))" office:value-type="percentage" office:value="0.0236728390861747" calcext:value-type="percentage">
            <text:p>2,367%</text:p>
          </table:table-cell>
          <table:table-cell table:formula="of:=AVERAGE([$Porcentagem.T9:.AE9])" office:value-type="percentage" office:value="0.124171221781066" calcext:value-type="percentage">
            <text:p>12,42%</text:p>
          </table:table-cell>
          <table:table-cell table:formula="of:=(ABS(SUM([$Registrado.T9:.AE9])-SUM([$Previsto.T9:.AE9]))/SUM([$Registrado.T9:.AE9]))" office:value-type="percentage" office:value="0.0565581653224038" calcext:value-type="percentage">
            <text:p>5,656%</text:p>
          </table:table-cell>
          <table:table-cell table:formula="of:=AVERAGE([$Porcentagem.B9:$Porcentagem.AE9])" office:value-type="percentage" office:value="0.0941459543332644" calcext:value-type="percentage">
            <text:p>9,41%</text:p>
          </table:table-cell>
          <table:table-cell table:formula="of:=(ABS(SUM([$Registrado.B9:.AE9])-SUM([$Previsto.B9:.AE9]))/SUM([$Registrado.B9:.AE9]))" office:value-type="percentage" office:value="0.0314145631078222" calcext:value-type="percentage">
            <text:p>3,141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0.0449876314413313" calcext:value-type="percentage">
            <text:p>4,50%</text:p>
          </table:table-cell>
          <table:table-cell table:formula="of:=(ABS(SUM([$Registrado.B10:.D10])-SUM([$Previsto.B10:.D10]))/SUM([$Registrado.B10:.D10]))" office:value-type="percentage" office:value="0.00390670868629309" calcext:value-type="percentage">
            <text:p>0,391%</text:p>
          </table:table-cell>
          <table:table-cell table:formula="of:=AVERAGE([$Porcentagem.H10:.S10])" office:value-type="percentage" office:value="0.103856121729476" calcext:value-type="percentage">
            <text:p>10,39%</text:p>
          </table:table-cell>
          <table:table-cell table:formula="of:=(ABS(SUM([$Registrado.H10:.S10])-SUM([$Previsto.H10:.S10]))/SUM([$Registrado.H10:.S10]))" office:value-type="percentage" office:value="0.0247764530512246" calcext:value-type="percentage">
            <text:p>2,478%</text:p>
          </table:table-cell>
          <table:table-cell table:formula="of:=AVERAGE([$Porcentagem.T10:.AE10])" office:value-type="percentage" office:value="0.0967595165900542" calcext:value-type="percentage">
            <text:p>9,68%</text:p>
          </table:table-cell>
          <table:table-cell table:formula="of:=(ABS(SUM([$Registrado.T10:.AE10])-SUM([$Previsto.T10:.AE10]))/SUM([$Registrado.T10:.AE10]))" office:value-type="percentage" office:value="0.060769988461454" calcext:value-type="percentage">
            <text:p>6,077%</text:p>
          </table:table-cell>
          <table:table-cell table:formula="of:=AVERAGE([$Porcentagem.B10:$Porcentagem.AE10])" office:value-type="percentage" office:value="0.0963867445983412" calcext:value-type="percentage">
            <text:p>9,64%</text:p>
          </table:table-cell>
          <table:table-cell table:formula="of:=(ABS(SUM([$Registrado.B10:.AE10])-SUM([$Previsto.B10:.AE10]))/SUM([$Registrado.B10:.AE10]))" office:value-type="percentage" office:value="0.00720584107737403" calcext:value-type="percentage">
            <text:p>0,721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0.147225541896284" calcext:value-type="percentage">
            <text:p>14,72%</text:p>
          </table:table-cell>
          <table:table-cell table:formula="of:=(ABS(SUM([$Registrado.B11:.D11])-SUM([$Previsto.B11:.D11]))/SUM([$Registrado.B11:.D11]))" office:value-type="percentage" office:value="0.147002234692932" calcext:value-type="percentage">
            <text:p>14,700%</text:p>
          </table:table-cell>
          <table:table-cell table:formula="of:=AVERAGE([$Porcentagem.H11:.S11])" office:value-type="percentage" office:value="0.164565328270909" calcext:value-type="percentage">
            <text:p>16,46%</text:p>
          </table:table-cell>
          <table:table-cell table:formula="of:=(ABS(SUM([$Registrado.H11:.S11])-SUM([$Previsto.H11:.S11]))/SUM([$Registrado.H11:.S11]))" office:value-type="percentage" office:value="0.035117583451998" calcext:value-type="percentage">
            <text:p>3,512%</text:p>
          </table:table-cell>
          <table:table-cell table:formula="of:=AVERAGE([$Porcentagem.T11:.AE11])" office:value-type="percentage" office:value="0.173869095260557" calcext:value-type="percentage">
            <text:p>17,39%</text:p>
          </table:table-cell>
          <table:table-cell table:formula="of:=(ABS(SUM([$Registrado.T11:.AE11])-SUM([$Previsto.T11:.AE11]))/SUM([$Registrado.T11:.AE11]))" office:value-type="percentage" office:value="0.00125912963716588" calcext:value-type="percentage">
            <text:p>0,126%</text:p>
          </table:table-cell>
          <table:table-cell table:formula="of:=AVERAGE([$Porcentagem.B11:$Porcentagem.AE11])" office:value-type="percentage" office:value="0.170784808156354" calcext:value-type="percentage">
            <text:p>17,08%</text:p>
          </table:table-cell>
          <table:table-cell table:formula="of:=(ABS(SUM([$Registrado.B11:.AE11])-SUM([$Previsto.B11:.AE11]))/SUM([$Registrado.B11:.AE11]))" office:value-type="percentage" office:value="0.0558893207863046" calcext:value-type="percentage">
            <text:p>5,589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0697383556984524" calcext:value-type="percentage">
            <text:p>6,97%</text:p>
          </table:table-cell>
          <table:table-cell table:formula="of:=(ABS(SUM([$Registrado.B12:.D12])-SUM([$Previsto.B12:.D12]))/SUM([$Registrado.B12:.D12]))" office:value-type="percentage" office:value="0.0682469447603755" calcext:value-type="percentage">
            <text:p>6,825%</text:p>
          </table:table-cell>
          <table:table-cell table:formula="of:=AVERAGE([$Porcentagem.H12:.S12])" office:value-type="percentage" office:value="0.114669185363062" calcext:value-type="percentage">
            <text:p>11,47%</text:p>
          </table:table-cell>
          <table:table-cell table:formula="of:=(ABS(SUM([$Registrado.H12:.S12])-SUM([$Previsto.H12:.S12]))/SUM([$Registrado.H12:.S12]))" office:value-type="percentage" office:value="0.0745004861795856" calcext:value-type="percentage">
            <text:p>7,450%</text:p>
          </table:table-cell>
          <table:table-cell table:formula="of:=AVERAGE([$Porcentagem.T12:.AE12])" office:value-type="percentage" office:value="0.0692395888142015" calcext:value-type="percentage">
            <text:p>6,92%</text:p>
          </table:table-cell>
          <table:table-cell table:formula="of:=(ABS(SUM([$Registrado.T12:.AE12])-SUM([$Previsto.T12:.AE12]))/SUM([$Registrado.T12:.AE12]))" office:value-type="percentage" office:value="0.0643551703105809" calcext:value-type="percentage">
            <text:p>6,436%</text:p>
          </table:table-cell>
          <table:table-cell table:formula="of:=AVERAGE([$Porcentagem.B12:$Porcentagem.AE12])" office:value-type="percentage" office:value="0.0899167926794618" calcext:value-type="percentage">
            <text:p>8,99%</text:p>
          </table:table-cell>
          <table:table-cell table:formula="of:=(ABS(SUM([$Registrado.B12:.AE12])-SUM([$Previsto.B12:.AE12]))/SUM([$Registrado.B12:.AE12]))" office:value-type="percentage" office:value="0.0714372681943844" calcext:value-type="percentage">
            <text:p>7,1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0.0631563842673692" calcext:value-type="percentage">
            <text:p>6,32%</text:p>
          </table:table-cell>
          <table:table-cell table:formula="of:=(ABS(SUM([$Registrado.B13:.D13])-SUM([$Previsto.B13:.D13]))/SUM([$Registrado.B13:.D13]))" office:value-type="percentage" office:value="0.0622641563257739" calcext:value-type="percentage">
            <text:p>6,226%</text:p>
          </table:table-cell>
          <table:table-cell table:formula="of:=AVERAGE([$Porcentagem.H13:.S13])" office:value-type="percentage" office:value="0.109694156755702" calcext:value-type="percentage">
            <text:p>10,97%</text:p>
          </table:table-cell>
          <table:table-cell table:formula="of:=(ABS(SUM([$Registrado.H13:.S13])-SUM([$Previsto.H13:.S13]))/SUM([$Registrado.H13:.S13]))" office:value-type="percentage" office:value="0.0498272318553951" calcext:value-type="percentage">
            <text:p>4,983%</text:p>
          </table:table-cell>
          <table:table-cell table:formula="of:=AVERAGE([$Porcentagem.T13:.AE13])" office:value-type="percentage" office:value="0.099770797122643" calcext:value-type="percentage">
            <text:p>9,98%</text:p>
          </table:table-cell>
          <table:table-cell table:formula="of:=(ABS(SUM([$Registrado.T13:.AE13])-SUM([$Previsto.T13:.AE13]))/SUM([$Registrado.T13:.AE13]))" office:value-type="percentage" office:value="0.0561355637237515" calcext:value-type="percentage">
            <text:p>5,614%</text:p>
          </table:table-cell>
          <table:table-cell table:formula="of:=AVERAGE([$Porcentagem.B13:$Porcentagem.AE13])" office:value-type="percentage" office:value="0.107586038273651" calcext:value-type="percentage">
            <text:p>10,76%</text:p>
          </table:table-cell>
          <table:table-cell table:formula="of:=(ABS(SUM([$Registrado.B13:.AE13])-SUM([$Previsto.B13:.AE13]))/SUM([$Registrado.B13:.AE13]))" office:value-type="percentage" office:value="0.0644383603707577" calcext:value-type="percentage">
            <text:p>6,444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100534923301767" calcext:value-type="percentage">
            <text:p>10,05%</text:p>
          </table:table-cell>
          <table:table-cell table:formula="of:=(ABS(SUM([$Registrado.B14:.D14])-SUM([$Previsto.B14:.D14]))/SUM([$Registrado.B14:.D14]))" office:value-type="percentage" office:value="0.105053209291997" calcext:value-type="percentage">
            <text:p>10,505%</text:p>
          </table:table-cell>
          <table:table-cell table:formula="of:=AVERAGE([$Porcentagem.H14:.S14])" office:value-type="percentage" office:value="0.181981586623167" calcext:value-type="percentage">
            <text:p>18,20%</text:p>
          </table:table-cell>
          <table:table-cell table:formula="of:=(ABS(SUM([$Registrado.H14:.S14])-SUM([$Previsto.H14:.S14]))/SUM([$Registrado.H14:.S14]))" office:value-type="percentage" office:value="0.120562656363458" calcext:value-type="percentage">
            <text:p>12,056%</text:p>
          </table:table-cell>
          <table:table-cell table:formula="of:=AVERAGE([$Porcentagem.T14:.AE14])" office:value-type="percentage" office:value="0.103114806694849" calcext:value-type="percentage">
            <text:p>10,31%</text:p>
          </table:table-cell>
          <table:table-cell table:formula="of:=(ABS(SUM([$Registrado.T14:.AE14])-SUM([$Previsto.T14:.AE14]))/SUM([$Registrado.T14:.AE14]))" office:value-type="percentage" office:value="0.0214959050260131" calcext:value-type="percentage">
            <text:p>2,150%</text:p>
          </table:table-cell>
          <table:table-cell table:formula="of:=AVERAGE([$Porcentagem.B14:$Porcentagem.AE14])" office:value-type="percentage" office:value="0.133037461403332" calcext:value-type="percentage">
            <text:p>13,30%</text:p>
          </table:table-cell>
          <table:table-cell table:formula="of:=(ABS(SUM([$Registrado.B14:.AE14])-SUM([$Previsto.B14:.AE14]))/SUM([$Registrado.B14:.AE14]))" office:value-type="percentage" office:value="0.0600355667392014" calcext:value-type="percentage">
            <text:p>6,004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0.0516469300535289" calcext:value-type="percentage">
            <text:p>5,16%</text:p>
          </table:table-cell>
          <table:table-cell table:formula="of:=(ABS(SUM([$Registrado.B15:.D15])-SUM([$Previsto.B15:.D15]))/SUM([$Registrado.B15:.D15]))" office:value-type="percentage" office:value="0.0448663657474893" calcext:value-type="percentage">
            <text:p>4,487%</text:p>
          </table:table-cell>
          <table:table-cell table:formula="of:=AVERAGE([$Porcentagem.H15:.S15])" office:value-type="percentage" office:value="0.230250420194149" calcext:value-type="percentage">
            <text:p>23,03%</text:p>
          </table:table-cell>
          <table:table-cell table:formula="of:=(ABS(SUM([$Registrado.H15:.S15])-SUM([$Previsto.H15:.S15]))/SUM([$Registrado.H15:.S15]))" office:value-type="percentage" office:value="0.0882409929316263" calcext:value-type="percentage">
            <text:p>8,824%</text:p>
          </table:table-cell>
          <table:table-cell table:formula="of:=AVERAGE([$Porcentagem.T15:.AE15])" office:value-type="percentage" office:value="0.139806769385253" calcext:value-type="percentage">
            <text:p>13,98%</text:p>
          </table:table-cell>
          <table:table-cell table:formula="of:=(ABS(SUM([$Registrado.T15:.AE15])-SUM([$Previsto.T15:.AE15]))/SUM([$Registrado.T15:.AE15]))" office:value-type="percentage" office:value="0.0919137860515846" calcext:value-type="percentage">
            <text:p>9,191%</text:p>
          </table:table-cell>
          <table:table-cell table:formula="of:=AVERAGE([$Porcentagem.B15:$Porcentagem.AE15])" office:value-type="percentage" office:value="0.157888474482105" calcext:value-type="percentage">
            <text:p>15,79%</text:p>
          </table:table-cell>
          <table:table-cell table:formula="of:=(ABS(SUM([$Registrado.B15:.AE15])-SUM([$Previsto.B15:.AE15]))/SUM([$Registrado.B15:.AE15]))" office:value-type="percentage" office:value="0.0587122923497868" calcext:value-type="percentage">
            <text:p>5,871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0.06746363794445" calcext:value-type="percentage">
            <text:p>6,75%</text:p>
          </table:table-cell>
          <table:table-cell table:formula="of:=(ABS(SUM([$Registrado.B16:.D16])-SUM([$Previsto.B16:.D16]))/SUM([$Registrado.B16:.D16]))" office:value-type="percentage" office:value="0.0627683387311015" calcext:value-type="percentage">
            <text:p>6,277%</text:p>
          </table:table-cell>
          <table:table-cell table:formula="of:=AVERAGE([$Porcentagem.H16:.S16])" office:value-type="percentage" office:value="0.123146515035096" calcext:value-type="percentage">
            <text:p>12,31%</text:p>
          </table:table-cell>
          <table:table-cell table:formula="of:=(ABS(SUM([$Registrado.H16:.S16])-SUM([$Previsto.H16:.S16]))/SUM([$Registrado.H16:.S16]))" office:value-type="percentage" office:value="0.101903501445097" calcext:value-type="percentage">
            <text:p>10,190%</text:p>
          </table:table-cell>
          <table:table-cell table:formula="of:=AVERAGE([$Porcentagem.T16:.AE16])" office:value-type="percentage" office:value="0.1475113280165" calcext:value-type="percentage">
            <text:p>14,75%</text:p>
          </table:table-cell>
          <table:table-cell table:formula="of:=(ABS(SUM([$Registrado.T16:.AE16])-SUM([$Previsto.T16:.AE16]))/SUM([$Registrado.T16:.AE16]))" office:value-type="percentage" office:value="0.0065926613616269" calcext:value-type="percentage">
            <text:p>0,659%</text:p>
          </table:table-cell>
          <table:table-cell table:formula="of:=AVERAGE([$Porcentagem.B16:$Porcentagem.AE16])" office:value-type="percentage" office:value="0.118235910167632" calcext:value-type="percentage">
            <text:p>11,82%</text:p>
          </table:table-cell>
          <table:table-cell table:formula="of:=(ABS(SUM([$Registrado.B16:.AE16])-SUM([$Previsto.B16:.AE16]))/SUM([$Registrado.B16:.AE16]))" office:value-type="percentage" office:value="0.0317047397342083" calcext:value-type="percentage">
            <text:p>3,170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0.15732625788883" calcext:value-type="percentage">
            <text:p>15,73%</text:p>
          </table:table-cell>
          <table:table-cell table:formula="of:=(ABS(SUM([$Registrado.B17:.D17])-SUM([$Previsto.B17:.D17]))/SUM([$Registrado.B17:.D17]))" office:value-type="percentage" office:value="0.157074539790587" calcext:value-type="percentage">
            <text:p>15,707%</text:p>
          </table:table-cell>
          <table:table-cell table:formula="of:=AVERAGE([$Porcentagem.H17:.S17])" office:value-type="percentage" office:value="0.0953973179025192" calcext:value-type="percentage">
            <text:p>9,54%</text:p>
          </table:table-cell>
          <table:table-cell table:formula="of:=(ABS(SUM([$Registrado.H17:.S17])-SUM([$Previsto.H17:.S17]))/SUM([$Registrado.H17:.S17]))" office:value-type="percentage" office:value="0.0180880185108527" calcext:value-type="percentage">
            <text:p>1,809%</text:p>
          </table:table-cell>
          <table:table-cell table:formula="of:=AVERAGE([$Porcentagem.T17:.AE17])" office:value-type="percentage" office:value="0.0798492799841998" calcext:value-type="percentage">
            <text:p>7,98%</text:p>
          </table:table-cell>
          <table:table-cell table:formula="of:=(ABS(SUM([$Registrado.T17:.AE17])-SUM([$Previsto.T17:.AE17]))/SUM([$Registrado.T17:.AE17]))" office:value-type="percentage" office:value="0.0284941285575238" calcext:value-type="percentage">
            <text:p>2,849%</text:p>
          </table:table-cell>
          <table:table-cell table:formula="of:=AVERAGE([$Porcentagem.B17:$Porcentagem.AE17])" office:value-type="percentage" office:value="0.0918776992044922" calcext:value-type="percentage">
            <text:p>9,19%</text:p>
          </table:table-cell>
          <table:table-cell table:formula="of:=(ABS(SUM([$Registrado.B17:.AE17])-SUM([$Previsto.B17:.AE17]))/SUM([$Registrado.B17:.AE17]))" office:value-type="percentage" office:value="0.0308608182217614" calcext:value-type="percentage">
            <text:p>3,086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0.0795952348648592" calcext:value-type="percentage">
            <text:p>7,96%</text:p>
          </table:table-cell>
          <table:table-cell table:formula="of:=(ABS(SUM([$Registrado.B18:.D18])-SUM([$Previsto.B18:.D18]))/SUM([$Registrado.B18:.D18]))" office:value-type="percentage" office:value="0.0397217908535609" calcext:value-type="percentage">
            <text:p>3,972%</text:p>
          </table:table-cell>
          <table:table-cell table:formula="of:=AVERAGE([$Porcentagem.H18:.S18])" office:value-type="percentage" office:value="0.0949060653330594" calcext:value-type="percentage">
            <text:p>9,49%</text:p>
          </table:table-cell>
          <table:table-cell table:formula="of:=(ABS(SUM([$Registrado.H18:.S18])-SUM([$Previsto.H18:.S18]))/SUM([$Registrado.H18:.S18]))" office:value-type="percentage" office:value="0.0262229459624414" calcext:value-type="percentage">
            <text:p>2,622%</text:p>
          </table:table-cell>
          <table:table-cell table:formula="of:=AVERAGE([$Porcentagem.T18:.AE18])" office:value-type="percentage" office:value="0.119132058663303" calcext:value-type="percentage">
            <text:p>11,91%</text:p>
          </table:table-cell>
          <table:table-cell table:formula="of:=(ABS(SUM([$Registrado.T18:.AE18])-SUM([$Previsto.T18:.AE18]))/SUM([$Registrado.T18:.AE18]))" office:value-type="percentage" office:value="0.105402962185793" calcext:value-type="percentage">
            <text:p>10,540%</text:p>
          </table:table-cell>
          <table:table-cell table:formula="of:=AVERAGE([$Porcentagem.B18:$Porcentagem.AE18])" office:value-type="percentage" office:value="0.0982660964537763" calcext:value-type="percentage">
            <text:p>9,83%</text:p>
          </table:table-cell>
          <table:table-cell table:formula="of:=(ABS(SUM([$Registrado.B18:.AE18])-SUM([$Previsto.B18:.AE18]))/SUM([$Registrado.B18:.AE18]))" office:value-type="percentage" office:value="0.0552389087970986" calcext:value-type="percentage">
            <text:p>5,524%</text:p>
          </table:table-cell>
          <table:table-cell office:value-type="string" calcext:value-type="string">
            <text:p>I + M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0.220772815702603" calcext:value-type="percentage">
            <text:p>22,08%</text:p>
          </table:table-cell>
          <table:table-cell table:formula="of:=(ABS(SUM([$Registrado.B19:.D19])-SUM([$Previsto.B19:.D19]))/SUM([$Registrado.B19:.D19]))" office:value-type="percentage" office:value="0.221061280363488" calcext:value-type="percentage">
            <text:p>22,106%</text:p>
          </table:table-cell>
          <table:table-cell table:formula="of:=AVERAGE([$Porcentagem.H19:.S19])" office:value-type="percentage" office:value="0.17800345540101" calcext:value-type="percentage">
            <text:p>17,80%</text:p>
          </table:table-cell>
          <table:table-cell table:formula="of:=(ABS(SUM([$Registrado.H19:.S19])-SUM([$Previsto.H19:.S19]))/SUM([$Registrado.H19:.S19]))" office:value-type="percentage" office:value="0.11038100484971" calcext:value-type="percentage">
            <text:p>11,038%</text:p>
          </table:table-cell>
          <table:table-cell table:formula="of:=AVERAGE([$Porcentagem.T19:.AE19])" office:value-type="percentage" office:value="0.159811873423291" calcext:value-type="percentage">
            <text:p>15,98%</text:p>
          </table:table-cell>
          <table:table-cell table:formula="of:=(ABS(SUM([$Registrado.T19:.AE19])-SUM([$Previsto.T19:.AE19]))/SUM([$Registrado.T19:.AE19]))" office:value-type="percentage" office:value="0.0100947017312584" calcext:value-type="percentage">
            <text:p>1,009%</text:p>
          </table:table-cell>
          <table:table-cell table:formula="of:=AVERAGE([$Porcentagem.B19:$Porcentagem.AE19])" office:value-type="percentage" office:value="0.174061660182327" calcext:value-type="percentage">
            <text:p>17,41%</text:p>
          </table:table-cell>
          <table:table-cell table:formula="of:=(ABS(SUM([$Registrado.B19:.AE19])-SUM([$Previsto.B19:.AE19]))/SUM([$Registrado.B19:.AE19]))" office:value-type="percentage" office:value="0.0128807943447342" calcext:value-type="percentage">
            <text:p>1,288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0.0448846449414489" calcext:value-type="percentage">
            <text:p>4,49%</text:p>
          </table:table-cell>
          <table:table-cell table:formula="of:=(ABS(SUM([$Registrado.B20:.D20])-SUM([$Previsto.B20:.D20]))/SUM([$Registrado.B20:.D20]))" office:value-type="percentage" office:value="0.0424689172493453" calcext:value-type="percentage">
            <text:p>4,247%</text:p>
          </table:table-cell>
          <table:table-cell table:formula="of:=AVERAGE([$Porcentagem.H20:.S20])" office:value-type="percentage" office:value="0.0733987201598132" calcext:value-type="percentage">
            <text:p>7,34%</text:p>
          </table:table-cell>
          <table:table-cell table:formula="of:=(ABS(SUM([$Registrado.H20:.S20])-SUM([$Previsto.H20:.S20]))/SUM([$Registrado.H20:.S20]))" office:value-type="percentage" office:value="0.00595973476642005" calcext:value-type="percentage">
            <text:p>0,596%</text:p>
          </table:table-cell>
          <table:table-cell table:formula="of:=AVERAGE([$Porcentagem.T20:.AE20])" office:value-type="percentage" office:value="0.0481085484463373" calcext:value-type="percentage">
            <text:p>4,81%</text:p>
          </table:table-cell>
          <table:table-cell table:formula="of:=(ABS(SUM([$Registrado.T20:.AE20])-SUM([$Previsto.T20:.AE20]))/SUM([$Registrado.T20:.AE20]))" office:value-type="percentage" office:value="0.037847502001043" calcext:value-type="percentage">
            <text:p>3,785%</text:p>
          </table:table-cell>
          <table:table-cell table:formula="of:=AVERAGE([$Porcentagem.B20:$Porcentagem.AE20])" office:value-type="percentage" office:value="0.0621421808037995" calcext:value-type="percentage">
            <text:p>6,21%</text:p>
          </table:table-cell>
          <table:table-cell table:formula="of:=(ABS(SUM([$Registrado.B20:.AE20])-SUM([$Previsto.B20:.AE20]))/SUM([$Registrado.B20:.AE20]))" office:value-type="percentage" office:value="0.0108012731167597" calcext:value-type="percentage">
            <text:p>1,080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0.0444239367972848" calcext:value-type="percentage">
            <text:p>4,44%</text:p>
          </table:table-cell>
          <table:table-cell table:formula="of:=(ABS(SUM([$Registrado.B21:.D21])-SUM([$Previsto.B21:.D21]))/SUM([$Registrado.B21:.D21]))" office:value-type="percentage" office:value="0.010019378227882" calcext:value-type="percentage">
            <text:p>1,002%</text:p>
          </table:table-cell>
          <table:table-cell table:formula="of:=AVERAGE([$Porcentagem.H21:.S21])" office:value-type="percentage" office:value="0.136538746789292" calcext:value-type="percentage">
            <text:p>13,65%</text:p>
          </table:table-cell>
          <table:table-cell table:formula="of:=(ABS(SUM([$Registrado.H21:.S21])-SUM([$Previsto.H21:.S21]))/SUM([$Registrado.H21:.S21]))" office:value-type="percentage" office:value="0.0260603171111554" calcext:value-type="percentage">
            <text:p>2,606%</text:p>
          </table:table-cell>
          <table:table-cell table:formula="of:=AVERAGE([$Porcentagem.T21:.AE21])" office:value-type="percentage" office:value="0.0966756038564832" calcext:value-type="percentage">
            <text:p>9,67%</text:p>
          </table:table-cell>
          <table:table-cell table:formula="of:=(ABS(SUM([$Registrado.T21:.AE21])-SUM([$Previsto.T21:.AE21]))/SUM([$Registrado.T21:.AE21]))" office:value-type="percentage" office:value="0.0220512684275194" calcext:value-type="percentage">
            <text:p>2,205%</text:p>
          </table:table-cell>
          <table:table-cell table:formula="of:=AVERAGE([$Porcentagem.B21:$Porcentagem.AE21])" office:value-type="percentage" office:value="0.101756175110359" calcext:value-type="percentage">
            <text:p>10,18%</text:p>
          </table:table-cell>
          <table:table-cell table:formula="of:=(ABS(SUM([$Registrado.B21:.AE21])-SUM([$Previsto.B21:.AE21]))/SUM([$Registrado.B21:.AE21]))" office:value-type="percentage" office:value="0.0160848629086013" calcext:value-type="percentage">
            <text:p>1,608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0.102497139004747" calcext:value-type="percentage">
            <text:p>10,25%</text:p>
          </table:table-cell>
          <table:table-cell table:formula="of:=(ABS(SUM([$Registrado.B22:.D22])-SUM([$Previsto.B22:.D22]))/SUM([$Registrado.B22:.D22]))" office:value-type="percentage" office:value="0.0279658868067609" calcext:value-type="percentage">
            <text:p>2,797%</text:p>
          </table:table-cell>
          <table:table-cell table:formula="of:=AVERAGE([$Porcentagem.H22:.S22])" office:value-type="percentage" office:value="0.231201688993893" calcext:value-type="percentage">
            <text:p>23,12%</text:p>
          </table:table-cell>
          <table:table-cell table:formula="of:=(ABS(SUM([$Registrado.H22:.S22])-SUM([$Previsto.H22:.S22]))/SUM([$Registrado.H22:.S22]))" office:value-type="percentage" office:value="0.211175018350062" calcext:value-type="percentage">
            <text:p>21,118%</text:p>
          </table:table-cell>
          <table:table-cell table:formula="of:=AVERAGE([$Porcentagem.T22:.AE22])" office:value-type="percentage" office:value="0.14205870562485" calcext:value-type="percentage">
            <text:p>14,21%</text:p>
          </table:table-cell>
          <table:table-cell table:formula="of:=(ABS(SUM([$Registrado.T22:.AE22])-SUM([$Previsto.T22:.AE22]))/SUM([$Registrado.T22:.AE22]))" office:value-type="percentage" office:value="0.0279522646295977" calcext:value-type="percentage">
            <text:p>2,795%</text:p>
          </table:table-cell>
          <table:table-cell table:formula="of:=AVERAGE([$Porcentagem.B22:$Porcentagem.AE22])" office:value-type="percentage" office:value="0.16498422994233" calcext:value-type="percentage">
            <text:p>16,50%</text:p>
          </table:table-cell>
          <table:table-cell table:formula="of:=(ABS(SUM([$Registrado.B22:.AE22])-SUM([$Previsto.B22:.AE22]))/SUM([$Registrado.B22:.AE22]))" office:value-type="percentage" office:value="0.0889793077185031" calcext:value-type="percentage">
            <text:p>8,898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0.202940800378995" calcext:value-type="percentage">
            <text:p>20,29%</text:p>
          </table:table-cell>
          <table:table-cell table:formula="of:=(ABS(SUM([$Registrado.B23:.D23])-SUM([$Previsto.B23:.D23]))/SUM([$Registrado.B23:.D23]))" office:value-type="percentage" office:value="0.206889430338026" calcext:value-type="percentage">
            <text:p>20,689%</text:p>
          </table:table-cell>
          <table:table-cell table:formula="of:=AVERAGE([$Porcentagem.H23:.S23])" office:value-type="percentage" office:value="0.237821314951151" calcext:value-type="percentage">
            <text:p>23,78%</text:p>
          </table:table-cell>
          <table:table-cell table:formula="of:=(ABS(SUM([$Registrado.H23:.S23])-SUM([$Previsto.H23:.S23]))/SUM([$Registrado.H23:.S23]))" office:value-type="percentage" office:value="0.0187027420787051" calcext:value-type="percentage">
            <text:p>1,870%</text:p>
          </table:table-cell>
          <table:table-cell table:formula="of:=AVERAGE([$Porcentagem.T23:.AE23])" office:value-type="percentage" office:value="0.115366630964994" calcext:value-type="percentage">
            <text:p>11,54%</text:p>
          </table:table-cell>
          <table:table-cell table:formula="of:=(ABS(SUM([$Registrado.T23:.AE23])-SUM([$Previsto.T23:.AE23]))/SUM([$Registrado.T23:.AE23]))" office:value-type="percentage" office:value="0.0214416497054634" calcext:value-type="percentage">
            <text:p>2,144%</text:p>
          </table:table-cell>
          <table:table-cell table:formula="of:=AVERAGE([$Porcentagem.B23:$Porcentagem.AE23])" office:value-type="percentage" office:value="0.176091882603436" calcext:value-type="percentage">
            <text:p>17,61%</text:p>
          </table:table-cell>
          <table:table-cell table:formula="of:=(ABS(SUM([$Registrado.B23:.AE23])-SUM([$Previsto.B23:.AE23]))/SUM([$Registrado.B23:.AE23]))" office:value-type="percentage" office:value="0.0102697046644977" calcext:value-type="percentage">
            <text:p>1,027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0.0652019704607241" calcext:value-type="percentage">
            <text:p>6,52%</text:p>
          </table:table-cell>
          <table:table-cell table:formula="of:=(ABS(SUM([$Registrado.B24:.D24])-SUM([$Previsto.B24:.D24]))/SUM([$Registrado.B24:.D24]))" office:value-type="percentage" office:value="0.0165977852481709" calcext:value-type="percentage">
            <text:p>1,660%</text:p>
          </table:table-cell>
          <table:table-cell table:formula="of:=AVERAGE([$Porcentagem.H24:.S24])" office:value-type="percentage" office:value="0.327725281062572" calcext:value-type="percentage">
            <text:p>32,77%</text:p>
          </table:table-cell>
          <table:table-cell table:formula="of:=(ABS(SUM([$Registrado.H24:.S24])-SUM([$Previsto.H24:.S24]))/SUM([$Registrado.H24:.S24]))" office:value-type="percentage" office:value="0.187124126632294" calcext:value-type="percentage">
            <text:p>18,712%</text:p>
          </table:table-cell>
          <table:table-cell table:formula="of:=AVERAGE([$Porcentagem.T24:.AE24])" office:value-type="percentage" office:value="0.0952586449459868" calcext:value-type="percentage">
            <text:p>9,53%</text:p>
          </table:table-cell>
          <table:table-cell table:formula="of:=(ABS(SUM([$Registrado.T24:.AE24])-SUM([$Previsto.T24:.AE24]))/SUM([$Registrado.T24:.AE24]))" office:value-type="percentage" office:value="0.0214654144649935" calcext:value-type="percentage">
            <text:p>2,147%</text:p>
          </table:table-cell>
          <table:table-cell table:formula="of:=AVERAGE([$Porcentagem.B24:$Porcentagem.AE24])" office:value-type="percentage" office:value="0.188229636861568" calcext:value-type="percentage">
            <text:p>18,82%</text:p>
          </table:table-cell>
          <table:table-cell table:formula="of:=(ABS(SUM([$Registrado.B24:.AE24])-SUM([$Previsto.B24:.AE24]))/SUM([$Registrado.B24:.AE24]))" office:value-type="percentage" office:value="0.0498646961767612" calcext:value-type="percentage">
            <text:p>4,986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0.11114127508133" calcext:value-type="percentage">
            <text:p>11,11%</text:p>
          </table:table-cell>
          <table:table-cell table:formula="of:=(ABS(SUM([$Registrado.B25:.D25])-SUM([$Previsto.B25:.D25]))/SUM([$Registrado.B25:.D25]))" office:value-type="percentage" office:value="0.113336582626947" calcext:value-type="percentage">
            <text:p>11,334%</text:p>
          </table:table-cell>
          <table:table-cell table:formula="of:=AVERAGE([$Porcentagem.H25:.S25])" office:value-type="percentage" office:value="0.100122562522686" calcext:value-type="percentage">
            <text:p>10,01%</text:p>
          </table:table-cell>
          <table:table-cell table:formula="of:=(ABS(SUM([$Registrado.H25:.S25])-SUM([$Previsto.H25:.S25]))/SUM([$Registrado.H25:.S25]))" office:value-type="percentage" office:value="0.056548813449421" calcext:value-type="percentage">
            <text:p>5,655%</text:p>
          </table:table-cell>
          <table:table-cell table:formula="of:=AVERAGE([$Porcentagem.T25:.AE25])" office:value-type="percentage" office:value="0.12318256718553" calcext:value-type="percentage">
            <text:p>12,32%</text:p>
          </table:table-cell>
          <table:table-cell table:formula="of:=(ABS(SUM([$Registrado.T25:.AE25])-SUM([$Previsto.T25:.AE25]))/SUM([$Registrado.T25:.AE25]))" office:value-type="percentage" office:value="0.123889870771482" calcext:value-type="percentage">
            <text:p>12,389%</text:p>
          </table:table-cell>
          <table:table-cell table:formula="of:=AVERAGE([$Porcentagem.B25:$Porcentagem.AE25])" office:value-type="percentage" office:value="0.109255327568883" calcext:value-type="percentage">
            <text:p>10,93%</text:p>
          </table:table-cell>
          <table:table-cell table:formula="of:=(ABS(SUM([$Registrado.B25:.AE25])-SUM([$Previsto.B25:.AE25]))/SUM([$Registrado.B25:.AE25]))" office:value-type="percentage" office:value="0.0878108896758177" calcext:value-type="percentage">
            <text:p>8,781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117056711447915" calcext:value-type="percentage">
            <text:p>11,71%</text:p>
          </table:table-cell>
          <table:table-cell table:formula="of:=(ABS(SUM([$Registrado.B26:.D26])-SUM([$Previsto.B26:.D26]))/SUM([$Registrado.B26:.D26]))" office:value-type="percentage" office:value="0.116525560302357" calcext:value-type="percentage">
            <text:p>11,653%</text:p>
          </table:table-cell>
          <table:table-cell table:formula="of:=AVERAGE([$Porcentagem.H26:.S26])" office:value-type="percentage" office:value="0.101879495381973" calcext:value-type="percentage">
            <text:p>10,19%</text:p>
          </table:table-cell>
          <table:table-cell table:formula="of:=(ABS(SUM([$Registrado.H26:.S26])-SUM([$Previsto.H26:.S26]))/SUM([$Registrado.H26:.S26]))" office:value-type="percentage" office:value="0.0193240384010643" calcext:value-type="percentage">
            <text:p>1,932%</text:p>
          </table:table-cell>
          <table:table-cell table:formula="of:=AVERAGE([$Porcentagem.T26:.AE26])" office:value-type="percentage" office:value="0.0887226454089271" calcext:value-type="percentage">
            <text:p>8,87%</text:p>
          </table:table-cell>
          <table:table-cell table:formula="of:=(ABS(SUM([$Registrado.T26:.AE26])-SUM([$Previsto.T26:.AE26]))/SUM([$Registrado.T26:.AE26]))" office:value-type="percentage" office:value="0.0618465789198908" calcext:value-type="percentage">
            <text:p>6,185%</text:p>
          </table:table-cell>
          <table:table-cell table:formula="of:=AVERAGE([$Porcentagem.B26:$Porcentagem.AE26])" office:value-type="percentage" office:value="0.0962455230938931" calcext:value-type="percentage">
            <text:p>9,62%</text:p>
          </table:table-cell>
          <table:table-cell table:formula="of:=(ABS(SUM([$Registrado.B26:.AE26])-SUM([$Previsto.B26:.AE26]))/SUM([$Registrado.B26:.AE26]))" office:value-type="percentage" office:value="0.0289420055948641" calcext:value-type="percentage">
            <text:p>2,894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0.0428405431129563" calcext:value-type="percentage">
            <text:p>4,28%</text:p>
          </table:table-cell>
          <table:table-cell table:formula="of:=(ABS(SUM([$Registrado.B27:.D27])-SUM([$Previsto.B27:.D27]))/SUM([$Registrado.B27:.D27]))" office:value-type="percentage" office:value="0.0438015799593673" calcext:value-type="percentage">
            <text:p>4,380%</text:p>
          </table:table-cell>
          <table:table-cell table:formula="of:=AVERAGE([$Porcentagem.H27:.S27])" office:value-type="percentage" office:value="0.123569105602164" calcext:value-type="percentage">
            <text:p>12,36%</text:p>
          </table:table-cell>
          <table:table-cell table:formula="of:=(ABS(SUM([$Registrado.H27:.S27])-SUM([$Previsto.H27:.S27]))/SUM([$Registrado.H27:.S27]))" office:value-type="percentage" office:value="0.0778163993444559" calcext:value-type="percentage">
            <text:p>7,782%</text:p>
          </table:table-cell>
          <table:table-cell table:formula="of:=AVERAGE([$Porcentagem.T27:.AE27])" office:value-type="percentage" office:value="0.148557232654964" calcext:value-type="percentage">
            <text:p>14,86%</text:p>
          </table:table-cell>
          <table:table-cell table:formula="of:=(ABS(SUM([$Registrado.T27:.AE27])-SUM([$Previsto.T27:.AE27]))/SUM([$Registrado.T27:.AE27]))" office:value-type="percentage" office:value="0.0293799508664245" calcext:value-type="percentage">
            <text:p>2,938%</text:p>
          </table:table-cell>
          <table:table-cell table:formula="of:=AVERAGE([$Porcentagem.B27:$Porcentagem.AE27])" office:value-type="percentage" office:value="0.128748229986589" calcext:value-type="percentage">
            <text:p>12,87%</text:p>
          </table:table-cell>
          <table:table-cell table:formula="of:=(ABS(SUM([$Registrado.B27:.AE27])-SUM([$Previsto.B27:.AE27]))/SUM([$Registrado.B27:.AE27]))" office:value-type="percentage" office:value="0.00679183344781036" calcext:value-type="percentage">
            <text:p>0,679%</text:p>
          </table:table-cell>
          <table:table-cell office:value-type="string" calcext:value-type="string">
            <text:p>I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0.0409140579369021" calcext:value-type="percentage">
            <text:p>4,09%</text:p>
          </table:table-cell>
          <table:table-cell table:formula="of:=(ABS(SUM([$Registrado.B28:.D28])-SUM([$Previsto.B28:.D28]))/SUM([$Registrado.B28:.D28]))" office:value-type="percentage" office:value="0.0407748615102054" calcext:value-type="percentage">
            <text:p>4,077%</text:p>
          </table:table-cell>
          <table:table-cell table:formula="of:=AVERAGE([$Porcentagem.H28:.S28])" office:value-type="percentage" office:value="0.260643216910424" calcext:value-type="percentage">
            <text:p>26,06%</text:p>
          </table:table-cell>
          <table:table-cell table:formula="of:=(ABS(SUM([$Registrado.H28:.S28])-SUM([$Previsto.H28:.S28]))/SUM([$Registrado.H28:.S28]))" office:value-type="percentage" office:value="0.238712298013813" calcext:value-type="percentage">
            <text:p>23,871%</text:p>
          </table:table-cell>
          <table:table-cell table:formula="of:=AVERAGE([$Porcentagem.T28:.AE28])" office:value-type="percentage" office:value="0.291073837063005" calcext:value-type="percentage">
            <text:p>29,11%</text:p>
          </table:table-cell>
          <table:table-cell table:formula="of:=(ABS(SUM([$Registrado.T28:.AE28])-SUM([$Previsto.T28:.AE28]))/SUM([$Registrado.T28:.AE28]))" office:value-type="percentage" office:value="0.283353811561256" calcext:value-type="percentage">
            <text:p>28,335%</text:p>
          </table:table-cell>
          <table:table-cell table:formula="of:=AVERAGE([$Porcentagem.B28:$Porcentagem.AE28])" office:value-type="percentage" office:value="0.231165479376203" calcext:value-type="percentage">
            <text:p>23,12%</text:p>
          </table:table-cell>
          <table:table-cell table:formula="of:=(ABS(SUM([$Registrado.B28:.AE28])-SUM([$Previsto.B28:.AE28]))/SUM([$Registrado.B28:.AE28]))" office:value-type="percentage" office:value="0.196154721495454" calcext:value-type="percentage">
            <text:p>19,615%</text:p>
          </table:table-cell>
          <table:table-cell office:value-type="string" calcext:value-type="string">
            <text:p>I+M+E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1">
          <table:table-cell table:style-name="ce6"/>
          <table:table-cell table:style-name="ce8" table:number-columns-repeated="9"/>
        </table:table-row>
        <table:table-row table:style-name="ro3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0954699262618604" calcext:value-type="percentage">
            <text:p>9,55%</text:p>
          </table:table-cell>
          <table:table-cell table:style-name="ce65" table:formula="of:=AVERAGE([.C2:.C28])" office:value-type="percentage" office:value="0.0832903269291604" calcext:value-type="percentage">
            <text:p>8,33%</text:p>
          </table:table-cell>
          <table:table-cell table:formula="of:=AVERAGE([.D2:.D28])" office:value-type="percentage" office:value="0.16818196402664" calcext:value-type="percentage">
            <text:p>16,82%</text:p>
          </table:table-cell>
          <table:table-cell table:style-name="ce62" table:formula="of:=AVERAGE([.E2:.E28])" office:value-type="percentage" office:value="0.0854561010827604" calcext:value-type="percentage">
            <text:p>8,55%</text:p>
          </table:table-cell>
          <table:table-cell table:formula="of:=AVERAGE([.F2:.F28])" office:value-type="percentage" office:value="0.125708948538086" calcext:value-type="percentage">
            <text:p>12,57%</text:p>
          </table:table-cell>
          <table:table-cell table:style-name="ce62" table:formula="of:=AVERAGE([.G2:.G28])" office:value-type="percentage" office:value="0.060788936471228" calcext:value-type="percentage">
            <text:p>6,08%</text:p>
          </table:table-cell>
          <table:table-cell table:style-name="ce86" table:formula="of:=AVERAGE([.H2:.H28])" office:value-type="percentage" office:value="0.13608516670532" calcext:value-type="percentage">
            <text:p>13,61%</text:p>
          </table:table-cell>
          <table:table-cell table:style-name="ce65" table:formula="of:=AVERAGE([.I2:.I28])" office:value-type="percentage" office:value="0.0481092387046755" calcext:value-type="percentage">
            <text:p>4,81%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style-name="ce65" table:formula="of:=ABS(SUM([$Registrado.B2:$Registrado.D28])-SUM([$Previsto.B2:$Previsto.D28]))/SUM([$Registrado.B2:$Registrado.D28])" office:value-type="percentage" office:value="0.0680470342123636" calcext:value-type="percentage">
            <text:p>6,80%</text:p>
          </table:table-cell>
          <table:table-cell table:style-name="Default"/>
          <table:table-cell table:style-name="ce65" table:formula="of:=ABS(SUM([$Registrado.B2:$Registrado.M28])-SUM([$Previsto.B2:$Previsto.M28]))/SUM([$Registrado.B2:$Registrado.M28])" office:value-type="percentage" office:value="0.011386192192853" calcext:value-type="percentage">
            <text:p>1,14%</text:p>
          </table:table-cell>
          <table:table-cell/>
          <table:table-cell table:style-name="ce65" table:formula="of:=ABS(SUM([$Registrado.D2:$Registrado.O28])-SUM([$Previsto.D2:$Previsto.O28]))/SUM([$Registrado.D2:$Registrado.O28])" office:value-type="percentage" office:value="0.00985884692343963" calcext:value-type="percentage">
            <text:p>0,99%</text:p>
          </table:table-cell>
          <table:table-cell table:style-name="Default"/>
          <table:table-cell table:style-name="ce65" table:formula="of:=ABS(SUM([$Registrado.B2:$Registrado.AE28])-SUM([$Previsto.B2:$Previsto.AE28]))/SUM([$Registrado.B2:$Registrado.AE28])" office:value-type="percentage" office:value="0.0138894641343047" calcext:value-type="percentage">
            <text:p>1,39%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/>
          <table:table-cell table:style-name="Default" table:formula="of:=COUNTIF([.C2:.C28]; &quot;&lt;0,05&quot;)" office:value-type="float" office:value="12" calcext:value-type="float">
            <text:p>12</text:p>
          </table:table-cell>
          <table:table-cell table:style-name="Default"/>
          <table:table-cell table:style-name="Default" table:formula="of:=COUNTIF([.E2:.E28]; &quot;&lt;0,05&quot;)" office:value-type="float" office:value="14" calcext:value-type="float">
            <text:p>14</text:p>
          </table:table-cell>
          <table:table-cell table:style-name="Default"/>
          <table:table-cell table:style-name="Default" table:formula="of:=COUNTIF([.G2:.G28]; &quot;&lt;0,05&quot;)" office:value-type="float" office:value="13" calcext:value-type="float">
            <text:p>13</text:p>
          </table:table-cell>
          <table:table-cell table:style-name="Default"/>
          <table:table-cell table:style-name="Default" table:formula="of:=COUNTIF([.I2:.I28]; &quot;&lt;0,05&quot;)" office:value-type="float" office:value="14" calcext:value-type="float">
            <text:p>14</text:p>
          </table:table-cell>
          <table:table-cell table:style-name="Default"/>
        </table:table-row>
        <table:table-row table:style-name="ro1">
          <table:table-cell table:style-name="ce72" office:value-type="string" calcext:value-type="string" table:number-columns-spanned="2" table:number-rows-spanned="1">
            <text:p>Anterior (treinado por ano)</text:p>
          </table:table-cell>
          <table:covered-table-cell table:style-name="Default"/>
          <table:table-cell table:style-name="Default" table:number-columns-repeated="2"/>
          <table:table-cell table:style-name="ce62" office:value-type="percentage" office:value="0.154609088261321" calcext:value-type="percentage">
            <text:p>15,46%</text:p>
          </table:table-cell>
          <table:table-cell table:style-name="Default"/>
          <table:table-cell table:style-name="ce67" office:value-type="percentage" office:value="0.0702419654733264" calcext:value-type="percentage">
            <text:p>7,02%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4" office:value-type="string" calcext:value-type="string">
            <text:p>Dados</text:p>
          </table:table-cell>
          <table:table-cell table:style-name="ce58" office:value-type="string" calcext:value-type="string">
            <text:p>Desc.</text:p>
          </table:table-cell>
          <table:table-cell table:style-name="ce58" office:value-type="string" calcext:value-type="string">
            <text:p>n colunas</text:p>
          </table:table-cell>
          <table:table-cell table:style-name="ce66"/>
          <table:table-cell table:style-name="ce82" table:formula="of:=[.E31]-[.E34]" office:value-type="percentage" office:value="-0.0691529871785606" calcext:value-type="percentage">
            <text:p>-6,92%</text:p>
          </table:table-cell>
          <table:table-cell table:style-name="ce66"/>
          <table:table-cell table:style-name="ce82" table:formula="of:=[.G31]-[.G34]" office:value-type="percentage" office:value="-0.00945302900209836" calcext:value-type="percentage">
            <text:p>-0,95%</text:p>
          </table:table-cell>
          <table:table-cell table:style-name="ce66" table:number-columns-repeated="3"/>
        </table:table-row>
        <table:table-row table:style-name="ro2">
          <table:table-cell table:style-name="ce56" office:value-type="string" calcext:value-type="string">
            <text:p>I</text:p>
          </table:table-cell>
          <table:table-cell table:style-name="Default" office:value-type="string" calcext:value-type="string">
            <text:p>Iniciai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7"/>
        </table:table-row>
        <table:table-row table:style-name="ro2">
          <table:table-cell table:style-name="ce56" office:value-type="string" calcext:value-type="string">
            <text:p>M</text:p>
          </table:table-cell>
          <table:table-cell table:style-name="Default" office:value-type="string" calcext:value-type="string">
            <text:p>Meteorológico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7"/>
        </table:table-row>
        <table:table-row table:style-name="ro2">
          <table:table-cell table:style-name="ce56" office:value-type="string" calcext:value-type="string">
            <text:p>E</text:p>
          </table:table-cell>
          <table:table-cell table:style-name="Default" office:value-type="string" calcext:value-type="string">
            <text:p>Expandidos</text:p>
          </table:table-cell>
          <table:table-cell table:style-name="Default" office:value-type="float" office:value="14" calcext:value-type="float">
            <text:p>14</text:p>
          </table:table-cell>
          <table:table-cell table:style-name="ce61"/>
          <table:table-cell table:style-name="Default" table:number-columns-repeated="6"/>
        </table:table-row>
        <table:table-row table:style-name="ro2">
          <table:table-cell table:style-name="ce75" table:number-columns-repeated="10"/>
        </table:table-row>
        <calcext:conditional-formats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AlmostThere" calcext:value="&lt;=10%" calcext:base-cell-address="Estatisticas.C2"/>
            <calcext:condition calcext:apply-style-name="Untitled2" calcext:value="&lt;=&lt;15%" calcext:base-cell-address="Estatisticas.C2"/>
            <calcext:condition calcext:apply-style-name="Cold" calcext:value="&gt;15%" calcext:base-cell-address="Estatisticas.C2"/>
          </calcext:conditional-format>
          <calcext:conditional-format calcext:target-range-address="Estatisticas.C2:Estatisticas.C28 Estatisticas.E2:Estatisticas.E28 Estatisticas.G2:Estatisticas.G28 Estatisticas.I2:Estatisticas.I28">
            <calcext:condition calcext:apply-style-name="Untitled1" calcext:value="&lt;=5%" calcext:base-cell-address="Estatisticas.C2"/>
            <calcext:condition calcext:apply-style-name="Cold" calcext:value="&gt;15%" calcext:base-cell-address="Estatisticas.C2"/>
            <calcext:condition calcext:apply-style-name="AlmostThere" calcext:value="&lt;=10%" calcext:base-cell-address="Estatisticas.C2"/>
            <calcext:condition calcext:apply-style-name="Untitled2" calcext:value="&lt;=15%" calcext:base-cell-address="Estatistica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3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R$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percentage-style style:name="N111">
      <number:number number:decimal-places="3" number:min-decimal-places="3" number:min-integer-digits="1"/>
      <number:text>%</number:text>
    </number:percentage-style>
    <number:date-style style:name="N14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12">
      <number:day/>
      <number:text>/</number:text>
      <number:month/>
      <number:text>/</number:text>
      <number:year number:style="long"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4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16">
      <number:day/>
      <number:text>/</number:text>
      <number:month number:textual="true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 number:textual="true"/>
      <number:text>/</number:text>
      <number:year/>
    </number:dat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9">
      <number:month number:textual="true"/>
      <number:text>/</number:text>
      <number:year/>
    </number:dat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23T18:16:18.489401352</dc:date>
    <meta:editing-duration>P10DT15H43M5S</meta:editing-duration>
    <meta:editing-cycles>687</meta:editing-cycles>
    <meta:generator>LibreOffice/7.3.7.2$Linux_X86_64 LibreOffice_project/30$Build-2</meta:generator>
    <meta:print-date>2023-10-15T10:04:18.195463422</meta:print-date>
    <meta:document-statistic meta:table-count="4" meta:cell-count="3144" meta:object-count="0"/>
  </office:meta>
</office:document-meta>
</file>